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0.32mm" svg:y="70.59mm">
            <loext:p draw:notify-on-update-of-ranges="Sheet1.D14:Sheet1.D220 Sheet1.G14:Sheet1.G2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83.85mm" svg:y="59.7mm">
            <loext:p draw:notify-on-update-of-ranges="Sheet1.R14:Sheet1.R220 Sheet1.U14:Sheet1.U2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56.93mm" svg:y="59.97mm">
            <loext:p draw:notify-on-update-of-ranges="Sheet1.AD14:Sheet1.AD220 Sheet1.AG14:Sheet1.AG2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51.71mm" svg:y="70.33mm">
            <loext:p draw:notify-on-update-of-ranges="Sheet1.J14:Sheet1.J220 Sheet1.M14:Sheet1.M2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6" table:default-cell-style-name="Default"/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Quick 4 core</text:p>
          </table:table-cell>
          <table:table-cell table:number-columns-repeated="5"/>
          <table:table-cell office:value-type="string" calcext:value-type="string">
            <text:p>4 Core merge</text:p>
          </table:table-cell>
          <table:table-cell table:number-columns-repeated="7"/>
          <table:table-cell office:value-type="string" calcext:value-type="string">
            <text:p>Laptop merge</text:p>
          </table:table-cell>
          <table:table-cell table:number-columns-repeated="11"/>
          <table:table-cell office:value-type="string" calcext:value-type="string">
            <text:p>Laptop quic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ray Size</text:p>
          </table:table-cell>
          <table:table-cell office:value-type="string" calcext:value-type="string">
            <text:p>Ideal threads</text:p>
          </table:table-cell>
          <table:table-cell office:value-type="string" calcext:value-type="string">
            <text:p>Time (milliseconds)</text:p>
          </table:table-cell>
          <table:table-cell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Array Size</text:p>
          </table:table-cell>
          <table:table-cell office:value-type="string" calcext:value-type="string">
            <text:p>Ideal threads</text:p>
          </table:table-cell>
          <table:table-cell office:value-type="string" calcext:value-type="string">
            <text:p>Time (milliseconds)</text:p>
          </table:table-cell>
          <table:table-cell office:value-type="string" calcext:value-type="string">
            <text:p>Speedup</text:p>
          </table:table-cell>
          <table:table-cell table:number-columns-repeated="4"/>
          <table:table-cell office:value-type="string" calcext:value-type="string">
            <text:p>Array Size</text:p>
          </table:table-cell>
          <table:table-cell office:value-type="string" calcext:value-type="string">
            <text:p>Ideal threads</text:p>
          </table:table-cell>
          <table:table-cell office:value-type="string" calcext:value-type="string">
            <text:p>Time (milliseconds)</text:p>
          </table:table-cell>
          <table:table-cell office:value-type="string" calcext:value-type="string">
            <text:p>Speedup</text:p>
          </table:table-cell>
          <table:table-cell table:number-columns-repeated="8"/>
          <table:table-cell office:value-type="string" calcext:value-type="string">
            <text:p>Array Size</text:p>
          </table:table-cell>
          <table:table-cell office:value-type="string" calcext:value-type="string">
            <text:p>Ideal threads</text:p>
          </table:table-cell>
          <table:table-cell office:value-type="string" calcext:value-type="string">
            <text:p>Time (milliseconds)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35322" calcext:value-type="float">
            <text:p>35322</text:p>
          </table:table-cell>
          <table:table-cell table:style-name="ce1" office:value-type="float" office:value="0.10418436102146" calcext:value-type="float">
            <text:p>0.1041843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7195" calcext:value-type="float">
            <text:p>37195</text:p>
          </table:table-cell>
          <table:table-cell office:value-type="float" office:value="0.0940717838419143" calcext:value-type="float">
            <text:p>0.094071783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38979" calcext:value-type="float">
            <text:p>138979</text:p>
          </table:table-cell>
          <table:table-cell office:value-type="float" office:value="0.153843386410897" calcext:value-type="float">
            <text:p>0.153843386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4096" calcext:value-type="float">
            <text:p>4096</text:p>
          </table:table-cell>
          <table:table-cell office:value-type="float" office:value="117598" calcext:value-type="float">
            <text:p>117598</text:p>
          </table:table-cell>
          <table:table-cell office:value-type="float" office:value="0.203634415551285" calcext:value-type="float">
            <text:p>0.2036344156</text:p>
          </table:table-cell>
        </table:table-row>
        <table:table-row table:style-name="ro1">
          <table:table-cell table:number-columns-repeated="3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23629" calcext:value-type="float">
            <text:p>23629</text:p>
          </table:table-cell>
          <table:table-cell table:style-name="ce1" office:value-type="float" office:value="0.601379660586567" calcext:value-type="float">
            <text:p>0.60137966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23833" calcext:value-type="float">
            <text:p>23833</text:p>
          </table:table-cell>
          <table:table-cell office:value-type="float" office:value="0.559895942600596" calcext:value-type="float">
            <text:p>0.559895942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74835" calcext:value-type="float">
            <text:p>74835</text:p>
          </table:table-cell>
          <table:table-cell office:value-type="float" office:value="0.651419790205118" calcext:value-type="float">
            <text:p>0.651419790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79539" calcext:value-type="float">
            <text:p>79539</text:p>
          </table:table-cell>
          <table:table-cell office:value-type="float" office:value="0.376343680458643" calcext:value-type="float">
            <text:p>0.3763436805</text:p>
          </table:table-cell>
        </table:table-row>
        <table:table-row table:style-name="ro1">
          <table:table-cell table:number-columns-repeated="3"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2308" calcext:value-type="float">
            <text:p>22308</text:p>
          </table:table-cell>
          <table:table-cell table:style-name="ce1" office:value-type="float" office:value="0.571633494710418" calcext:value-type="float">
            <text:p>0.5716334947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192" calcext:value-type="float">
            <text:p>8192</text:p>
          </table:table-cell>
          <table:table-cell office:value-type="float" office:value="25458" calcext:value-type="float">
            <text:p>25458</text:p>
          </table:table-cell>
          <table:table-cell office:value-type="float" office:value="0.444143294838558" calcext:value-type="float">
            <text:p>0.444143294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91512" calcext:value-type="float">
            <text:p>91512</text:p>
          </table:table-cell>
          <table:table-cell office:value-type="float" office:value="1.40187079290148" calcext:value-type="float">
            <text:p>1.4018707929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59868" calcext:value-type="float">
            <text:p>59868</text:p>
          </table:table-cell>
          <table:table-cell office:value-type="float" office:value="0.664294781853411" calcext:value-type="float">
            <text:p>0.6642947819</text:p>
          </table:table-cell>
        </table:table-row>
        <table:table-row table:style-name="ro1">
          <table:table-cell table:number-columns-repeated="3"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745" calcext:value-type="float">
            <text:p>14745</text:p>
          </table:table-cell>
          <table:table-cell table:style-name="ce1" office:value-type="float" office:value="1.01390301797219" calcext:value-type="float">
            <text:p>1.01390301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22773" calcext:value-type="float">
            <text:p>22773</text:p>
          </table:table-cell>
          <table:table-cell office:value-type="float" office:value="0.628507443024634" calcext:value-type="float">
            <text:p>0.628507443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70131" calcext:value-type="float">
            <text:p>70131</text:p>
          </table:table-cell>
          <table:table-cell office:value-type="float" office:value="0.53658154026037" calcext:value-type="float">
            <text:p>0.5365815403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94078" calcext:value-type="float">
            <text:p>94078</text:p>
          </table:table-cell>
          <table:table-cell office:value-type="float" office:value="0.750005314738834" calcext:value-type="float">
            <text:p>0.7500053147</text:p>
          </table:table-cell>
        </table:table-row>
        <table:table-row table:style-name="ro1"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535" calcext:value-type="float">
            <text:p>19535</text:p>
          </table:table-cell>
          <table:table-cell table:style-name="ce1" office:value-type="float" office:value="0.943434860506783" calcext:value-type="float">
            <text:p>0.943434860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28276" calcext:value-type="float">
            <text:p>28276</text:p>
          </table:table-cell>
          <table:table-cell office:value-type="float" office:value="0.642948083180082" calcext:value-type="float">
            <text:p>0.6429480832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77400" calcext:value-type="float">
            <text:p>77400</text:p>
          </table:table-cell>
          <table:table-cell office:value-type="float" office:value="0.546963824289406" calcext:value-type="float">
            <text:p>0.5469638243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8192" calcext:value-type="float">
            <text:p>8192</text:p>
          </table:table-cell>
          <table:table-cell office:value-type="float" office:value="82105" calcext:value-type="float">
            <text:p>82105</text:p>
          </table:table-cell>
          <table:table-cell office:value-type="float" office:value="0.520833079593204" calcext:value-type="float">
            <text:p>0.5208330796</text:p>
          </table:table-cell>
        </table:table-row>
        <table:table-row table:style-name="ro1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525" calcext:value-type="float">
            <text:p>18525</text:p>
          </table:table-cell>
          <table:table-cell table:style-name="ce1" office:value-type="float" office:value="1.44701754385965" calcext:value-type="float">
            <text:p>1.44701754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2029" calcext:value-type="float">
            <text:p>22029</text:p>
          </table:table-cell>
          <table:table-cell office:value-type="float" office:value="0.988696717962685" calcext:value-type="float">
            <text:p>0.9886967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55164" calcext:value-type="float">
            <text:p>55164</text:p>
          </table:table-cell>
          <table:table-cell office:value-type="float" office:value="1.13178884779929" calcext:value-type="float">
            <text:p>1.1317888478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55592" calcext:value-type="float">
            <text:p>55592</text:p>
          </table:table-cell>
          <table:table-cell office:value-type="float" office:value="0.876924737372284" calcext:value-type="float">
            <text:p>0.8769247374</text:p>
          </table:table-cell>
        </table:table-row>
        <table:table-row table:style-name="ro1">
          <table:table-cell table:number-columns-repeated="3"/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760" calcext:value-type="float">
            <text:p>22760</text:p>
          </table:table-cell>
          <table:table-cell table:style-name="ce1" office:value-type="float" office:value="1.54182776801406" calcext:value-type="float">
            <text:p>1.541827768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25116" calcext:value-type="float">
            <text:p>25116</text:p>
          </table:table-cell>
          <table:table-cell office:value-type="float" office:value="0.97857939162287" calcext:value-type="float">
            <text:p>0.9785793916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float" office:value="68848" calcext:value-type="float">
            <text:p>68848</text:p>
          </table:table-cell>
          <table:table-cell office:value-type="float" office:value="0.85093248896119" calcext:value-type="float">
            <text:p>0.850932489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49177" calcext:value-type="float">
            <text:p>49177</text:p>
          </table:table-cell>
          <table:table-cell office:value-type="float" office:value="1.19130894523863" calcext:value-type="float">
            <text:p>1.1913089452</text:p>
          </table:table-cell>
        </table:table-row>
        <table:table-row table:style-name="ro1">
          <table:table-cell table:number-columns-repeated="3"/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205" calcext:value-type="float">
            <text:p>33205</text:p>
          </table:table-cell>
          <table:table-cell table:style-name="ce1" office:value-type="float" office:value="0.863996386086433" calcext:value-type="float">
            <text:p>0.863996386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6815" calcext:value-type="float">
            <text:p>26815</text:p>
          </table:table-cell>
          <table:table-cell office:value-type="float" office:value="1.10881969047175" calcext:value-type="float">
            <text:p>1.1088196905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7565" calcext:value-type="float">
            <text:p>6756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9177" calcext:value-type="float">
            <text:p>49177</text:p>
          </table:table-cell>
          <table:table-cell office:value-type="float" office:value="1.36521137930333" calcext:value-type="float">
            <text:p>1.3652113793</text:p>
          </table:table-cell>
        </table:table-row>
        <table:table-row table:style-name="ro1">
          <table:table-cell table:number-columns-repeated="3"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716" calcext:value-type="float">
            <text:p>22716</text:p>
          </table:table-cell>
          <table:table-cell table:style-name="ce1" office:value-type="float" office:value="1.43841345307272" calcext:value-type="float">
            <text:p>1.438413453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30432" calcext:value-type="float">
            <text:p>30432</text:p>
          </table:table-cell>
          <table:table-cell office:value-type="float" office:value="1.04498554153523" calcext:value-type="float">
            <text:p>1.0449855415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73125" calcext:value-type="float">
            <text:p>73125</text:p>
          </table:table-cell>
          <table:table-cell office:value-type="float" office:value="1.01169230769231" calcext:value-type="float">
            <text:p>1.0116923077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57302" calcext:value-type="float">
            <text:p>57302</text:p>
          </table:table-cell>
          <table:table-cell office:value-type="float" office:value="1.29105441345852" calcext:value-type="float">
            <text:p>1.2910544135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3629" calcext:value-type="float">
            <text:p>23629</text:p>
          </table:table-cell>
          <table:table-cell office:value-type="float" office:value="1.65491556985061" calcext:value-type="float">
            <text:p>1.654915569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8427" calcext:value-type="float">
            <text:p>28427</text:p>
          </table:table-cell>
          <table:table-cell office:value-type="float" office:value="1.2644317022549" calcext:value-type="float">
            <text:p>1.2644317023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0986" calcext:value-type="float">
            <text:p>70986</text:p>
          </table:table-cell>
          <table:table-cell office:value-type="float" office:value="1.10842983123433" calcext:value-type="float">
            <text:p>1.1084298312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78256" calcext:value-type="float">
            <text:p>78256</text:p>
          </table:table-cell>
          <table:table-cell office:value-type="float" office:value="1.02732058883664" calcext:value-type="float">
            <text:p>1.0273205888</text:p>
          </table:table-cell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16" calcext:value-type="float">
            <text:p>16</text:p>
          </table:table-cell>
          <table:table-cell office:value-type="float" office:value="30139" calcext:value-type="float">
            <text:p>30139</text:p>
          </table:table-cell>
          <table:table-cell office:value-type="float" office:value="1.39536812767511" calcext:value-type="float">
            <text:p>1.3953681277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35108" calcext:value-type="float">
            <text:p>35108</text:p>
          </table:table-cell>
          <table:table-cell office:value-type="float" office:value="1.15999202460978" calcext:value-type="float">
            <text:p>1.1599920246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75690" calcext:value-type="float">
            <text:p>75690</text:p>
          </table:table-cell>
          <table:table-cell office:value-type="float" office:value="1.12995111639583" calcext:value-type="float">
            <text:p>1.1299511164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7565" calcext:value-type="float">
            <text:p>67565</text:p>
          </table:table-cell>
          <table:table-cell office:value-type="float" office:value="1.15189817213054" calcext:value-type="float">
            <text:p>1.1518981721</text:p>
          </table:table-cell>
        </table:table-row>
        <table:table-row table:style-name="ro1"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9674" calcext:value-type="float">
            <text:p>29674</text:p>
          </table:table-cell>
          <table:table-cell office:value-type="float" office:value="1.49326009301072" calcext:value-type="float">
            <text:p>1.4932600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37249" calcext:value-type="float">
            <text:p>37249</text:p>
          </table:table-cell>
          <table:table-cell office:value-type="float" office:value="1.18604526296008" calcext:value-type="float">
            <text:p>1.186045263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1249" calcext:value-type="float">
            <text:p>81249</text:p>
          </table:table-cell>
          <table:table-cell office:value-type="float" office:value="1.14210636438602" calcext:value-type="float">
            <text:p>1.1421063644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70559" calcext:value-type="float">
            <text:p>70559</text:p>
          </table:table-cell>
          <table:table-cell office:value-type="float" office:value="1.24847290919656" calcext:value-type="float">
            <text:p>1.2484729092</text:p>
          </table:table-cell>
        </table:table-row>
        <table:table-row table:style-name="ro1">
          <table:table-cell table:number-columns-repeated="3"/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office:value-type="float" office:value="32998" calcext:value-type="float">
            <text:p>32998</text:p>
          </table:table-cell>
          <table:table-cell office:value-type="float" office:value="1.47660464270562" calcext:value-type="float">
            <text:p>1.4766046427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office:value-type="float" office:value="37496" calcext:value-type="float">
            <text:p>37496</text:p>
          </table:table-cell>
          <table:table-cell office:value-type="float" office:value="1.28893748666524" calcext:value-type="float">
            <text:p>1.2889374867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84670" calcext:value-type="float">
            <text:p>84670</text:p>
          </table:table-cell>
          <table:table-cell office:value-type="float" office:value="1.24243533719145" calcext:value-type="float">
            <text:p>1.2424353372</text:p>
          </table:table-cell>
          <table:table-cell table:number-columns-repeated="8"/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67993" calcext:value-type="float">
            <text:p>67993</text:p>
          </table:table-cell>
          <table:table-cell office:value-type="float" office:value="1.14464724309855" calcext:value-type="float">
            <text:p>1.1446472431</text:p>
          </table:table-cell>
        </table:table-row>
        <table:table-row table:style-name="ro1">
          <table:table-cell table:number-columns-repeated="3"/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33459" calcext:value-type="float">
            <text:p>33459</text:p>
          </table:table-cell>
          <table:table-cell office:value-type="float" office:value="1.5623001285155" calcext:value-type="float">
            <text:p>1.5623001285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41049" calcext:value-type="float">
            <text:p>41049</text:p>
          </table:table-cell>
          <table:table-cell office:value-type="float" office:value="1.37313941874345" calcext:value-type="float">
            <text:p>1.3731394187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89801" calcext:value-type="float">
            <text:p>89801</text:p>
          </table:table-cell>
          <table:table-cell office:value-type="float" office:value="1.23334929455129" calcext:value-type="float">
            <text:p>1.2333492946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64572" calcext:value-type="float">
            <text:p>64572</text:p>
          </table:table-cell>
          <table:table-cell office:value-type="float" office:value="1.3112494579694" calcext:value-type="float">
            <text:p>1.311249458</text:p>
          </table:table-cell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37964" calcext:value-type="float">
            <text:p>37964</text:p>
          </table:table-cell>
          <table:table-cell office:value-type="float" office:value="1.46757454430513" calcext:value-type="float">
            <text:p>1.4675745443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40713" calcext:value-type="float">
            <text:p>40713</text:p>
          </table:table-cell>
          <table:table-cell office:value-type="float" office:value="1.39321592611697" calcext:value-type="float">
            <text:p>1.3932159261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3651" calcext:value-type="float">
            <text:p>93651</text:p>
          </table:table-cell>
          <table:table-cell office:value-type="float" office:value="1.29222325442334" calcext:value-type="float">
            <text:p>1.2922232544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58585" calcext:value-type="float">
            <text:p>58585</text:p>
          </table:table-cell>
          <table:table-cell office:value-type="float" office:value="1.51094990185201" calcext:value-type="float">
            <text:p>1.5109499019</text:p>
          </table:table-cell>
        </table:table-row>
        <table:table-row table:style-name="ro1"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45505" calcext:value-type="float">
            <text:p>45505</text:p>
          </table:table-cell>
          <table:table-cell office:value-type="float" office:value="1.53690803208439" calcext:value-type="float">
            <text:p>1.5369080321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42133" calcext:value-type="float">
            <text:p>42133</text:p>
          </table:table-cell>
          <table:table-cell office:value-type="float" office:value="1.43621389409726" calcext:value-type="float">
            <text:p>1.4362138941</text:p>
          </table:table-cell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02203" calcext:value-type="float">
            <text:p>102203</text:p>
          </table:table-cell>
          <table:table-cell office:value-type="float" office:value="1.23430819056192" calcext:value-type="float">
            <text:p>1.2343081906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73552" calcext:value-type="float">
            <text:p>73552</text:p>
          </table:table-cell>
          <table:table-cell office:value-type="float" office:value="1.31394115727648" calcext:value-type="float">
            <text:p>1.3139411573</text:p>
          </table:table-cell>
        </table:table-row>
        <table:table-row table:style-name="ro1"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48668" calcext:value-type="float">
            <text:p>48668</text:p>
          </table:table-cell>
          <table:table-cell office:value-type="float" office:value="1.28651269828224" calcext:value-type="float">
            <text:p>1.2865126983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44305" calcext:value-type="float">
            <text:p>44305</text:p>
          </table:table-cell>
          <table:table-cell office:value-type="float" office:value="1.44674415980138" calcext:value-type="float">
            <text:p>1.4467441598</text:p>
          </table:table-cell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108617" calcext:value-type="float">
            <text:p>108617</text:p>
          </table:table-cell>
          <table:table-cell office:value-type="float" office:value="1.23622453207141" calcext:value-type="float">
            <text:p>1.2362245321</text:p>
          </table:table-cell>
          <table:table-cell table:number-columns-repeated="8"/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76973" calcext:value-type="float">
            <text:p>76973</text:p>
          </table:table-cell>
          <table:table-cell office:value-type="float" office:value="1.31110909020046" calcext:value-type="float">
            <text:p>1.3111090902</text:p>
          </table:table-cell>
        </table:table-row>
        <table:table-row table:style-name="ro1">
          <table:table-cell table:number-columns-repeated="3"/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36533" calcext:value-type="float">
            <text:p>36533</text:p>
          </table:table-cell>
          <table:table-cell office:value-type="float" office:value="1.92171461418444" calcext:value-type="float">
            <text:p>1.9217146142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45508" calcext:value-type="float">
            <text:p>45508</text:p>
          </table:table-cell>
          <table:table-cell office:value-type="float" office:value="1.50881163751428" calcext:value-type="float">
            <text:p>1.5088116375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106907" calcext:value-type="float">
            <text:p>106907</text:p>
          </table:table-cell>
          <table:table-cell office:value-type="float" office:value="1.35600101022384" calcext:value-type="float">
            <text:p>1.3560010102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16" calcext:value-type="float">
            <text:p>16</text:p>
          </table:table-cell>
          <table:table-cell office:value-type="float" office:value="77828" calcext:value-type="float">
            <text:p>77828</text:p>
          </table:table-cell>
          <table:table-cell office:value-type="float" office:value="1.37911805519864" calcext:value-type="float">
            <text:p>1.3791180552</text:p>
          </table:table-cell>
        </table:table-row>
        <table:table-row table:style-name="ro1">
          <table:table-cell table:number-columns-repeated="3"/>
          <table:table-cell office:value-type="float" office:value="1900" calcext:value-type="float">
            <text:p>1900</text:p>
          </table:table-cell>
          <table:table-cell office:value-type="float" office:value="128" calcext:value-type="float">
            <text:p>128</text:p>
          </table:table-cell>
          <table:table-cell office:value-type="float" office:value="47795" calcext:value-type="float">
            <text:p>47795</text:p>
          </table:table-cell>
          <table:table-cell office:value-type="float" office:value="1.59083586149179" calcext:value-type="float">
            <text:p>1.5908358615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16" calcext:value-type="float">
            <text:p>16</text:p>
          </table:table-cell>
          <table:table-cell office:value-type="float" office:value="50425" calcext:value-type="float">
            <text:p>50425</text:p>
          </table:table-cell>
          <table:table-cell office:value-type="float" office:value="1.45076846802181" calcext:value-type="float">
            <text:p>1.450768468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float" office:value="110755" calcext:value-type="float">
            <text:p>110755</text:p>
          </table:table-cell>
          <table:table-cell office:value-type="float" office:value="1.3822491083924" calcext:value-type="float">
            <text:p>1.3822491084</text:p>
          </table:table-cell>
          <table:table-cell table:number-columns-repeated="8"/>
          <table:table-cell office:value-type="float" office:value="1900" calcext:value-type="float">
            <text:p>1900</text:p>
          </table:table-cell>
          <table:table-cell office:value-type="float" office:value="128" calcext:value-type="float">
            <text:p>128</text:p>
          </table:table-cell>
          <table:table-cell office:value-type="float" office:value="97072" calcext:value-type="float">
            <text:p>97072</text:p>
          </table:table-cell>
          <table:table-cell office:value-type="float" office:value="1.21145129388495" calcext:value-type="float">
            <text:p>1.2114512939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46161" calcext:value-type="float">
            <text:p>46161</text:p>
          </table:table-cell>
          <table:table-cell office:value-type="float" office:value="1.67416217153008" calcext:value-type="float">
            <text:p>1.674162171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9092" calcext:value-type="float">
            <text:p>49092</text:p>
          </table:table-cell>
          <table:table-cell office:value-type="float" office:value="1.53640104293979" calcext:value-type="float">
            <text:p>1.536401042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16314" calcext:value-type="float">
            <text:p>116314</text:p>
          </table:table-cell>
          <table:table-cell office:value-type="float" office:value="1.48162731915333" calcext:value-type="float">
            <text:p>1.4816273192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98782" calcext:value-type="float">
            <text:p>98782</text:p>
          </table:table-cell>
          <table:table-cell office:value-type="float" office:value="1.22510173918325" calcext:value-type="float">
            <text:p>1.2251017392</text:p>
          </table:table-cell>
        </table:table-row>
        <table:table-row table:style-name="ro1">
          <table:table-cell table:number-columns-repeated="3"/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50760" calcext:value-type="float">
            <text:p>50760</text:p>
          </table:table-cell>
          <table:table-cell office:value-type="float" office:value="1.62070527974783" calcext:value-type="float">
            <text:p>1.6207052797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float" office:value="54053" calcext:value-type="float">
            <text:p>54053</text:p>
          </table:table-cell>
          <table:table-cell office:value-type="float" office:value="1.4946626459216" calcext:value-type="float">
            <text:p>1.4946626459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float" office:value="120163" calcext:value-type="float">
            <text:p>120163</text:p>
          </table:table-cell>
          <table:table-cell office:value-type="float" office:value="1.47686891971738" calcext:value-type="float">
            <text:p>1.4768689197</text:p>
          </table:table-cell>
          <table:table-cell table:number-columns-repeated="8"/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81250" calcext:value-type="float">
            <text:p>81250</text:p>
          </table:table-cell>
          <table:table-cell office:value-type="float" office:value="1.76313846153846" calcext:value-type="float">
            <text:p>1.7631384615</text:p>
          </table:table-cell>
        </table:table-row>
        <table:table-row table:style-name="ro1">
          <table:table-cell table:number-columns-repeated="3"/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office:value-type="float" office:value="41543" calcext:value-type="float">
            <text:p>41543</text:p>
          </table:table-cell>
          <table:table-cell office:value-type="float" office:value="2.06371711238957" calcext:value-type="float">
            <text:p>2.0637171124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office:value-type="float" office:value="53564" calcext:value-type="float">
            <text:p>53564</text:p>
          </table:table-cell>
          <table:table-cell office:value-type="float" office:value="1.55275931595848" calcext:value-type="float">
            <text:p>1.552759316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office:value-type="float" office:value="124440" calcext:value-type="float">
            <text:p>124440</text:p>
          </table:table-cell>
          <table:table-cell office:value-type="float" office:value="1.49140147862424" calcext:value-type="float">
            <text:p>1.4914014786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  <table:table-cell office:value-type="float" office:value="96644" calcext:value-type="float">
            <text:p>96644</text:p>
          </table:table-cell>
          <table:table-cell office:value-type="float" office:value="1.4070816605273" calcext:value-type="float">
            <text:p>1.4070816605</text:p>
          </table:table-cell>
        </table:table-row>
        <table:table-row table:style-name="ro1"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48459" calcext:value-type="float">
            <text:p>48459</text:p>
          </table:table-cell>
          <table:table-cell office:value-type="float" office:value="1.84735549639902" calcext:value-type="float">
            <text:p>1.8473554964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53779" calcext:value-type="float">
            <text:p>53779</text:p>
          </table:table-cell>
          <table:table-cell office:value-type="float" office:value="1.63208687405865" calcext:value-type="float">
            <text:p>1.6320868741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127860" calcext:value-type="float">
            <text:p>127860</text:p>
          </table:table-cell>
          <table:table-cell office:value-type="float" office:value="1.61539183481933" calcext:value-type="float">
            <text:p>1.6153918348</text:p>
          </table:table-cell>
          <table:table-cell table:number-columns-repeated="8"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float" office:value="94933" calcext:value-type="float">
            <text:p>94933</text:p>
          </table:table-cell>
          <table:table-cell office:value-type="float" office:value="1.52252641336522" calcext:value-type="float">
            <text:p>1.5225264134</text:p>
          </table:table-cell>
        </table:table-row>
        <table:table-row table:style-name="ro1">
          <table:table-cell table:number-columns-repeated="3"/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49909" calcext:value-type="float">
            <text:p>49909</text:p>
          </table:table-cell>
          <table:table-cell office:value-type="float" office:value="1.90753170770803" calcext:value-type="float">
            <text:p>1.9075317077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  <table:table-cell office:value-type="float" office:value="60098" calcext:value-type="float">
            <text:p>60098</text:p>
          </table:table-cell>
          <table:table-cell office:value-type="float" office:value="1.53943558853872" calcext:value-type="float">
            <text:p>1.5394355885</text:p>
          </table:table-cell>
          <table:table-cell table:number-columns-repeated="4"/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office:value-type="float" office:value="131709" calcext:value-type="float">
            <text:p>131709</text:p>
          </table:table-cell>
          <table:table-cell office:value-type="float" office:value="1.53896089105528" calcext:value-type="float">
            <text:p>1.5389608911</text:p>
          </table:table-cell>
          <table:table-cell table:number-columns-repeated="8"/>
          <table:table-cell office:value-type="float" office:value="2400" calcext:value-type="float">
            <text:p>2400</text:p>
          </table:table-cell>
          <table:table-cell office:value-type="float" office:value="32" calcext:value-type="float">
            <text:p>32</text:p>
          </table:table-cell>
          <table:table-cell office:value-type="float" office:value="103486" calcext:value-type="float">
            <text:p>103486</text:p>
          </table:table-cell>
          <table:table-cell office:value-type="float" office:value="1.40495332702008" calcext:value-type="float">
            <text:p>1.404953327</text:p>
          </table:table-cell>
        </table:table-row>
        <table:table-row table:style-name="ro1"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52940" calcext:value-type="float">
            <text:p>52940</text:p>
          </table:table-cell>
          <table:table-cell office:value-type="float" office:value="1.84454098979977" calcext:value-type="float">
            <text:p>1.8445409898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57349" calcext:value-type="float">
            <text:p>57349</text:p>
          </table:table-cell>
          <table:table-cell office:value-type="float" office:value="1.68130220230518" calcext:value-type="float">
            <text:p>1.6813022023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32992" calcext:value-type="float">
            <text:p>132992</text:p>
          </table:table-cell>
          <table:table-cell office:value-type="float" office:value="1.60128428777671" calcext:value-type="float">
            <text:p>1.6012842878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92795" calcext:value-type="float">
            <text:p>92795</text:p>
          </table:table-cell>
          <table:table-cell office:value-type="float" office:value="1.66820410582467" calcext:value-type="float">
            <text:p>1.6682041058</text:p>
          </table:table-cell>
        </table:table-row>
        <table:table-row table:style-name="ro1">
          <table:table-cell table:number-columns-repeated="3"/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54903" calcext:value-type="float">
            <text:p>54903</text:p>
          </table:table-cell>
          <table:table-cell office:value-type="float" office:value="1.87211992058722" calcext:value-type="float">
            <text:p>1.8721199206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59235" calcext:value-type="float">
            <text:p>59235</text:p>
          </table:table-cell>
          <table:table-cell office:value-type="float" office:value="1.77623026926648" calcext:value-type="float">
            <text:p>1.7762302693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140261" calcext:value-type="float">
            <text:p>140261</text:p>
          </table:table-cell>
          <table:table-cell office:value-type="float" office:value="1.60061599446746" calcext:value-type="float">
            <text:p>1.6006159945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111611" calcext:value-type="float">
            <text:p>111611</text:p>
          </table:table-cell>
          <table:table-cell office:value-type="float" office:value="1.44061069249447" calcext:value-type="float">
            <text:p>1.4406106925</text:p>
          </table:table-cell>
        </table:table-row>
        <table:table-row table:style-name="ro1">
          <table:table-cell table:number-columns-repeated="3"/>
          <table:table-cell office:value-type="float" office:value="2700" calcext:value-type="float">
            <text:p>2700</text:p>
          </table:table-cell>
          <table:table-cell office:value-type="float" office:value="16" calcext:value-type="float">
            <text:p>16</text:p>
          </table:table-cell>
          <table:table-cell office:value-type="float" office:value="54664" calcext:value-type="float">
            <text:p>54664</text:p>
          </table:table-cell>
          <table:table-cell office:value-type="float" office:value="1.94043611883507" calcext:value-type="float">
            <text:p>1.9404361188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office:value-type="float" office:value="60102" calcext:value-type="float">
            <text:p>60102</text:p>
          </table:table-cell>
          <table:table-cell office:value-type="float" office:value="1.73799540780673" calcext:value-type="float">
            <text:p>1.7379954078</text:p>
          </table:table-cell>
          <table:table-cell table:number-columns-repeated="4"/>
          <table:table-cell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office:value-type="float" office:value="143683" calcext:value-type="float">
            <text:p>143683</text:p>
          </table:table-cell>
          <table:table-cell office:value-type="float" office:value="1.6279726898798" calcext:value-type="float">
            <text:p>1.6279726899</text:p>
          </table:table-cell>
          <table:table-cell table:number-columns-repeated="8"/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107762" calcext:value-type="float">
            <text:p>107762</text:p>
          </table:table-cell>
          <table:table-cell office:value-type="float" office:value="1.53174588444906" calcext:value-type="float">
            <text:p>1.5317458844</text:p>
          </table:table-cell>
        </table:table-row>
        <table:table-row table:style-name="ro1">
          <table:table-cell table:number-columns-repeated="3"/>
          <table:table-cell office:value-type="float" office:value="2800" calcext:value-type="float">
            <text:p>2800</text:p>
          </table:table-cell>
          <table:table-cell office:value-type="float" office:value="128" calcext:value-type="float">
            <text:p>128</text:p>
          </table:table-cell>
          <table:table-cell office:value-type="float" office:value="60178" calcext:value-type="float">
            <text:p>60178</text:p>
          </table:table-cell>
          <table:table-cell office:value-type="float" office:value="1.85393333111768" calcext:value-type="float">
            <text:p>1.8539333311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office:value-type="float" office:value="60496" calcext:value-type="float">
            <text:p>60496</text:p>
          </table:table-cell>
          <table:table-cell office:value-type="float" office:value="1.79406902935731" calcext:value-type="float">
            <text:p>1.7940690294</text:p>
          </table:table-cell>
          <table:table-cell table:number-columns-repeated="4"/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office:value-type="float" office:value="145394" calcext:value-type="float">
            <text:p>145394</text:p>
          </table:table-cell>
          <table:table-cell office:value-type="float" office:value="1.60881466910602" calcext:value-type="float">
            <text:p>1.6088146691</text:p>
          </table:table-cell>
          <table:table-cell table:number-columns-repeated="8"/>
          <table:table-cell office:value-type="float" office:value="2800" calcext:value-type="float">
            <text:p>2800</text:p>
          </table:table-cell>
          <table:table-cell office:value-type="float" office:value="2" calcext:value-type="float">
            <text:p>2</text:p>
          </table:table-cell>
          <table:table-cell office:value-type="float" office:value="111183" calcext:value-type="float">
            <text:p>111183</text:p>
          </table:table-cell>
          <table:table-cell office:value-type="float" office:value="1.58461275554716" calcext:value-type="float">
            <text:p>1.5846127555</text:p>
          </table:table-cell>
        </table:table-row>
        <table:table-row table:style-name="ro1">
          <table:table-cell table:number-columns-repeated="3"/>
          <table:table-cell office:value-type="float" office:value="2900" calcext:value-type="float">
            <text:p>2900</text:p>
          </table:table-cell>
          <table:table-cell office:value-type="float" office:value="32" calcext:value-type="float">
            <text:p>32</text:p>
          </table:table-cell>
          <table:table-cell office:value-type="float" office:value="54154" calcext:value-type="float">
            <text:p>54154</text:p>
          </table:table-cell>
          <table:table-cell office:value-type="float" office:value="2.11323263286184" calcext:value-type="float">
            <text:p>2.1132326329</text:p>
          </table:table-cell>
          <table:table-cell table:number-columns-repeated="2"/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office:value-type="float" office:value="63575" calcext:value-type="float">
            <text:p>63575</text:p>
          </table:table-cell>
          <table:table-cell office:value-type="float" office:value="1.76836806920959" calcext:value-type="float">
            <text:p>1.7683680692</text:p>
          </table:table-cell>
          <table:table-cell table:number-columns-repeated="4"/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office:value-type="float" office:value="150525" calcext:value-type="float">
            <text:p>150525</text:p>
          </table:table-cell>
          <table:table-cell office:value-type="float" office:value="1.62783590765654" calcext:value-type="float">
            <text:p>1.6278359077</text:p>
          </table:table-cell>
          <table:table-cell table:number-columns-repeated="8"/>
          <table:table-cell office:value-type="float" office:value="2900" calcext:value-type="float">
            <text:p>2900</text:p>
          </table:table-cell>
          <table:table-cell office:value-type="float" office:value="2" calcext:value-type="float">
            <text:p>2</text:p>
          </table:table-cell>
          <table:table-cell office:value-type="float" office:value="104768" calcext:value-type="float">
            <text:p>104768</text:p>
          </table:table-cell>
          <table:table-cell office:value-type="float" office:value="1.70613164324985" calcext:value-type="float">
            <text:p>1.7061316432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4" calcext:value-type="float">
            <text:p>64</text:p>
          </table:table-cell>
          <table:table-cell office:value-type="float" office:value="59597" calcext:value-type="float">
            <text:p>59597</text:p>
          </table:table-cell>
          <table:table-cell office:value-type="float" office:value="2.05834186284545" calcext:value-type="float">
            <text:p>2.0583418628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64089" calcext:value-type="float">
            <text:p>64089</text:p>
          </table:table-cell>
          <table:table-cell office:value-type="float" office:value="1.7971570784378" calcext:value-type="float">
            <text:p>1.7971570784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3090" calcext:value-type="float">
            <text:p>153090</text:p>
          </table:table-cell>
          <table:table-cell office:value-type="float" office:value="1.67598144882096" calcext:value-type="float">
            <text:p>1.6759814488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124439" calcext:value-type="float">
            <text:p>124439</text:p>
          </table:table-cell>
          <table:table-cell office:value-type="float" office:value="1.50172373612774" calcext:value-type="float">
            <text:p>1.5017237361</text:p>
          </table:table-cell>
        </table:table-row>
        <table:table-row table:style-name="ro1">
          <table:table-cell table:number-columns-repeated="3"/>
          <table:table-cell office:value-type="float" office:value="3100" calcext:value-type="float">
            <text:p>3100</text:p>
          </table:table-cell>
          <table:table-cell office:value-type="float" office:value="64" calcext:value-type="float">
            <text:p>64</text:p>
          </table:table-cell>
          <table:table-cell office:value-type="float" office:value="59487" calcext:value-type="float">
            <text:p>59487</text:p>
          </table:table-cell>
          <table:table-cell office:value-type="float" office:value="2.0435053036798" calcext:value-type="float">
            <text:p>2.0435053037</text:p>
          </table:table-cell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66765" calcext:value-type="float">
            <text:p>66765</text:p>
          </table:table-cell>
          <table:table-cell office:value-type="float" office:value="1.80868718640006" calcext:value-type="float">
            <text:p>1.8086871864</text:p>
          </table:table-cell>
          <table:table-cell table:number-columns-repeated="4"/>
          <table:table-cell office:value-type="float" office:value="3100" calcext:value-type="float">
            <text:p>3100</text:p>
          </table:table-cell>
          <table:table-cell office:value-type="float" office:value="4" calcext:value-type="float">
            <text:p>4</text:p>
          </table:table-cell>
          <table:table-cell office:value-type="float" office:value="157794" calcext:value-type="float">
            <text:p>157794</text:p>
          </table:table-cell>
          <table:table-cell office:value-type="float" office:value="1.69106556649809" calcext:value-type="float">
            <text:p>1.6910655665</text:p>
          </table:table-cell>
          <table:table-cell table:number-columns-repeated="8"/>
          <table:table-cell office:value-type="float" office:value="3100" calcext:value-type="float">
            <text:p>3100</text:p>
          </table:table-cell>
          <table:table-cell office:value-type="float" office:value="16" calcext:value-type="float">
            <text:p>16</text:p>
          </table:table-cell>
          <table:table-cell office:value-type="float" office:value="121874" calcext:value-type="float">
            <text:p>121874</text:p>
          </table:table-cell>
          <table:table-cell office:value-type="float" office:value="1.58595762837028" calcext:value-type="float">
            <text:p>1.5859576284</text:p>
          </table:table-cell>
        </table:table-row>
        <table:table-row table:style-name="ro1">
          <table:table-cell table:number-columns-repeated="3"/>
          <table:table-cell office:value-type="float" office:value="3200" calcext:value-type="float">
            <text:p>3200</text:p>
          </table:table-cell>
          <table:table-cell office:value-type="float" office:value="128" calcext:value-type="float">
            <text:p>128</text:p>
          </table:table-cell>
          <table:table-cell office:value-type="float" office:value="61316" calcext:value-type="float">
            <text:p>61316</text:p>
          </table:table-cell>
          <table:table-cell office:value-type="float" office:value="2.05044360362711" calcext:value-type="float">
            <text:p>2.0504436036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67334" calcext:value-type="float">
            <text:p>67334</text:p>
          </table:table-cell>
          <table:table-cell office:value-type="float" office:value="1.84300650488609" calcext:value-type="float">
            <text:p>1.8430065049</text:p>
          </table:table-cell>
          <table:table-cell table:number-columns-repeated="4"/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182597" calcext:value-type="float">
            <text:p>182597</text:p>
          </table:table-cell>
          <table:table-cell office:value-type="float" office:value="1.50819016741787" calcext:value-type="float">
            <text:p>1.5081901674</text:p>
          </table:table-cell>
          <table:table-cell table:number-columns-repeated="8"/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121446" calcext:value-type="float">
            <text:p>121446</text:p>
          </table:table-cell>
          <table:table-cell office:value-type="float" office:value="1.60563542644468" calcext:value-type="float">
            <text:p>1.6056354264</text:p>
          </table:table-cell>
        </table:table-row>
        <table:table-row table:style-name="ro1">
          <table:table-cell table:number-columns-repeated="3"/>
          <table:table-cell office:value-type="float" office:value="3300" calcext:value-type="float">
            <text:p>3300</text:p>
          </table:table-cell>
          <table:table-cell office:value-type="float" office:value="16" calcext:value-type="float">
            <text:p>16</text:p>
          </table:table-cell>
          <table:table-cell office:value-type="float" office:value="73840" calcext:value-type="float">
            <text:p>73840</text:p>
          </table:table-cell>
          <table:table-cell office:value-type="float" office:value="1.765872156013" calcext:value-type="float">
            <text:p>1.765872156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float" office:value="67373" calcext:value-type="float">
            <text:p>67373</text:p>
          </table:table-cell>
          <table:table-cell office:value-type="float" office:value="1.91474329479168" calcext:value-type="float">
            <text:p>1.9147432948</text:p>
          </table:table-cell>
          <table:table-cell table:number-columns-repeated="4"/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float" office:value="181742" calcext:value-type="float">
            <text:p>181742</text:p>
          </table:table-cell>
          <table:table-cell office:value-type="float" office:value="1.56705659671402" calcext:value-type="float">
            <text:p>1.5670565967</text:p>
          </table:table-cell>
          <table:table-cell table:number-columns-repeated="8"/>
          <table:table-cell office:value-type="float" office:value="3300" calcext:value-type="float">
            <text:p>3300</text:p>
          </table:table-cell>
          <table:table-cell office:value-type="float" office:value="32" calcext:value-type="float">
            <text:p>32</text:p>
          </table:table-cell>
          <table:table-cell office:value-type="float" office:value="131282" calcext:value-type="float">
            <text:p>131282</text:p>
          </table:table-cell>
          <table:table-cell office:value-type="float" office:value="1.54722658094788" calcext:value-type="float">
            <text:p>1.5472265809</text:p>
          </table:table-cell>
        </table:table-row>
        <table:table-row table:style-name="ro1">
          <table:table-cell table:number-columns-repeated="3"/>
          <table:table-cell office:value-type="float" office:value="3400" calcext:value-type="float">
            <text:p>3400</text:p>
          </table:table-cell>
          <table:table-cell office:value-type="float" office:value="32" calcext:value-type="float">
            <text:p>32</text:p>
          </table:table-cell>
          <table:table-cell office:value-type="float" office:value="67389" calcext:value-type="float">
            <text:p>67389</text:p>
          </table:table-cell>
          <table:table-cell office:value-type="float" office:value="1.98109483743638" calcext:value-type="float">
            <text:p>1.9810948374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73389" calcext:value-type="float">
            <text:p>73389</text:p>
          </table:table-cell>
          <table:table-cell office:value-type="float" office:value="1.86408044802355" calcext:value-type="float">
            <text:p>1.864080448</text:p>
          </table:table-cell>
          <table:table-cell table:number-columns-repeated="4"/>
          <table:table-cell office:value-type="float" office:value="3400" calcext:value-type="float">
            <text:p>3400</text:p>
          </table:table-cell>
          <table:table-cell office:value-type="float" office:value="16" calcext:value-type="float">
            <text:p>16</text:p>
          </table:table-cell>
          <table:table-cell office:value-type="float" office:value="185162" calcext:value-type="float">
            <text:p>185162</text:p>
          </table:table-cell>
          <table:table-cell office:value-type="float" office:value="1.59122822177337" calcext:value-type="float">
            <text:p>1.5912282218</text:p>
          </table:table-cell>
          <table:table-cell table:number-columns-repeated="8"/>
          <table:table-cell office:value-type="float" office:value="3400" calcext:value-type="float">
            <text:p>3400</text:p>
          </table:table-cell>
          <table:table-cell office:value-type="float" office:value="16" calcext:value-type="float">
            <text:p>16</text:p>
          </table:table-cell>
          <table:table-cell office:value-type="float" office:value="137696" calcext:value-type="float">
            <text:p>137696</text:p>
          </table:table-cell>
          <table:table-cell office:value-type="float" office:value="1.52795288171043" calcext:value-type="float">
            <text:p>1.5279528817</text:p>
          </table:table-cell>
        </table:table-row>
        <table:table-row table:style-name="ro1"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65079" calcext:value-type="float">
            <text:p>65079</text:p>
          </table:table-cell>
          <table:table-cell office:value-type="float" office:value="2.14798936676962" calcext:value-type="float">
            <text:p>2.1479893668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74444" calcext:value-type="float">
            <text:p>74444</text:p>
          </table:table-cell>
          <table:table-cell office:value-type="float" office:value="1.87158132287357" calcext:value-type="float">
            <text:p>1.8715813229</text:p>
          </table:table-cell>
          <table:table-cell table:number-columns-repeated="4"/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81741" calcext:value-type="float">
            <text:p>181741</text:p>
          </table:table-cell>
          <table:table-cell office:value-type="float" office:value="1.68235565997766" calcext:value-type="float">
            <text:p>1.68235566</text:p>
          </table:table-cell>
          <table:table-cell table:number-columns-repeated="8"/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156940" calcext:value-type="float">
            <text:p>156940</text:p>
          </table:table-cell>
          <table:table-cell office:value-type="float" office:value="1.53949917165796" calcext:value-type="float">
            <text:p>1.5394991717</text:p>
          </table:table-cell>
        </table:table-row>
        <table:table-row table:style-name="ro1">
          <table:table-cell table:number-columns-repeated="3"/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72881" calcext:value-type="float">
            <text:p>72881</text:p>
          </table:table-cell>
          <table:table-cell office:value-type="float" office:value="1.94377135330196" calcext:value-type="float">
            <text:p>1.9437713533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73588" calcext:value-type="float">
            <text:p>73588</text:p>
          </table:table-cell>
          <table:table-cell office:value-type="float" office:value="1.83842474316465" calcext:value-type="float">
            <text:p>1.8384247432</text:p>
          </table:table-cell>
          <table:table-cell table:number-columns-repeated="4"/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94143" calcext:value-type="float">
            <text:p>194143</text:p>
          </table:table-cell>
          <table:table-cell office:value-type="float" office:value="1.61453155663609" calcext:value-type="float">
            <text:p>1.6145315566</text:p>
          </table:table-cell>
          <table:table-cell table:number-columns-repeated="8"/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145393" calcext:value-type="float">
            <text:p>145393</text:p>
          </table:table-cell>
          <table:table-cell office:value-type="float" office:value="1.52353276980322" calcext:value-type="float">
            <text:p>1.5235327698</text:p>
          </table:table-cell>
        </table:table-row>
        <table:table-row table:style-name="ro1">
          <table:table-cell table:number-columns-repeated="3"/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74349" calcext:value-type="float">
            <text:p>74349</text:p>
          </table:table-cell>
          <table:table-cell office:value-type="float" office:value="1.91436334046188" calcext:value-type="float">
            <text:p>1.9143633405</text:p>
          </table:table-cell>
          <table:table-cell table:number-columns-repeated="2"/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77524" calcext:value-type="float">
            <text:p>77524</text:p>
          </table:table-cell>
          <table:table-cell office:value-type="float" office:value="1.85447087353594" calcext:value-type="float">
            <text:p>1.8544708735</text:p>
          </table:table-cell>
          <table:table-cell table:number-columns-repeated="4"/>
          <table:table-cell office:value-type="float" office:value="3700" calcext:value-type="float">
            <text:p>3700</text:p>
          </table:table-cell>
          <table:table-cell office:value-type="float" office:value="4" calcext:value-type="float">
            <text:p>4</text:p>
          </table:table-cell>
          <table:table-cell office:value-type="float" office:value="186873" calcext:value-type="float">
            <text:p>186873</text:p>
          </table:table-cell>
          <table:table-cell office:value-type="float" office:value="1.7368426685503" calcext:value-type="float">
            <text:p>1.7368426686</text:p>
          </table:table-cell>
          <table:table-cell table:number-columns-repeated="8"/>
          <table:table-cell office:value-type="float" office:value="3700" calcext:value-type="float">
            <text:p>3700</text:p>
          </table:table-cell>
          <table:table-cell office:value-type="float" office:value="16" calcext:value-type="float">
            <text:p>16</text:p>
          </table:table-cell>
          <table:table-cell office:value-type="float" office:value="141545" calcext:value-type="float">
            <text:p>141545</text:p>
          </table:table-cell>
          <table:table-cell office:value-type="float" office:value="1.60724151329966" calcext:value-type="float">
            <text:p>1.6072415133</text:p>
          </table:table-cell>
        </table:table-row>
        <table:table-row table:style-name="ro1">
          <table:table-cell table:number-columns-repeated="3"/>
          <table:table-cell office:value-type="float" office:value="3800" calcext:value-type="float">
            <text:p>3800</text:p>
          </table:table-cell>
          <table:table-cell office:value-type="float" office:value="16" calcext:value-type="float">
            <text:p>16</text:p>
          </table:table-cell>
          <table:table-cell office:value-type="float" office:value="79508" calcext:value-type="float">
            <text:p>79508</text:p>
          </table:table-cell>
          <table:table-cell office:value-type="float" office:value="1.98308346329929" calcext:value-type="float">
            <text:p>1.9830834633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4" calcext:value-type="float">
            <text:p>4</text:p>
          </table:table-cell>
          <table:table-cell office:value-type="float" office:value="74987" calcext:value-type="float">
            <text:p>74987</text:p>
          </table:table-cell>
          <table:table-cell office:value-type="float" office:value="2.05674316881593" calcext:value-type="float">
            <text:p>2.0567431688</text:p>
          </table:table-cell>
          <table:table-cell table:number-columns-repeated="4"/>
          <table:table-cell office:value-type="float" office:value="3800" calcext:value-type="float">
            <text:p>3800</text:p>
          </table:table-cell>
          <table:table-cell office:value-type="float" office:value="4" calcext:value-type="float">
            <text:p>4</text:p>
          </table:table-cell>
          <table:table-cell office:value-type="float" office:value="201840" calcext:value-type="float">
            <text:p>201840</text:p>
          </table:table-cell>
          <table:table-cell office:value-type="float" office:value="1.59533789139913" calcext:value-type="float">
            <text:p>1.5953378914</text:p>
          </table:table-cell>
          <table:table-cell table:number-columns-repeated="8"/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float" office:value="135130" calcext:value-type="float">
            <text:p>135130</text:p>
          </table:table-cell>
          <table:table-cell office:value-type="float" office:value="1.79430178346777" calcext:value-type="float">
            <text:p>1.7943017835</text:p>
          </table:table-cell>
        </table:table-row>
        <table:table-row table:style-name="ro1">
          <table:table-cell table:number-columns-repeated="3"/>
          <table:table-cell office:value-type="float" office:value="3900" calcext:value-type="float">
            <text:p>3900</text:p>
          </table:table-cell>
          <table:table-cell office:value-type="float" office:value="16" calcext:value-type="float">
            <text:p>16</text:p>
          </table:table-cell>
          <table:table-cell office:value-type="float" office:value="67689" calcext:value-type="float">
            <text:p>67689</text:p>
          </table:table-cell>
          <table:table-cell office:value-type="float" office:value="2.25642275702108" calcext:value-type="float">
            <text:p>2.256422757</text:p>
          </table:table-cell>
          <table:table-cell table:number-columns-repeated="2"/>
          <table:table-cell office:value-type="float" office:value="3900" calcext:value-type="float">
            <text:p>3900</text:p>
          </table:table-cell>
          <table:table-cell office:value-type="float" office:value="4" calcext:value-type="float">
            <text:p>4</text:p>
          </table:table-cell>
          <table:table-cell office:value-type="float" office:value="76358" calcext:value-type="float">
            <text:p>76358</text:p>
          </table:table-cell>
          <table:table-cell office:value-type="float" office:value="1.96759998952304" calcext:value-type="float">
            <text:p>1.9675999895</text:p>
          </table:table-cell>
          <table:table-cell table:number-columns-repeated="4"/>
          <table:table-cell office:value-type="float" office:value="3900" calcext:value-type="float">
            <text:p>3900</text:p>
          </table:table-cell>
          <table:table-cell office:value-type="float" office:value="4" calcext:value-type="float">
            <text:p>4</text:p>
          </table:table-cell>
          <table:table-cell office:value-type="float" office:value="204405" calcext:value-type="float">
            <text:p>204405</text:p>
          </table:table-cell>
          <table:table-cell office:value-type="float" office:value="1.6590054059343" calcext:value-type="float">
            <text:p>1.6590054059</text:p>
          </table:table-cell>
          <table:table-cell table:number-columns-repeated="8"/>
          <table:table-cell office:value-type="float" office:value="3900" calcext:value-type="float">
            <text:p>3900</text:p>
          </table:table-cell>
          <table:table-cell office:value-type="float" office:value="4" calcext:value-type="float">
            <text:p>4</text:p>
          </table:table-cell>
          <table:table-cell office:value-type="float" office:value="164208" calcext:value-type="float">
            <text:p>164208</text:p>
          </table:table-cell>
          <table:table-cell office:value-type="float" office:value="4.37241790899347" calcext:value-type="float">
            <text:p>4.372417909</text:p>
          </table:table-cell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72218" calcext:value-type="float">
            <text:p>72218</text:p>
          </table:table-cell>
          <table:table-cell office:value-type="float" office:value="2.17002686310892" calcext:value-type="float">
            <text:p>2.1700268631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75936" calcext:value-type="float">
            <text:p>75936</text:p>
          </table:table-cell>
          <table:table-cell office:value-type="float" office:value="2.05001580278129" calcext:value-type="float">
            <text:p>2.0500158028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206971" calcext:value-type="float">
            <text:p>206971</text:p>
          </table:table-cell>
          <table:table-cell office:value-type="float" office:value="1.64876721859584" calcext:value-type="float">
            <text:p>1.6487672186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502890" calcext:value-type="float">
            <text:p>502890</text:p>
          </table:table-cell>
          <table:table-cell office:value-type="float" office:value="1.45237924794687" calcext:value-type="float">
            <text:p>1.4523792479</text:p>
          </table:table-cell>
        </table:table-row>
        <table:table-row table:style-name="ro1">
          <table:table-cell table:number-columns-repeated="3"/>
          <table:table-cell office:value-type="float" office:value="4100" calcext:value-type="float">
            <text:p>4100</text:p>
          </table:table-cell>
          <table:table-cell office:value-type="float" office:value="128" calcext:value-type="float">
            <text:p>128</text:p>
          </table:table-cell>
          <table:table-cell office:value-type="float" office:value="79660" calcext:value-type="float">
            <text:p>79660</text:p>
          </table:table-cell>
          <table:table-cell office:value-type="float" office:value="2.07201857896058" calcext:value-type="float">
            <text:p>2.072018579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4" calcext:value-type="float">
            <text:p>4</text:p>
          </table:table-cell>
          <table:table-cell office:value-type="float" office:value="82926" calcext:value-type="float">
            <text:p>82926</text:p>
          </table:table-cell>
          <table:table-cell office:value-type="float" office:value="1.92670573764561" calcext:value-type="float">
            <text:p>1.9267057376</text:p>
          </table:table-cell>
          <table:table-cell table:number-columns-repeated="4"/>
          <table:table-cell office:value-type="float" office:value="4100" calcext:value-type="float">
            <text:p>4100</text:p>
          </table:table-cell>
          <table:table-cell office:value-type="float" office:value="4" calcext:value-type="float">
            <text:p>4</text:p>
          </table:table-cell>
          <table:table-cell office:value-type="float" office:value="211248" calcext:value-type="float">
            <text:p>211248</text:p>
          </table:table-cell>
          <table:table-cell office:value-type="float" office:value="1.68623608270848" calcext:value-type="float">
            <text:p>1.6862360827</text:p>
          </table:table-cell>
          <table:table-cell table:number-columns-repeated="8"/>
          <table:table-cell office:value-type="float" office:value="4100" calcext:value-type="float">
            <text:p>4100</text:p>
          </table:table-cell>
          <table:table-cell office:value-type="float" office:value="2" calcext:value-type="float">
            <text:p>2</text:p>
          </table:table-cell>
          <table:table-cell office:value-type="float" office:value="487495" calcext:value-type="float">
            <text:p>487495</text:p>
          </table:table-cell>
          <table:table-cell office:value-type="float" office:value="1.64736869096093" calcext:value-type="float">
            <text:p>1.647368691</text:p>
          </table:table-cell>
        </table:table-row>
        <table:table-row table:style-name="ro1">
          <table:table-cell table:number-columns-repeated="3"/>
          <table:table-cell office:value-type="float" office:value="4200" calcext:value-type="float">
            <text:p>4200</text:p>
          </table:table-cell>
          <table:table-cell office:value-type="float" office:value="16" calcext:value-type="float">
            <text:p>16</text:p>
          </table:table-cell>
          <table:table-cell office:value-type="float" office:value="69796" calcext:value-type="float">
            <text:p>69796</text:p>
          </table:table-cell>
          <table:table-cell office:value-type="float" office:value="2.37631096337899" calcext:value-type="float">
            <text:p>2.3763109634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float" office:value="79539" calcext:value-type="float">
            <text:p>79539</text:p>
          </table:table-cell>
          <table:table-cell office:value-type="float" office:value="2.06926162008574" calcext:value-type="float">
            <text:p>2.0692616201</text:p>
          </table:table-cell>
          <table:table-cell table:number-columns-repeated="4"/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float" office:value="213386" calcext:value-type="float">
            <text:p>213386</text:p>
          </table:table-cell>
          <table:table-cell office:value-type="float" office:value="1.68136147638552" calcext:value-type="float">
            <text:p>1.6813614764</text:p>
          </table:table-cell>
          <table:table-cell table:number-columns-repeated="8"/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 office:value-type="float" office:value="451574" calcext:value-type="float">
            <text:p>451574</text:p>
          </table:table-cell>
          <table:table-cell office:value-type="float" office:value="1.68560634580379" calcext:value-type="float">
            <text:p>1.6856063458</text:p>
          </table:table-cell>
        </table:table-row>
        <table:table-row table:style-name="ro1">
          <table:table-cell table:number-columns-repeated="3"/>
          <table:table-cell office:value-type="float" office:value="4300" calcext:value-type="float">
            <text:p>4300</text:p>
          </table:table-cell>
          <table:table-cell office:value-type="float" office:value="128" calcext:value-type="float">
            <text:p>128</text:p>
          </table:table-cell>
          <table:table-cell office:value-type="float" office:value="82897" calcext:value-type="float">
            <text:p>82897</text:p>
          </table:table-cell>
          <table:table-cell office:value-type="float" office:value="2.08586559224097" calcext:value-type="float">
            <text:p>2.0858655922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office:value-type="float" office:value="4" calcext:value-type="float">
            <text:p>4</text:p>
          </table:table-cell>
          <table:table-cell office:value-type="float" office:value="86560" calcext:value-type="float">
            <text:p>86560</text:p>
          </table:table-cell>
          <table:table-cell office:value-type="float" office:value="2.03227818853974" calcext:value-type="float">
            <text:p>2.0322781885</text:p>
          </table:table-cell>
          <table:table-cell table:number-columns-repeated="4"/>
          <table:table-cell office:value-type="float" office:value="4300" calcext:value-type="float">
            <text:p>4300</text:p>
          </table:table-cell>
          <table:table-cell office:value-type="float" office:value="4" calcext:value-type="float">
            <text:p>4</text:p>
          </table:table-cell>
          <table:table-cell office:value-type="float" office:value="218945" calcext:value-type="float">
            <text:p>218945</text:p>
          </table:table-cell>
          <table:table-cell office:value-type="float" office:value="1.67969124666012" calcext:value-type="float">
            <text:p>1.6796912467</text:p>
          </table:table-cell>
          <table:table-cell table:number-columns-repeated="8"/>
          <table:table-cell office:value-type="float" office:value="4300" calcext:value-type="float">
            <text:p>4300</text:p>
          </table:table-cell>
          <table:table-cell office:value-type="float" office:value="32" calcext:value-type="float">
            <text:p>32</text:p>
          </table:table-cell>
          <table:table-cell office:value-type="float" office:value="493054" calcext:value-type="float">
            <text:p>493054</text:p>
          </table:table-cell>
          <table:table-cell office:value-type="float" office:value="1.6036438199467" calcext:value-type="float">
            <text:p>1.6036438199</text:p>
          </table:table-cell>
        </table:table-row>
        <table:table-row table:style-name="ro1">
          <table:table-cell table:number-columns-repeated="3"/>
          <table:table-cell office:value-type="float" office:value="4400" calcext:value-type="float">
            <text:p>4400</text:p>
          </table:table-cell>
          <table:table-cell office:value-type="float" office:value="32" calcext:value-type="float">
            <text:p>32</text:p>
          </table:table-cell>
          <table:table-cell office:value-type="float" office:value="87195" calcext:value-type="float">
            <text:p>87195</text:p>
          </table:table-cell>
          <table:table-cell office:value-type="float" office:value="1.93336773897586" calcext:value-type="float">
            <text:p>1.933367739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office:value-type="float" office:value="4" calcext:value-type="float">
            <text:p>4</text:p>
          </table:table-cell>
          <table:table-cell office:value-type="float" office:value="84991" calcext:value-type="float">
            <text:p>84991</text:p>
          </table:table-cell>
          <table:table-cell office:value-type="float" office:value="2.02020213905002" calcext:value-type="float">
            <text:p>2.0202021391</text:p>
          </table:table-cell>
          <table:table-cell table:number-columns-repeated="4"/>
          <table:table-cell office:value-type="float" office:value="4400" calcext:value-type="float">
            <text:p>4400</text:p>
          </table:table-cell>
          <table:table-cell office:value-type="float" office:value="4" calcext:value-type="float">
            <text:p>4</text:p>
          </table:table-cell>
          <table:table-cell office:value-type="float" office:value="224076" calcext:value-type="float">
            <text:p>224076</text:p>
          </table:table-cell>
          <table:table-cell office:value-type="float" office:value="1.734737321266" calcext:value-type="float">
            <text:p>1.7347373213</text:p>
          </table:table-cell>
          <table:table-cell table:number-columns-repeated="8"/>
          <table:table-cell office:value-type="float" office:value="4400" calcext:value-type="float">
            <text:p>4400</text:p>
          </table:table-cell>
          <table:table-cell office:value-type="float" office:value="32" calcext:value-type="float">
            <text:p>32</text:p>
          </table:table-cell>
          <table:table-cell office:value-type="float" office:value="463120" calcext:value-type="float">
            <text:p>463120</text:p>
          </table:table-cell>
          <table:table-cell office:value-type="float" office:value="1.40904949041285" calcext:value-type="float">
            <text:p>1.4090494904</text:p>
          </table:table-cell>
        </table:table-row>
        <table:table-row table:style-name="ro1">
          <table:table-cell table:number-columns-repeated="3"/>
          <table:table-cell office:value-type="float" office:value="4500" calcext:value-type="float">
            <text:p>4500</text:p>
          </table:table-cell>
          <table:table-cell office:value-type="float" office:value="256" calcext:value-type="float">
            <text:p>256</text:p>
          </table:table-cell>
          <table:table-cell office:value-type="float" office:value="84119" calcext:value-type="float">
            <text:p>84119</text:p>
          </table:table-cell>
          <table:table-cell office:value-type="float" office:value="2.11530094271211" calcext:value-type="float">
            <text:p>2.1153009427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101644" calcext:value-type="float">
            <text:p>101644</text:p>
          </table:table-cell>
          <table:table-cell office:value-type="float" office:value="1.71226043839282" calcext:value-type="float">
            <text:p>1.7122604384</text:p>
          </table:table-cell>
          <table:table-cell table:number-columns-repeated="4"/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217234" calcext:value-type="float">
            <text:p>217234</text:p>
          </table:table-cell>
          <table:table-cell office:value-type="float" office:value="1.8208705819531" calcext:value-type="float">
            <text:p>1.820870582</text:p>
          </table:table-cell>
          <table:table-cell table:number-columns-repeated="8"/>
          <table:table-cell office:value-type="float" office:value="4500" calcext:value-type="float">
            <text:p>4500</text:p>
          </table:table-cell>
          <table:table-cell office:value-type="float" office:value="64" calcext:value-type="float">
            <text:p>64</text:p>
          </table:table-cell>
          <table:table-cell office:value-type="float" office:value="413943" calcext:value-type="float">
            <text:p>413943</text:p>
          </table:table-cell>
          <table:table-cell office:value-type="float" office:value="1.60020824123128" calcext:value-type="float">
            <text:p>1.6002082412</text:p>
          </table:table-cell>
        </table:table-row>
        <table:table-row table:style-name="ro1">
          <table:table-cell table:number-columns-repeated="3"/>
          <table:table-cell office:value-type="float" office:value="4600" calcext:value-type="float">
            <text:p>4600</text:p>
          </table:table-cell>
          <table:table-cell office:value-type="float" office:value="128" calcext:value-type="float">
            <text:p>128</text:p>
          </table:table-cell>
          <table:table-cell office:value-type="float" office:value="83974" calcext:value-type="float">
            <text:p>83974</text:p>
          </table:table-cell>
          <table:table-cell office:value-type="float" office:value="2.27612118036535" calcext:value-type="float">
            <text:p>2.2761211804</text:p>
          </table:table-cell>
          <table:table-cell table:number-columns-repeated="2"/>
          <table:table-cell office:value-type="float" office:value="4600" calcext:value-type="float">
            <text:p>4600</text:p>
          </table:table-cell>
          <table:table-cell office:value-type="float" office:value="4" calcext:value-type="float">
            <text:p>4</text:p>
          </table:table-cell>
          <table:table-cell office:value-type="float" office:value="88114" calcext:value-type="float">
            <text:p>88114</text:p>
          </table:table-cell>
          <table:table-cell office:value-type="float" office:value="2.01709149510861" calcext:value-type="float">
            <text:p>2.0170914951</text:p>
          </table:table-cell>
          <table:table-cell table:number-columns-repeated="4"/>
          <table:table-cell office:value-type="float" office:value="4600" calcext:value-type="float">
            <text:p>4600</text:p>
          </table:table-cell>
          <table:table-cell office:value-type="float" office:value="32" calcext:value-type="float">
            <text:p>32</text:p>
          </table:table-cell>
          <table:table-cell office:value-type="float" office:value="289076" calcext:value-type="float">
            <text:p>289076</text:p>
          </table:table-cell>
          <table:table-cell office:value-type="float" office:value="1.36686546098604" calcext:value-type="float">
            <text:p>1.366865461</text:p>
          </table:table-cell>
          <table:table-cell table:number-columns-repeated="8"/>
          <table:table-cell office:value-type="float" office:value="4600" calcext:value-type="float">
            <text:p>4600</text:p>
          </table:table-cell>
          <table:table-cell office:value-type="float" office:value="256" calcext:value-type="float">
            <text:p>256</text:p>
          </table:table-cell>
          <table:table-cell office:value-type="float" office:value="390852" calcext:value-type="float">
            <text:p>390852</text:p>
          </table:table-cell>
          <table:table-cell office:value-type="float" office:value="1.44201129839428" calcext:value-type="float">
            <text:p>1.4420112984</text:p>
          </table:table-cell>
        </table:table-row>
        <table:table-row table:style-name="ro1">
          <table:table-cell table:number-columns-repeated="3"/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76929" calcext:value-type="float">
            <text:p>76929</text:p>
          </table:table-cell>
          <table:table-cell office:value-type="float" office:value="2.41820379830753" calcext:value-type="float">
            <text:p>2.4182037983</text:p>
          </table:table-cell>
          <table:table-cell table:number-columns-repeated="2"/>
          <table:table-cell office:value-type="float" office:value="4700" calcext:value-type="float">
            <text:p>4700</text:p>
          </table:table-cell>
          <table:table-cell office:value-type="float" office:value="4" calcext:value-type="float">
            <text:p>4</text:p>
          </table:table-cell>
          <table:table-cell office:value-type="float" office:value="88222" calcext:value-type="float">
            <text:p>88222</text:p>
          </table:table-cell>
          <table:table-cell office:value-type="float" office:value="2.06805558704178" calcext:value-type="float">
            <text:p>2.068055587</text:p>
          </table:table-cell>
          <table:table-cell table:number-columns-repeated="4"/>
          <table:table-cell office:value-type="float" office:value="4700" calcext:value-type="float">
            <text:p>4700</text:p>
          </table:table-cell>
          <table:table-cell office:value-type="float" office:value="4" calcext:value-type="float">
            <text:p>4</text:p>
          </table:table-cell>
          <table:table-cell office:value-type="float" office:value="235195" calcext:value-type="float">
            <text:p>235195</text:p>
          </table:table-cell>
          <table:table-cell office:value-type="float" office:value="1.70545292204341" calcext:value-type="float">
            <text:p>1.705452922</text:p>
          </table:table-cell>
          <table:table-cell table:number-columns-repeated="8"/>
          <table:table-cell office:value-type="float" office:value="4700" calcext:value-type="float">
            <text:p>4700</text:p>
          </table:table-cell>
          <table:table-cell office:value-type="float" office:value="32" calcext:value-type="float">
            <text:p>32</text:p>
          </table:table-cell>
          <table:table-cell office:value-type="float" office:value="327990" calcext:value-type="float">
            <text:p>327990</text:p>
          </table:table-cell>
          <table:table-cell office:value-type="float" office:value="1.71447300222568" calcext:value-type="float">
            <text:p>1.7144730022</text:p>
          </table:table-cell>
        </table:table-row>
        <table:table-row table:style-name="ro1">
          <table:table-cell table:number-columns-repeated="3"/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float" office:value="85436" calcext:value-type="float">
            <text:p>85436</text:p>
          </table:table-cell>
          <table:table-cell office:value-type="float" office:value="2.31927992883562" calcext:value-type="float">
            <text:p>2.3192799288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office:value-type="float" office:value="93830" calcext:value-type="float">
            <text:p>93830</text:p>
          </table:table-cell>
          <table:table-cell office:value-type="float" office:value="2.03644889694128" calcext:value-type="float">
            <text:p>2.0364488969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office:value-type="float" office:value="241182" calcext:value-type="float">
            <text:p>241182</text:p>
          </table:table-cell>
          <table:table-cell office:value-type="float" office:value="1.70744500004146" calcext:value-type="float">
            <text:p>1.707445</text:p>
          </table:table-cell>
          <table:table-cell table:number-columns-repeated="8"/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office:value-type="float" office:value="323714" calcext:value-type="float">
            <text:p>323714</text:p>
          </table:table-cell>
          <table:table-cell office:value-type="float" office:value="1.84544072854433" calcext:value-type="float">
            <text:p>1.8454407285</text:p>
          </table:table-cell>
        </table:table-row>
        <table:table-row table:style-name="ro1">
          <table:table-cell table:number-columns-repeated="3"/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office:value-type="float" office:value="83670" calcext:value-type="float">
            <text:p>83670</text:p>
          </table:table-cell>
          <table:table-cell office:value-type="float" office:value="2.29843432532568" calcext:value-type="float">
            <text:p>2.2984343253</text:p>
          </table:table-cell>
          <table:table-cell table:number-columns-repeated="2"/>
          <table:table-cell office:value-type="float" office:value="4900" calcext:value-type="float">
            <text:p>4900</text:p>
          </table:table-cell>
          <table:table-cell office:value-type="float" office:value="4" calcext:value-type="float">
            <text:p>4</text:p>
          </table:table-cell>
          <table:table-cell office:value-type="float" office:value="97171" calcext:value-type="float">
            <text:p>97171</text:p>
          </table:table-cell>
          <table:table-cell office:value-type="float" office:value="2.08690864558356" calcext:value-type="float">
            <text:p>2.0869086456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4" calcext:value-type="float">
            <text:p>4</text:p>
          </table:table-cell>
          <table:table-cell office:value-type="float" office:value="239472" calcext:value-type="float">
            <text:p>239472</text:p>
          </table:table-cell>
          <table:table-cell office:value-type="float" office:value="1.77677974878065" calcext:value-type="float">
            <text:p>1.7767797488</text:p>
          </table:table-cell>
          <table:table-cell table:number-columns-repeated="8"/>
          <table:table-cell office:value-type="float" office:value="4900" calcext:value-type="float">
            <text:p>4900</text:p>
          </table:table-cell>
          <table:table-cell office:value-type="float" office:value="32" calcext:value-type="float">
            <text:p>32</text:p>
          </table:table-cell>
          <table:table-cell office:value-type="float" office:value="329701" calcext:value-type="float">
            <text:p>329701</text:p>
          </table:table-cell>
          <table:table-cell office:value-type="float" office:value="1.814522855557" calcext:value-type="float">
            <text:p>1.8145228556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94733" calcext:value-type="float">
            <text:p>94733</text:p>
          </table:table-cell>
          <table:table-cell office:value-type="float" office:value="2.05322326961038" calcext:value-type="float">
            <text:p>2.0532232696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4337" calcext:value-type="float">
            <text:p>94337</text:p>
          </table:table-cell>
          <table:table-cell office:value-type="float" office:value="2.00531074763878" calcext:value-type="float">
            <text:p>2.0053107476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233484" calcext:value-type="float">
            <text:p>233484</text:p>
          </table:table-cell>
          <table:table-cell office:value-type="float" office:value="1.82051446780079" calcext:value-type="float">
            <text:p>1.8205144678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345523" calcext:value-type="float">
            <text:p>345523</text:p>
          </table:table-cell>
          <table:table-cell office:value-type="float" office:value="1.78960300761454" calcext:value-type="float">
            <text:p>1.7896030076</text:p>
          </table:table-cell>
        </table:table-row>
        <table:table-row table:style-name="ro1">
          <table:table-cell table:number-columns-repeated="3"/>
          <table:table-cell office:value-type="float" office:value="5100" calcext:value-type="float">
            <text:p>5100</text:p>
          </table:table-cell>
          <table:table-cell office:value-type="float" office:value="32" calcext:value-type="float">
            <text:p>32</text:p>
          </table:table-cell>
          <table:table-cell office:value-type="float" office:value="91577" calcext:value-type="float">
            <text:p>91577</text:p>
          </table:table-cell>
          <table:table-cell office:value-type="float" office:value="2.20426526311192" calcext:value-type="float">
            <text:p>2.2042652631</text:p>
          </table:table-cell>
          <table:table-cell table:number-columns-repeated="2"/>
          <table:table-cell office:value-type="float" office:value="5100" calcext:value-type="float">
            <text:p>5100</text:p>
          </table:table-cell>
          <table:table-cell office:value-type="float" office:value="8" calcext:value-type="float">
            <text:p>8</text:p>
          </table:table-cell>
          <table:table-cell office:value-type="float" office:value="101982" calcext:value-type="float">
            <text:p>101982</text:p>
          </table:table-cell>
          <table:table-cell office:value-type="float" office:value="1.93473358043576" calcext:value-type="float">
            <text:p>1.9347335804</text:p>
          </table:table-cell>
          <table:table-cell table:number-columns-repeated="4"/>
          <table:table-cell office:value-type="float" office:value="5100" calcext:value-type="float">
            <text:p>5100</text:p>
          </table:table-cell>
          <table:table-cell office:value-type="float" office:value="4" calcext:value-type="float">
            <text:p>4</text:p>
          </table:table-cell>
          <table:table-cell office:value-type="float" office:value="239471" calcext:value-type="float">
            <text:p>239471</text:p>
          </table:table-cell>
          <table:table-cell office:value-type="float" office:value="1.84643234462628" calcext:value-type="float">
            <text:p>1.8464323446</text:p>
          </table:table-cell>
          <table:table-cell table:number-columns-repeated="8"/>
          <table:table-cell office:value-type="float" office:value="5100" calcext:value-type="float">
            <text:p>5100</text:p>
          </table:table-cell>
          <table:table-cell office:value-type="float" office:value="32" calcext:value-type="float">
            <text:p>32</text:p>
          </table:table-cell>
          <table:table-cell office:value-type="float" office:value="395128" calcext:value-type="float">
            <text:p>395128</text:p>
          </table:table-cell>
          <table:table-cell office:value-type="float" office:value="1.57142495596364" calcext:value-type="float">
            <text:p>1.571424956</text:p>
          </table:table-cell>
        </table:table-row>
        <table:table-row table:style-name="ro1">
          <table:table-cell table:number-columns-repeated="3"/>
          <table:table-cell office:value-type="float" office:value="5200" calcext:value-type="float">
            <text:p>5200</text:p>
          </table:table-cell>
          <table:table-cell office:value-type="float" office:value="256" calcext:value-type="float">
            <text:p>256</text:p>
          </table:table-cell>
          <table:table-cell office:value-type="float" office:value="95078" calcext:value-type="float">
            <text:p>95078</text:p>
          </table:table-cell>
          <table:table-cell office:value-type="float" office:value="2.12635941016849" calcext:value-type="float">
            <text:p>2.1263594102</text:p>
          </table:table-cell>
          <table:table-cell table:number-columns-repeated="2"/>
          <table:table-cell office:value-type="float" office:value="5200" calcext:value-type="float">
            <text:p>5200</text:p>
          </table:table-cell>
          <table:table-cell office:value-type="float" office:value="4" calcext:value-type="float">
            <text:p>4</text:p>
          </table:table-cell>
          <table:table-cell office:value-type="float" office:value="94035" calcext:value-type="float">
            <text:p>94035</text:p>
          </table:table-cell>
          <table:table-cell office:value-type="float" office:value="2.14129845270378" calcext:value-type="float">
            <text:p>2.1412984527</text:p>
          </table:table-cell>
          <table:table-cell table:number-columns-repeated="4"/>
          <table:table-cell office:value-type="float" office:value="5200" calcext:value-type="float">
            <text:p>5200</text:p>
          </table:table-cell>
          <table:table-cell office:value-type="float" office:value="4" calcext:value-type="float">
            <text:p>4</text:p>
          </table:table-cell>
          <table:table-cell office:value-type="float" office:value="244175" calcext:value-type="float">
            <text:p>244175</text:p>
          </table:table-cell>
          <table:table-cell office:value-type="float" office:value="1.78634176307976" calcext:value-type="float">
            <text:p>1.7863417631</text:p>
          </table:table-cell>
          <table:table-cell table:number-columns-repeated="8"/>
          <table:table-cell office:value-type="float" office:value="5200" calcext:value-type="float">
            <text:p>5200</text:p>
          </table:table-cell>
          <table:table-cell office:value-type="float" office:value="4" calcext:value-type="float">
            <text:p>4</text:p>
          </table:table-cell>
          <table:table-cell office:value-type="float" office:value="385292" calcext:value-type="float">
            <text:p>385292</text:p>
          </table:table-cell>
          <table:table-cell office:value-type="float" office:value="1.64705729680346" calcext:value-type="float">
            <text:p>1.6470572968</text:p>
          </table:table-cell>
        </table:table-row>
        <table:table-row table:style-name="ro1">
          <table:table-cell table:number-columns-repeated="3"/>
          <table:table-cell office:value-type="float" office:value="5300" calcext:value-type="float">
            <text:p>5300</text:p>
          </table:table-cell>
          <table:table-cell office:value-type="float" office:value="64" calcext:value-type="float">
            <text:p>64</text:p>
          </table:table-cell>
          <table:table-cell office:value-type="float" office:value="89605" calcext:value-type="float">
            <text:p>89605</text:p>
          </table:table-cell>
          <table:table-cell office:value-type="float" office:value="2.25702806763015" calcext:value-type="float">
            <text:p>2.2570280676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101049" calcext:value-type="float">
            <text:p>101049</text:p>
          </table:table-cell>
          <table:table-cell office:value-type="float" office:value="2.00001979237796" calcext:value-type="float">
            <text:p>2.0000197924</text:p>
          </table:table-cell>
          <table:table-cell table:number-columns-repeated="4"/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254011" calcext:value-type="float">
            <text:p>254011</text:p>
          </table:table-cell>
          <table:table-cell office:value-type="float" office:value="1.77272244115412" calcext:value-type="float">
            <text:p>1.7727224412</text:p>
          </table:table-cell>
          <table:table-cell table:number-columns-repeated="8"/>
          <table:table-cell office:value-type="float" office:value="5300" calcext:value-type="float">
            <text:p>5300</text:p>
          </table:table-cell>
          <table:table-cell office:value-type="float" office:value="32" calcext:value-type="float">
            <text:p>32</text:p>
          </table:table-cell>
          <table:table-cell office:value-type="float" office:value="383581" calcext:value-type="float">
            <text:p>383581</text:p>
          </table:table-cell>
          <table:table-cell office:value-type="float" office:value="1.64214338040727" calcext:value-type="float">
            <text:p>1.6421433804</text:p>
          </table:table-cell>
        </table:table-row>
        <table:table-row table:style-name="ro1">
          <table:table-cell table:number-columns-repeated="3"/>
          <table:table-cell office:value-type="float" office:value="5400" calcext:value-type="float">
            <text:p>5400</text:p>
          </table:table-cell>
          <table:table-cell office:value-type="float" office:value="16" calcext:value-type="float">
            <text:p>16</text:p>
          </table:table-cell>
          <table:table-cell office:value-type="float" office:value="93696" calcext:value-type="float">
            <text:p>93696</text:p>
          </table:table-cell>
          <table:table-cell office:value-type="float" office:value="2.22808871243169" calcext:value-type="float">
            <text:p>2.2280887124</text:p>
          </table:table-cell>
          <table:table-cell table:number-columns-repeated="2"/>
          <table:table-cell office:value-type="float" office:value="5400" calcext:value-type="float">
            <text:p>5400</text:p>
          </table:table-cell>
          <table:table-cell office:value-type="float" office:value="4" calcext:value-type="float">
            <text:p>4</text:p>
          </table:table-cell>
          <table:table-cell office:value-type="float" office:value="97655" calcext:value-type="float">
            <text:p>97655</text:p>
          </table:table-cell>
          <table:table-cell office:value-type="float" office:value="2.11150478726128" calcext:value-type="float">
            <text:p>2.1115047873</text:p>
          </table:table-cell>
          <table:table-cell table:number-columns-repeated="4"/>
          <table:table-cell office:value-type="float" office:value="5400" calcext:value-type="float">
            <text:p>5400</text:p>
          </table:table-cell>
          <table:table-cell office:value-type="float" office:value="4" calcext:value-type="float">
            <text:p>4</text:p>
          </table:table-cell>
          <table:table-cell office:value-type="float" office:value="264273" calcext:value-type="float">
            <text:p>264273</text:p>
          </table:table-cell>
          <table:table-cell office:value-type="float" office:value="1.74757542389877" calcext:value-type="float">
            <text:p>1.7475754239</text:p>
          </table:table-cell>
          <table:table-cell table:number-columns-repeated="8"/>
          <table:table-cell office:value-type="float" office:value="5400" calcext:value-type="float">
            <text:p>5400</text:p>
          </table:table-cell>
          <table:table-cell office:value-type="float" office:value="16" calcext:value-type="float">
            <text:p>16</text:p>
          </table:table-cell>
          <table:table-cell office:value-type="float" office:value="371608" calcext:value-type="float">
            <text:p>371608</text:p>
          </table:table-cell>
          <table:table-cell office:value-type="float" office:value="1.74108200038751" calcext:value-type="float">
            <text:p>1.7410820004</text:p>
          </table:table-cell>
        </table:table-row>
        <table:table-row table:style-name="ro1">
          <table:table-cell table:number-columns-repeated="3"/>
          <table:table-cell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office:value-type="float" office:value="100179" calcext:value-type="float">
            <text:p>100179</text:p>
          </table:table-cell>
          <table:table-cell office:value-type="float" office:value="2.13720440411663" calcext:value-type="float">
            <text:p>2.1372044041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98232" calcext:value-type="float">
            <text:p>98232</text:p>
          </table:table-cell>
          <table:table-cell office:value-type="float" office:value="2.15747414284551" calcext:value-type="float">
            <text:p>2.1574741428</text:p>
          </table:table-cell>
          <table:table-cell table:number-columns-repeated="4"/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251017" calcext:value-type="float">
            <text:p>251017</text:p>
          </table:table-cell>
          <table:table-cell office:value-type="float" office:value="1.85690212216702" calcext:value-type="float">
            <text:p>1.8569021222</text:p>
          </table:table-cell>
          <table:table-cell table:number-columns-repeated="8"/>
          <table:table-cell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office:value-type="float" office:value="373746" calcext:value-type="float">
            <text:p>373746</text:p>
          </table:table-cell>
          <table:table-cell office:value-type="float" office:value="1.75743954450349" calcext:value-type="float">
            <text:p>1.7574395445</text:p>
          </table:table-cell>
        </table:table-row>
        <table:table-row table:style-name="ro1">
          <table:table-cell table:number-columns-repeated="3"/>
          <table:table-cell office:value-type="float" office:value="5600" calcext:value-type="float">
            <text:p>5600</text:p>
          </table:table-cell>
          <table:table-cell office:value-type="float" office:value="256" calcext:value-type="float">
            <text:p>256</text:p>
          </table:table-cell>
          <table:table-cell office:value-type="float" office:value="100544" calcext:value-type="float">
            <text:p>100544</text:p>
          </table:table-cell>
          <table:table-cell office:value-type="float" office:value="2.16543006047104" calcext:value-type="float">
            <text:p>2.1654300605</text:p>
          </table:table-cell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4" calcext:value-type="float">
            <text:p>4</text:p>
          </table:table-cell>
          <table:table-cell office:value-type="float" office:value="100174" calcext:value-type="float">
            <text:p>100174</text:p>
          </table:table-cell>
          <table:table-cell office:value-type="float" office:value="2.15959230938168" calcext:value-type="float">
            <text:p>2.1595923094</text:p>
          </table:table-cell>
          <table:table-cell table:number-columns-repeated="4"/>
          <table:table-cell office:value-type="float" office:value="5600" calcext:value-type="float">
            <text:p>5600</text:p>
          </table:table-cell>
          <table:table-cell office:value-type="float" office:value="4" calcext:value-type="float">
            <text:p>4</text:p>
          </table:table-cell>
          <table:table-cell office:value-type="float" office:value="258715" calcext:value-type="float">
            <text:p>258715</text:p>
          </table:table-cell>
          <table:table-cell office:value-type="float" office:value="1.85619697350366" calcext:value-type="float">
            <text:p>1.8561969735</text:p>
          </table:table-cell>
          <table:table-cell table:number-columns-repeated="8"/>
          <table:table-cell office:value-type="float" office:value="5600" calcext:value-type="float">
            <text:p>5600</text:p>
          </table:table-cell>
          <table:table-cell office:value-type="float" office:value="2" calcext:value-type="float">
            <text:p>2</text:p>
          </table:table-cell>
          <table:table-cell office:value-type="float" office:value="406246" calcext:value-type="float">
            <text:p>406246</text:p>
          </table:table-cell>
          <table:table-cell office:value-type="float" office:value="1.69999950768746" calcext:value-type="float">
            <text:p>1.6999995077</text:p>
          </table:table-cell>
        </table:table-row>
        <table:table-row table:style-name="ro1">
          <table:table-cell table:number-columns-repeated="3"/>
          <table:table-cell office:value-type="float" office:value="5700" calcext:value-type="float">
            <text:p>5700</text:p>
          </table:table-cell>
          <table:table-cell office:value-type="float" office:value="512" calcext:value-type="float">
            <text:p>512</text:p>
          </table:table-cell>
          <table:table-cell office:value-type="float" office:value="100244" calcext:value-type="float">
            <text:p>100244</text:p>
          </table:table-cell>
          <table:table-cell office:value-type="float" office:value="2.21491560592155" calcext:value-type="float">
            <text:p>2.2149156059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 office:value-type="float" office:value="4" calcext:value-type="float">
            <text:p>4</text:p>
          </table:table-cell>
          <table:table-cell office:value-type="float" office:value="100717" calcext:value-type="float">
            <text:p>100717</text:p>
          </table:table-cell>
          <table:table-cell office:value-type="float" office:value="2.16300128081655" calcext:value-type="float">
            <text:p>2.1630012808</text:p>
          </table:table-cell>
          <table:table-cell table:number-columns-repeated="4"/>
          <table:table-cell office:value-type="float" office:value="5700" calcext:value-type="float">
            <text:p>5700</text:p>
          </table:table-cell>
          <table:table-cell office:value-type="float" office:value="4" calcext:value-type="float">
            <text:p>4</text:p>
          </table:table-cell>
          <table:table-cell office:value-type="float" office:value="261707" calcext:value-type="float">
            <text:p>261707</text:p>
          </table:table-cell>
          <table:table-cell office:value-type="float" office:value="1.83987818438177" calcext:value-type="float">
            <text:p>1.8398781844</text:p>
          </table:table-cell>
          <table:table-cell table:number-columns-repeated="8"/>
          <table:table-cell office:value-type="float" office:value="5700" calcext:value-type="float">
            <text:p>5700</text:p>
          </table:table-cell>
          <table:table-cell office:value-type="float" office:value="32" calcext:value-type="float">
            <text:p>32</text:p>
          </table:table-cell>
          <table:table-cell office:value-type="float" office:value="409667" calcext:value-type="float">
            <text:p>409667</text:p>
          </table:table-cell>
          <table:table-cell office:value-type="float" office:value="1.6910222204864" calcext:value-type="float">
            <text:p>1.6910222205</text:p>
          </table:table-cell>
        </table:table-row>
        <table:table-row table:style-name="ro1">
          <table:table-cell table:number-columns-repeated="3"/>
          <table:table-cell office:value-type="float" office:value="5800" calcext:value-type="float">
            <text:p>5800</text:p>
          </table:table-cell>
          <table:table-cell office:value-type="float" office:value="16" calcext:value-type="float">
            <text:p>16</text:p>
          </table:table-cell>
          <table:table-cell office:value-type="float" office:value="118106" calcext:value-type="float">
            <text:p>118106</text:p>
          </table:table-cell>
          <table:table-cell office:value-type="float" office:value="1.97558972448478" calcext:value-type="float">
            <text:p>1.975589724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4" calcext:value-type="float">
            <text:p>4</text:p>
          </table:table-cell>
          <table:table-cell office:value-type="float" office:value="108258" calcext:value-type="float">
            <text:p>108258</text:p>
          </table:table-cell>
          <table:table-cell office:value-type="float" office:value="2.05467494319127" calcext:value-type="float">
            <text:p>2.0546749432</text:p>
          </table:table-cell>
          <table:table-cell table:number-columns-repeated="4"/>
          <table:table-cell office:value-type="float" office:value="5800" calcext:value-type="float">
            <text:p>5800</text:p>
          </table:table-cell>
          <table:table-cell office:value-type="float" office:value="4" calcext:value-type="float">
            <text:p>4</text:p>
          </table:table-cell>
          <table:table-cell office:value-type="float" office:value="262990" calcext:value-type="float">
            <text:p>262990</text:p>
          </table:table-cell>
          <table:table-cell office:value-type="float" office:value="1.82927107494582" calcext:value-type="float">
            <text:p>1.8292710749</text:p>
          </table:table-cell>
          <table:table-cell table:number-columns-repeated="8"/>
          <table:table-cell office:value-type="float" office:value="5800" calcext:value-type="float">
            <text:p>5800</text:p>
          </table:table-cell>
          <table:table-cell office:value-type="float" office:value="32" calcext:value-type="float">
            <text:p>32</text:p>
          </table:table-cell>
          <table:table-cell office:value-type="float" office:value="439173" calcext:value-type="float">
            <text:p>439173</text:p>
          </table:table-cell>
          <table:table-cell office:value-type="float" office:value="1.60564743278845" calcext:value-type="float">
            <text:p>1.6056474328</text:p>
          </table:table-cell>
        </table:table-row>
        <table:table-row table:style-name="ro1">
          <table:table-cell table:number-columns-repeated="3"/>
          <table:table-cell office:value-type="float" office:value="5900" calcext:value-type="float">
            <text:p>5900</text:p>
          </table:table-cell>
          <table:table-cell office:value-type="float" office:value="32" calcext:value-type="float">
            <text:p>32</text:p>
          </table:table-cell>
          <table:table-cell office:value-type="float" office:value="111170" calcext:value-type="float">
            <text:p>111170</text:p>
          </table:table-cell>
          <table:table-cell office:value-type="float" office:value="2.0019159845282" calcext:value-type="float">
            <text:p>2.0019159845</text:p>
          </table:table-cell>
          <table:table-cell table:number-columns-repeated="2"/>
          <table:table-cell office:value-type="float" office:value="5900" calcext:value-type="float">
            <text:p>5900</text:p>
          </table:table-cell>
          <table:table-cell office:value-type="float" office:value="4" calcext:value-type="float">
            <text:p>4</text:p>
          </table:table-cell>
          <table:table-cell office:value-type="float" office:value="104736" calcext:value-type="float">
            <text:p>104736</text:p>
          </table:table-cell>
          <table:table-cell office:value-type="float" office:value="2.14095439963336" calcext:value-type="float">
            <text:p>2.1409543996</text:p>
          </table:table-cell>
          <table:table-cell table:number-columns-repeated="4"/>
          <table:table-cell office:value-type="float" office:value="5900" calcext:value-type="float">
            <text:p>5900</text:p>
          </table:table-cell>
          <table:table-cell office:value-type="float" office:value="4" calcext:value-type="float">
            <text:p>4</text:p>
          </table:table-cell>
          <table:table-cell office:value-type="float" office:value="269405" calcext:value-type="float">
            <text:p>269405</text:p>
          </table:table-cell>
          <table:table-cell office:value-type="float" office:value="1.87936749503536" calcext:value-type="float">
            <text:p>1.879367495</text:p>
          </table:table-cell>
          <table:table-cell table:number-columns-repeated="8"/>
          <table:table-cell office:value-type="float" office:value="5900" calcext:value-type="float">
            <text:p>5900</text:p>
          </table:table-cell>
          <table:table-cell office:value-type="float" office:value="32" calcext:value-type="float">
            <text:p>32</text:p>
          </table:table-cell>
          <table:table-cell office:value-type="float" office:value="457989" calcext:value-type="float">
            <text:p>457989</text:p>
          </table:table-cell>
          <table:table-cell office:value-type="float" office:value="1.57236090823142" calcext:value-type="float">
            <text:p>1.5723609082</text:p>
          </table:table-cell>
        </table:table-row>
        <table:table-row table:style-name="ro1"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97530" calcext:value-type="float">
            <text:p>97530</text:p>
          </table:table-cell>
          <table:table-cell office:value-type="float" office:value="2.37297241874295" calcext:value-type="float">
            <text:p>2.3729724187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office:value-type="float" office:value="110500" calcext:value-type="float">
            <text:p>110500</text:p>
          </table:table-cell>
          <table:table-cell office:value-type="float" office:value="2.07219909502262" calcext:value-type="float">
            <text:p>2.072199095</text:p>
          </table:table-cell>
          <table:table-cell table:number-columns-repeated="4"/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office:value-type="float" office:value="274109" calcext:value-type="float">
            <text:p>274109</text:p>
          </table:table-cell>
          <table:table-cell office:value-type="float" office:value="1.86271519723905" calcext:value-type="float">
            <text:p>1.8627151972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422923" calcext:value-type="float">
            <text:p>422923</text:p>
          </table:table-cell>
          <table:table-cell office:value-type="float" office:value="1.70070911253349" calcext:value-type="float">
            <text:p>1.7007091125</text:p>
          </table:table-cell>
        </table:table-row>
        <table:table-row table:style-name="ro1">
          <table:table-cell table:number-columns-repeated="3"/>
          <table:table-cell office:value-type="float" office:value="6100" calcext:value-type="float">
            <text:p>6100</text:p>
          </table:table-cell>
          <table:table-cell office:value-type="float" office:value="32" calcext:value-type="float">
            <text:p>32</text:p>
          </table:table-cell>
          <table:table-cell office:value-type="float" office:value="126309" calcext:value-type="float">
            <text:p>126309</text:p>
          </table:table-cell>
          <table:table-cell office:value-type="float" office:value="1.85432550332914" calcext:value-type="float">
            <text:p>1.8543255033</text:p>
          </table:table-cell>
          <table:table-cell table:number-columns-repeated="2"/>
          <table:table-cell office:value-type="float" office:value="6100" calcext:value-type="float">
            <text:p>6100</text:p>
          </table:table-cell>
          <table:table-cell office:value-type="float" office:value="4" calcext:value-type="float">
            <text:p>4</text:p>
          </table:table-cell>
          <table:table-cell office:value-type="float" office:value="109681" calcext:value-type="float">
            <text:p>109681</text:p>
          </table:table-cell>
          <table:table-cell office:value-type="float" office:value="2.10629917670335" calcext:value-type="float">
            <text:p>2.1062991767</text:p>
          </table:table-cell>
          <table:table-cell table:number-columns-repeated="4"/>
          <table:table-cell office:value-type="float" office:value="6100" calcext:value-type="float">
            <text:p>6100</text:p>
          </table:table-cell>
          <table:table-cell office:value-type="float" office:value="4" calcext:value-type="float">
            <text:p>4</text:p>
          </table:table-cell>
          <table:table-cell office:value-type="float" office:value="286510" calcext:value-type="float">
            <text:p>286510</text:p>
          </table:table-cell>
          <table:table-cell office:value-type="float" office:value="1.79850965062302" calcext:value-type="float">
            <text:p>1.7985096506</text:p>
          </table:table-cell>
          <table:table-cell table:number-columns-repeated="8"/>
          <table:table-cell office:value-type="float" office:value="6100" calcext:value-type="float">
            <text:p>6100</text:p>
          </table:table-cell>
          <table:table-cell office:value-type="float" office:value="8" calcext:value-type="float">
            <text:p>8</text:p>
          </table:table-cell>
          <table:table-cell office:value-type="float" office:value="380161" calcext:value-type="float">
            <text:p>380161</text:p>
          </table:table-cell>
          <table:table-cell office:value-type="float" office:value="1.92800681816388" calcext:value-type="float">
            <text:p>1.9280068182</text:p>
          </table:table-cell>
        </table:table-row>
        <table:table-row table:style-name="ro1">
          <table:table-cell table:number-columns-repeated="3"/>
          <table:table-cell office:value-type="float" office:value="6200" calcext:value-type="float">
            <text:p>6200</text:p>
          </table:table-cell>
          <table:table-cell office:value-type="float" office:value="512" calcext:value-type="float">
            <text:p>512</text:p>
          </table:table-cell>
          <table:table-cell office:value-type="float" office:value="136912" calcext:value-type="float">
            <text:p>136912</text:p>
          </table:table-cell>
          <table:table-cell office:value-type="float" office:value="1.76647043356316" calcext:value-type="float">
            <text:p>1.7664704336</text:p>
          </table:table-cell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4" calcext:value-type="float">
            <text:p>4</text:p>
          </table:table-cell>
          <table:table-cell office:value-type="float" office:value="117640" calcext:value-type="float">
            <text:p>117640</text:p>
          </table:table-cell>
          <table:table-cell office:value-type="float" office:value="1.99476368582115" calcext:value-type="float">
            <text:p>1.9947636858</text:p>
          </table:table-cell>
          <table:table-cell table:number-columns-repeated="4"/>
          <table:table-cell office:value-type="float" office:value="6200" calcext:value-type="float">
            <text:p>6200</text:p>
          </table:table-cell>
          <table:table-cell office:value-type="float" office:value="4" calcext:value-type="float">
            <text:p>4</text:p>
          </table:table-cell>
          <table:table-cell office:value-type="float" office:value="290786" calcext:value-type="float">
            <text:p>290786</text:p>
          </table:table-cell>
          <table:table-cell office:value-type="float" office:value="1.79706038117378" calcext:value-type="float">
            <text:p>1.7970603812</text:p>
          </table:table-cell>
          <table:table-cell table:number-columns-repeated="8"/>
          <table:table-cell office:value-type="float" office:value="6200" calcext:value-type="float">
            <text:p>6200</text:p>
          </table:table-cell>
          <table:table-cell office:value-type="float" office:value="4" calcext:value-type="float">
            <text:p>4</text:p>
          </table:table-cell>
          <table:table-cell office:value-type="float" office:value="499468" calcext:value-type="float">
            <text:p>499468</text:p>
          </table:table-cell>
          <table:table-cell office:value-type="float" office:value="1.45804936452385" calcext:value-type="float">
            <text:p>1.4580493645</text:p>
          </table:table-cell>
        </table:table-row>
        <table:table-row table:style-name="ro1">
          <table:table-cell table:number-columns-repeated="3"/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office:value-type="float" office:value="122351" calcext:value-type="float">
            <text:p>122351</text:p>
          </table:table-cell>
          <table:table-cell office:value-type="float" office:value="1.97817753839364" calcext:value-type="float">
            <text:p>1.9781775384</text:p>
          </table:table-cell>
          <table:table-cell table:number-columns-repeated="2"/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office:value-type="float" office:value="113437" calcext:value-type="float">
            <text:p>113437</text:p>
          </table:table-cell>
          <table:table-cell office:value-type="float" office:value="2.0952951858741" calcext:value-type="float">
            <text:p>2.0952951859</text:p>
          </table:table-cell>
          <table:table-cell table:number-columns-repeated="4"/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office:value-type="float" office:value="310457" calcext:value-type="float">
            <text:p>310457</text:p>
          </table:table-cell>
          <table:table-cell office:value-type="float" office:value="1.70936715873696" calcext:value-type="float">
            <text:p>1.7093671587</text:p>
          </table:table-cell>
          <table:table-cell table:number-columns-repeated="8"/>
          <table:table-cell office:value-type="float" office:value="6300" calcext:value-type="float">
            <text:p>6300</text:p>
          </table:table-cell>
          <table:table-cell office:value-type="float" office:value="32" calcext:value-type="float">
            <text:p>32</text:p>
          </table:table-cell>
          <table:table-cell office:value-type="float" office:value="408812" calcext:value-type="float">
            <text:p>408812</text:p>
          </table:table-cell>
          <table:table-cell office:value-type="float" office:value="1.84100271029226" calcext:value-type="float">
            <text:p>1.8410027103</text:p>
          </table:table-cell>
        </table:table-row>
        <table:table-row table:style-name="ro1">
          <table:table-cell table:number-columns-repeated="3"/>
          <table:table-cell office:value-type="float" office:value="6400" calcext:value-type="float">
            <text:p>6400</text:p>
          </table:table-cell>
          <table:table-cell office:value-type="float" office:value="512" calcext:value-type="float">
            <text:p>512</text:p>
          </table:table-cell>
          <table:table-cell office:value-type="float" office:value="122595" calcext:value-type="float">
            <text:p>122595</text:p>
          </table:table-cell>
          <table:table-cell office:value-type="float" office:value="2.00741465802031" calcext:value-type="float">
            <text:p>2.007414658</text:p>
          </table:table-cell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111621" calcext:value-type="float">
            <text:p>111621</text:p>
          </table:table-cell>
          <table:table-cell office:value-type="float" office:value="2.15566067317082" calcext:value-type="float">
            <text:p>2.1556606732</text:p>
          </table:table-cell>
          <table:table-cell table:number-columns-repeated="4"/>
          <table:table-cell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292069" calcext:value-type="float">
            <text:p>292069</text:p>
          </table:table-cell>
          <table:table-cell office:value-type="float" office:value="1.80673744902746" calcext:value-type="float">
            <text:p>1.806737449</text:p>
          </table:table-cell>
          <table:table-cell table:number-columns-repeated="8"/>
          <table:table-cell office:value-type="float" office:value="6400" calcext:value-type="float">
            <text:p>6400</text:p>
          </table:table-cell>
          <table:table-cell office:value-type="float" office:value="16" calcext:value-type="float">
            <text:p>16</text:p>
          </table:table-cell>
          <table:table-cell office:value-type="float" office:value="449009" calcext:value-type="float">
            <text:p>449009</text:p>
          </table:table-cell>
          <table:table-cell office:value-type="float" office:value="1.71618831693797" calcext:value-type="float">
            <text:p>1.7161883169</text:p>
          </table:table-cell>
        </table:table-row>
        <table:table-row table:style-name="ro1">
          <table:table-cell table:number-columns-repeated="3"/>
          <table:table-cell office:value-type="float" office:value="6500" calcext:value-type="float">
            <text:p>6500</text:p>
          </table:table-cell>
          <table:table-cell office:value-type="float" office:value="32" calcext:value-type="float">
            <text:p>32</text:p>
          </table:table-cell>
          <table:table-cell office:value-type="float" office:value="110242" calcext:value-type="float">
            <text:p>110242</text:p>
          </table:table-cell>
          <table:table-cell office:value-type="float" office:value="2.2496779811687" calcext:value-type="float">
            <text:p>2.2496779812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4" calcext:value-type="float">
            <text:p>4</text:p>
          </table:table-cell>
          <table:table-cell office:value-type="float" office:value="114494" calcext:value-type="float">
            <text:p>114494</text:p>
          </table:table-cell>
          <table:table-cell office:value-type="float" office:value="2.16223557566335" calcext:value-type="float">
            <text:p>2.1622355757</text:p>
          </table:table-cell>
          <table:table-cell table:number-columns-repeated="4"/>
          <table:table-cell office:value-type="float" office:value="6500" calcext:value-type="float">
            <text:p>6500</text:p>
          </table:table-cell>
          <table:table-cell office:value-type="float" office:value="4" calcext:value-type="float">
            <text:p>4</text:p>
          </table:table-cell>
          <table:table-cell office:value-type="float" office:value="304043" calcext:value-type="float">
            <text:p>304043</text:p>
          </table:table-cell>
          <table:table-cell office:value-type="float" office:value="1.8157497459241" calcext:value-type="float">
            <text:p>1.8157497459</text:p>
          </table:table-cell>
          <table:table-cell table:number-columns-repeated="8"/>
          <table:table-cell office:value-type="float" office:value="6500" calcext:value-type="float">
            <text:p>6500</text:p>
          </table:table-cell>
          <table:table-cell office:value-type="float" office:value="16" calcext:value-type="float">
            <text:p>16</text:p>
          </table:table-cell>
          <table:table-cell office:value-type="float" office:value="518712" calcext:value-type="float">
            <text:p>518712</text:p>
          </table:table-cell>
          <table:table-cell office:value-type="float" office:value="1.50453430805534" calcext:value-type="float">
            <text:p>1.5045343081</text:p>
          </table:table-cell>
        </table:table-row>
        <table:table-row table:style-name="ro1">
          <table:table-cell table:number-columns-repeated="3"/>
          <table:table-cell office:value-type="float" office:value="6600" calcext:value-type="float">
            <text:p>6600</text:p>
          </table:table-cell>
          <table:table-cell office:value-type="float" office:value="4" calcext:value-type="float">
            <text:p>4</text:p>
          </table:table-cell>
          <table:table-cell office:value-type="float" office:value="113728" calcext:value-type="float">
            <text:p>113728</text:p>
          </table:table-cell>
          <table:table-cell office:value-type="float" office:value="2.20202588632527" calcext:value-type="float">
            <text:p>2.2020258863</text:p>
          </table:table-cell>
          <table:table-cell table:number-columns-repeated="2"/>
          <table:table-cell office:value-type="float" office:value="6600" calcext:value-type="float">
            <text:p>6600</text:p>
          </table:table-cell>
          <table:table-cell office:value-type="float" office:value="4" calcext:value-type="float">
            <text:p>4</text:p>
          </table:table-cell>
          <table:table-cell office:value-type="float" office:value="117786" calcext:value-type="float">
            <text:p>117786</text:p>
          </table:table-cell>
          <table:table-cell office:value-type="float" office:value="2.11950486475472" calcext:value-type="float">
            <text:p>2.1195048648</text:p>
          </table:table-cell>
          <table:table-cell table:number-columns-repeated="4"/>
          <table:table-cell office:value-type="float" office:value="6600" calcext:value-type="float">
            <text:p>6600</text:p>
          </table:table-cell>
          <table:table-cell office:value-type="float" office:value="4" calcext:value-type="float">
            <text:p>4</text:p>
          </table:table-cell>
          <table:table-cell office:value-type="float" office:value="295063" calcext:value-type="float">
            <text:p>295063</text:p>
          </table:table-cell>
          <table:table-cell office:value-type="float" office:value="1.87970704561399" calcext:value-type="float">
            <text:p>1.8797070456</text:p>
          </table:table-cell>
          <table:table-cell table:number-columns-repeated="8"/>
          <table:table-cell office:value-type="float" office:value="6600" calcext:value-type="float">
            <text:p>6600</text:p>
          </table:table-cell>
          <table:table-cell office:value-type="float" office:value="32" calcext:value-type="float">
            <text:p>32</text:p>
          </table:table-cell>
          <table:table-cell office:value-type="float" office:value="463120" calcext:value-type="float">
            <text:p>463120</text:p>
          </table:table-cell>
          <table:table-cell office:value-type="float" office:value="1.7036016583175" calcext:value-type="float">
            <text:p>1.7036016583</text:p>
          </table:table-cell>
        </table:table-row>
        <table:table-row table:style-name="ro1">
          <table:table-cell table:number-columns-repeated="3"/>
          <table:table-cell office:value-type="float" office:value="6700" calcext:value-type="float">
            <text:p>6700</text:p>
          </table:table-cell>
          <table:table-cell office:value-type="float" office:value="256" calcext:value-type="float">
            <text:p>256</text:p>
          </table:table-cell>
          <table:table-cell office:value-type="float" office:value="123615" calcext:value-type="float">
            <text:p>123615</text:p>
          </table:table-cell>
          <table:table-cell office:value-type="float" office:value="2.05618250212353" calcext:value-type="float">
            <text:p>2.0561825021</text:p>
          </table:table-cell>
          <table:table-cell table:number-columns-repeated="2"/>
          <table:table-cell office:value-type="float" office:value="6700" calcext:value-type="float">
            <text:p>6700</text:p>
          </table:table-cell>
          <table:table-cell office:value-type="float" office:value="8" calcext:value-type="float">
            <text:p>8</text:p>
          </table:table-cell>
          <table:table-cell office:value-type="float" office:value="120027" calcext:value-type="float">
            <text:p>120027</text:p>
          </table:table-cell>
          <table:table-cell office:value-type="float" office:value="2.07866563356578" calcext:value-type="float">
            <text:p>2.0786656336</text:p>
          </table:table-cell>
          <table:table-cell table:number-columns-repeated="4"/>
          <table:table-cell office:value-type="float" office:value="6700" calcext:value-type="float">
            <text:p>6700</text:p>
          </table:table-cell>
          <table:table-cell office:value-type="float" office:value="4" calcext:value-type="float">
            <text:p>4</text:p>
          </table:table-cell>
          <table:table-cell office:value-type="float" office:value="320720" calcext:value-type="float">
            <text:p>320720</text:p>
          </table:table-cell>
          <table:table-cell office:value-type="float" office:value="1.77466949363931" calcext:value-type="float">
            <text:p>1.7746694936</text:p>
          </table:table-cell>
          <table:table-cell table:number-columns-repeated="8"/>
          <table:table-cell office:value-type="float" office:value="6700" calcext:value-type="float">
            <text:p>6700</text:p>
          </table:table-cell>
          <table:table-cell office:value-type="float" office:value="8" calcext:value-type="float">
            <text:p>8</text:p>
          </table:table-cell>
          <table:table-cell office:value-type="float" office:value="466113" calcext:value-type="float">
            <text:p>466113</text:p>
          </table:table-cell>
          <table:table-cell office:value-type="float" office:value="1.7256888351108" calcext:value-type="float">
            <text:p>1.7256888351</text:p>
          </table:table-cell>
        </table:table-row>
        <table:table-row table:style-name="ro1">
          <table:table-cell table:number-columns-repeated="3"/>
          <table:table-cell office:value-type="float" office:value="6800" calcext:value-type="float">
            <text:p>6800</text:p>
          </table:table-cell>
          <table:table-cell office:value-type="float" office:value="16" calcext:value-type="float">
            <text:p>16</text:p>
          </table:table-cell>
          <table:table-cell office:value-type="float" office:value="120682" calcext:value-type="float">
            <text:p>120682</text:p>
          </table:table-cell>
          <table:table-cell office:value-type="float" office:value="2.14609469514924" calcext:value-type="float">
            <text:p>2.1460946951</text:p>
          </table:table-cell>
          <table:table-cell table:number-columns-repeated="2"/>
          <table:table-cell office:value-type="float" office:value="6800" calcext:value-type="float">
            <text:p>6800</text:p>
          </table:table-cell>
          <table:table-cell office:value-type="float" office:value="4" calcext:value-type="float">
            <text:p>4</text:p>
          </table:table-cell>
          <table:table-cell office:value-type="float" office:value="118265" calcext:value-type="float">
            <text:p>118265</text:p>
          </table:table-cell>
          <table:table-cell office:value-type="float" office:value="2.18993785143534" calcext:value-type="float">
            <text:p>2.1899378514</text:p>
          </table:table-cell>
          <table:table-cell table:number-columns-repeated="4"/>
          <table:table-cell office:value-type="float" office:value="6800" calcext:value-type="float">
            <text:p>6800</text:p>
          </table:table-cell>
          <table:table-cell office:value-type="float" office:value="4" calcext:value-type="float">
            <text:p>4</text:p>
          </table:table-cell>
          <table:table-cell office:value-type="float" office:value="317727" calcext:value-type="float">
            <text:p>317727</text:p>
          </table:table-cell>
          <table:table-cell office:value-type="float" office:value="1.75235343549651" calcext:value-type="float">
            <text:p>1.7523534355</text:p>
          </table:table-cell>
          <table:table-cell table:number-columns-repeated="8"/>
          <table:table-cell office:value-type="float" office:value="6800" calcext:value-type="float">
            <text:p>6800</text:p>
          </table:table-cell>
          <table:table-cell office:value-type="float" office:value="4" calcext:value-type="float">
            <text:p>4</text:p>
          </table:table-cell>
          <table:table-cell office:value-type="float" office:value="471673" calcext:value-type="float">
            <text:p>471673</text:p>
          </table:table-cell>
          <table:table-cell office:value-type="float" office:value="1.73164035253237" calcext:value-type="float">
            <text:p>1.7316403525</text:p>
          </table:table-cell>
        </table:table-row>
        <table:table-row table:style-name="ro1">
          <table:table-cell table:number-columns-repeated="3"/>
          <table:table-cell office:value-type="float" office:value="6900" calcext:value-type="float">
            <text:p>6900</text:p>
          </table:table-cell>
          <table:table-cell office:value-type="float" office:value="16" calcext:value-type="float">
            <text:p>16</text:p>
          </table:table-cell>
          <table:table-cell office:value-type="float" office:value="107593" calcext:value-type="float">
            <text:p>107593</text:p>
          </table:table-cell>
          <table:table-cell office:value-type="float" office:value="2.45610773935107" calcext:value-type="float">
            <text:p>2.4561077394</text:p>
          </table:table-cell>
          <table:table-cell table:number-columns-repeated="2"/>
          <table:table-cell office:value-type="float" office:value="6900" calcext:value-type="float">
            <text:p>6900</text:p>
          </table:table-cell>
          <table:table-cell office:value-type="float" office:value="4" calcext:value-type="float">
            <text:p>4</text:p>
          </table:table-cell>
          <table:table-cell office:value-type="float" office:value="119480" calcext:value-type="float">
            <text:p>119480</text:p>
          </table:table-cell>
          <table:table-cell office:value-type="float" office:value="2.20689655172414" calcext:value-type="float">
            <text:p>2.2068965517</text:p>
          </table:table-cell>
          <table:table-cell table:number-columns-repeated="4"/>
          <table:table-cell office:value-type="float" office:value="6900" calcext:value-type="float">
            <text:p>6900</text:p>
          </table:table-cell>
          <table:table-cell office:value-type="float" office:value="4" calcext:value-type="float">
            <text:p>4</text:p>
          </table:table-cell>
          <table:table-cell office:value-type="float" office:value="322003" calcext:value-type="float">
            <text:p>322003</text:p>
          </table:table-cell>
          <table:table-cell office:value-type="float" office:value="1.77556730837911" calcext:value-type="float">
            <text:p>1.7755673084</text:p>
          </table:table-cell>
          <table:table-cell table:number-columns-repeated="8"/>
          <table:table-cell office:value-type="float" office:value="6900" calcext:value-type="float">
            <text:p>6900</text:p>
          </table:table-cell>
          <table:table-cell office:value-type="float" office:value="4" calcext:value-type="float">
            <text:p>4</text:p>
          </table:table-cell>
          <table:table-cell office:value-type="float" office:value="464831" calcext:value-type="float">
            <text:p>464831</text:p>
          </table:table-cell>
          <table:table-cell office:value-type="float" office:value="1.72400937114779" calcext:value-type="float">
            <text:p>1.7240093711</text:p>
          </table:table-cell>
        </table:table-row>
        <table:table-row table:style-name="ro1">
          <table:table-cell table:number-columns-repeated="3"/>
          <table:table-cell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office:value-type="float" office:value="127226" calcext:value-type="float">
            <text:p>127226</text:p>
          </table:table-cell>
          <table:table-cell office:value-type="float" office:value="2.10594532564099" calcext:value-type="float">
            <text:p>2.1059453256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119719" calcext:value-type="float">
            <text:p>119719</text:p>
          </table:table-cell>
          <table:table-cell office:value-type="float" office:value="2.2180689781906" calcext:value-type="float">
            <text:p>2.2180689782</text:p>
          </table:table-cell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310458" calcext:value-type="float">
            <text:p>310458</text:p>
          </table:table-cell>
          <table:table-cell office:value-type="float" office:value="1.91872974766313" calcext:value-type="float">
            <text:p>1.9187297477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456706" calcext:value-type="float">
            <text:p>456706</text:p>
          </table:table-cell>
          <table:table-cell office:value-type="float" office:value="1.83239545790946" calcext:value-type="float">
            <text:p>1.8323954579</text:p>
          </table:table-cell>
        </table:table-row>
        <table:table-row table:style-name="ro1">
          <table:table-cell table:number-columns-repeated="3"/>
          <table:table-cell office:value-type="float" office:value="7100" calcext:value-type="float">
            <text:p>7100</text:p>
          </table:table-cell>
          <table:table-cell office:value-type="float" office:value="8" calcext:value-type="float">
            <text:p>8</text:p>
          </table:table-cell>
          <table:table-cell office:value-type="float" office:value="147862" calcext:value-type="float">
            <text:p>147862</text:p>
          </table:table-cell>
          <table:table-cell office:value-type="float" office:value="1.81581474618225" calcext:value-type="float">
            <text:p>1.8158147462</text:p>
          </table:table-cell>
          <table:table-cell table:number-columns-repeated="2"/>
          <table:table-cell office:value-type="float" office:value="7100" calcext:value-type="float">
            <text:p>7100</text:p>
          </table:table-cell>
          <table:table-cell office:value-type="float" office:value="4" calcext:value-type="float">
            <text:p>4</text:p>
          </table:table-cell>
          <table:table-cell office:value-type="float" office:value="123336" calcext:value-type="float">
            <text:p>123336</text:p>
          </table:table-cell>
          <table:table-cell office:value-type="float" office:value="2.14805085295453" calcext:value-type="float">
            <text:p>2.148050853</text:p>
          </table:table-cell>
          <table:table-cell table:number-columns-repeated="4"/>
          <table:table-cell office:value-type="float" office:value="7100" calcext:value-type="float">
            <text:p>7100</text:p>
          </table:table-cell>
          <table:table-cell office:value-type="float" office:value="4" calcext:value-type="float">
            <text:p>4</text:p>
          </table:table-cell>
          <table:table-cell office:value-type="float" office:value="315589" calcext:value-type="float">
            <text:p>315589</text:p>
          </table:table-cell>
          <table:table-cell office:value-type="float" office:value="1.87669088593075" calcext:value-type="float">
            <text:p>1.8766908859</text:p>
          </table:table-cell>
          <table:table-cell table:number-columns-repeated="8"/>
          <table:table-cell office:value-type="float" office:value="7100" calcext:value-type="float">
            <text:p>7100</text:p>
          </table:table-cell>
          <table:table-cell office:value-type="float" office:value="16" calcext:value-type="float">
            <text:p>16</text:p>
          </table:table-cell>
          <table:table-cell office:value-type="float" office:value="536245" calcext:value-type="float">
            <text:p>536245</text:p>
          </table:table-cell>
          <table:table-cell office:value-type="float" office:value="1.56379453421477" calcext:value-type="float">
            <text:p>1.5637945342</text:p>
          </table:table-cell>
        </table:table-row>
        <table:table-row table:style-name="ro1">
          <table:table-cell table:number-columns-repeated="3"/>
          <table:table-cell office:value-type="float" office:value="7200" calcext:value-type="float">
            <text:p>7200</text:p>
          </table:table-cell>
          <table:table-cell office:value-type="float" office:value="32" calcext:value-type="float">
            <text:p>32</text:p>
          </table:table-cell>
          <table:table-cell office:value-type="float" office:value="109575" calcext:value-type="float">
            <text:p>109575</text:p>
          </table:table-cell>
          <table:table-cell office:value-type="float" office:value="2.50370978781656" calcext:value-type="float">
            <text:p>2.5037097878</text:p>
          </table:table-cell>
          <table:table-cell table:number-columns-repeated="2"/>
          <table:table-cell office:value-type="float" office:value="7200" calcext:value-type="float">
            <text:p>7200</text:p>
          </table:table-cell>
          <table:table-cell office:value-type="float" office:value="4" calcext:value-type="float">
            <text:p>4</text:p>
          </table:table-cell>
          <table:table-cell office:value-type="float" office:value="122956" calcext:value-type="float">
            <text:p>122956</text:p>
          </table:table-cell>
          <table:table-cell office:value-type="float" office:value="2.13153485799798" calcext:value-type="float">
            <text:p>2.131534858</text:p>
          </table:table-cell>
          <table:table-cell table:number-columns-repeated="4"/>
          <table:table-cell office:value-type="float" office:value="7200" calcext:value-type="float">
            <text:p>7200</text:p>
          </table:table-cell>
          <table:table-cell office:value-type="float" office:value="4" calcext:value-type="float">
            <text:p>4</text:p>
          </table:table-cell>
          <table:table-cell office:value-type="float" office:value="333977" calcext:value-type="float">
            <text:p>333977</text:p>
          </table:table-cell>
          <table:table-cell office:value-type="float" office:value="1.79001248588975" calcext:value-type="float">
            <text:p>1.7900124859</text:p>
          </table:table-cell>
          <table:table-cell table:number-columns-repeated="8"/>
          <table:table-cell office:value-type="float" office:value="7200" calcext:value-type="float">
            <text:p>7200</text:p>
          </table:table-cell>
          <table:table-cell office:value-type="float" office:value="32" calcext:value-type="float">
            <text:p>32</text:p>
          </table:table-cell>
          <table:table-cell office:value-type="float" office:value="547362" calcext:value-type="float">
            <text:p>547362</text:p>
          </table:table-cell>
          <table:table-cell office:value-type="float" office:value="1.56250159857644" calcext:value-type="float">
            <text:p>1.5625015986</text:p>
          </table:table-cell>
        </table:table-row>
        <table:table-row table:style-name="ro1">
          <table:table-cell table:number-columns-repeated="3"/>
          <table:table-cell office:value-type="float" office:value="7300" calcext:value-type="float">
            <text:p>7300</text:p>
          </table:table-cell>
          <table:table-cell office:value-type="float" office:value="512" calcext:value-type="float">
            <text:p>512</text:p>
          </table:table-cell>
          <table:table-cell office:value-type="float" office:value="132730" calcext:value-type="float">
            <text:p>132730</text:p>
          </table:table-cell>
          <table:table-cell office:value-type="float" office:value="2.0815339410834" calcext:value-type="float">
            <text:p>2.081533941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float" office:value="4" calcext:value-type="float">
            <text:p>4</text:p>
          </table:table-cell>
          <table:table-cell office:value-type="float" office:value="129062" calcext:value-type="float">
            <text:p>129062</text:p>
          </table:table-cell>
          <table:table-cell office:value-type="float" office:value="2.16107762160822" calcext:value-type="float">
            <text:p>2.1610776216</text:p>
          </table:table-cell>
          <table:table-cell table:number-columns-repeated="4"/>
          <table:table-cell office:value-type="float" office:value="7300" calcext:value-type="float">
            <text:p>7300</text:p>
          </table:table-cell>
          <table:table-cell office:value-type="float" office:value="4" calcext:value-type="float">
            <text:p>4</text:p>
          </table:table-cell>
          <table:table-cell office:value-type="float" office:value="339108" calcext:value-type="float">
            <text:p>339108</text:p>
          </table:table-cell>
          <table:table-cell office:value-type="float" office:value="1.77301626620428" calcext:value-type="float">
            <text:p>1.7730162662</text:p>
          </table:table-cell>
          <table:table-cell table:number-columns-repeated="8"/>
          <table:table-cell office:value-type="float" office:value="7300" calcext:value-type="float">
            <text:p>7300</text:p>
          </table:table-cell>
          <table:table-cell office:value-type="float" office:value="32" calcext:value-type="float">
            <text:p>32</text:p>
          </table:table-cell>
          <table:table-cell office:value-type="float" office:value="561902" calcext:value-type="float">
            <text:p>561902</text:p>
          </table:table-cell>
          <table:table-cell office:value-type="float" office:value="1.5624058999612" calcext:value-type="float">
            <text:p>1.5624059</text:p>
          </table:table-cell>
        </table:table-row>
        <table:table-row table:style-name="ro1">
          <table:table-cell table:number-columns-repeated="3"/>
          <table:table-cell office:value-type="float" office:value="7400" calcext:value-type="float">
            <text:p>7400</text:p>
          </table:table-cell>
          <table:table-cell office:value-type="float" office:value="64" calcext:value-type="float">
            <text:p>64</text:p>
          </table:table-cell>
          <table:table-cell office:value-type="float" office:value="123824" calcext:value-type="float">
            <text:p>123824</text:p>
          </table:table-cell>
          <table:table-cell office:value-type="float" office:value="2.27268542447345" calcext:value-type="float">
            <text:p>2.2726854245</text:p>
          </table:table-cell>
          <table:table-cell table:number-columns-repeated="2"/>
          <table:table-cell office:value-type="float" office:value="7400" calcext:value-type="float">
            <text:p>7400</text:p>
          </table:table-cell>
          <table:table-cell office:value-type="float" office:value="4" calcext:value-type="float">
            <text:p>4</text:p>
          </table:table-cell>
          <table:table-cell office:value-type="float" office:value="126597" calcext:value-type="float">
            <text:p>126597</text:p>
          </table:table-cell>
          <table:table-cell office:value-type="float" office:value="2.2048705735523" calcext:value-type="float">
            <text:p>2.2048705736</text:p>
          </table:table-cell>
          <table:table-cell table:number-columns-repeated="4"/>
          <table:table-cell office:value-type="float" office:value="7400" calcext:value-type="float">
            <text:p>7400</text:p>
          </table:table-cell>
          <table:table-cell office:value-type="float" office:value="4" calcext:value-type="float">
            <text:p>4</text:p>
          </table:table-cell>
          <table:table-cell office:value-type="float" office:value="341246" calcext:value-type="float">
            <text:p>341246</text:p>
          </table:table-cell>
          <table:table-cell office:value-type="float" office:value="1.75062857879653" calcext:value-type="float">
            <text:p>1.7506285788</text:p>
          </table:table-cell>
          <table:table-cell table:number-columns-repeated="8"/>
          <table:table-cell office:value-type="float" office:value="7400" calcext:value-type="float">
            <text:p>7400</text:p>
          </table:table-cell>
          <table:table-cell office:value-type="float" office:value="32" calcext:value-type="float">
            <text:p>32</text:p>
          </table:table-cell>
          <table:table-cell office:value-type="float" office:value="439601" calcext:value-type="float">
            <text:p>439601</text:p>
          </table:table-cell>
          <table:table-cell office:value-type="float" office:value="1.9922179430893" calcext:value-type="float">
            <text:p>1.9922179431</text:p>
          </table:table-cell>
        </table:table-row>
        <table:table-row table:style-name="ro1">
          <table:table-cell table:number-columns-repeated="3"/>
          <table:table-cell office:value-type="float" office:value="7500" calcext:value-type="float">
            <text:p>7500</text:p>
          </table:table-cell>
          <table:table-cell office:value-type="float" office:value="8" calcext:value-type="float">
            <text:p>8</text:p>
          </table:table-cell>
          <table:table-cell office:value-type="float" office:value="125164" calcext:value-type="float">
            <text:p>125164</text:p>
          </table:table-cell>
          <table:table-cell office:value-type="float" office:value="2.21297657473395" calcext:value-type="float">
            <text:p>2.2129765747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8" calcext:value-type="float">
            <text:p>8</text:p>
          </table:table-cell>
          <table:table-cell office:value-type="float" office:value="131425" calcext:value-type="float">
            <text:p>131425</text:p>
          </table:table-cell>
          <table:table-cell office:value-type="float" office:value="2.12215331938368" calcext:value-type="float">
            <text:p>2.1221533194</text:p>
          </table:table-cell>
          <table:table-cell table:number-columns-repeated="4"/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339536" calcext:value-type="float">
            <text:p>339536</text:p>
          </table:table-cell>
          <table:table-cell office:value-type="float" office:value="1.89294802318458" calcext:value-type="float">
            <text:p>1.8929480232</text:p>
          </table:table-cell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8" calcext:value-type="float">
            <text:p>8</text:p>
          </table:table-cell>
          <table:table-cell office:value-type="float" office:value="476804" calcext:value-type="float">
            <text:p>476804</text:p>
          </table:table-cell>
          <table:table-cell office:value-type="float" office:value="1.82601026837023" calcext:value-type="float">
            <text:p>1.8260102684</text:p>
          </table:table-cell>
        </table:table-row>
        <table:table-row table:style-name="ro1">
          <table:table-cell table:number-columns-repeated="3"/>
          <table:table-cell office:value-type="float" office:value="7600" calcext:value-type="float">
            <text:p>7600</text:p>
          </table:table-cell>
          <table:table-cell office:value-type="float" office:value="512" calcext:value-type="float">
            <text:p>512</text:p>
          </table:table-cell>
          <table:table-cell office:value-type="float" office:value="132970" calcext:value-type="float">
            <text:p>132970</text:p>
          </table:table-cell>
          <table:table-cell office:value-type="float" office:value="2.14713845228247" calcext:value-type="float">
            <text:p>2.1471384523</text:p>
          </table:table-cell>
          <table:table-cell table:number-columns-repeated="2"/>
          <table:table-cell office:value-type="float" office:value="7600" calcext:value-type="float">
            <text:p>7600</text:p>
          </table:table-cell>
          <table:table-cell office:value-type="float" office:value="4" calcext:value-type="float">
            <text:p>4</text:p>
          </table:table-cell>
          <table:table-cell office:value-type="float" office:value="130207" calcext:value-type="float">
            <text:p>130207</text:p>
          </table:table-cell>
          <table:table-cell office:value-type="float" office:value="2.19261637239165" calcext:value-type="float">
            <text:p>2.1926163724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office:value-type="float" office:value="4" calcext:value-type="float">
            <text:p>4</text:p>
          </table:table-cell>
          <table:table-cell office:value-type="float" office:value="361345" calcext:value-type="float">
            <text:p>361345</text:p>
          </table:table-cell>
          <table:table-cell office:value-type="float" office:value="1.7349098506967" calcext:value-type="float">
            <text:p>1.7349098507</text:p>
          </table:table-cell>
          <table:table-cell table:number-columns-repeated="8"/>
          <table:table-cell office:value-type="float" office:value="7600" calcext:value-type="float">
            <text:p>7600</text:p>
          </table:table-cell>
          <table:table-cell office:value-type="float" office:value="32" calcext:value-type="float">
            <text:p>32</text:p>
          </table:table-cell>
          <table:table-cell office:value-type="float" office:value="500751" calcext:value-type="float">
            <text:p>500751</text:p>
          </table:table-cell>
          <table:table-cell office:value-type="float" office:value="1.76515873158516" calcext:value-type="float">
            <text:p>1.7651587316</text:p>
          </table:table-cell>
        </table:table-row>
        <table:table-row table:style-name="ro1">
          <table:table-cell table:number-columns-repeated="3"/>
          <table:table-cell office:value-type="float" office:value="7700" calcext:value-type="float">
            <text:p>7700</text:p>
          </table:table-cell>
          <table:table-cell office:value-type="float" office:value="8" calcext:value-type="float">
            <text:p>8</text:p>
          </table:table-cell>
          <table:table-cell office:value-type="float" office:value="123750" calcext:value-type="float">
            <text:p>123750</text:p>
          </table:table-cell>
          <table:table-cell office:value-type="float" office:value="2.32968888888889" calcext:value-type="float">
            <text:p>2.3296888889</text:p>
          </table:table-cell>
          <table:table-cell table:number-columns-repeated="2"/>
          <table:table-cell office:value-type="float" office:value="7700" calcext:value-type="float">
            <text:p>7700</text:p>
          </table:table-cell>
          <table:table-cell office:value-type="float" office:value="32" calcext:value-type="float">
            <text:p>32</text:p>
          </table:table-cell>
          <table:table-cell office:value-type="float" office:value="140089" calcext:value-type="float">
            <text:p>140089</text:p>
          </table:table-cell>
          <table:table-cell office:value-type="float" office:value="2.14884823219525" calcext:value-type="float">
            <text:p>2.1488482322</text:p>
          </table:table-cell>
          <table:table-cell table:number-columns-repeated="4"/>
          <table:table-cell office:value-type="float" office:value="7700" calcext:value-type="float">
            <text:p>7700</text:p>
          </table:table-cell>
          <table:table-cell office:value-type="float" office:value="4" calcext:value-type="float">
            <text:p>4</text:p>
          </table:table-cell>
          <table:table-cell office:value-type="float" office:value="336543" calcext:value-type="float">
            <text:p>336543</text:p>
          </table:table-cell>
          <table:table-cell office:value-type="float" office:value="1.90597041091332" calcext:value-type="float">
            <text:p>1.9059704109</text:p>
          </table:table-cell>
          <table:table-cell table:number-columns-repeated="8"/>
          <table:table-cell office:value-type="float" office:value="7700" calcext:value-type="float">
            <text:p>7700</text:p>
          </table:table-cell>
          <table:table-cell office:value-type="float" office:value="16" calcext:value-type="float">
            <text:p>16</text:p>
          </table:table-cell>
          <table:table-cell office:value-type="float" office:value="483219" calcext:value-type="float">
            <text:p>483219</text:p>
          </table:table-cell>
          <table:table-cell office:value-type="float" office:value="1.88407119753155" calcext:value-type="float">
            <text:p>1.8840711975</text:p>
          </table:table-cell>
        </table:table-row>
        <table:table-row table:style-name="ro1">
          <table:table-cell table:number-columns-repeated="3"/>
          <table:table-cell office:value-type="float" office:value="7800" calcext:value-type="float">
            <text:p>7800</text:p>
          </table:table-cell>
          <table:table-cell office:value-type="float" office:value="32" calcext:value-type="float">
            <text:p>32</text:p>
          </table:table-cell>
          <table:table-cell office:value-type="float" office:value="131772" calcext:value-type="float">
            <text:p>131772</text:p>
          </table:table-cell>
          <table:table-cell office:value-type="float" office:value="2.23176395592387" calcext:value-type="float">
            <text:p>2.2317639559</text:p>
          </table:table-cell>
          <table:table-cell table:number-columns-repeated="2"/>
          <table:table-cell office:value-type="float" office:value="7800" calcext:value-type="float">
            <text:p>7800</text:p>
          </table:table-cell>
          <table:table-cell office:value-type="float" office:value="4" calcext:value-type="float">
            <text:p>4</text:p>
          </table:table-cell>
          <table:table-cell office:value-type="float" office:value="129921" calcext:value-type="float">
            <text:p>129921</text:p>
          </table:table-cell>
          <table:table-cell office:value-type="float" office:value="2.33545770121843" calcext:value-type="float">
            <text:p>2.3354577012</text:p>
          </table:table-cell>
          <table:table-cell table:number-columns-repeated="4"/>
          <table:table-cell office:value-type="float" office:value="7800" calcext:value-type="float">
            <text:p>7800</text:p>
          </table:table-cell>
          <table:table-cell office:value-type="float" office:value="4" calcext:value-type="float">
            <text:p>4</text:p>
          </table:table-cell>
          <table:table-cell office:value-type="float" office:value="341674" calcext:value-type="float">
            <text:p>341674</text:p>
          </table:table-cell>
          <table:table-cell office:value-type="float" office:value="1.86358048900414" calcext:value-type="float">
            <text:p>1.863580489</text:p>
          </table:table-cell>
          <table:table-cell table:number-columns-repeated="8"/>
          <table:table-cell office:value-type="float" office:value="7800" calcext:value-type="float">
            <text:p>7800</text:p>
          </table:table-cell>
          <table:table-cell office:value-type="float" office:value="4" calcext:value-type="float">
            <text:p>4</text:p>
          </table:table-cell>
          <table:table-cell office:value-type="float" office:value="506739" calcext:value-type="float">
            <text:p>506739</text:p>
          </table:table-cell>
          <table:table-cell office:value-type="float" office:value="1.80590402554372" calcext:value-type="float">
            <text:p>1.8059040255</text:p>
          </table:table-cell>
        </table:table-row>
        <table:table-row table:style-name="ro1">
          <table:table-cell table:number-columns-repeated="3"/>
          <table:table-cell office:value-type="float" office:value="7900" calcext:value-type="float">
            <text:p>7900</text:p>
          </table:table-cell>
          <table:table-cell office:value-type="float" office:value="32" calcext:value-type="float">
            <text:p>32</text:p>
          </table:table-cell>
          <table:table-cell office:value-type="float" office:value="128068" calcext:value-type="float">
            <text:p>128068</text:p>
          </table:table-cell>
          <table:table-cell office:value-type="float" office:value="2.35321079426555" calcext:value-type="float">
            <text:p>2.3532107943</text:p>
          </table:table-cell>
          <table:table-cell table:number-columns-repeated="2"/>
          <table:table-cell office:value-type="float" office:value="7900" calcext:value-type="float">
            <text:p>7900</text:p>
          </table:table-cell>
          <table:table-cell office:value-type="float" office:value="4" calcext:value-type="float">
            <text:p>4</text:p>
          </table:table-cell>
          <table:table-cell office:value-type="float" office:value="134705" calcext:value-type="float">
            <text:p>134705</text:p>
          </table:table-cell>
          <table:table-cell office:value-type="float" office:value="2.18193830963958" calcext:value-type="float">
            <text:p>2.1819383096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office:value-type="float" office:value="4" calcext:value-type="float">
            <text:p>4</text:p>
          </table:table-cell>
          <table:table-cell office:value-type="float" office:value="350226" calcext:value-type="float">
            <text:p>350226</text:p>
          </table:table-cell>
          <table:table-cell office:value-type="float" office:value="1.82662052503241" calcext:value-type="float">
            <text:p>1.826620525</text:p>
          </table:table-cell>
          <table:table-cell table:number-columns-repeated="8"/>
          <table:table-cell office:value-type="float" office:value="7900" calcext:value-type="float">
            <text:p>7900</text:p>
          </table:table-cell>
          <table:table-cell office:value-type="float" office:value="32" calcext:value-type="float">
            <text:p>32</text:p>
          </table:table-cell>
          <table:table-cell office:value-type="float" office:value="536244" calcext:value-type="float">
            <text:p>536244</text:p>
          </table:table-cell>
          <table:table-cell office:value-type="float" office:value="1.7177049999627" calcext:value-type="float">
            <text:p>1.717705</text:p>
          </table:table-cell>
        </table:table-row>
        <table:table-row table:style-name="ro1">
          <table:table-cell table:number-columns-repeated="3"/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20105" calcext:value-type="float">
            <text:p>120105</text:p>
          </table:table-cell>
          <table:table-cell office:value-type="float" office:value="2.4355855293285" calcext:value-type="float">
            <text:p>2.4355855293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34440" calcext:value-type="float">
            <text:p>134440</text:p>
          </table:table-cell>
          <table:table-cell office:value-type="float" office:value="2.20549687592978" calcext:value-type="float">
            <text:p>2.2054968759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378878" calcext:value-type="float">
            <text:p>378878</text:p>
          </table:table-cell>
          <table:table-cell office:value-type="float" office:value="1.75169051779201" calcext:value-type="float">
            <text:p>1.7516905178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31113" calcext:value-type="float">
            <text:p>531113</text:p>
          </table:table-cell>
          <table:table-cell office:value-type="float" office:value="1.73912896125683" calcext:value-type="float">
            <text:p>1.7391289613</text:p>
          </table:table-cell>
        </table:table-row>
        <table:table-row table:style-name="ro1">
          <table:table-cell table:number-columns-repeated="3"/>
          <table:table-cell office:value-type="float" office:value="8100" calcext:value-type="float">
            <text:p>8100</text:p>
          </table:table-cell>
          <table:table-cell office:value-type="float" office:value="64" calcext:value-type="float">
            <text:p>64</text:p>
          </table:table-cell>
          <table:table-cell office:value-type="float" office:value="123095" calcext:value-type="float">
            <text:p>123095</text:p>
          </table:table-cell>
          <table:table-cell office:value-type="float" office:value="2.5041472033795" calcext:value-type="float">
            <text:p>2.5041472034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4" calcext:value-type="float">
            <text:p>4</text:p>
          </table:table-cell>
          <table:table-cell office:value-type="float" office:value="137760" calcext:value-type="float">
            <text:p>137760</text:p>
          </table:table-cell>
          <table:table-cell office:value-type="float" office:value="2.1806475029036" calcext:value-type="float">
            <text:p>2.1806475029</text:p>
          </table:table-cell>
          <table:table-cell table:number-columns-repeated="4"/>
          <table:table-cell office:value-type="float" office:value="8100" calcext:value-type="float">
            <text:p>8100</text:p>
          </table:table-cell>
          <table:table-cell office:value-type="float" office:value="4" calcext:value-type="float">
            <text:p>4</text:p>
          </table:table-cell>
          <table:table-cell office:value-type="float" office:value="362627" calcext:value-type="float">
            <text:p>362627</text:p>
          </table:table-cell>
          <table:table-cell office:value-type="float" office:value="1.85495564312641" calcext:value-type="float">
            <text:p>1.8549556431</text:p>
          </table:table-cell>
          <table:table-cell table:number-columns-repeated="8"/>
          <table:table-cell office:value-type="float" office:value="8100" calcext:value-type="float">
            <text:p>8100</text:p>
          </table:table-cell>
          <table:table-cell office:value-type="float" office:value="8" calcext:value-type="float">
            <text:p>8</text:p>
          </table:table-cell>
          <table:table-cell office:value-type="float" office:value="527265" calcext:value-type="float">
            <text:p>527265</text:p>
          </table:table-cell>
          <table:table-cell office:value-type="float" office:value="1.78183076820953" calcext:value-type="float">
            <text:p>1.7818307682</text:p>
          </table:table-cell>
        </table:table-row>
        <table:table-row table:style-name="ro1">
          <table:table-cell table:number-columns-repeated="3"/>
          <table:table-cell office:value-type="float" office:value="8200" calcext:value-type="float">
            <text:p>8200</text:p>
          </table:table-cell>
          <table:table-cell office:value-type="float" office:value="8" calcext:value-type="float">
            <text:p>8</text:p>
          </table:table-cell>
          <table:table-cell office:value-type="float" office:value="151792" calcext:value-type="float">
            <text:p>151792</text:p>
          </table:table-cell>
          <table:table-cell office:value-type="float" office:value="1.98991382945083" calcext:value-type="float">
            <text:p>1.9899138295</text:p>
          </table:table-cell>
          <table:table-cell table:number-columns-repeated="2"/>
          <table:table-cell office:value-type="float" office:value="8200" calcext:value-type="float">
            <text:p>8200</text:p>
          </table:table-cell>
          <table:table-cell office:value-type="float" office:value="4" calcext:value-type="float">
            <text:p>4</text:p>
          </table:table-cell>
          <table:table-cell office:value-type="float" office:value="134537" calcext:value-type="float">
            <text:p>134537</text:p>
          </table:table-cell>
          <table:table-cell office:value-type="float" office:value="2.25519373852546" calcext:value-type="float">
            <text:p>2.2551937385</text:p>
          </table:table-cell>
          <table:table-cell table:number-columns-repeated="4"/>
          <table:table-cell office:value-type="float" office:value="8200" calcext:value-type="float">
            <text:p>8200</text:p>
          </table:table-cell>
          <table:table-cell office:value-type="float" office:value="4" calcext:value-type="float">
            <text:p>4</text:p>
          </table:table-cell>
          <table:table-cell office:value-type="float" office:value="354502" calcext:value-type="float">
            <text:p>354502</text:p>
          </table:table-cell>
          <table:table-cell office:value-type="float" office:value="1.87816993980288" calcext:value-type="float">
            <text:p>1.8781699398</text:p>
          </table:table-cell>
          <table:table-cell table:number-columns-repeated="8"/>
          <table:table-cell office:value-type="float" office:value="8200" calcext:value-type="float">
            <text:p>8200</text:p>
          </table:table-cell>
          <table:table-cell office:value-type="float" office:value="2" calcext:value-type="float">
            <text:p>2</text:p>
          </table:table-cell>
          <table:table-cell office:value-type="float" office:value="484501" calcext:value-type="float">
            <text:p>484501</text:p>
          </table:table-cell>
          <table:table-cell office:value-type="float" office:value="1.97175857222173" calcext:value-type="float">
            <text:p>1.9717585722</text:p>
          </table:table-cell>
        </table:table-row>
        <table:table-row table:style-name="ro1">
          <table:table-cell table:number-columns-repeated="3"/>
          <table:table-cell office:value-type="float" office:value="8300" calcext:value-type="float">
            <text:p>8300</text:p>
          </table:table-cell>
          <table:table-cell office:value-type="float" office:value="32" calcext:value-type="float">
            <text:p>32</text:p>
          </table:table-cell>
          <table:table-cell office:value-type="float" office:value="136854" calcext:value-type="float">
            <text:p>136854</text:p>
          </table:table-cell>
          <table:table-cell office:value-type="float" office:value="2.63824952138776" calcext:value-type="float">
            <text:p>2.6382495214</text:p>
          </table:table-cell>
          <table:table-cell table:number-columns-repeated="2"/>
          <table:table-cell office:value-type="float" office:value="8300" calcext:value-type="float">
            <text:p>8300</text:p>
          </table:table-cell>
          <table:table-cell office:value-type="float" office:value="4" calcext:value-type="float">
            <text:p>4</text:p>
          </table:table-cell>
          <table:table-cell office:value-type="float" office:value="137573" calcext:value-type="float">
            <text:p>137573</text:p>
          </table:table-cell>
          <table:table-cell office:value-type="float" office:value="2.22649793200701" calcext:value-type="float">
            <text:p>2.226497932</text:p>
          </table:table-cell>
          <table:table-cell table:number-columns-repeated="4"/>
          <table:table-cell office:value-type="float" office:value="8300" calcext:value-type="float">
            <text:p>8300</text:p>
          </table:table-cell>
          <table:table-cell office:value-type="float" office:value="4" calcext:value-type="float">
            <text:p>4</text:p>
          </table:table-cell>
          <table:table-cell office:value-type="float" office:value="361345" calcext:value-type="float">
            <text:p>361345</text:p>
          </table:table-cell>
          <table:table-cell office:value-type="float" office:value="1.95266296752411" calcext:value-type="float">
            <text:p>1.9526629675</text:p>
          </table:table-cell>
          <table:table-cell table:number-columns-repeated="8"/>
          <table:table-cell office:value-type="float" office:value="8300" calcext:value-type="float">
            <text:p>8300</text:p>
          </table:table-cell>
          <table:table-cell office:value-type="float" office:value="16" calcext:value-type="float">
            <text:p>16</text:p>
          </table:table-cell>
          <table:table-cell office:value-type="float" office:value="532823" calcext:value-type="float">
            <text:p>532823</text:p>
          </table:table-cell>
          <table:table-cell office:value-type="float" office:value="1.80257045960854" calcext:value-type="float">
            <text:p>1.8025704596</text:p>
          </table:table-cell>
        </table:table-row>
        <table:table-row table:style-name="ro1">
          <table:table-cell table:number-columns-repeated="3"/>
          <table:table-cell office:value-type="float" office:value="8400" calcext:value-type="float">
            <text:p>8400</text:p>
          </table:table-cell>
          <table:table-cell office:value-type="float" office:value="16" calcext:value-type="float">
            <text:p>16</text:p>
          </table:table-cell>
          <table:table-cell office:value-type="float" office:value="130192" calcext:value-type="float">
            <text:p>130192</text:p>
          </table:table-cell>
          <table:table-cell office:value-type="float" office:value="2.55942761459998" calcext:value-type="float">
            <text:p>2.5594276146</text:p>
          </table:table-cell>
          <table:table-cell table:number-columns-repeated="2"/>
          <table:table-cell office:value-type="float" office:value="8400" calcext:value-type="float">
            <text:p>8400</text:p>
          </table:table-cell>
          <table:table-cell office:value-type="float" office:value="4" calcext:value-type="float">
            <text:p>4</text:p>
          </table:table-cell>
          <table:table-cell office:value-type="float" office:value="138537" calcext:value-type="float">
            <text:p>138537</text:p>
          </table:table-cell>
          <table:table-cell office:value-type="float" office:value="2.21983296880978" calcext:value-type="float">
            <text:p>2.2198329688</text:p>
          </table:table-cell>
          <table:table-cell table:number-columns-repeated="4"/>
          <table:table-cell office:value-type="float" office:value="8400" calcext:value-type="float">
            <text:p>8400</text:p>
          </table:table-cell>
          <table:table-cell office:value-type="float" office:value="4" calcext:value-type="float">
            <text:p>4</text:p>
          </table:table-cell>
          <table:table-cell office:value-type="float" office:value="375029" calcext:value-type="float">
            <text:p>375029</text:p>
          </table:table-cell>
          <table:table-cell office:value-type="float" office:value="1.85518719885662" calcext:value-type="float">
            <text:p>1.8551871989</text:p>
          </table:table-cell>
          <table:table-cell table:number-columns-repeated="8"/>
          <table:table-cell office:value-type="float" office:value="8400" calcext:value-type="float">
            <text:p>8400</text:p>
          </table:table-cell>
          <table:table-cell office:value-type="float" office:value="8" calcext:value-type="float">
            <text:p>8</text:p>
          </table:table-cell>
          <table:table-cell office:value-type="float" office:value="501606" calcext:value-type="float">
            <text:p>501606</text:p>
          </table:table-cell>
          <table:table-cell office:value-type="float" office:value="1.96760604936943" calcext:value-type="float">
            <text:p>1.9676060494</text:p>
          </table:table-cell>
        </table:table-row>
        <table:table-row table:style-name="ro1">
          <table:table-cell table:number-columns-repeated="3"/>
          <table:table-cell office:value-type="float" office:value="8500" calcext:value-type="float">
            <text:p>8500</text:p>
          </table:table-cell>
          <table:table-cell office:value-type="float" office:value="32" calcext:value-type="float">
            <text:p>32</text:p>
          </table:table-cell>
          <table:table-cell office:value-type="float" office:value="122148" calcext:value-type="float">
            <text:p>122148</text:p>
          </table:table-cell>
          <table:table-cell office:value-type="float" office:value="2.61044798113764" calcext:value-type="float">
            <text:p>2.6104479811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4" calcext:value-type="float">
            <text:p>4</text:p>
          </table:table-cell>
          <table:table-cell office:value-type="float" office:value="139815" calcext:value-type="float">
            <text:p>139815</text:p>
          </table:table-cell>
          <table:table-cell office:value-type="float" office:value="2.34501305296284" calcext:value-type="float">
            <text:p>2.345013053</text:p>
          </table:table-cell>
          <table:table-cell table:number-columns-repeated="4"/>
          <table:table-cell office:value-type="float" office:value="8500" calcext:value-type="float">
            <text:p>8500</text:p>
          </table:table-cell>
          <table:table-cell office:value-type="float" office:value="4" calcext:value-type="float">
            <text:p>4</text:p>
          </table:table-cell>
          <table:table-cell office:value-type="float" office:value="366476" calcext:value-type="float">
            <text:p>366476</text:p>
          </table:table-cell>
          <table:table-cell office:value-type="float" office:value="1.91482116154946" calcext:value-type="float">
            <text:p>1.9148211615</text:p>
          </table:table-cell>
          <table:table-cell table:number-columns-repeated="8"/>
          <table:table-cell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office:value-type="float" office:value="583711" calcext:value-type="float">
            <text:p>583711</text:p>
          </table:table-cell>
          <table:table-cell office:value-type="float" office:value="1.72014747023784" calcext:value-type="float">
            <text:p>1.7201474702</text:p>
          </table:table-cell>
        </table:table-row>
        <table:table-row table:style-name="ro1">
          <table:table-cell table:number-columns-repeated="3"/>
          <table:table-cell office:value-type="float" office:value="8600" calcext:value-type="float">
            <text:p>8600</text:p>
          </table:table-cell>
          <table:table-cell office:value-type="float" office:value="32" calcext:value-type="float">
            <text:p>32</text:p>
          </table:table-cell>
          <table:table-cell office:value-type="float" office:value="131831" calcext:value-type="float">
            <text:p>131831</text:p>
          </table:table-cell>
          <table:table-cell office:value-type="float" office:value="2.32428639697795" calcext:value-type="float">
            <text:p>2.324286397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4" calcext:value-type="float">
            <text:p>4</text:p>
          </table:table-cell>
          <table:table-cell office:value-type="float" office:value="148332" calcext:value-type="float">
            <text:p>148332</text:p>
          </table:table-cell>
          <table:table-cell office:value-type="float" office:value="2.12174716177224" calcext:value-type="float">
            <text:p>2.1217471618</text:p>
          </table:table-cell>
          <table:table-cell table:number-columns-repeated="4"/>
          <table:table-cell office:value-type="float" office:value="8600" calcext:value-type="float">
            <text:p>8600</text:p>
          </table:table-cell>
          <table:table-cell office:value-type="float" office:value="4" calcext:value-type="float">
            <text:p>4</text:p>
          </table:table-cell>
          <table:table-cell office:value-type="float" office:value="388285" calcext:value-type="float">
            <text:p>388285</text:p>
          </table:table-cell>
          <table:table-cell office:value-type="float" office:value="1.81608354687923" calcext:value-type="float">
            <text:p>1.8160835469</text:p>
          </table:table-cell>
          <table:table-cell table:number-columns-repeated="8"/>
          <table:table-cell office:value-type="float" office:value="8600" calcext:value-type="float">
            <text:p>8600</text:p>
          </table:table-cell>
          <table:table-cell office:value-type="float" office:value="8" calcext:value-type="float">
            <text:p>8</text:p>
          </table:table-cell>
          <table:table-cell office:value-type="float" office:value="533678" calcext:value-type="float">
            <text:p>533678</text:p>
          </table:table-cell>
          <table:table-cell office:value-type="float" office:value="1.88461769081731" calcext:value-type="float">
            <text:p>1.8846176908</text:p>
          </table:table-cell>
        </table:table-row>
        <table:table-row table:style-name="ro1">
          <table:table-cell table:number-columns-repeated="3"/>
          <table:table-cell office:value-type="float" office:value="8700" calcext:value-type="float">
            <text:p>8700</text:p>
          </table:table-cell>
          <table:table-cell office:value-type="float" office:value="16" calcext:value-type="float">
            <text:p>16</text:p>
          </table:table-cell>
          <table:table-cell office:value-type="float" office:value="141611" calcext:value-type="float">
            <text:p>141611</text:p>
          </table:table-cell>
          <table:table-cell office:value-type="float" office:value="2.31484136119369" calcext:value-type="float">
            <text:p>2.3148413612</text:p>
          </table:table-cell>
          <table:table-cell table:number-columns-repeated="2"/>
          <table:table-cell office:value-type="float" office:value="8700" calcext:value-type="float">
            <text:p>8700</text:p>
          </table:table-cell>
          <table:table-cell office:value-type="float" office:value="4" calcext:value-type="float">
            <text:p>4</text:p>
          </table:table-cell>
          <table:table-cell office:value-type="float" office:value="145314" calcext:value-type="float">
            <text:p>145314</text:p>
          </table:table-cell>
          <table:table-cell office:value-type="float" office:value="2.16526969183974" calcext:value-type="float">
            <text:p>2.1652696918</text:p>
          </table:table-cell>
          <table:table-cell table:number-columns-repeated="4"/>
          <table:table-cell office:value-type="float" office:value="8700" calcext:value-type="float">
            <text:p>8700</text:p>
          </table:table-cell>
          <table:table-cell office:value-type="float" office:value="4" calcext:value-type="float">
            <text:p>4</text:p>
          </table:table-cell>
          <table:table-cell office:value-type="float" office:value="379733" calcext:value-type="float">
            <text:p>379733</text:p>
          </table:table-cell>
          <table:table-cell office:value-type="float" office:value="1.86373846887155" calcext:value-type="float">
            <text:p>1.8637384689</text:p>
          </table:table-cell>
          <table:table-cell table:number-columns-repeated="8"/>
          <table:table-cell office:value-type="float" office:value="8700" calcext:value-type="float">
            <text:p>8700</text:p>
          </table:table-cell>
          <table:table-cell office:value-type="float" office:value="32" calcext:value-type="float">
            <text:p>32</text:p>
          </table:table-cell>
          <table:table-cell office:value-type="float" office:value="517001" calcext:value-type="float">
            <text:p>517001</text:p>
          </table:table-cell>
          <table:table-cell office:value-type="float" office:value="2.08105980452649" calcext:value-type="float">
            <text:p>2.0810598045</text:p>
          </table:table-cell>
        </table:table-row>
        <table:table-row table:style-name="ro1">
          <table:table-cell table:number-columns-repeated="3"/>
          <table:table-cell office:value-type="float" office:value="8800" calcext:value-type="float">
            <text:p>8800</text:p>
          </table:table-cell>
          <table:table-cell office:value-type="float" office:value="32" calcext:value-type="float">
            <text:p>32</text:p>
          </table:table-cell>
          <table:table-cell office:value-type="float" office:value="142386" calcext:value-type="float">
            <text:p>142386</text:p>
          </table:table-cell>
          <table:table-cell office:value-type="float" office:value="2.31576840419704" calcext:value-type="float">
            <text:p>2.3157684042</text:p>
          </table:table-cell>
          <table:table-cell table:number-columns-repeated="2"/>
          <table:table-cell office:value-type="float" office:value="8800" calcext:value-type="float">
            <text:p>8800</text:p>
          </table:table-cell>
          <table:table-cell office:value-type="float" office:value="4" calcext:value-type="float">
            <text:p>4</text:p>
          </table:table-cell>
          <table:table-cell office:value-type="float" office:value="157887" calcext:value-type="float">
            <text:p>157887</text:p>
          </table:table-cell>
          <table:table-cell office:value-type="float" office:value="2.00762570699298" calcext:value-type="float">
            <text:p>2.007625707</text:p>
          </table:table-cell>
          <table:table-cell table:number-columns-repeated="4"/>
          <table:table-cell office:value-type="float" office:value="8800" calcext:value-type="float">
            <text:p>8800</text:p>
          </table:table-cell>
          <table:table-cell office:value-type="float" office:value="4" calcext:value-type="float">
            <text:p>4</text:p>
          </table:table-cell>
          <table:table-cell office:value-type="float" office:value="384437" calcext:value-type="float">
            <text:p>384437</text:p>
          </table:table-cell>
          <table:table-cell office:value-type="float" office:value="1.86651909155466" calcext:value-type="float">
            <text:p>1.8665190916</text:p>
          </table:table-cell>
          <table:table-cell table:number-columns-repeated="8"/>
          <table:table-cell office:value-type="float" office:value="8800" calcext:value-type="float">
            <text:p>8800</text:p>
          </table:table-cell>
          <table:table-cell office:value-type="float" office:value="4" calcext:value-type="float">
            <text:p>4</text:p>
          </table:table-cell>
          <table:table-cell office:value-type="float" office:value="550356" calcext:value-type="float">
            <text:p>550356</text:p>
          </table:table-cell>
          <table:table-cell office:value-type="float" office:value="1.82517497765083" calcext:value-type="float">
            <text:p>1.8251749777</text:p>
          </table:table-cell>
        </table:table-row>
        <table:table-row table:style-name="ro1">
          <table:table-cell table:number-columns-repeated="3"/>
          <table:table-cell office:value-type="float" office:value="8900" calcext:value-type="float">
            <text:p>8900</text:p>
          </table:table-cell>
          <table:table-cell office:value-type="float" office:value="32" calcext:value-type="float">
            <text:p>32</text:p>
          </table:table-cell>
          <table:table-cell office:value-type="float" office:value="147674" calcext:value-type="float">
            <text:p>147674</text:p>
          </table:table-cell>
          <table:table-cell office:value-type="float" office:value="2.34185435486274" calcext:value-type="float">
            <text:p>2.3418543549</text:p>
          </table:table-cell>
          <table:table-cell table:number-columns-repeated="2"/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float" office:value="147076" calcext:value-type="float">
            <text:p>147076</text:p>
          </table:table-cell>
          <table:table-cell office:value-type="float" office:value="2.19614349044032" calcext:value-type="float">
            <text:p>2.1961434904</text:p>
          </table:table-cell>
          <table:table-cell table:number-columns-repeated="4"/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float" office:value="414798" calcext:value-type="float">
            <text:p>414798</text:p>
          </table:table-cell>
          <table:table-cell office:value-type="float" office:value="1.73196109913741" calcext:value-type="float">
            <text:p>1.7319610991</text:p>
          </table:table-cell>
          <table:table-cell table:number-columns-repeated="8"/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float" office:value="567034" calcext:value-type="float">
            <text:p>567034</text:p>
          </table:table-cell>
          <table:table-cell office:value-type="float" office:value="1.81221584596338" calcext:value-type="float">
            <text:p>1.812215846</text:p>
          </table:table-cell>
        </table:table-row>
        <table:table-row table:style-name="ro1">
          <table:table-cell table:number-columns-repeated="3"/>
          <table:table-cell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office:value-type="float" office:value="144123" calcext:value-type="float">
            <text:p>144123</text:p>
          </table:table-cell>
          <table:table-cell office:value-type="float" office:value="2.30621066727726" calcext:value-type="float">
            <text:p>2.3062106673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147005" calcext:value-type="float">
            <text:p>147005</text:p>
          </table:table-cell>
          <table:table-cell office:value-type="float" office:value="2.27479337437502" calcext:value-type="float">
            <text:p>2.2747933744</text:p>
          </table:table-cell>
          <table:table-cell table:number-columns-repeated="4"/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402825" calcext:value-type="float">
            <text:p>402825</text:p>
          </table:table-cell>
          <table:table-cell office:value-type="float" office:value="1.90233476075219" calcext:value-type="float">
            <text:p>1.9023347608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office:value-type="float" office:value="533251" calcext:value-type="float">
            <text:p>533251</text:p>
          </table:table-cell>
          <table:table-cell office:value-type="float" office:value="1.90136352299386" calcext:value-type="float">
            <text:p>1.901363523</text:p>
          </table:table-cell>
        </table:table-row>
        <table:table-row table:style-name="ro1">
          <table:table-cell table:number-columns-repeated="3"/>
          <table:table-cell office:value-type="float" office:value="9100" calcext:value-type="float">
            <text:p>9100</text:p>
          </table:table-cell>
          <table:table-cell office:value-type="float" office:value="64" calcext:value-type="float">
            <text:p>64</text:p>
          </table:table-cell>
          <table:table-cell office:value-type="float" office:value="138795" calcext:value-type="float">
            <text:p>138795</text:p>
          </table:table-cell>
          <table:table-cell office:value-type="float" office:value="2.39169998919269" calcext:value-type="float">
            <text:p>2.3916999892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office:value-type="float" office:value="4" calcext:value-type="float">
            <text:p>4</text:p>
          </table:table-cell>
          <table:table-cell office:value-type="float" office:value="148305" calcext:value-type="float">
            <text:p>148305</text:p>
          </table:table-cell>
          <table:table-cell office:value-type="float" office:value="2.21540069451468" calcext:value-type="float">
            <text:p>2.2154006945</text:p>
          </table:table-cell>
          <table:table-cell table:number-columns-repeated="4"/>
          <table:table-cell office:value-type="float" office:value="9100" calcext:value-type="float">
            <text:p>9100</text:p>
          </table:table-cell>
          <table:table-cell office:value-type="float" office:value="4" calcext:value-type="float">
            <text:p>4</text:p>
          </table:table-cell>
          <table:table-cell office:value-type="float" office:value="395982" calcext:value-type="float">
            <text:p>395982</text:p>
          </table:table-cell>
          <table:table-cell office:value-type="float" office:value="1.8585364991338" calcext:value-type="float">
            <text:p>1.8585364991</text:p>
          </table:table-cell>
          <table:table-cell table:number-columns-repeated="8"/>
          <table:table-cell office:value-type="float" office:value="9100" calcext:value-type="float">
            <text:p>9100</text:p>
          </table:table-cell>
          <table:table-cell office:value-type="float" office:value="16" calcext:value-type="float">
            <text:p>16</text:p>
          </table:table-cell>
          <table:table-cell office:value-type="float" office:value="631605" calcext:value-type="float">
            <text:p>631605</text:p>
          </table:table-cell>
          <table:table-cell office:value-type="float" office:value="1.99526127880558" calcext:value-type="float">
            <text:p>1.9952612788</text:p>
          </table:table-cell>
        </table:table-row>
        <table:table-row table:style-name="ro1">
          <table:table-cell table:number-columns-repeated="3"/>
          <table:table-cell office:value-type="float" office:value="9200" calcext:value-type="float">
            <text:p>9200</text:p>
          </table:table-cell>
          <table:table-cell office:value-type="float" office:value="8" calcext:value-type="float">
            <text:p>8</text:p>
          </table:table-cell>
          <table:table-cell office:value-type="float" office:value="146361" calcext:value-type="float">
            <text:p>146361</text:p>
          </table:table-cell>
          <table:table-cell office:value-type="float" office:value="2.28343616127247" calcext:value-type="float">
            <text:p>2.2834361613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office:value-type="float" office:value="4" calcext:value-type="float">
            <text:p>4</text:p>
          </table:table-cell>
          <table:table-cell office:value-type="float" office:value="150304" calcext:value-type="float">
            <text:p>150304</text:p>
          </table:table-cell>
          <table:table-cell office:value-type="float" office:value="2.22351367894401" calcext:value-type="float">
            <text:p>2.2235136789</text:p>
          </table:table-cell>
          <table:table-cell table:number-columns-repeated="4"/>
          <table:table-cell office:value-type="float" office:value="9200" calcext:value-type="float">
            <text:p>9200</text:p>
          </table:table-cell>
          <table:table-cell office:value-type="float" office:value="4" calcext:value-type="float">
            <text:p>4</text:p>
          </table:table-cell>
          <table:table-cell office:value-type="float" office:value="404963" calcext:value-type="float">
            <text:p>404963</text:p>
          </table:table-cell>
          <table:table-cell office:value-type="float" office:value="1.83738020510516" calcext:value-type="float">
            <text:p>1.8373802051</text:p>
          </table:table-cell>
          <table:table-cell table:number-columns-repeated="8"/>
          <table:table-cell office:value-type="float" office:value="9200" calcext:value-type="float">
            <text:p>9200</text:p>
          </table:table-cell>
          <table:table-cell office:value-type="float" office:value="32" calcext:value-type="float">
            <text:p>32</text:p>
          </table:table-cell>
          <table:table-cell office:value-type="float" office:value="603382" calcext:value-type="float">
            <text:p>603382</text:p>
          </table:table-cell>
          <table:table-cell office:value-type="float" office:value="1.7455707992615" calcext:value-type="float">
            <text:p>1.7455707993</text:p>
          </table:table-cell>
        </table:table-row>
        <table:table-row table:style-name="ro1">
          <table:table-cell table:number-columns-repeated="3"/>
          <table:table-cell office:value-type="float" office:value="9300" calcext:value-type="float">
            <text:p>9300</text:p>
          </table:table-cell>
          <table:table-cell office:value-type="float" office:value="64" calcext:value-type="float">
            <text:p>64</text:p>
          </table:table-cell>
          <table:table-cell office:value-type="float" office:value="148409" calcext:value-type="float">
            <text:p>148409</text:p>
          </table:table-cell>
          <table:table-cell office:value-type="float" office:value="2.34394814330667" calcext:value-type="float">
            <text:p>2.3439481433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150328" calcext:value-type="float">
            <text:p>150328</text:p>
          </table:table-cell>
          <table:table-cell office:value-type="float" office:value="2.25023947634506" calcext:value-type="float">
            <text:p>2.2502394763</text:p>
          </table:table-cell>
          <table:table-cell table:number-columns-repeated="4"/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392134" calcext:value-type="float">
            <text:p>392134</text:p>
          </table:table-cell>
          <table:table-cell office:value-type="float" office:value="1.9007635145129" calcext:value-type="float">
            <text:p>1.9007635145</text:p>
          </table:table-cell>
          <table:table-cell table:number-columns-repeated="8"/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525981" calcext:value-type="float">
            <text:p>525981</text:p>
          </table:table-cell>
          <table:table-cell office:value-type="float" office:value="2.04715569573806" calcext:value-type="float">
            <text:p>2.0471556957</text:p>
          </table:table-cell>
        </table:table-row>
        <table:table-row table:style-name="ro1">
          <table:table-cell table:number-columns-repeated="3"/>
          <table:table-cell office:value-type="float" office:value="9400" calcext:value-type="float">
            <text:p>9400</text:p>
          </table:table-cell>
          <table:table-cell office:value-type="float" office:value="4" calcext:value-type="float">
            <text:p>4</text:p>
          </table:table-cell>
          <table:table-cell office:value-type="float" office:value="159067" calcext:value-type="float">
            <text:p>159067</text:p>
          </table:table-cell>
          <table:table-cell office:value-type="float" office:value="2.16590493314138" calcext:value-type="float">
            <text:p>2.1659049331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office:value-type="float" office:value="4" calcext:value-type="float">
            <text:p>4</text:p>
          </table:table-cell>
          <table:table-cell office:value-type="float" office:value="151066" calcext:value-type="float">
            <text:p>151066</text:p>
          </table:table-cell>
          <table:table-cell office:value-type="float" office:value="2.2485006553427" calcext:value-type="float">
            <text:p>2.2485006553</text:p>
          </table:table-cell>
          <table:table-cell table:number-columns-repeated="4"/>
          <table:table-cell office:value-type="float" office:value="9400" calcext:value-type="float">
            <text:p>9400</text:p>
          </table:table-cell>
          <table:table-cell office:value-type="float" office:value="4" calcext:value-type="float">
            <text:p>4</text:p>
          </table:table-cell>
          <table:table-cell office:value-type="float" office:value="414798" calcext:value-type="float">
            <text:p>414798</text:p>
          </table:table-cell>
          <table:table-cell office:value-type="float" office:value="1.65773460817072" calcext:value-type="float">
            <text:p>1.6577346082</text:p>
          </table:table-cell>
          <table:table-cell table:number-columns-repeated="8"/>
          <table:table-cell office:value-type="float" office:value="9400" calcext:value-type="float">
            <text:p>9400</text:p>
          </table:table-cell>
          <table:table-cell office:value-type="float" office:value="2" calcext:value-type="float">
            <text:p>2</text:p>
          </table:table-cell>
          <table:table-cell office:value-type="float" office:value="596968" calcext:value-type="float">
            <text:p>596968</text:p>
          </table:table-cell>
          <table:table-cell office:value-type="float" office:value="1.79154494043232" calcext:value-type="float">
            <text:p>1.7915449404</text:p>
          </table:table-cell>
        </table:table-row>
        <table:table-row table:style-name="ro1">
          <table:table-cell table:number-columns-repeated="3"/>
          <table:table-cell office:value-type="float" office:value="9500" calcext:value-type="float">
            <text:p>9500</text:p>
          </table:table-cell>
          <table:table-cell office:value-type="float" office:value="64" calcext:value-type="float">
            <text:p>64</text:p>
          </table:table-cell>
          <table:table-cell office:value-type="float" office:value="147009" calcext:value-type="float">
            <text:p>147009</text:p>
          </table:table-cell>
          <table:table-cell office:value-type="float" office:value="2.34058459005911" calcext:value-type="float">
            <text:p>2.3405845901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4" calcext:value-type="float">
            <text:p>4</text:p>
          </table:table-cell>
          <table:table-cell office:value-type="float" office:value="153171" calcext:value-type="float">
            <text:p>153171</text:p>
          </table:table-cell>
          <table:table-cell office:value-type="float" office:value="2.22739291380222" calcext:value-type="float">
            <text:p>2.2273929138</text:p>
          </table:table-cell>
          <table:table-cell table:number-columns-repeated="4"/>
          <table:table-cell office:value-type="float" office:value="9500" calcext:value-type="float">
            <text:p>9500</text:p>
          </table:table-cell>
          <table:table-cell office:value-type="float" office:value="4" calcext:value-type="float">
            <text:p>4</text:p>
          </table:table-cell>
          <table:table-cell office:value-type="float" office:value="374602" calcext:value-type="float">
            <text:p>374602</text:p>
          </table:table-cell>
          <table:table-cell office:value-type="float" office:value="1.83104735158915" calcext:value-type="float">
            <text:p>1.8310473516</text:p>
          </table:table-cell>
          <table:table-cell table:number-columns-repeated="8"/>
          <table:table-cell office:value-type="float" office:value="9500" calcext:value-type="float">
            <text:p>9500</text:p>
          </table:table-cell>
          <table:table-cell office:value-type="float" office:value="8" calcext:value-type="float">
            <text:p>8</text:p>
          </table:table-cell>
          <table:table-cell office:value-type="float" office:value="635454" calcext:value-type="float">
            <text:p>635454</text:p>
          </table:table-cell>
          <table:table-cell office:value-type="float" office:value="1.74293497247637" calcext:value-type="float">
            <text:p>1.7429349725</text:p>
          </table:table-cell>
        </table:table-row>
        <table:table-row table:style-name="ro1">
          <table:table-cell table:number-columns-repeated="3"/>
          <table:table-cell office:value-type="float" office:value="9600" calcext:value-type="float">
            <text:p>9600</text:p>
          </table:table-cell>
          <table:table-cell office:value-type="float" office:value="64" calcext:value-type="float">
            <text:p>64</text:p>
          </table:table-cell>
          <table:table-cell office:value-type="float" office:value="166839" calcext:value-type="float">
            <text:p>166839</text:p>
          </table:table-cell>
          <table:table-cell office:value-type="float" office:value="2.11098124539226" calcext:value-type="float">
            <text:p>2.1109812454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60090" calcext:value-type="float">
            <text:p>160090</text:p>
          </table:table-cell>
          <table:table-cell office:value-type="float" office:value="2.19482790930102" calcext:value-type="float">
            <text:p>2.1948279093</text:p>
          </table:table-cell>
          <table:table-cell table:number-columns-repeated="4"/>
          <table:table-cell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office:value-type="float" office:value="379305" calcext:value-type="float">
            <text:p>379305</text:p>
          </table:table-cell>
          <table:table-cell office:value-type="float" office:value="1.81510921290255" calcext:value-type="float">
            <text:p>1.8151092129</text:p>
          </table:table-cell>
          <table:table-cell table:number-columns-repeated="8"/>
          <table:table-cell office:value-type="float" office:value="9600" calcext:value-type="float">
            <text:p>9600</text:p>
          </table:table-cell>
          <table:table-cell office:value-type="float" office:value="64" calcext:value-type="float">
            <text:p>64</text:p>
          </table:table-cell>
          <table:table-cell office:value-type="float" office:value="647855" calcext:value-type="float">
            <text:p>647855</text:p>
          </table:table-cell>
          <table:table-cell office:value-type="float" office:value="1.70230993046284" calcext:value-type="float">
            <text:p>1.7023099305</text:p>
          </table:table-cell>
        </table:table-row>
        <table:table-row table:style-name="ro1">
          <table:table-cell table:number-columns-repeated="3"/>
          <table:table-cell office:value-type="float" office:value="9700" calcext:value-type="float">
            <text:p>9700</text:p>
          </table:table-cell>
          <table:table-cell office:value-type="float" office:value="16" calcext:value-type="float">
            <text:p>16</text:p>
          </table:table-cell>
          <table:table-cell office:value-type="float" office:value="151840" calcext:value-type="float">
            <text:p>151840</text:p>
          </table:table-cell>
          <table:table-cell office:value-type="float" office:value="2.31972471022129" calcext:value-type="float">
            <text:p>2.3197247102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office:value-type="float" office:value="4" calcext:value-type="float">
            <text:p>4</text:p>
          </table:table-cell>
          <table:table-cell office:value-type="float" office:value="158781" calcext:value-type="float">
            <text:p>158781</text:p>
          </table:table-cell>
          <table:table-cell office:value-type="float" office:value="2.2090048557447" calcext:value-type="float">
            <text:p>2.2090048557</text:p>
          </table:table-cell>
          <table:table-cell table:number-columns-repeated="4"/>
          <table:table-cell office:value-type="float" office:value="9700" calcext:value-type="float">
            <text:p>9700</text:p>
          </table:table-cell>
          <table:table-cell office:value-type="float" office:value="4" calcext:value-type="float">
            <text:p>4</text:p>
          </table:table-cell>
          <table:table-cell office:value-type="float" office:value="398976" calcext:value-type="float">
            <text:p>398976</text:p>
          </table:table-cell>
          <table:table-cell office:value-type="float" office:value="1.77813452438242" calcext:value-type="float">
            <text:p>1.7781345244</text:p>
          </table:table-cell>
          <table:table-cell table:number-columns-repeated="8"/>
          <table:table-cell office:value-type="float" office:value="9700" calcext:value-type="float">
            <text:p>9700</text:p>
          </table:table-cell>
          <table:table-cell office:value-type="float" office:value="8" calcext:value-type="float">
            <text:p>8</text:p>
          </table:table-cell>
          <table:table-cell office:value-type="float" office:value="550356" calcext:value-type="float">
            <text:p>550356</text:p>
          </table:table-cell>
          <table:table-cell office:value-type="float" office:value="1.96736657726999" calcext:value-type="float">
            <text:p>1.9673665773</text:p>
          </table:table-cell>
        </table:table-row>
        <table:table-row table:style-name="ro1">
          <table:table-cell table:number-columns-repeated="3"/>
          <table:table-cell office:value-type="float" office:value="9800" calcext:value-type="float">
            <text:p>9800</text:p>
          </table:table-cell>
          <table:table-cell office:value-type="float" office:value="64" calcext:value-type="float">
            <text:p>64</text:p>
          </table:table-cell>
          <table:table-cell office:value-type="float" office:value="157887" calcext:value-type="float">
            <text:p>157887</text:p>
          </table:table-cell>
          <table:table-cell office:value-type="float" office:value="2.24252155022263" calcext:value-type="float">
            <text:p>2.2425215502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office:value-type="float" office:value="4" calcext:value-type="float">
            <text:p>4</text:p>
          </table:table-cell>
          <table:table-cell office:value-type="float" office:value="157473" calcext:value-type="float">
            <text:p>157473</text:p>
          </table:table-cell>
          <table:table-cell office:value-type="float" office:value="2.29112927295473" calcext:value-type="float">
            <text:p>2.291129273</text:p>
          </table:table-cell>
          <table:table-cell table:number-columns-repeated="4"/>
          <table:table-cell office:value-type="float" office:value="9800" calcext:value-type="float">
            <text:p>9800</text:p>
          </table:table-cell>
          <table:table-cell office:value-type="float" office:value="4" calcext:value-type="float">
            <text:p>4</text:p>
          </table:table-cell>
          <table:table-cell office:value-type="float" office:value="382299" calcext:value-type="float">
            <text:p>382299</text:p>
          </table:table-cell>
          <table:table-cell office:value-type="float" office:value="1.85458240801048" calcext:value-type="float">
            <text:p>1.854582408</text:p>
          </table:table-cell>
          <table:table-cell table:number-columns-repeated="8"/>
          <table:table-cell office:value-type="float" office:value="9800" calcext:value-type="float">
            <text:p>9800</text:p>
          </table:table-cell>
          <table:table-cell office:value-type="float" office:value="4" calcext:value-type="float">
            <text:p>4</text:p>
          </table:table-cell>
          <table:table-cell office:value-type="float" office:value="609796" calcext:value-type="float">
            <text:p>609796</text:p>
          </table:table-cell>
          <table:table-cell office:value-type="float" office:value="2.75245491935008" calcext:value-type="float">
            <text:p>2.7524549194</text:p>
          </table:table-cell>
        </table:table-row>
        <table:table-row table:style-name="ro1">
          <table:table-cell table:number-columns-repeated="3"/>
          <table:table-cell office:value-type="float" office:value="9900" calcext:value-type="float">
            <text:p>9900</text:p>
          </table:table-cell>
          <table:table-cell office:value-type="float" office:value="16" calcext:value-type="float">
            <text:p>16</text:p>
          </table:table-cell>
          <table:table-cell office:value-type="float" office:value="167205" calcext:value-type="float">
            <text:p>167205</text:p>
          </table:table-cell>
          <table:table-cell office:value-type="float" office:value="2.33682007117012" calcext:value-type="float">
            <text:p>2.3368200712</text:p>
          </table:table-cell>
          <table:table-cell table:number-columns-repeated="2"/>
          <table:table-cell office:value-type="float" office:value="9900" calcext:value-type="float">
            <text:p>9900</text:p>
          </table:table-cell>
          <table:table-cell office:value-type="float" office:value="4" calcext:value-type="float">
            <text:p>4</text:p>
          </table:table-cell>
          <table:table-cell office:value-type="float" office:value="157738" calcext:value-type="float">
            <text:p>157738</text:p>
          </table:table-cell>
          <table:table-cell office:value-type="float" office:value="2.35307281694963" calcext:value-type="float">
            <text:p>2.3530728169</text:p>
          </table:table-cell>
          <table:table-cell table:number-columns-repeated="4"/>
          <table:table-cell office:value-type="float" office:value="9900" calcext:value-type="float">
            <text:p>9900</text:p>
          </table:table-cell>
          <table:table-cell office:value-type="float" office:value="4" calcext:value-type="float">
            <text:p>4</text:p>
          </table:table-cell>
          <table:table-cell office:value-type="float" office:value="378023" calcext:value-type="float">
            <text:p>378023</text:p>
          </table:table-cell>
          <table:table-cell office:value-type="float" office:value="1.89026858154133" calcext:value-type="float">
            <text:p>1.8902685815</text:p>
          </table:table-cell>
          <table:table-cell table:number-columns-repeated="8"/>
          <table:table-cell office:value-type="float" office:value="9900" calcext:value-type="float">
            <text:p>9900</text:p>
          </table:table-cell>
          <table:table-cell office:value-type="float" office:value="32" calcext:value-type="float">
            <text:p>32</text:p>
          </table:table-cell>
          <table:table-cell office:value-type="float" office:value="879629" calcext:value-type="float">
            <text:p>879629</text:p>
          </table:table-cell>
          <table:table-cell office:value-type="float" office:value="1.9484680473245" calcext:value-type="float">
            <text:p>1.9484680473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216873" calcext:value-type="float">
            <text:p>216873</text:p>
          </table:table-cell>
          <table:table-cell office:value-type="float" office:value="1.70993161896594" calcext:value-type="float">
            <text:p>1.70993161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99093" calcext:value-type="float">
            <text:p>199093</text:p>
          </table:table-cell>
          <table:table-cell office:value-type="float" office:value="1.80057058761483" calcext:value-type="float">
            <text:p>1.8005705876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1224724" calcext:value-type="float">
            <text:p>1224724</text:p>
          </table:table-cell>
          <table:table-cell office:value-type="float" office:value="0.789804886652013" calcext:value-type="float">
            <text:p>0.7898048867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907853" calcext:value-type="float">
            <text:p>907853</text:p>
          </table:table-cell>
          <table:table-cell office:value-type="float" office:value="1.34243869877612" calcext:value-type="float">
            <text:p>1.3424386988</text:p>
          </table:table-cell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295583" calcext:value-type="float">
            <text:p>295583</text:p>
          </table:table-cell>
          <table:table-cell office:value-type="float" office:value="2.4411586593275" calcext:value-type="float">
            <text:p>2.4411586593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300121" calcext:value-type="float">
            <text:p>300121</text:p>
          </table:table-cell>
          <table:table-cell office:value-type="float" office:value="2.40677926569617" calcext:value-type="float">
            <text:p>2.4067792657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109265" calcext:value-type="float">
            <text:p>1109265</text:p>
          </table:table-cell>
          <table:table-cell office:value-type="float" office:value="1.55589782423497" calcext:value-type="float">
            <text:p>1.5558978242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197356" calcext:value-type="float">
            <text:p>1197356</text:p>
          </table:table-cell>
          <table:table-cell office:value-type="float" office:value="2.79607067572217" calcext:value-type="float">
            <text:p>2.7960706757</text:p>
          </table:table-cell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128" calcext:value-type="float">
            <text:p>128</text:p>
          </table:table-cell>
          <table:table-cell office:value-type="float" office:value="403781" calcext:value-type="float">
            <text:p>403781</text:p>
          </table:table-cell>
          <table:table-cell office:value-type="float" office:value="2.49502081573922" calcext:value-type="float">
            <text:p>2.4950208157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409278" calcext:value-type="float">
            <text:p>409278</text:p>
          </table:table-cell>
          <table:table-cell office:value-type="float" office:value="2.53987754044928" calcext:value-type="float">
            <text:p>2.5398775404</text:p>
          </table:table-cell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1352157" calcext:value-type="float">
            <text:p>1352157</text:p>
          </table:table-cell>
          <table:table-cell office:value-type="float" office:value="1.92821025960743" calcext:value-type="float">
            <text:p>1.9282102596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2390863" calcext:value-type="float">
            <text:p>2390863</text:p>
          </table:table-cell>
          <table:table-cell office:value-type="float" office:value="2.07136502593415" calcext:value-type="float">
            <text:p>2.0713650259</text:p>
          </table:table-cell>
        </table:table-row>
        <table:table-row table:style-name="ro1">
          <table:table-cell table:number-columns-repeated="3"/>
          <table:table-cell office:value-type="float" office:value="40000" calcext:value-type="float">
            <text:p>40000</text:p>
          </table:table-cell>
          <table:table-cell office:value-type="float" office:value="16" calcext:value-type="float">
            <text:p>16</text:p>
          </table:table-cell>
          <table:table-cell office:value-type="float" office:value="565858" calcext:value-type="float">
            <text:p>565858</text:p>
          </table:table-cell>
          <table:table-cell office:value-type="float" office:value="2.47312576653507" calcext:value-type="float">
            <text:p>2.4731257665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523838" calcext:value-type="float">
            <text:p>523838</text:p>
          </table:table-cell>
          <table:table-cell office:value-type="float" office:value="2.76010522337058" calcext:value-type="float">
            <text:p>2.7601052234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1728041" calcext:value-type="float">
            <text:p>1728041</text:p>
          </table:table-cell>
          <table:table-cell office:value-type="float" office:value="1.9923288857151" calcext:value-type="float">
            <text:p>1.9923288857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3290163" calcext:value-type="float">
            <text:p>3290163</text:p>
          </table:table-cell>
          <table:table-cell office:value-type="float" office:value="2.5489992441104" calcext:value-type="float">
            <text:p>2.5489992441</text:p>
          </table:table-cell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16" calcext:value-type="float">
            <text:p>16</text:p>
          </table:table-cell>
          <table:table-cell office:value-type="float" office:value="690817" calcext:value-type="float">
            <text:p>690817</text:p>
          </table:table-cell>
          <table:table-cell office:value-type="float" office:value="2.29316736559755" calcext:value-type="float">
            <text:p>2.2931673656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627175" calcext:value-type="float">
            <text:p>627175</text:p>
          </table:table-cell>
          <table:table-cell office:value-type="float" office:value="2.72904372782716" calcext:value-type="float">
            <text:p>2.7290437278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2074846" calcext:value-type="float">
            <text:p>2074846</text:p>
          </table:table-cell>
          <table:table-cell office:value-type="float" office:value="1.83903624654553" calcext:value-type="float">
            <text:p>1.8390362465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32" calcext:value-type="float">
            <text:p>32</text:p>
          </table:table-cell>
          <table:table-cell office:value-type="float" office:value="4203575" calcext:value-type="float">
            <text:p>4203575</text:p>
          </table:table-cell>
          <table:table-cell office:value-type="float" office:value="1.91973522537364" calcext:value-type="float">
            <text:p>1.9197352254</text:p>
          </table:table-cell>
        </table:table-row>
        <table:table-row table:style-name="ro1"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float" office:value="882224" calcext:value-type="float">
            <text:p>882224</text:p>
          </table:table-cell>
          <table:table-cell office:value-type="float" office:value="2.35257939026823" calcext:value-type="float">
            <text:p>2.3525793903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float" office:value="715918" calcext:value-type="float">
            <text:p>715918</text:p>
          </table:table-cell>
          <table:table-cell office:value-type="float" office:value="2.73306021080627" calcext:value-type="float">
            <text:p>2.7330602108</text:p>
          </table:table-cell>
          <table:table-cell table:number-columns-repeated="4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float" office:value="2111195" calcext:value-type="float">
            <text:p>2111195</text:p>
          </table:table-cell>
          <table:table-cell office:value-type="float" office:value="2.13489990266176" calcext:value-type="float">
            <text:p>2.1348999027</text:p>
          </table:table-cell>
          <table:table-cell table:number-columns-repeated="8"/>
          <table:table-cell office:value-type="float" office:value="60000" calcext:value-type="float">
            <text:p>60000</text:p>
          </table:table-cell>
          <table:table-cell office:value-type="float" office:value="16" calcext:value-type="float">
            <text:p>16</text:p>
          </table:table-cell>
          <table:table-cell office:value-type="float" office:value="3720356" calcext:value-type="float">
            <text:p>3720356</text:p>
          </table:table-cell>
          <table:table-cell office:value-type="float" office:value="2.1488505401096" calcext:value-type="float">
            <text:p>2.1488505401</text:p>
          </table:table-cell>
        </table:table-row>
        <table:table-row table:style-name="ro1">
          <table:table-cell table:number-columns-repeated="3"/>
          <table:table-cell office:value-type="float" office:value="70000" calcext:value-type="float">
            <text:p>70000</text:p>
          </table:table-cell>
          <table:table-cell office:value-type="float" office:value="32" calcext:value-type="float">
            <text:p>32</text:p>
          </table:table-cell>
          <table:table-cell office:value-type="float" office:value="1038904" calcext:value-type="float">
            <text:p>1038904</text:p>
          </table:table-cell>
          <table:table-cell office:value-type="float" office:value="2.25192318058261" calcext:value-type="float">
            <text:p>2.2519231806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float" office:value="800832" calcext:value-type="float">
            <text:p>800832</text:p>
          </table:table-cell>
          <table:table-cell office:value-type="float" office:value="2.8618973767282" calcext:value-type="float">
            <text:p>2.8618973767</text:p>
          </table:table-cell>
          <table:table-cell table:number-columns-repeated="4"/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3096020" calcext:value-type="float">
            <text:p>3096020</text:p>
          </table:table-cell>
          <table:table-cell office:value-type="float" office:value="2.24861887197111" calcext:value-type="float">
            <text:p>2.248618872</text:p>
          </table:table-cell>
          <table:table-cell table:number-columns-repeated="8"/>
          <table:table-cell office:value-type="float" office:value="70000" calcext:value-type="float">
            <text:p>70000</text:p>
          </table:table-cell>
          <table:table-cell office:value-type="float" office:value="8" calcext:value-type="float">
            <text:p>8</text:p>
          </table:table-cell>
          <table:table-cell office:value-type="float" office:value="4452026" calcext:value-type="float">
            <text:p>4452026</text:p>
          </table:table-cell>
          <table:table-cell office:value-type="float" office:value="2.05042737845646" calcext:value-type="float">
            <text:p>2.0504273785</text:p>
          </table:table-cell>
        </table:table-row>
        <table:table-row table:style-name="ro1">
          <table:table-cell table:number-columns-repeated="3"/>
          <table:table-cell office:value-type="float" office:value="80000" calcext:value-type="float">
            <text:p>80000</text:p>
          </table:table-cell>
          <table:table-cell office:value-type="float" office:value="16" calcext:value-type="float">
            <text:p>16</text:p>
          </table:table-cell>
          <table:table-cell office:value-type="float" office:value="1115449" calcext:value-type="float">
            <text:p>1115449</text:p>
          </table:table-cell>
          <table:table-cell office:value-type="float" office:value="2.42557033087125" calcext:value-type="float">
            <text:p>2.4255703309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float" office:value="907441" calcext:value-type="float">
            <text:p>907441</text:p>
          </table:table-cell>
          <table:table-cell office:value-type="float" office:value="2.97617035157107" calcext:value-type="float">
            <text:p>2.9761703516</text:p>
          </table:table-cell>
          <table:table-cell table:number-columns-repeated="4"/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float" office:value="2472540" calcext:value-type="float">
            <text:p>2472540</text:p>
          </table:table-cell>
          <table:table-cell office:value-type="float" office:value="2.10861260080727" calcext:value-type="float">
            <text:p>2.1086126008</text:p>
          </table:table-cell>
          <table:table-cell table:number-columns-repeated="8"/>
          <table:table-cell office:value-type="float" office:value="80000" calcext:value-type="float">
            <text:p>80000</text:p>
          </table:table-cell>
          <table:table-cell office:value-type="float" office:value="32" calcext:value-type="float">
            <text:p>32</text:p>
          </table:table-cell>
          <table:table-cell office:value-type="float" office:value="5390667" calcext:value-type="float">
            <text:p>5390667</text:p>
          </table:table-cell>
          <table:table-cell office:value-type="float" office:value="1.90631456181582" calcext:value-type="float">
            <text:p>1.9063145618</text:p>
          </table:table-cell>
        </table:table-row>
        <table:table-row table:style-name="ro1">
          <table:table-cell table:number-columns-repeated="3"/>
          <table:table-cell office:value-type="float" office:value="90000" calcext:value-type="float">
            <text:p>90000</text:p>
          </table:table-cell>
          <table:table-cell office:value-type="float" office:value="2048" calcext:value-type="float">
            <text:p>2048</text:p>
          </table:table-cell>
          <table:table-cell office:value-type="float" office:value="1516411" calcext:value-type="float">
            <text:p>1516411</text:p>
          </table:table-cell>
          <table:table-cell office:value-type="float" office:value="1.90574784804384" calcext:value-type="float">
            <text:p>1.905747848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float" office:value="1029012" calcext:value-type="float">
            <text:p>1029012</text:p>
          </table:table-cell>
          <table:table-cell office:value-type="float" office:value="2.90989026367039" calcext:value-type="float">
            <text:p>2.9098902637</text:p>
          </table:table-cell>
          <table:table-cell table:number-columns-repeated="4"/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float" office:value="2818918" calcext:value-type="float">
            <text:p>2818918</text:p>
          </table:table-cell>
          <table:table-cell office:value-type="float" office:value="2.18795474008112" calcext:value-type="float">
            <text:p>2.1879547401</text:p>
          </table:table-cell>
          <table:table-cell table:number-columns-repeated="8"/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float" office:value="5876451" calcext:value-type="float">
            <text:p>5876451</text:p>
          </table:table-cell>
          <table:table-cell office:value-type="float" office:value="2.50494865012913" calcext:value-type="float">
            <text:p>2.5049486501</text:p>
          </table:table-cell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282256" calcext:value-type="float">
            <text:p>1282256</text:p>
          </table:table-cell>
          <table:table-cell office:value-type="float" office:value="2.59035403226813" calcext:value-type="float">
            <text:p>2.590354032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118734" calcext:value-type="float">
            <text:p>1118734</text:p>
          </table:table-cell>
          <table:table-cell office:value-type="float" office:value="2.923817457948" calcext:value-type="float">
            <text:p>2.9238174579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3869170" calcext:value-type="float">
            <text:p>3869170</text:p>
          </table:table-cell>
          <table:table-cell office:value-type="float" office:value="1.70590178255285" calcext:value-type="float">
            <text:p>1.7059017826</text:p>
          </table:table-cell>
          <table:table-cell table:number-columns-repeated="8"/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7711827" calcext:value-type="float">
            <text:p>7711827</text:p>
          </table:table-cell>
          <table:table-cell office:value-type="float" office:value="2.03454589943473" calcext:value-type="float">
            <text:p>2.0345458994</text:p>
          </table:table-cell>
        </table:table-row>
        <table:table-row table:style-name="ro1">
          <table:table-cell table:number-columns-repeated="3"/>
          <table:table-cell office:value-type="float" office:value="110000" calcext:value-type="float">
            <text:p>110000</text:p>
          </table:table-cell>
          <table:table-cell office:value-type="float" office:value="16" calcext:value-type="float">
            <text:p>16</text:p>
          </table:table-cell>
          <table:table-cell office:value-type="float" office:value="1577461" calcext:value-type="float">
            <text:p>1577461</text:p>
          </table:table-cell>
          <table:table-cell office:value-type="float" office:value="2.28012102993355" calcext:value-type="float">
            <text:p>2.2801210299</text:p>
          </table:table-cell>
          <table:table-cell table:number-columns-repeated="2"/>
          <table:table-cell office:value-type="float" office:value="110000" calcext:value-type="float">
            <text:p>110000</text:p>
          </table:table-cell>
          <table:table-cell office:value-type="float" office:value="4" calcext:value-type="float">
            <text:p>4</text:p>
          </table:table-cell>
          <table:table-cell office:value-type="float" office:value="1238183" calcext:value-type="float">
            <text:p>1238183</text:p>
          </table:table-cell>
          <table:table-cell office:value-type="float" office:value="2.84189655325586" calcext:value-type="float">
            <text:p>2.8418965533</text:p>
          </table:table-cell>
          <table:table-cell table:number-columns-repeated="4"/>
          <table:table-cell office:value-type="float" office:value="110000" calcext:value-type="float">
            <text:p>110000</text:p>
          </table:table-cell>
          <table:table-cell office:value-type="float" office:value="2" calcext:value-type="float">
            <text:p>2</text:p>
          </table:table-cell>
          <table:table-cell office:value-type="float" office:value="4221107" calcext:value-type="float">
            <text:p>4221107</text:p>
          </table:table-cell>
          <table:table-cell office:value-type="float" office:value="1.79525892141564" calcext:value-type="float">
            <text:p>1.7952589214</text:p>
          </table:table-cell>
          <table:table-cell table:number-columns-repeated="8"/>
          <table:table-cell office:value-type="float" office:value="110000" calcext:value-type="float">
            <text:p>110000</text:p>
          </table:table-cell>
          <table:table-cell office:value-type="float" office:value="4" calcext:value-type="float">
            <text:p>4</text:p>
          </table:table-cell>
          <table:table-cell office:value-type="float" office:value="9160201" calcext:value-type="float">
            <text:p>9160201</text:p>
          </table:table-cell>
          <table:table-cell office:value-type="float" office:value="2.01101700715956" calcext:value-type="float">
            <text:p>2.0110170072</text:p>
          </table:table-cell>
        </table:table-row>
        <table:table-row table:style-name="ro1">
          <table:table-cell table:number-columns-repeated="3"/>
          <table:table-cell office:value-type="float" office:value="120000" calcext:value-type="float">
            <text:p>120000</text:p>
          </table:table-cell>
          <table:table-cell office:value-type="float" office:value="8" calcext:value-type="float">
            <text:p>8</text:p>
          </table:table-cell>
          <table:table-cell office:value-type="float" office:value="1502362" calcext:value-type="float">
            <text:p>1502362</text:p>
          </table:table-cell>
          <table:table-cell office:value-type="float" office:value="2.55881605099171" calcext:value-type="float">
            <text:p>2.558816051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float" office:value="1337676" calcext:value-type="float">
            <text:p>1337676</text:p>
          </table:table-cell>
          <table:table-cell office:value-type="float" office:value="2.93113130533851" calcext:value-type="float">
            <text:p>2.9311313053</text:p>
          </table:table-cell>
          <table:table-cell table:number-columns-repeated="4"/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float" office:value="4595281" calcext:value-type="float">
            <text:p>4595281</text:p>
          </table:table-cell>
          <table:table-cell office:value-type="float" office:value="1.58719499416902" calcext:value-type="float">
            <text:p>1.5871949942</text:p>
          </table:table-cell>
          <table:table-cell table:number-columns-repeated="8"/>
          <table:table-cell office:value-type="float" office:value="120000" calcext:value-type="float">
            <text:p>120000</text:p>
          </table:table-cell>
          <table:table-cell office:value-type="float" office:value="64" calcext:value-type="float">
            <text:p>64</text:p>
          </table:table-cell>
          <table:table-cell office:value-type="float" office:value="7799919" calcext:value-type="float">
            <text:p>7799919</text:p>
          </table:table-cell>
          <table:table-cell office:value-type="float" office:value="1.93821256348944" calcext:value-type="float">
            <text:p>1.9382125635</text:p>
          </table:table-cell>
        </table:table-row>
        <table:table-row table:style-name="ro1">
          <table:table-cell table:number-columns-repeated="3"/>
          <table:table-cell office:value-type="float" office:value="130000" calcext:value-type="float">
            <text:p>130000</text:p>
          </table:table-cell>
          <table:table-cell office:value-type="float" office:value="16" calcext:value-type="float">
            <text:p>16</text:p>
          </table:table-cell>
          <table:table-cell office:value-type="float" office:value="2167792" calcext:value-type="float">
            <text:p>2167792</text:p>
          </table:table-cell>
          <table:table-cell office:value-type="float" office:value="1.96150922228701" calcext:value-type="float">
            <text:p>1.9615092223</text:p>
          </table:table-cell>
          <table:table-cell table:number-columns-repeated="2"/>
          <table:table-cell office:value-type="float" office:value="130000" calcext:value-type="float">
            <text:p>130000</text:p>
          </table:table-cell>
          <table:table-cell office:value-type="float" office:value="4" calcext:value-type="float">
            <text:p>4</text:p>
          </table:table-cell>
          <table:table-cell office:value-type="float" office:value="1464439" calcext:value-type="float">
            <text:p>1464439</text:p>
          </table:table-cell>
          <table:table-cell office:value-type="float" office:value="2.86993312797597" calcext:value-type="float">
            <text:p>2.869933128</text:p>
          </table:table-cell>
          <table:table-cell table:number-columns-repeated="4"/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float" office:value="4473835" calcext:value-type="float">
            <text:p>4473835</text:p>
          </table:table-cell>
          <table:table-cell office:value-type="float" office:value="1.44675965921855" calcext:value-type="float">
            <text:p>1.4467596592</text:p>
          </table:table-cell>
          <table:table-cell table:number-columns-repeated="8"/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float" office:value="9187568" calcext:value-type="float">
            <text:p>9187568</text:p>
          </table:table-cell>
          <table:table-cell office:value-type="float" office:value="2.29169199074227" calcext:value-type="float">
            <text:p>2.2916919907</text:p>
          </table:table-cell>
        </table:table-row>
        <table:table-row table:style-name="ro1">
          <table:table-cell table:number-columns-repeated="3"/>
          <table:table-cell office:value-type="float" office:value="140000" calcext:value-type="float">
            <text:p>140000</text:p>
          </table:table-cell>
          <table:table-cell office:value-type="float" office:value="16" calcext:value-type="float">
            <text:p>16</text:p>
          </table:table-cell>
          <table:table-cell office:value-type="float" office:value="1954395" calcext:value-type="float">
            <text:p>1954395</text:p>
          </table:table-cell>
          <table:table-cell office:value-type="float" office:value="2.36517592400717" calcext:value-type="float">
            <text:p>2.365175924</text:p>
          </table:table-cell>
          <table:table-cell table:number-columns-repeated="2"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1570471" calcext:value-type="float">
            <text:p>1570471</text:p>
          </table:table-cell>
          <table:table-cell office:value-type="float" office:value="2.85598587939542" calcext:value-type="float">
            <text:p>2.8559858794</text:p>
          </table:table-cell>
          <table:table-cell table:number-columns-repeated="4"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3255097" calcext:value-type="float">
            <text:p>3255097</text:p>
          </table:table-cell>
          <table:table-cell office:value-type="float" office:value="2.0936681764015" calcext:value-type="float">
            <text:p>2.0936681764</text:p>
          </table:table-cell>
          <table:table-cell table:number-columns-repeated="8"/>
          <table:table-cell office:value-type="float" office:value="140000" calcext:value-type="float">
            <text:p>140000</text:p>
          </table:table-cell>
          <table:table-cell office:value-type="float" office:value="32" calcext:value-type="float">
            <text:p>32</text:p>
          </table:table-cell>
          <table:table-cell office:value-type="float" office:value="10830940" calcext:value-type="float">
            <text:p>10830940</text:p>
          </table:table-cell>
          <table:table-cell office:value-type="float" office:value="2.05622217462196" calcext:value-type="float">
            <text:p>2.0562221746</text:p>
          </table:table-cell>
        </table:table-row>
        <table:table-row table:style-name="ro1">
          <table:table-cell table:number-columns-repeated="3"/>
          <table:table-cell office:value-type="float" office:value="150000" calcext:value-type="float">
            <text:p>150000</text:p>
          </table:table-cell>
          <table:table-cell office:value-type="float" office:value="64" calcext:value-type="float">
            <text:p>64</text:p>
          </table:table-cell>
          <table:table-cell office:value-type="float" office:value="2205407" calcext:value-type="float">
            <text:p>2205407</text:p>
          </table:table-cell>
          <table:table-cell office:value-type="float" office:value="2.21102952878992" calcext:value-type="float">
            <text:p>2.2110295288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float" office:value="1693408" calcext:value-type="float">
            <text:p>1693408</text:p>
          </table:table-cell>
          <table:table-cell office:value-type="float" office:value="2.87153302689015" calcext:value-type="float">
            <text:p>2.8715330269</text:p>
          </table:table-cell>
          <table:table-cell table:number-columns-repeated="4"/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float" office:value="4308343" calcext:value-type="float">
            <text:p>4308343</text:p>
          </table:table-cell>
          <table:table-cell office:value-type="float" office:value="1.46134000937251" calcext:value-type="float">
            <text:p>1.4613400094</text:p>
          </table:table-cell>
          <table:table-cell table:number-columns-repeated="8"/>
          <table:table-cell office:value-type="float" office:value="150000" calcext:value-type="float">
            <text:p>150000</text:p>
          </table:table-cell>
          <table:table-cell office:value-type="float" office:value="64" calcext:value-type="float">
            <text:p>64</text:p>
          </table:table-cell>
          <table:table-cell office:value-type="float" office:value="10121078" calcext:value-type="float">
            <text:p>10121078</text:p>
          </table:table-cell>
          <table:table-cell office:value-type="float" office:value="1.87654230112642" calcext:value-type="float">
            <text:p>1.8765423011</text:p>
          </table:table-cell>
        </table:table-row>
        <table:table-row table:style-name="ro1">
          <table:table-cell table:number-columns-repeated="3"/>
          <table:table-cell office:value-type="float" office:value="160000" calcext:value-type="float">
            <text:p>160000</text:p>
          </table:table-cell>
          <table:table-cell office:value-type="float" office:value="16" calcext:value-type="float">
            <text:p>16</text:p>
          </table:table-cell>
          <table:table-cell office:value-type="float" office:value="2025621" calcext:value-type="float">
            <text:p>2025621</text:p>
          </table:table-cell>
          <table:table-cell office:value-type="float" office:value="2.5366991159748" calcext:value-type="float">
            <text:p>2.536699116</text:p>
          </table:table-cell>
          <table:table-cell table:number-columns-repeated="2"/>
          <table:table-cell office:value-type="float" office:value="160000" calcext:value-type="float">
            <text:p>160000</text:p>
          </table:table-cell>
          <table:table-cell office:value-type="float" office:value="4" calcext:value-type="float">
            <text:p>4</text:p>
          </table:table-cell>
          <table:table-cell office:value-type="float" office:value="1791066" calcext:value-type="float">
            <text:p>1791066</text:p>
          </table:table-cell>
          <table:table-cell office:value-type="float" office:value="2.85480713720209" calcext:value-type="float">
            <text:p>2.8548071372</text:p>
          </table:table-cell>
          <table:table-cell table:number-columns-repeated="4"/>
          <table:table-cell office:value-type="float" office:value="160000" calcext:value-type="float">
            <text:p>160000</text:p>
          </table:table-cell>
          <table:table-cell office:value-type="float" office:value="4" calcext:value-type="float">
            <text:p>4</text:p>
          </table:table-cell>
          <table:table-cell office:value-type="float" office:value="3165724" calcext:value-type="float">
            <text:p>3165724</text:p>
          </table:table-cell>
          <table:table-cell office:value-type="float" office:value="2.18492483867829" calcext:value-type="float">
            <text:p>2.1849248387</text:p>
          </table:table-cell>
          <table:table-cell table:number-columns-repeated="8"/>
          <table:table-cell office:value-type="float" office:value="160000" calcext:value-type="float">
            <text:p>160000</text:p>
          </table:table-cell>
          <table:table-cell office:value-type="float" office:value="1024" calcext:value-type="float">
            <text:p>1024</text:p>
          </table:table-cell>
          <table:table-cell office:value-type="float" office:value="9046879" calcext:value-type="float">
            <text:p>9046879</text:p>
          </table:table-cell>
          <table:table-cell office:value-type="float" office:value="1.87582712225951" calcext:value-type="float">
            <text:p>1.8758271223</text:p>
          </table:table-cell>
        </table:table-row>
        <table:table-row table:style-name="ro1">
          <table:table-cell table:number-columns-repeated="3"/>
          <table:table-cell office:value-type="float" office:value="170000" calcext:value-type="float">
            <text:p>170000</text:p>
          </table:table-cell>
          <table:table-cell office:value-type="float" office:value="16" calcext:value-type="float">
            <text:p>16</text:p>
          </table:table-cell>
          <table:table-cell office:value-type="float" office:value="2383843" calcext:value-type="float">
            <text:p>2383843</text:p>
          </table:table-cell>
          <table:table-cell office:value-type="float" office:value="2.29268622136609" calcext:value-type="float">
            <text:p>2.2926862214</text:p>
          </table:table-cell>
          <table:table-cell table:number-columns-repeated="2"/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float" office:value="1985434" calcext:value-type="float">
            <text:p>1985434</text:p>
          </table:table-cell>
          <table:table-cell office:value-type="float" office:value="2.72038859010171" calcext:value-type="float">
            <text:p>2.7203885901</text:p>
          </table:table-cell>
          <table:table-cell table:number-columns-repeated="4"/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float" office:value="3317104" calcext:value-type="float">
            <text:p>3317104</text:p>
          </table:table-cell>
          <table:table-cell office:value-type="float" office:value="2.20549129602207" calcext:value-type="float">
            <text:p>2.205491296</text:p>
          </table:table-cell>
          <table:table-cell table:number-columns-repeated="8"/>
          <table:table-cell office:value-type="float" office:value="170000" calcext:value-type="float">
            <text:p>170000</text:p>
          </table:table-cell>
          <table:table-cell office:value-type="float" office:value="16" calcext:value-type="float">
            <text:p>16</text:p>
          </table:table-cell>
          <table:table-cell office:value-type="float" office:value="9884173" calcext:value-type="float">
            <text:p>9884173</text:p>
          </table:table-cell>
          <table:table-cell office:value-type="float" office:value="1.83451584669754" calcext:value-type="float">
            <text:p>1.8345158467</text:p>
          </table:table-cell>
        </table:table-row>
        <table:table-row table:style-name="ro1">
          <table:table-cell table:number-columns-repeated="3"/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office:value-type="float" office:value="2722855" calcext:value-type="float">
            <text:p>2722855</text:p>
          </table:table-cell>
          <table:table-cell office:value-type="float" office:value="2.09886718168981" calcext:value-type="float">
            <text:p>2.0988671817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float" office:value="1991600" calcext:value-type="float">
            <text:p>1991600</text:p>
          </table:table-cell>
          <table:table-cell office:value-type="float" office:value="2.91848764812211" calcext:value-type="float">
            <text:p>2.9184876481</text:p>
          </table:table-cell>
          <table:table-cell table:number-columns-repeated="4"/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float" office:value="3549733" calcext:value-type="float">
            <text:p>3549733</text:p>
          </table:table-cell>
          <table:table-cell office:value-type="float" office:value="2.16588346222096" calcext:value-type="float">
            <text:p>2.1658834622</text:p>
          </table:table-cell>
          <table:table-cell table:number-columns-repeated="8"/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float" office:value="10084302" calcext:value-type="float">
            <text:p>10084302</text:p>
          </table:table-cell>
          <table:table-cell office:value-type="float" office:value="1.87057934203081" calcext:value-type="float">
            <text:p>1.870579342</text:p>
          </table:table-cell>
        </table:table-row>
        <table:table-row table:style-name="ro1">
          <table:table-cell table:number-columns-repeated="3"/>
          <table:table-cell office:value-type="float" office:value="190000" calcext:value-type="float">
            <text:p>190000</text:p>
          </table:table-cell>
          <table:table-cell office:value-type="float" office:value="1024" calcext:value-type="float">
            <text:p>1024</text:p>
          </table:table-cell>
          <table:table-cell office:value-type="float" office:value="2473935" calcext:value-type="float">
            <text:p>2473935</text:p>
          </table:table-cell>
          <table:table-cell office:value-type="float" office:value="2.56723115199065" calcext:value-type="float">
            <text:p>2.567231152</text:p>
          </table:table-cell>
          <table:table-cell table:number-columns-repeated="2"/>
          <table:table-cell office:value-type="float" office:value="190000" calcext:value-type="float">
            <text:p>190000</text:p>
          </table:table-cell>
          <table:table-cell office:value-type="float" office:value="4" calcext:value-type="float">
            <text:p>4</text:p>
          </table:table-cell>
          <table:table-cell office:value-type="float" office:value="2105818" calcext:value-type="float">
            <text:p>2105818</text:p>
          </table:table-cell>
          <table:table-cell office:value-type="float" office:value="2.92151078583239" calcext:value-type="float">
            <text:p>2.9215107858</text:p>
          </table:table-cell>
          <table:table-cell table:number-columns-repeated="4"/>
          <table:table-cell office:value-type="float" office:value="190000" calcext:value-type="float">
            <text:p>190000</text:p>
          </table:table-cell>
          <table:table-cell office:value-type="float" office:value="2" calcext:value-type="float">
            <text:p>2</text:p>
          </table:table-cell>
          <table:table-cell office:value-type="float" office:value="4629919" calcext:value-type="float">
            <text:p>4629919</text:p>
          </table:table-cell>
          <table:table-cell office:value-type="float" office:value="1.76142951960931" calcext:value-type="float">
            <text:p>1.7614295196</text:p>
          </table:table-cell>
          <table:table-cell table:number-columns-repeated="8"/>
          <table:table-cell office:value-type="float" office:value="190000" calcext:value-type="float">
            <text:p>190000</text:p>
          </table:table-cell>
          <table:table-cell office:value-type="float" office:value="2" calcext:value-type="float">
            <text:p>2</text:p>
          </table:table-cell>
          <table:table-cell office:value-type="float" office:value="11503597" calcext:value-type="float">
            <text:p>11503597</text:p>
          </table:table-cell>
          <table:table-cell office:value-type="float" office:value="1.78974758938443" calcext:value-type="float">
            <text:p>1.7897475894</text:p>
          </table:table-cell>
        </table:table-row>
        <table:table-row table:style-name="ro1"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2871282" calcext:value-type="float">
            <text:p>2871282</text:p>
          </table:table-cell>
          <table:table-cell office:value-type="float" office:value="2.27730714015551" calcext:value-type="float">
            <text:p>2.2773071402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float" office:value="2232092" calcext:value-type="float">
            <text:p>2232092</text:p>
          </table:table-cell>
          <table:table-cell office:value-type="float" office:value="2.87725147529761" calcext:value-type="float">
            <text:p>2.8772514753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float" office:value="4873238" calcext:value-type="float">
            <text:p>4873238</text:p>
          </table:table-cell>
          <table:table-cell office:value-type="float" office:value="1.75377336382914" calcext:value-type="float">
            <text:p>1.7537733638</text:p>
          </table:table-cell>
          <table:table-cell table:number-columns-repeated="8"/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11929941" calcext:value-type="float">
            <text:p>11929941</text:p>
          </table:table-cell>
          <table:table-cell office:value-type="float" office:value="1.78844354720614" calcext:value-type="float">
            <text:p>1.7884435472</text:p>
          </table:table-cell>
        </table:table-row>
        <table:table-row table:style-name="ro1">
          <table:table-cell table:number-columns-repeated="3"/>
          <table:table-cell office:value-type="float" office:value="210000" calcext:value-type="float">
            <text:p>210000</text:p>
          </table:table-cell>
          <table:table-cell office:value-type="float" office:value="16" calcext:value-type="float">
            <text:p>16</text:p>
          </table:table-cell>
          <table:table-cell office:value-type="float" office:value="2909114" calcext:value-type="float">
            <text:p>2909114</text:p>
          </table:table-cell>
          <table:table-cell office:value-type="float" office:value="2.30275025316987" calcext:value-type="float">
            <text:p>2.3027502532</text:p>
          </table:table-cell>
          <table:table-cell table:number-columns-repeated="2"/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office:value-type="float" office:value="2331156" calcext:value-type="float">
            <text:p>2331156</text:p>
          </table:table-cell>
          <table:table-cell office:value-type="float" office:value="2.83698087987248" calcext:value-type="float">
            <text:p>2.8369808799</text:p>
          </table:table-cell>
          <table:table-cell table:number-columns-repeated="4"/>
          <table:table-cell office:value-type="float" office:value="210000" calcext:value-type="float">
            <text:p>210000</text:p>
          </table:table-cell>
          <table:table-cell office:value-type="float" office:value="2" calcext:value-type="float">
            <text:p>2</text:p>
          </table:table-cell>
          <table:table-cell office:value-type="float" office:value="5124256" calcext:value-type="float">
            <text:p>5124256</text:p>
          </table:table-cell>
          <table:table-cell office:value-type="float" office:value="1.72110468329451" calcext:value-type="float">
            <text:p>1.7211046833</text:p>
          </table:table-cell>
          <table:table-cell table:number-columns-repeated="8"/>
          <table:table-cell office:value-type="float" office:value="210000" calcext:value-type="float">
            <text:p>210000</text:p>
          </table:table-cell>
          <table:table-cell office:value-type="float" office:value="8192" calcext:value-type="float">
            <text:p>8192</text:p>
          </table:table-cell>
          <table:table-cell office:value-type="float" office:value="11076824" calcext:value-type="float">
            <text:p>11076824</text:p>
          </table:table-cell>
          <table:table-cell office:value-type="float" office:value="1.70613453820337" calcext:value-type="float">
            <text:p>1.7061345382</text:p>
          </table:table-cell>
        </table:table-row>
        <table:table-row table:style-name="ro1">
          <table:table-cell table:number-columns-repeated="3"/>
          <table:table-cell office:value-type="float" office:value="220000" calcext:value-type="float">
            <text:p>220000</text:p>
          </table:table-cell>
          <table:table-cell office:value-type="float" office:value="32" calcext:value-type="float">
            <text:p>32</text:p>
          </table:table-cell>
          <table:table-cell office:value-type="float" office:value="2849370" calcext:value-type="float">
            <text:p>2849370</text:p>
          </table:table-cell>
          <table:table-cell office:value-type="float" office:value="2.37553564472146" calcext:value-type="float">
            <text:p>2.3755356447</text:p>
          </table:table-cell>
          <table:table-cell table:number-columns-repeated="2"/>
          <table:table-cell office:value-type="float" office:value="220000" calcext:value-type="float">
            <text:p>220000</text:p>
          </table:table-cell>
          <table:table-cell office:value-type="float" office:value="4" calcext:value-type="float">
            <text:p>4</text:p>
          </table:table-cell>
          <table:table-cell office:value-type="float" office:value="2433241" calcext:value-type="float">
            <text:p>2433241</text:p>
          </table:table-cell>
          <table:table-cell office:value-type="float" office:value="2.88097068888778" calcext:value-type="float">
            <text:p>2.8809706889</text:p>
          </table:table-cell>
          <table:table-cell table:number-columns-repeated="4"/>
          <table:table-cell office:value-type="float" office:value="220000" calcext:value-type="float">
            <text:p>220000</text:p>
          </table:table-cell>
          <table:table-cell office:value-type="float" office:value="2" calcext:value-type="float">
            <text:p>2</text:p>
          </table:table-cell>
          <table:table-cell office:value-type="float" office:value="5438562" calcext:value-type="float">
            <text:p>5438562</text:p>
          </table:table-cell>
          <table:table-cell office:value-type="float" office:value="1.71316241315259" calcext:value-type="float">
            <text:p>1.7131624132</text:p>
          </table:table-cell>
          <table:table-cell table:number-columns-repeated="8"/>
          <table:table-cell office:value-type="float" office:value="220000" calcext:value-type="float">
            <text:p>220000</text:p>
          </table:table-cell>
          <table:table-cell office:value-type="float" office:value="128" calcext:value-type="float">
            <text:p>128</text:p>
          </table:table-cell>
          <table:table-cell office:value-type="float" office:value="8436656" calcext:value-type="float">
            <text:p>8436656</text:p>
          </table:table-cell>
          <table:table-cell office:value-type="float" office:value="2.06984615705559" calcext:value-type="float">
            <text:p>2.0698461571</text:p>
          </table:table-cell>
        </table:table-row>
        <table:table-row table:style-name="ro1">
          <table:table-cell table:number-columns-repeated="3"/>
          <table:table-cell office:value-type="float" office:value="230000" calcext:value-type="float">
            <text:p>230000</text:p>
          </table:table-cell>
          <table:table-cell office:value-type="float" office:value="16" calcext:value-type="float">
            <text:p>16</text:p>
          </table:table-cell>
          <table:table-cell office:value-type="float" office:value="3294341" calcext:value-type="float">
            <text:p>3294341</text:p>
          </table:table-cell>
          <table:table-cell office:value-type="float" office:value="2.22143973559507" calcext:value-type="float">
            <text:p>2.2214397356</text:p>
          </table:table-cell>
          <table:table-cell table:number-columns-repeated="2"/>
          <table:table-cell office:value-type="float" office:value="230000" calcext:value-type="float">
            <text:p>230000</text:p>
          </table:table-cell>
          <table:table-cell office:value-type="float" office:value="4" calcext:value-type="float">
            <text:p>4</text:p>
          </table:table-cell>
          <table:table-cell office:value-type="float" office:value="2549705" calcext:value-type="float">
            <text:p>2549705</text:p>
          </table:table-cell>
          <table:table-cell office:value-type="float" office:value="2.88015986163105" calcext:value-type="float">
            <text:p>2.8801598616</text:p>
          </table:table-cell>
          <table:table-cell table:number-columns-repeated="4"/>
          <table:table-cell office:value-type="float" office:value="230000" calcext:value-type="float">
            <text:p>230000</text:p>
          </table:table-cell>
          <table:table-cell office:value-type="float" office:value="2" calcext:value-type="float">
            <text:p>2</text:p>
          </table:table-cell>
          <table:table-cell office:value-type="float" office:value="5642539" calcext:value-type="float">
            <text:p>5642539</text:p>
          </table:table-cell>
          <table:table-cell office:value-type="float" office:value="1.71049663989917" calcext:value-type="float">
            <text:p>1.7104966399</text:p>
          </table:table-cell>
          <table:table-cell table:number-columns-repeated="8"/>
          <table:table-cell office:value-type="float" office:value="230000" calcext:value-type="float">
            <text:p>230000</text:p>
          </table:table-cell>
          <table:table-cell office:value-type="float" office:value="4" calcext:value-type="float">
            <text:p>4</text:p>
          </table:table-cell>
          <table:table-cell office:value-type="float" office:value="9576281" calcext:value-type="float">
            <text:p>9576281</text:p>
          </table:table-cell>
          <table:table-cell office:value-type="float" office:value="1.72840949424939" calcext:value-type="float">
            <text:p>1.7284094942</text:p>
          </table:table-cell>
        </table:table-row>
        <table:table-row table:style-name="ro1">
          <table:table-cell table:number-columns-repeated="3"/>
          <table:table-cell office:value-type="float" office:value="240000" calcext:value-type="float">
            <text:p>240000</text:p>
          </table:table-cell>
          <table:table-cell office:value-type="float" office:value="32" calcext:value-type="float">
            <text:p>32</text:p>
          </table:table-cell>
          <table:table-cell office:value-type="float" office:value="3052367" calcext:value-type="float">
            <text:p>3052367</text:p>
          </table:table-cell>
          <table:table-cell office:value-type="float" office:value="2.53309153191605" calcext:value-type="float">
            <text:p>2.5330915319</text:p>
          </table:table-cell>
          <table:table-cell table:number-columns-repeated="2"/>
          <table:table-cell office:value-type="float" office:value="240000" calcext:value-type="float">
            <text:p>240000</text:p>
          </table:table-cell>
          <table:table-cell office:value-type="float" office:value="4" calcext:value-type="float">
            <text:p>4</text:p>
          </table:table-cell>
          <table:table-cell office:value-type="float" office:value="2646378" calcext:value-type="float">
            <text:p>2646378</text:p>
          </table:table-cell>
          <table:table-cell office:value-type="float" office:value="2.96504769915711" calcext:value-type="float">
            <text:p>2.9650476992</text:p>
          </table:table-cell>
          <table:table-cell table:number-columns-repeated="4"/>
          <table:table-cell office:value-type="float" office:value="240000" calcext:value-type="float">
            <text:p>240000</text:p>
          </table:table-cell>
          <table:table-cell office:value-type="float" office:value="2" calcext:value-type="float">
            <text:p>2</text:p>
          </table:table-cell>
          <table:table-cell office:value-type="float" office:value="5808459" calcext:value-type="float">
            <text:p>5808459</text:p>
          </table:table-cell>
          <table:table-cell office:value-type="float" office:value="1.80247359927995" calcext:value-type="float">
            <text:p>1.8024735993</text:p>
          </table:table-cell>
          <table:table-cell table:number-columns-repeated="8"/>
          <table:table-cell office:value-type="float" office:value="240000" calcext:value-type="float">
            <text:p>240000</text:p>
          </table:table-cell>
          <table:table-cell office:value-type="float" office:value="32" calcext:value-type="float">
            <text:p>32</text:p>
          </table:table-cell>
          <table:table-cell office:value-type="float" office:value="9550196" calcext:value-type="float">
            <text:p>9550196</text:p>
          </table:table-cell>
          <table:table-cell office:value-type="float" office:value="1.80159401964106" calcext:value-type="float">
            <text:p>1.8015940196</text:p>
          </table:table-cell>
        </table:table-row>
        <table:table-row table:style-name="ro1">
          <table:table-cell table:number-columns-repeated="3"/>
          <table:table-cell office:value-type="float" office:value="250000" calcext:value-type="float">
            <text:p>250000</text:p>
          </table:table-cell>
          <table:table-cell office:value-type="float" office:value="32" calcext:value-type="float">
            <text:p>32</text:p>
          </table:table-cell>
          <table:table-cell office:value-type="float" office:value="3128663" calcext:value-type="float">
            <text:p>3128663</text:p>
          </table:table-cell>
          <table:table-cell office:value-type="float" office:value="2.5651656953785" calcext:value-type="float">
            <text:p>2.5651656954</text:p>
          </table:table-cell>
          <table:table-cell table:number-columns-repeated="2"/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2798945" calcext:value-type="float">
            <text:p>2798945</text:p>
          </table:table-cell>
          <table:table-cell office:value-type="float" office:value="2.85176200318334" calcext:value-type="float">
            <text:p>2.8517620032</text:p>
          </table:table-cell>
          <table:table-cell table:number-columns-repeated="4"/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float" office:value="6091548" calcext:value-type="float">
            <text:p>6091548</text:p>
          </table:table-cell>
          <table:table-cell office:value-type="float" office:value="1.73780277197192" calcext:value-type="float">
            <text:p>1.737802772</text:p>
          </table:table-cell>
          <table:table-cell table:number-columns-repeated="8"/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 office:value-type="float" office:value="9354343" calcext:value-type="float">
            <text:p>9354343</text:p>
          </table:table-cell>
          <table:table-cell office:value-type="float" office:value="1.90907421290838" calcext:value-type="float">
            <text:p>1.9090742129</text:p>
          </table:table-cell>
        </table:table-row>
        <table:table-row table:style-name="ro1">
          <table:table-cell table:number-columns-repeated="3"/>
          <table:table-cell office:value-type="float" office:value="260000" calcext:value-type="float">
            <text:p>260000</text:p>
          </table:table-cell>
          <table:table-cell office:value-type="float" office:value="16" calcext:value-type="float">
            <text:p>16</text:p>
          </table:table-cell>
          <table:table-cell office:value-type="float" office:value="4092150" calcext:value-type="float">
            <text:p>4092150</text:p>
          </table:table-cell>
          <table:table-cell office:value-type="float" office:value="2.01628850359835" calcext:value-type="float">
            <text:p>2.0162885036</text:p>
          </table:table-cell>
          <table:table-cell table:number-columns-repeated="2"/>
          <table:table-cell office:value-type="float" office:value="260000" calcext:value-type="float">
            <text:p>260000</text:p>
          </table:table-cell>
          <table:table-cell office:value-type="float" office:value="4" calcext:value-type="float">
            <text:p>4</text:p>
          </table:table-cell>
          <table:table-cell office:value-type="float" office:value="2840262" calcext:value-type="float">
            <text:p>2840262</text:p>
          </table:table-cell>
          <table:table-cell office:value-type="float" office:value="2.89974023523182" calcext:value-type="float">
            <text:p>2.8997402352</text:p>
          </table:table-cell>
          <table:table-cell table:number-columns-repeated="4"/>
          <table:table-cell office:value-type="float" office:value="260000" calcext:value-type="float">
            <text:p>260000</text:p>
          </table:table-cell>
          <table:table-cell office:value-type="float" office:value="2" calcext:value-type="float">
            <text:p>2</text:p>
          </table:table-cell>
          <table:table-cell office:value-type="float" office:value="6340000" calcext:value-type="float">
            <text:p>6340000</text:p>
          </table:table-cell>
          <table:table-cell office:value-type="float" office:value="1.72898943217666" calcext:value-type="float">
            <text:p>1.7289894322</text:p>
          </table:table-cell>
          <table:table-cell table:number-columns-repeated="8"/>
          <table:table-cell office:value-type="float" office:value="260000" calcext:value-type="float">
            <text:p>260000</text:p>
          </table:table-cell>
          <table:table-cell office:value-type="float" office:value="32" calcext:value-type="float">
            <text:p>32</text:p>
          </table:table-cell>
          <table:table-cell office:value-type="float" office:value="10245518" calcext:value-type="float">
            <text:p>10245518</text:p>
          </table:table-cell>
          <table:table-cell office:value-type="float" office:value="1.81714599496092" calcext:value-type="float">
            <text:p>1.817145995</text:p>
          </table:table-cell>
        </table:table-row>
        <table:table-row table:style-name="ro1">
          <table:table-cell table:number-columns-repeated="3"/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 office:value-type="float" office:value="3923153" calcext:value-type="float">
            <text:p>3923153</text:p>
          </table:table-cell>
          <table:table-cell office:value-type="float" office:value="2.20873465806712" calcext:value-type="float">
            <text:p>2.2087346581</text:p>
          </table:table-cell>
          <table:table-cell table:number-columns-repeated="2"/>
          <table:table-cell office:value-type="float" office:value="270000" calcext:value-type="float">
            <text:p>270000</text:p>
          </table:table-cell>
          <table:table-cell office:value-type="float" office:value="4" calcext:value-type="float">
            <text:p>4</text:p>
          </table:table-cell>
          <table:table-cell office:value-type="float" office:value="2965488" calcext:value-type="float">
            <text:p>2965488</text:p>
          </table:table-cell>
          <table:table-cell office:value-type="float" office:value="2.89292487442202" calcext:value-type="float">
            <text:p>2.8929248744</text:p>
          </table:table-cell>
          <table:table-cell table:number-columns-repeated="4"/>
          <table:table-cell office:value-type="float" office:value="270000" calcext:value-type="float">
            <text:p>270000</text:p>
          </table:table-cell>
          <table:table-cell office:value-type="float" office:value="2" calcext:value-type="float">
            <text:p>2</text:p>
          </table:table-cell>
          <table:table-cell office:value-type="float" office:value="6613681" calcext:value-type="float">
            <text:p>6613681</text:p>
          </table:table-cell>
          <table:table-cell office:value-type="float" office:value="1.71130222337606" calcext:value-type="float">
            <text:p>1.7113022234</text:p>
          </table:table-cell>
          <table:table-cell table:number-columns-repeated="8"/>
          <table:table-cell office:value-type="float" office:value="270000" calcext:value-type="float">
            <text:p>270000</text:p>
          </table:table-cell>
          <table:table-cell office:value-type="float" office:value="8192" calcext:value-type="float">
            <text:p>8192</text:p>
          </table:table-cell>
          <table:table-cell office:value-type="float" office:value="10284004" calcext:value-type="float">
            <text:p>10284004</text:p>
          </table:table-cell>
          <table:table-cell office:value-type="float" office:value="1.40571337778554" calcext:value-type="float">
            <text:p>1.4057133778</text:p>
          </table:table-cell>
        </table:table-row>
        <table:table-row table:style-name="ro1">
          <table:table-cell table:number-columns-repeated="3"/>
          <table:table-cell office:value-type="float" office:value="280000" calcext:value-type="float">
            <text:p>280000</text:p>
          </table:table-cell>
          <table:table-cell office:value-type="float" office:value="32" calcext:value-type="float">
            <text:p>32</text:p>
          </table:table-cell>
          <table:table-cell office:value-type="float" office:value="3588356" calcext:value-type="float">
            <text:p>3588356</text:p>
          </table:table-cell>
          <table:table-cell office:value-type="float" office:value="2.45721606217443" calcext:value-type="float">
            <text:p>2.4572160622</text:p>
          </table:table-cell>
          <table:table-cell table:number-columns-repeated="2"/>
          <table:table-cell office:value-type="float" office:value="280000" calcext:value-type="float">
            <text:p>280000</text:p>
          </table:table-cell>
          <table:table-cell office:value-type="float" office:value="4" calcext:value-type="float">
            <text:p>4</text:p>
          </table:table-cell>
          <table:table-cell office:value-type="float" office:value="3093967" calcext:value-type="float">
            <text:p>3093967</text:p>
          </table:table-cell>
          <table:table-cell office:value-type="float" office:value="2.88441182468979" calcext:value-type="float">
            <text:p>2.8844118247</text:p>
          </table:table-cell>
          <table:table-cell table:number-columns-repeated="4"/>
          <table:table-cell office:value-type="float" office:value="280000" calcext:value-type="float">
            <text:p>280000</text:p>
          </table:table-cell>
          <table:table-cell office:value-type="float" office:value="4" calcext:value-type="float">
            <text:p>4</text:p>
          </table:table-cell>
          <table:table-cell office:value-type="float" office:value="5522376" calcext:value-type="float">
            <text:p>5522376</text:p>
          </table:table-cell>
          <table:table-cell office:value-type="float" office:value="2.16547949650658" calcext:value-type="float">
            <text:p>2.1654794965</text:p>
          </table:table-cell>
          <table:table-cell table:number-columns-repeated="8"/>
          <table:table-cell office:value-type="float" office:value="280000" calcext:value-type="float">
            <text:p>280000</text:p>
          </table:table-cell>
          <table:table-cell office:value-type="float" office:value="4" calcext:value-type="float">
            <text:p>4</text:p>
          </table:table-cell>
          <table:table-cell office:value-type="float" office:value="8022712" calcext:value-type="float">
            <text:p>8022712</text:p>
          </table:table-cell>
          <table:table-cell office:value-type="float" office:value="1.84595707785597" calcext:value-type="float">
            <text:p>1.8459570779</text:p>
          </table:table-cell>
        </table:table-row>
        <table:table-row table:style-name="ro1">
          <table:table-cell table:number-columns-repeated="3"/>
          <table:table-cell office:value-type="float" office:value="290000" calcext:value-type="float">
            <text:p>290000</text:p>
          </table:table-cell>
          <table:table-cell office:value-type="float" office:value="32" calcext:value-type="float">
            <text:p>32</text:p>
          </table:table-cell>
          <table:table-cell office:value-type="float" office:value="4149688" calcext:value-type="float">
            <text:p>4149688</text:p>
          </table:table-cell>
          <table:table-cell office:value-type="float" office:value="2.2167625614263" calcext:value-type="float">
            <text:p>2.2167625614</text:p>
          </table:table-cell>
          <table:table-cell table:number-columns-repeated="2"/>
          <table:table-cell office:value-type="float" office:value="290000" calcext:value-type="float">
            <text:p>290000</text:p>
          </table:table-cell>
          <table:table-cell office:value-type="float" office:value="4" calcext:value-type="float">
            <text:p>4</text:p>
          </table:table-cell>
          <table:table-cell office:value-type="float" office:value="3200888" calcext:value-type="float">
            <text:p>3200888</text:p>
          </table:table-cell>
          <table:table-cell office:value-type="float" office:value="2.88862996768397" calcext:value-type="float">
            <text:p>2.8886299677</text:p>
          </table:table-cell>
          <table:table-cell table:number-columns-repeated="4"/>
          <table:table-cell office:value-type="float" office:value="290000" calcext:value-type="float">
            <text:p>290000</text:p>
          </table:table-cell>
          <table:table-cell office:value-type="float" office:value="2" calcext:value-type="float">
            <text:p>2</text:p>
          </table:table-cell>
          <table:table-cell office:value-type="float" office:value="7104597" calcext:value-type="float">
            <text:p>7104597</text:p>
          </table:table-cell>
          <table:table-cell office:value-type="float" office:value="1.74076080599646" calcext:value-type="float">
            <text:p>1.740760806</text:p>
          </table:table-cell>
          <table:table-cell table:number-columns-repeated="8"/>
          <table:table-cell office:value-type="float" office:value="290000" calcext:value-type="float">
            <text:p>290000</text:p>
          </table:table-cell>
          <table:table-cell office:value-type="float" office:value="8" calcext:value-type="float">
            <text:p>8</text:p>
          </table:table-cell>
          <table:table-cell office:value-type="float" office:value="8851025" calcext:value-type="float">
            <text:p>8851025</text:p>
          </table:table-cell>
          <table:table-cell office:value-type="float" office:value="1.73987837566836" calcext:value-type="float">
            <text:p>1.7398783757</text:p>
          </table:table-cell>
        </table:table-row>
        <table:table-row table:style-name="ro1"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16" calcext:value-type="float">
            <text:p>16</text:p>
          </table:table-cell>
          <table:table-cell office:value-type="float" office:value="3858726" calcext:value-type="float">
            <text:p>3858726</text:p>
          </table:table-cell>
          <table:table-cell office:value-type="float" office:value="2.51938411797054" calcext:value-type="float">
            <text:p>2.519384118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float" office:value="3279143" calcext:value-type="float">
            <text:p>3279143</text:p>
          </table:table-cell>
          <table:table-cell office:value-type="float" office:value="2.84657729168871" calcext:value-type="float">
            <text:p>2.8465772917</text:p>
          </table:table-cell>
          <table:table-cell table:number-columns-repeated="4"/>
          <table:table-cell office:value-type="float" office:value="300000" calcext:value-type="float">
            <text:p>300000</text:p>
          </table:table-cell>
          <table:table-cell office:value-type="float" office:value="2" calcext:value-type="float">
            <text:p>2</text:p>
          </table:table-cell>
          <table:table-cell office:value-type="float" office:value="7318838" calcext:value-type="float">
            <text:p>7318838</text:p>
          </table:table-cell>
          <table:table-cell office:value-type="float" office:value="1.73958516365576" calcext:value-type="float">
            <text:p>1.7395851637</text:p>
          </table:table-cell>
          <table:table-cell table:number-columns-repeated="8"/>
          <table:table-cell office:value-type="float" office:value="300000" calcext:value-type="float">
            <text:p>300000</text:p>
          </table:table-cell>
          <table:table-cell office:value-type="float" office:value="8" calcext:value-type="float">
            <text:p>8</text:p>
          </table:table-cell>
          <table:table-cell office:value-type="float" office:value="8650469" calcext:value-type="float">
            <text:p>8650469</text:p>
          </table:table-cell>
          <table:table-cell office:value-type="float" office:value="1.82515202354924" calcext:value-type="float">
            <text:p>1.8251520235</text:p>
          </table:table-cell>
        </table:table-row>
        <table:table-row table:style-name="ro1">
          <table:table-cell table:number-columns-repeated="3"/>
          <table:table-cell office:value-type="float" office:value="310000" calcext:value-type="float">
            <text:p>310000</text:p>
          </table:table-cell>
          <table:table-cell office:value-type="float" office:value="16" calcext:value-type="float">
            <text:p>16</text:p>
          </table:table-cell>
          <table:table-cell office:value-type="float" office:value="4291958" calcext:value-type="float">
            <text:p>4291958</text:p>
          </table:table-cell>
          <table:table-cell office:value-type="float" office:value="2.32087289763786" calcext:value-type="float">
            <text:p>2.3208728976</text:p>
          </table:table-cell>
          <table:table-cell table:number-columns-repeated="2"/>
          <table:table-cell office:value-type="float" office:value="310000" calcext:value-type="float">
            <text:p>310000</text:p>
          </table:table-cell>
          <table:table-cell office:value-type="float" office:value="4" calcext:value-type="float">
            <text:p>4</text:p>
          </table:table-cell>
          <table:table-cell office:value-type="float" office:value="3375064" calcext:value-type="float">
            <text:p>3375064</text:p>
          </table:table-cell>
          <table:table-cell office:value-type="float" office:value="2.92154637660204" calcext:value-type="float">
            <text:p>2.9215463766</text:p>
          </table:table-cell>
          <table:table-cell table:number-columns-repeated="4"/>
          <table:table-cell office:value-type="float" office:value="310000" calcext:value-type="float">
            <text:p>310000</text:p>
          </table:table-cell>
          <table:table-cell office:value-type="float" office:value="2" calcext:value-type="float">
            <text:p>2</text:p>
          </table:table-cell>
          <table:table-cell office:value-type="float" office:value="7551895" calcext:value-type="float">
            <text:p>7551895</text:p>
          </table:table-cell>
          <table:table-cell office:value-type="float" office:value="1.74801808023019" calcext:value-type="float">
            <text:p>1.7480180802</text:p>
          </table:table-cell>
          <table:table-cell table:number-columns-repeated="8"/>
          <table:table-cell office:value-type="float" office:value="310000" calcext:value-type="float">
            <text:p>310000</text:p>
          </table:table-cell>
          <table:table-cell office:value-type="float" office:value="16" calcext:value-type="float">
            <text:p>16</text:p>
          </table:table-cell>
          <table:table-cell office:value-type="float" office:value="9162338" calcext:value-type="float">
            <text:p>9162338</text:p>
          </table:table-cell>
          <table:table-cell office:value-type="float" office:value="1.79520216346526" calcext:value-type="float">
            <text:p>1.7952021635</text:p>
          </table:table-cell>
        </table:table-row>
        <table:table-row table:style-name="ro1">
          <table:table-cell table:number-columns-repeated="3"/>
          <table:table-cell office:value-type="float" office:value="320000" calcext:value-type="float">
            <text:p>320000</text:p>
          </table:table-cell>
          <table:table-cell office:value-type="float" office:value="4096" calcext:value-type="float">
            <text:p>4096</text:p>
          </table:table-cell>
          <table:table-cell office:value-type="float" office:value="4666661" calcext:value-type="float">
            <text:p>4666661</text:p>
          </table:table-cell>
          <table:table-cell office:value-type="float" office:value="2.29054885280932" calcext:value-type="float">
            <text:p>2.2905488528</text:p>
          </table:table-cell>
          <table:table-cell table:number-columns-repeated="2"/>
          <table:table-cell office:value-type="float" office:value="320000" calcext:value-type="float">
            <text:p>320000</text:p>
          </table:table-cell>
          <table:table-cell office:value-type="float" office:value="4" calcext:value-type="float">
            <text:p>4</text:p>
          </table:table-cell>
          <table:table-cell office:value-type="float" office:value="3512707" calcext:value-type="float">
            <text:p>3512707</text:p>
          </table:table-cell>
          <table:table-cell office:value-type="float" office:value="2.98063601661055" calcext:value-type="float">
            <text:p>2.9806360166</text:p>
          </table:table-cell>
          <table:table-cell table:number-columns-repeated="4"/>
          <table:table-cell office:value-type="float" office:value="320000" calcext:value-type="float">
            <text:p>320000</text:p>
          </table:table-cell>
          <table:table-cell office:value-type="float" office:value="2" calcext:value-type="float">
            <text:p>2</text:p>
          </table:table-cell>
          <table:table-cell office:value-type="float" office:value="7840971" calcext:value-type="float">
            <text:p>7840971</text:p>
          </table:table-cell>
          <table:table-cell office:value-type="float" office:value="1.69584417542164" calcext:value-type="float">
            <text:p>1.6958441754</text:p>
          </table:table-cell>
          <table:table-cell table:number-columns-repeated="8"/>
          <table:table-cell office:value-type="float" office:value="320000" calcext:value-type="float">
            <text:p>320000</text:p>
          </table:table-cell>
          <table:table-cell office:value-type="float" office:value="16" calcext:value-type="float">
            <text:p>16</text:p>
          </table:table-cell>
          <table:table-cell office:value-type="float" office:value="7944457" calcext:value-type="float">
            <text:p>7944457</text:p>
          </table:table-cell>
          <table:table-cell office:value-type="float" office:value="1.86387099835772" calcext:value-type="float">
            <text:p>1.8638709984</text:p>
          </table:table-cell>
        </table:table-row>
        <table:table-row table:style-name="ro1">
          <table:table-cell table:number-columns-repeated="3"/>
          <table:table-cell office:value-type="float" office:value="330000" calcext:value-type="float">
            <text:p>330000</text:p>
          </table:table-cell>
          <table:table-cell office:value-type="float" office:value="32" calcext:value-type="float">
            <text:p>32</text:p>
          </table:table-cell>
          <table:table-cell office:value-type="float" office:value="4595767" calcext:value-type="float">
            <text:p>4595767</text:p>
          </table:table-cell>
          <table:table-cell office:value-type="float" office:value="2.30535512352998" calcext:value-type="float">
            <text:p>2.3053551235</text:p>
          </table:table-cell>
          <table:table-cell table:number-columns-repeated="2"/>
          <table:table-cell office:value-type="float" office:value="330000" calcext:value-type="float">
            <text:p>330000</text:p>
          </table:table-cell>
          <table:table-cell office:value-type="float" office:value="4" calcext:value-type="float">
            <text:p>4</text:p>
          </table:table-cell>
          <table:table-cell office:value-type="float" office:value="3634659" calcext:value-type="float">
            <text:p>3634659</text:p>
          </table:table-cell>
          <table:table-cell office:value-type="float" office:value="2.86091872717633" calcext:value-type="float">
            <text:p>2.8609187272</text:p>
          </table:table-cell>
          <table:table-cell table:number-columns-repeated="4"/>
          <table:table-cell office:value-type="float" office:value="330000" calcext:value-type="float">
            <text:p>330000</text:p>
          </table:table-cell>
          <table:table-cell office:value-type="float" office:value="2" calcext:value-type="float">
            <text:p>2</text:p>
          </table:table-cell>
          <table:table-cell office:value-type="float" office:value="7998337" calcext:value-type="float">
            <text:p>7998337</text:p>
          </table:table-cell>
          <table:table-cell office:value-type="float" office:value="1.73299837203659" calcext:value-type="float">
            <text:p>1.732998372</text:p>
          </table:table-cell>
          <table:table-cell table:number-columns-repeated="8"/>
          <table:table-cell office:value-type="float" office:value="330000" calcext:value-type="float">
            <text:p>330000</text:p>
          </table:table-cell>
          <table:table-cell office:value-type="float" office:value="16" calcext:value-type="float">
            <text:p>16</text:p>
          </table:table-cell>
          <table:table-cell office:value-type="float" office:value="8770204" calcext:value-type="float">
            <text:p>8770204</text:p>
          </table:table-cell>
          <table:table-cell office:value-type="float" office:value="1.72109816373713" calcext:value-type="float">
            <text:p>1.7210981637</text:p>
          </table:table-cell>
        </table:table-row>
        <table:table-row table:style-name="ro1">
          <table:table-cell table:number-columns-repeated="3"/>
          <table:table-cell office:value-type="float" office:value="340000" calcext:value-type="float">
            <text:p>340000</text:p>
          </table:table-cell>
          <table:table-cell office:value-type="float" office:value="32" calcext:value-type="float">
            <text:p>32</text:p>
          </table:table-cell>
          <table:table-cell office:value-type="float" office:value="4239872" calcext:value-type="float">
            <text:p>4239872</text:p>
          </table:table-cell>
          <table:table-cell office:value-type="float" office:value="2.49737539246468" calcext:value-type="float">
            <text:p>2.4973753925</text:p>
          </table:table-cell>
          <table:table-cell table:number-columns-repeated="2"/>
          <table:table-cell office:value-type="float" office:value="340000" calcext:value-type="float">
            <text:p>340000</text:p>
          </table:table-cell>
          <table:table-cell office:value-type="float" office:value="4" calcext:value-type="float">
            <text:p>4</text:p>
          </table:table-cell>
          <table:table-cell office:value-type="float" office:value="3785281" calcext:value-type="float">
            <text:p>3785281</text:p>
          </table:table-cell>
          <table:table-cell office:value-type="float" office:value="2.85410013153581" calcext:value-type="float">
            <text:p>2.8541001315</text:p>
          </table:table-cell>
          <table:table-cell table:number-columns-repeated="4"/>
          <table:table-cell office:value-type="float" office:value="340000" calcext:value-type="float">
            <text:p>340000</text:p>
          </table:table-cell>
          <table:table-cell office:value-type="float" office:value="2" calcext:value-type="float">
            <text:p>2</text:p>
          </table:table-cell>
          <table:table-cell office:value-type="float" office:value="8424682" calcext:value-type="float">
            <text:p>8424682</text:p>
          </table:table-cell>
          <table:table-cell office:value-type="float" office:value="1.69194445558895" calcext:value-type="float">
            <text:p>1.6919444556</text:p>
          </table:table-cell>
          <table:table-cell table:number-columns-repeated="8"/>
          <table:table-cell office:value-type="float" office:value="340000" calcext:value-type="float">
            <text:p>340000</text:p>
          </table:table-cell>
          <table:table-cell office:value-type="float" office:value="4" calcext:value-type="float">
            <text:p>4</text:p>
          </table:table-cell>
          <table:table-cell office:value-type="float" office:value="7592519" calcext:value-type="float">
            <text:p>7592519</text:p>
          </table:table-cell>
          <table:table-cell office:value-type="float" office:value="2.08972121110267" calcext:value-type="float">
            <text:p>2.0897212111</text:p>
          </table:table-cell>
        </table:table-row>
        <table:table-row table:style-name="ro1">
          <table:table-cell table:number-columns-repeated="3"/>
          <table:table-cell office:value-type="float" office:value="350000" calcext:value-type="float">
            <text:p>350000</text:p>
          </table:table-cell>
          <table:table-cell office:value-type="float" office:value="32" calcext:value-type="float">
            <text:p>32</text:p>
          </table:table-cell>
          <table:table-cell office:value-type="float" office:value="4554240" calcext:value-type="float">
            <text:p>4554240</text:p>
          </table:table-cell>
          <table:table-cell office:value-type="float" office:value="2.43653079328274" calcext:value-type="float">
            <text:p>2.4365307933</text:p>
          </table:table-cell>
          <table:table-cell table:number-columns-repeated="2"/>
          <table:table-cell office:value-type="float" office:value="350000" calcext:value-type="float">
            <text:p>350000</text:p>
          </table:table-cell>
          <table:table-cell office:value-type="float" office:value="4" calcext:value-type="float">
            <text:p>4</text:p>
          </table:table-cell>
          <table:table-cell office:value-type="float" office:value="3847002" calcext:value-type="float">
            <text:p>3847002</text:p>
          </table:table-cell>
          <table:table-cell office:value-type="float" office:value="2.89688437905673" calcext:value-type="float">
            <text:p>2.8968843791</text:p>
          </table:table-cell>
          <table:table-cell table:number-columns-repeated="4"/>
          <table:table-cell office:value-type="float" office:value="350000" calcext:value-type="float">
            <text:p>350000</text:p>
          </table:table-cell>
          <table:table-cell office:value-type="float" office:value="2" calcext:value-type="float">
            <text:p>2</text:p>
          </table:table-cell>
          <table:table-cell office:value-type="float" office:value="8544845" calcext:value-type="float">
            <text:p>8544845</text:p>
          </table:table-cell>
          <table:table-cell office:value-type="float" office:value="1.74962459822267" calcext:value-type="float">
            <text:p>1.7496245982</text:p>
          </table:table-cell>
          <table:table-cell table:number-columns-repeated="8"/>
          <table:table-cell office:value-type="float" office:value="350000" calcext:value-type="float">
            <text:p>350000</text:p>
          </table:table-cell>
          <table:table-cell office:value-type="float" office:value="16" calcext:value-type="float">
            <text:p>16</text:p>
          </table:table-cell>
          <table:table-cell office:value-type="float" office:value="7082788" calcext:value-type="float">
            <text:p>7082788</text:p>
          </table:table-cell>
          <table:table-cell office:value-type="float" office:value="2.24162279034753" calcext:value-type="float">
            <text:p>2.2416227903</text:p>
          </table:table-cell>
        </table:table-row>
        <table:table-row table:style-name="ro1">
          <table:table-cell table:number-columns-repeated="3"/>
          <table:table-cell office:value-type="float" office:value="360000" calcext:value-type="float">
            <text:p>360000</text:p>
          </table:table-cell>
          <table:table-cell office:value-type="float" office:value="16" calcext:value-type="float">
            <text:p>16</text:p>
          </table:table-cell>
          <table:table-cell office:value-type="float" office:value="5684974" calcext:value-type="float">
            <text:p>5684974</text:p>
          </table:table-cell>
          <table:table-cell office:value-type="float" office:value="2.00468005658425" calcext:value-type="float">
            <text:p>2.0046800566</text:p>
          </table:table-cell>
          <table:table-cell table:number-columns-repeated="2"/>
          <table:table-cell office:value-type="float" office:value="360000" calcext:value-type="float">
            <text:p>360000</text:p>
          </table:table-cell>
          <table:table-cell office:value-type="float" office:value="4" calcext:value-type="float">
            <text:p>4</text:p>
          </table:table-cell>
          <table:table-cell office:value-type="float" office:value="4007732" calcext:value-type="float">
            <text:p>4007732</text:p>
          </table:table-cell>
          <table:table-cell office:value-type="float" office:value="2.93163465022112" calcext:value-type="float">
            <text:p>2.9316346502</text:p>
          </table:table-cell>
          <table:table-cell table:number-columns-repeated="4"/>
          <table:table-cell office:value-type="float" office:value="360000" calcext:value-type="float">
            <text:p>360000</text:p>
          </table:table-cell>
          <table:table-cell office:value-type="float" office:value="2" calcext:value-type="float">
            <text:p>2</text:p>
          </table:table-cell>
          <table:table-cell office:value-type="float" office:value="8985728" calcext:value-type="float">
            <text:p>8985728</text:p>
          </table:table-cell>
          <table:table-cell office:value-type="float" office:value="1.67824688216692" calcext:value-type="float">
            <text:p>1.6782468822</text:p>
          </table:table-cell>
          <table:table-cell table:number-columns-repeated="8"/>
          <table:table-cell office:value-type="float" office:value="360000" calcext:value-type="float">
            <text:p>360000</text:p>
          </table:table-cell>
          <table:table-cell office:value-type="float" office:value="8" calcext:value-type="float">
            <text:p>8</text:p>
          </table:table-cell>
          <table:table-cell office:value-type="float" office:value="7852517" calcext:value-type="float">
            <text:p>7852517</text:p>
          </table:table-cell>
          <table:table-cell office:value-type="float" office:value="2.16968903091837" calcext:value-type="float">
            <text:p>2.1696890309</text:p>
          </table:table-cell>
        </table:table-row>
        <table:table-row table:style-name="ro1">
          <table:table-cell table:number-columns-repeated="3"/>
          <table:table-cell office:value-type="float" office:value="370000" calcext:value-type="float">
            <text:p>370000</text:p>
          </table:table-cell>
          <table:table-cell office:value-type="float" office:value="64" calcext:value-type="float">
            <text:p>64</text:p>
          </table:table-cell>
          <table:table-cell office:value-type="float" office:value="5435097" calcext:value-type="float">
            <text:p>5435097</text:p>
          </table:table-cell>
          <table:table-cell office:value-type="float" office:value="2.16600623687121" calcext:value-type="float">
            <text:p>2.1660062369</text:p>
          </table:table-cell>
          <table:table-cell table:number-columns-repeated="2"/>
          <table:table-cell office:value-type="float" office:value="370000" calcext:value-type="float">
            <text:p>370000</text:p>
          </table:table-cell>
          <table:table-cell office:value-type="float" office:value="4" calcext:value-type="float">
            <text:p>4</text:p>
          </table:table-cell>
          <table:table-cell office:value-type="float" office:value="4227045" calcext:value-type="float">
            <text:p>4227045</text:p>
          </table:table-cell>
          <table:table-cell office:value-type="float" office:value="2.76138981250495" calcext:value-type="float">
            <text:p>2.7613898125</text:p>
          </table:table-cell>
          <table:table-cell table:number-columns-repeated="4"/>
          <table:table-cell office:value-type="float" office:value="370000" calcext:value-type="float">
            <text:p>370000</text:p>
          </table:table-cell>
          <table:table-cell office:value-type="float" office:value="2" calcext:value-type="float">
            <text:p>2</text:p>
          </table:table-cell>
          <table:table-cell office:value-type="float" office:value="9006254" calcext:value-type="float">
            <text:p>9006254</text:p>
          </table:table-cell>
          <table:table-cell office:value-type="float" office:value="1.77247055212966" calcext:value-type="float">
            <text:p>1.7724705521</text:p>
          </table:table-cell>
          <table:table-cell table:number-columns-repeated="8"/>
          <table:table-cell office:value-type="float" office:value="370000" calcext:value-type="float">
            <text:p>370000</text:p>
          </table:table-cell>
          <table:table-cell office:value-type="float" office:value="32" calcext:value-type="float">
            <text:p>32</text:p>
          </table:table-cell>
          <table:table-cell office:value-type="float" office:value="7963699" calcext:value-type="float">
            <text:p>7963699</text:p>
          </table:table-cell>
          <table:table-cell office:value-type="float" office:value="2.07335021075005" calcext:value-type="float">
            <text:p>2.0733502108</text:p>
          </table:table-cell>
        </table:table-row>
        <table:table-row table:style-name="ro1">
          <table:table-cell table:number-columns-repeated="3"/>
          <table:table-cell office:value-type="float" office:value="380000" calcext:value-type="float">
            <text:p>380000</text:p>
          </table:table-cell>
          <table:table-cell office:value-type="float" office:value="8" calcext:value-type="float">
            <text:p>8</text:p>
          </table:table-cell>
          <table:table-cell office:value-type="float" office:value="5102862" calcext:value-type="float">
            <text:p>5102862</text:p>
          </table:table-cell>
          <table:table-cell office:value-type="float" office:value="2.34213094534009" calcext:value-type="float">
            <text:p>2.3421309453</text:p>
          </table:table-cell>
          <table:table-cell table:number-columns-repeated="2"/>
          <table:table-cell office:value-type="float" office:value="380000" calcext:value-type="float">
            <text:p>380000</text:p>
          </table:table-cell>
          <table:table-cell office:value-type="float" office:value="4" calcext:value-type="float">
            <text:p>4</text:p>
          </table:table-cell>
          <table:table-cell office:value-type="float" office:value="4479203" calcext:value-type="float">
            <text:p>4479203</text:p>
          </table:table-cell>
          <table:table-cell office:value-type="float" office:value="2.70717424506101" calcext:value-type="float">
            <text:p>2.7071742451</text:p>
          </table:table-cell>
          <table:table-cell table:number-columns-repeated="4"/>
          <table:table-cell office:value-type="float" office:value="380000" calcext:value-type="float">
            <text:p>380000</text:p>
          </table:table-cell>
          <table:table-cell office:value-type="float" office:value="2" calcext:value-type="float">
            <text:p>2</text:p>
          </table:table-cell>
          <table:table-cell office:value-type="float" office:value="9268818" calcext:value-type="float">
            <text:p>9268818</text:p>
          </table:table-cell>
          <table:table-cell office:value-type="float" office:value="1.73490179653975" calcext:value-type="float">
            <text:p>1.7349017965</text:p>
          </table:table-cell>
          <table:table-cell table:number-columns-repeated="8"/>
          <table:table-cell office:value-type="float" office:value="380000" calcext:value-type="float">
            <text:p>380000</text:p>
          </table:table-cell>
          <table:table-cell office:value-type="float" office:value="8" calcext:value-type="float">
            <text:p>8</text:p>
          </table:table-cell>
          <table:table-cell office:value-type="float" office:value="7814886" calcext:value-type="float">
            <text:p>7814886</text:p>
          </table:table-cell>
          <table:table-cell office:value-type="float" office:value="2.21428156469589" calcext:value-type="float">
            <text:p>2.2142815647</text:p>
          </table:table-cell>
        </table:table-row>
        <table:table-row table:style-name="ro1">
          <table:table-cell table:number-columns-repeated="3"/>
          <table:table-cell office:value-type="float" office:value="390000" calcext:value-type="float">
            <text:p>390000</text:p>
          </table:table-cell>
          <table:table-cell office:value-type="float" office:value="16" calcext:value-type="float">
            <text:p>16</text:p>
          </table:table-cell>
          <table:table-cell office:value-type="float" office:value="5053779" calcext:value-type="float">
            <text:p>5053779</text:p>
          </table:table-cell>
          <table:table-cell office:value-type="float" office:value="2.44961285406426" calcext:value-type="float">
            <text:p>2.4496128541</text:p>
          </table:table-cell>
          <table:table-cell table:number-columns-repeated="2"/>
          <table:table-cell office:value-type="float" office:value="390000" calcext:value-type="float">
            <text:p>390000</text:p>
          </table:table-cell>
          <table:table-cell office:value-type="float" office:value="4" calcext:value-type="float">
            <text:p>4</text:p>
          </table:table-cell>
          <table:table-cell office:value-type="float" office:value="4443411" calcext:value-type="float">
            <text:p>4443411</text:p>
          </table:table-cell>
          <table:table-cell office:value-type="float" office:value="2.83168313712146" calcext:value-type="float">
            <text:p>2.8316831371</text:p>
          </table:table-cell>
          <table:table-cell table:number-columns-repeated="4"/>
          <table:table-cell office:value-type="float" office:value="390000" calcext:value-type="float">
            <text:p>390000</text:p>
          </table:table-cell>
          <table:table-cell office:value-type="float" office:value="2" calcext:value-type="float">
            <text:p>2</text:p>
          </table:table-cell>
          <table:table-cell office:value-type="float" office:value="9592531" calcext:value-type="float">
            <text:p>9592531</text:p>
          </table:table-cell>
          <table:table-cell office:value-type="float" office:value="1.71562948298004" calcext:value-type="float">
            <text:p>1.715629483</text:p>
          </table:table-cell>
          <table:table-cell table:number-columns-repeated="8"/>
          <table:table-cell office:value-type="float" office:value="390000" calcext:value-type="float">
            <text:p>390000</text:p>
          </table:table-cell>
          <table:table-cell office:value-type="float" office:value="8" calcext:value-type="float">
            <text:p>8</text:p>
          </table:table-cell>
          <table:table-cell office:value-type="float" office:value="8406294" calcext:value-type="float">
            <text:p>8406294</text:p>
          </table:table-cell>
          <table:table-cell office:value-type="float" office:value="2.11567796700901" calcext:value-type="float">
            <text:p>2.115677967</text:p>
          </table:table-cell>
        </table:table-row>
        <table:table-row table:style-name="ro1">
          <table:table-cell table:number-columns-repeated="3"/>
          <table:table-cell office:value-type="float" office:value="400000" calcext:value-type="float">
            <text:p>400000</text:p>
          </table:table-cell>
          <table:table-cell office:value-type="float" office:value="32" calcext:value-type="float">
            <text:p>32</text:p>
          </table:table-cell>
          <table:table-cell office:value-type="float" office:value="4621904" calcext:value-type="float">
            <text:p>4621904</text:p>
          </table:table-cell>
          <table:table-cell office:value-type="float" office:value="2.82096144792276" calcext:value-type="float">
            <text:p>2.820961447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4" calcext:value-type="float">
            <text:p>4</text:p>
          </table:table-cell>
          <table:table-cell office:value-type="float" office:value="4570592" calcext:value-type="float">
            <text:p>4570592</text:p>
          </table:table-cell>
          <table:table-cell office:value-type="float" office:value="2.74460945102954" calcext:value-type="float">
            <text:p>2.744609451</text:p>
          </table:table-cell>
          <table:table-cell table:number-columns-repeated="4"/>
          <table:table-cell office:value-type="float" office:value="400000" calcext:value-type="float">
            <text:p>400000</text:p>
          </table:table-cell>
          <table:table-cell office:value-type="float" office:value="2" calcext:value-type="float">
            <text:p>2</text:p>
          </table:table-cell>
          <table:table-cell office:value-type="float" office:value="9701576" calcext:value-type="float">
            <text:p>9701576</text:p>
          </table:table-cell>
          <table:table-cell office:value-type="float" office:value="1.73989514693283" calcext:value-type="float">
            <text:p>1.7398951469</text:p>
          </table:table-cell>
          <table:table-cell table:number-columns-repeated="8"/>
          <table:table-cell office:value-type="float" office:value="400000" calcext:value-type="float">
            <text:p>400000</text:p>
          </table:table-cell>
          <table:table-cell office:value-type="float" office:value="32" calcext:value-type="float">
            <text:p>32</text:p>
          </table:table-cell>
          <table:table-cell office:value-type="float" office:value="8923295" calcext:value-type="float">
            <text:p>8923295</text:p>
          </table:table-cell>
          <table:table-cell office:value-type="float" office:value="2.05113335376674" calcext:value-type="float">
            <text:p>2.0511333538</text:p>
          </table:table-cell>
        </table:table-row>
        <table:table-row table:style-name="ro1">
          <table:table-cell table:number-columns-repeated="3"/>
          <table:table-cell office:value-type="float" office:value="410000" calcext:value-type="float">
            <text:p>410000</text:p>
          </table:table-cell>
          <table:table-cell office:value-type="float" office:value="32" calcext:value-type="float">
            <text:p>32</text:p>
          </table:table-cell>
          <table:table-cell office:value-type="float" office:value="5950317" calcext:value-type="float">
            <text:p>5950317</text:p>
          </table:table-cell>
          <table:table-cell office:value-type="float" office:value="2.14083619410529" calcext:value-type="float">
            <text:p>2.1408361941</text:p>
          </table:table-cell>
          <table:table-cell table:number-columns-repeated="2"/>
          <table:table-cell office:value-type="float" office:value="410000" calcext:value-type="float">
            <text:p>410000</text:p>
          </table:table-cell>
          <table:table-cell office:value-type="float" office:value="4" calcext:value-type="float">
            <text:p>4</text:p>
          </table:table-cell>
          <table:table-cell office:value-type="float" office:value="4686016" calcext:value-type="float">
            <text:p>4686016</text:p>
          </table:table-cell>
          <table:table-cell office:value-type="float" office:value="2.72280696438083" calcext:value-type="float">
            <text:p>2.7228069644</text:p>
          </table:table-cell>
          <table:table-cell table:number-columns-repeated="4"/>
          <table:table-cell office:value-type="float" office:value="410000" calcext:value-type="float">
            <text:p>410000</text:p>
          </table:table-cell>
          <table:table-cell office:value-type="float" office:value="2" calcext:value-type="float">
            <text:p>2</text:p>
          </table:table-cell>
          <table:table-cell office:value-type="float" office:value="9926935" calcext:value-type="float">
            <text:p>9926935</text:p>
          </table:table-cell>
          <table:table-cell office:value-type="float" office:value="1.70470422139361" calcext:value-type="float">
            <text:p>1.7047042214</text:p>
          </table:table-cell>
          <table:table-cell table:number-columns-repeated="8"/>
          <table:table-cell office:value-type="float" office:value="410000" calcext:value-type="float">
            <text:p>410000</text:p>
          </table:table-cell>
          <table:table-cell office:value-type="float" office:value="16" calcext:value-type="float">
            <text:p>16</text:p>
          </table:table-cell>
          <table:table-cell office:value-type="float" office:value="8757803" calcext:value-type="float">
            <text:p>8757803</text:p>
          </table:table-cell>
          <table:table-cell office:value-type="float" office:value="2.14326184318145" calcext:value-type="float">
            <text:p>2.1432618432</text:p>
          </table:table-cell>
        </table:table-row>
        <table:table-row table:style-name="ro1">
          <table:table-cell table:number-columns-repeated="3"/>
          <table:table-cell office:value-type="float" office:value="420000" calcext:value-type="float">
            <text:p>420000</text:p>
          </table:table-cell>
          <table:table-cell office:value-type="float" office:value="16" calcext:value-type="float">
            <text:p>16</text:p>
          </table:table-cell>
          <table:table-cell office:value-type="float" office:value="5816558" calcext:value-type="float">
            <text:p>5816558</text:p>
          </table:table-cell>
          <table:table-cell office:value-type="float" office:value="2.29621848522786" calcext:value-type="float">
            <text:p>2.2962184852</text:p>
          </table:table-cell>
          <table:table-cell table:number-columns-repeated="2"/>
          <table:table-cell office:value-type="float" office:value="420000" calcext:value-type="float">
            <text:p>420000</text:p>
          </table:table-cell>
          <table:table-cell office:value-type="float" office:value="4" calcext:value-type="float">
            <text:p>4</text:p>
          </table:table-cell>
          <table:table-cell office:value-type="float" office:value="4846729" calcext:value-type="float">
            <text:p>4846729</text:p>
          </table:table-cell>
          <table:table-cell office:value-type="float" office:value="2.72707448673115" calcext:value-type="float">
            <text:p>2.7270744867</text:p>
          </table:table-cell>
          <table:table-cell table:number-columns-repeated="4"/>
          <table:table-cell office:value-type="float" office:value="420000" calcext:value-type="float">
            <text:p>420000</text:p>
          </table:table-cell>
          <table:table-cell office:value-type="float" office:value="2" calcext:value-type="float">
            <text:p>2</text:p>
          </table:table-cell>
          <table:table-cell office:value-type="float" office:value="10318214" calcext:value-type="float">
            <text:p>10318214</text:p>
          </table:table-cell>
          <table:table-cell office:value-type="float" office:value="1.7199221687009" calcext:value-type="float">
            <text:p>1.7199221687</text:p>
          </table:table-cell>
          <table:table-cell table:number-columns-repeated="8"/>
          <table:table-cell office:value-type="float" office:value="420000" calcext:value-type="float">
            <text:p>420000</text:p>
          </table:table-cell>
          <table:table-cell office:value-type="float" office:value="16" calcext:value-type="float">
            <text:p>16</text:p>
          </table:table-cell>
          <table:table-cell office:value-type="float" office:value="8845039" calcext:value-type="float">
            <text:p>8845039</text:p>
          </table:table-cell>
          <table:table-cell office:value-type="float" office:value="2.14905236709527" calcext:value-type="float">
            <text:p>2.1490523671</text:p>
          </table:table-cell>
        </table:table-row>
        <table:table-row table:style-name="ro1">
          <table:table-cell table:number-columns-repeated="3"/>
          <table:table-cell office:value-type="float" office:value="430000" calcext:value-type="float">
            <text:p>430000</text:p>
          </table:table-cell>
          <table:table-cell office:value-type="float" office:value="32" calcext:value-type="float">
            <text:p>32</text:p>
          </table:table-cell>
          <table:table-cell office:value-type="float" office:value="5447767" calcext:value-type="float">
            <text:p>5447767</text:p>
          </table:table-cell>
          <table:table-cell office:value-type="float" office:value="2.53705050160919" calcext:value-type="float">
            <text:p>2.5370505016</text:p>
          </table:table-cell>
          <table:table-cell table:number-columns-repeated="2"/>
          <table:table-cell office:value-type="float" office:value="430000" calcext:value-type="float">
            <text:p>430000</text:p>
          </table:table-cell>
          <table:table-cell office:value-type="float" office:value="4" calcext:value-type="float">
            <text:p>4</text:p>
          </table:table-cell>
          <table:table-cell office:value-type="float" office:value="4966499" calcext:value-type="float">
            <text:p>4966499</text:p>
          </table:table-cell>
          <table:table-cell office:value-type="float" office:value="2.68356864664626" calcext:value-type="float">
            <text:p>2.6835686466</text:p>
          </table:table-cell>
          <table:table-cell table:number-columns-repeated="4"/>
          <table:table-cell office:value-type="float" office:value="430000" calcext:value-type="float">
            <text:p>430000</text:p>
          </table:table-cell>
          <table:table-cell office:value-type="float" office:value="2" calcext:value-type="float">
            <text:p>2</text:p>
          </table:table-cell>
          <table:table-cell office:value-type="float" office:value="10527751" calcext:value-type="float">
            <text:p>10527751</text:p>
          </table:table-cell>
          <table:table-cell office:value-type="float" office:value="1.67094529496376" calcext:value-type="float">
            <text:p>1.670945295</text:p>
          </table:table-cell>
          <table:table-cell table:number-columns-repeated="8"/>
          <table:table-cell office:value-type="float" office:value="430000" calcext:value-type="float">
            <text:p>430000</text:p>
          </table:table-cell>
          <table:table-cell office:value-type="float" office:value="32" calcext:value-type="float">
            <text:p>32</text:p>
          </table:table-cell>
          <table:table-cell office:value-type="float" office:value="9699865" calcext:value-type="float">
            <text:p>9699865</text:p>
          </table:table-cell>
          <table:table-cell office:value-type="float" office:value="2.00961085540881" calcext:value-type="float">
            <text:p>2.0096108554</text:p>
          </table:table-cell>
        </table:table-row>
        <table:table-row table:style-name="ro1">
          <table:table-cell table:number-columns-repeated="3"/>
          <table:table-cell office:value-type="float" office:value="440000" calcext:value-type="float">
            <text:p>440000</text:p>
          </table:table-cell>
          <table:table-cell office:value-type="float" office:value="32" calcext:value-type="float">
            <text:p>32</text:p>
          </table:table-cell>
          <table:table-cell office:value-type="float" office:value="6266720" calcext:value-type="float">
            <text:p>6266720</text:p>
          </table:table-cell>
          <table:table-cell office:value-type="float" office:value="2.17840034340133" calcext:value-type="float">
            <text:p>2.1784003434</text:p>
          </table:table-cell>
          <table:table-cell table:number-columns-repeated="2"/>
          <table:table-cell office:value-type="float" office:value="440000" calcext:value-type="float">
            <text:p>440000</text:p>
          </table:table-cell>
          <table:table-cell office:value-type="float" office:value="4" calcext:value-type="float">
            <text:p>4</text:p>
          </table:table-cell>
          <table:table-cell office:value-type="float" office:value="5087171" calcext:value-type="float">
            <text:p>5087171</text:p>
          </table:table-cell>
          <table:table-cell office:value-type="float" office:value="2.68021244027378" calcext:value-type="float">
            <text:p>2.6802124403</text:p>
          </table:table-cell>
          <table:table-cell table:number-columns-repeated="4"/>
          <table:table-cell office:value-type="float" office:value="440000" calcext:value-type="float">
            <text:p>440000</text:p>
          </table:table-cell>
          <table:table-cell office:value-type="float" office:value="2" calcext:value-type="float">
            <text:p>2</text:p>
          </table:table-cell>
          <table:table-cell office:value-type="float" office:value="10552981" calcext:value-type="float">
            <text:p>10552981</text:p>
          </table:table-cell>
          <table:table-cell office:value-type="float" office:value="1.81890766220464" calcext:value-type="float">
            <text:p>1.8189076622</text:p>
          </table:table-cell>
          <table:table-cell table:number-columns-repeated="8"/>
          <table:table-cell office:value-type="float" office:value="440000" calcext:value-type="float">
            <text:p>440000</text:p>
          </table:table-cell>
          <table:table-cell office:value-type="float" office:value="8" calcext:value-type="float">
            <text:p>8</text:p>
          </table:table-cell>
          <table:table-cell office:value-type="float" office:value="8989577" calcext:value-type="float">
            <text:p>8989577</text:p>
          </table:table-cell>
          <table:table-cell office:value-type="float" office:value="2.20430983571307" calcext:value-type="float">
            <text:p>2.2043098357</text:p>
          </table:table-cell>
        </table:table-row>
        <table:table-row table:style-name="ro1">
          <table:table-cell table:number-columns-repeated="3"/>
          <table:table-cell office:value-type="float" office:value="450000" calcext:value-type="float">
            <text:p>450000</text:p>
          </table:table-cell>
          <table:table-cell office:value-type="float" office:value="16" calcext:value-type="float">
            <text:p>16</text:p>
          </table:table-cell>
          <table:table-cell office:value-type="float" office:value="5877411" calcext:value-type="float">
            <text:p>5877411</text:p>
          </table:table-cell>
          <table:table-cell office:value-type="float" office:value="2.41004602196443" calcext:value-type="float">
            <text:p>2.410046022</text:p>
          </table:table-cell>
          <table:table-cell table:number-columns-repeated="2"/>
          <table:table-cell office:value-type="float" office:value="450000" calcext:value-type="float">
            <text:p>450000</text:p>
          </table:table-cell>
          <table:table-cell office:value-type="float" office:value="4" calcext:value-type="float">
            <text:p>4</text:p>
          </table:table-cell>
          <table:table-cell office:value-type="float" office:value="5167980" calcext:value-type="float">
            <text:p>5167980</text:p>
          </table:table-cell>
          <table:table-cell office:value-type="float" office:value="2.7601500005805" calcext:value-type="float">
            <text:p>2.7601500006</text:p>
          </table:table-cell>
          <table:table-cell table:number-columns-repeated="4"/>
          <table:table-cell office:value-type="float" office:value="450000" calcext:value-type="float">
            <text:p>450000</text:p>
          </table:table-cell>
          <table:table-cell office:value-type="float" office:value="2" calcext:value-type="float">
            <text:p>2</text:p>
          </table:table-cell>
          <table:table-cell office:value-type="float" office:value="10947254" calcext:value-type="float">
            <text:p>10947254</text:p>
          </table:table-cell>
          <table:table-cell office:value-type="float" office:value="1.72976565630066" calcext:value-type="float">
            <text:p>1.7297656563</text:p>
          </table:table-cell>
          <table:table-cell table:number-columns-repeated="8"/>
          <table:table-cell office:value-type="float" office:value="450000" calcext:value-type="float">
            <text:p>450000</text:p>
          </table:table-cell>
          <table:table-cell office:value-type="float" office:value="16" calcext:value-type="float">
            <text:p>16</text:p>
          </table:table-cell>
          <table:table-cell office:value-type="float" office:value="10282721" calcext:value-type="float">
            <text:p>10282721</text:p>
          </table:table-cell>
          <table:table-cell office:value-type="float" office:value="1.99609091795839" calcext:value-type="float">
            <text:p>1.996090918</text:p>
          </table:table-cell>
        </table:table-row>
        <table:table-row table:style-name="ro1">
          <table:table-cell table:number-columns-repeated="3"/>
          <table:table-cell office:value-type="float" office:value="460000" calcext:value-type="float">
            <text:p>460000</text:p>
          </table:table-cell>
          <table:table-cell office:value-type="float" office:value="32" calcext:value-type="float">
            <text:p>32</text:p>
          </table:table-cell>
          <table:table-cell office:value-type="float" office:value="5853655" calcext:value-type="float">
            <text:p>5853655</text:p>
          </table:table-cell>
          <table:table-cell office:value-type="float" office:value="2.51519964876645" calcext:value-type="float">
            <text:p>2.5151996488</text:p>
          </table:table-cell>
          <table:table-cell table:number-columns-repeated="2"/>
          <table:table-cell office:value-type="float" office:value="460000" calcext:value-type="float">
            <text:p>460000</text:p>
          </table:table-cell>
          <table:table-cell office:value-type="float" office:value="4" calcext:value-type="float">
            <text:p>4</text:p>
          </table:table-cell>
          <table:table-cell office:value-type="float" office:value="5214671" calcext:value-type="float">
            <text:p>5214671</text:p>
          </table:table-cell>
          <table:table-cell office:value-type="float" office:value="2.7680578506295" calcext:value-type="float">
            <text:p>2.7680578506</text:p>
          </table:table-cell>
          <table:table-cell table:number-columns-repeated="4"/>
          <table:table-cell office:value-type="float" office:value="460000" calcext:value-type="float">
            <text:p>460000</text:p>
          </table:table-cell>
          <table:table-cell office:value-type="float" office:value="2" calcext:value-type="float">
            <text:p>2</text:p>
          </table:table-cell>
          <table:table-cell office:value-type="float" office:value="11217942" calcext:value-type="float">
            <text:p>11217942</text:p>
          </table:table-cell>
          <table:table-cell office:value-type="float" office:value="1.77181411706354" calcext:value-type="float">
            <text:p>1.7718141171</text:p>
          </table:table-cell>
          <table:table-cell table:number-columns-repeated="8"/>
          <table:table-cell office:value-type="float" office:value="460000" calcext:value-type="float">
            <text:p>460000</text:p>
          </table:table-cell>
          <table:table-cell office:value-type="float" office:value="16" calcext:value-type="float">
            <text:p>16</text:p>
          </table:table-cell>
          <table:table-cell office:value-type="float" office:value="10410582" calcext:value-type="float">
            <text:p>10410582</text:p>
          </table:table-cell>
          <table:table-cell office:value-type="float" office:value="2.05265968799823" calcext:value-type="float">
            <text:p>2.052659688</text:p>
          </table:table-cell>
        </table:table-row>
        <table:table-row table:style-name="ro1">
          <table:table-cell table:number-columns-repeated="3"/>
          <table:table-cell office:value-type="float" office:value="470000" calcext:value-type="float">
            <text:p>470000</text:p>
          </table:table-cell>
          <table:table-cell office:value-type="float" office:value="8" calcext:value-type="float">
            <text:p>8</text:p>
          </table:table-cell>
          <table:table-cell office:value-type="float" office:value="6501976" calcext:value-type="float">
            <text:p>6501976</text:p>
          </table:table-cell>
          <table:table-cell office:value-type="float" office:value="2.27684737685897" calcext:value-type="float">
            <text:p>2.2768473769</text:p>
          </table:table-cell>
          <table:table-cell table:number-columns-repeated="2"/>
          <table:table-cell office:value-type="float" office:value="470000" calcext:value-type="float">
            <text:p>470000</text:p>
          </table:table-cell>
          <table:table-cell office:value-type="float" office:value="4" calcext:value-type="float">
            <text:p>4</text:p>
          </table:table-cell>
          <table:table-cell office:value-type="float" office:value="5442433" calcext:value-type="float">
            <text:p>5442433</text:p>
          </table:table-cell>
          <table:table-cell office:value-type="float" office:value="2.63640140356344" calcext:value-type="float">
            <text:p>2.6364014036</text:p>
          </table:table-cell>
          <table:table-cell table:number-columns-repeated="4"/>
          <table:table-cell office:value-type="float" office:value="470000" calcext:value-type="float">
            <text:p>470000</text:p>
          </table:table-cell>
          <table:table-cell office:value-type="float" office:value="4" calcext:value-type="float">
            <text:p>4</text:p>
          </table:table-cell>
          <table:table-cell office:value-type="float" office:value="9919238" calcext:value-type="float">
            <text:p>9919238</text:p>
          </table:table-cell>
          <table:table-cell office:value-type="float" office:value="1.96094155619615" calcext:value-type="float">
            <text:p>1.9609415562</text:p>
          </table:table-cell>
          <table:table-cell table:number-columns-repeated="8"/>
          <table:table-cell office:value-type="float" office:value="470000" calcext:value-type="float">
            <text:p>470000</text:p>
          </table:table-cell>
          <table:table-cell office:value-type="float" office:value="16" calcext:value-type="float">
            <text:p>16</text:p>
          </table:table-cell>
          <table:table-cell office:value-type="float" office:value="9637432" calcext:value-type="float">
            <text:p>9637432</text:p>
          </table:table-cell>
          <table:table-cell office:value-type="float" office:value="2.19226159001693" calcext:value-type="float">
            <text:p>2.19226159</text:p>
          </table:table-cell>
        </table:table-row>
        <table:table-row table:style-name="ro1">
          <table:table-cell table:number-columns-repeated="3"/>
          <table:table-cell office:value-type="float" office:value="480000" calcext:value-type="float">
            <text:p>480000</text:p>
          </table:table-cell>
          <table:table-cell office:value-type="float" office:value="4" calcext:value-type="float">
            <text:p>4</text:p>
          </table:table-cell>
          <table:table-cell office:value-type="float" office:value="6620988" calcext:value-type="float">
            <text:p>6620988</text:p>
          </table:table-cell>
          <table:table-cell office:value-type="float" office:value="2.24500950613413" calcext:value-type="float">
            <text:p>2.2450095061</text:p>
          </table:table-cell>
          <table:table-cell table:number-columns-repeated="2"/>
          <table:table-cell office:value-type="float" office:value="480000" calcext:value-type="float">
            <text:p>480000</text:p>
          </table:table-cell>
          <table:table-cell office:value-type="float" office:value="4" calcext:value-type="float">
            <text:p>4</text:p>
          </table:table-cell>
          <table:table-cell office:value-type="float" office:value="5571874" calcext:value-type="float">
            <text:p>5571874</text:p>
          </table:table-cell>
          <table:table-cell office:value-type="float" office:value="2.68222091885064" calcext:value-type="float">
            <text:p>2.6822209189</text:p>
          </table:table-cell>
          <table:table-cell table:number-columns-repeated="4"/>
          <table:table-cell office:value-type="float" office:value="480000" calcext:value-type="float">
            <text:p>480000</text:p>
          </table:table-cell>
          <table:table-cell office:value-type="float" office:value="4" calcext:value-type="float">
            <text:p>4</text:p>
          </table:table-cell>
          <table:table-cell office:value-type="float" office:value="9497598" calcext:value-type="float">
            <text:p>9497598</text:p>
          </table:table-cell>
          <table:table-cell office:value-type="float" office:value="2.1475912120096" calcext:value-type="float">
            <text:p>2.147591212</text:p>
          </table:table-cell>
          <table:table-cell table:number-columns-repeated="8"/>
          <table:table-cell office:value-type="float" office:value="480000" calcext:value-type="float">
            <text:p>480000</text:p>
          </table:table-cell>
          <table:table-cell office:value-type="float" office:value="8" calcext:value-type="float">
            <text:p>8</text:p>
          </table:table-cell>
          <table:table-cell office:value-type="float" office:value="10776203" calcext:value-type="float">
            <text:p>10776203</text:p>
          </table:table-cell>
          <table:table-cell office:value-type="float" office:value="2.00234136272303" calcext:value-type="float">
            <text:p>2.0023413627</text:p>
          </table:table-cell>
        </table:table-row>
        <table:table-row table:style-name="ro1">
          <table:table-cell table:number-columns-repeated="3"/>
          <table:table-cell office:value-type="float" office:value="490000" calcext:value-type="float">
            <text:p>490000</text:p>
          </table:table-cell>
          <table:table-cell office:value-type="float" office:value="64" calcext:value-type="float">
            <text:p>64</text:p>
          </table:table-cell>
          <table:table-cell office:value-type="float" office:value="6390592" calcext:value-type="float">
            <text:p>6390592</text:p>
          </table:table-cell>
          <table:table-cell office:value-type="float" office:value="2.44404962795309" calcext:value-type="float">
            <text:p>2.444049628</text:p>
          </table:table-cell>
          <table:table-cell table:number-columns-repeated="2"/>
          <table:table-cell office:value-type="float" office:value="490000" calcext:value-type="float">
            <text:p>490000</text:p>
          </table:table-cell>
          <table:table-cell office:value-type="float" office:value="4" calcext:value-type="float">
            <text:p>4</text:p>
          </table:table-cell>
          <table:table-cell office:value-type="float" office:value="5689804" calcext:value-type="float">
            <text:p>5689804</text:p>
          </table:table-cell>
          <table:table-cell office:value-type="float" office:value="3.02897990862251" calcext:value-type="float">
            <text:p>3.0289799086</text:p>
          </table:table-cell>
          <table:table-cell table:number-columns-repeated="4"/>
          <table:table-cell office:value-type="float" office:value="490000" calcext:value-type="float">
            <text:p>490000</text:p>
          </table:table-cell>
          <table:table-cell office:value-type="float" office:value="2" calcext:value-type="float">
            <text:p>2</text:p>
          </table:table-cell>
          <table:table-cell office:value-type="float" office:value="11927802" calcext:value-type="float">
            <text:p>11927802</text:p>
          </table:table-cell>
          <table:table-cell office:value-type="float" office:value="1.72677749010254" calcext:value-type="float">
            <text:p>1.7267774901</text:p>
          </table:table-cell>
          <table:table-cell table:number-columns-repeated="8"/>
          <table:table-cell office:value-type="float" office:value="490000" calcext:value-type="float">
            <text:p>490000</text:p>
          </table:table-cell>
          <table:table-cell office:value-type="float" office:value="8" calcext:value-type="float">
            <text:p>8</text:p>
          </table:table-cell>
          <table:table-cell office:value-type="float" office:value="12489705" calcext:value-type="float">
            <text:p>12489705</text:p>
          </table:table-cell>
          <table:table-cell office:value-type="float" office:value="1.73232442239428" calcext:value-type="float">
            <text:p>1.7323244224</text:p>
          </table:table-cell>
        </table:table-row>
        <table:table-row table:style-name="ro1">
          <table:table-cell table:number-columns-repeated="3"/>
          <table:table-cell office:value-type="float" office:value="500000" calcext:value-type="float">
            <text:p>500000</text:p>
          </table:table-cell>
          <table:table-cell office:value-type="float" office:value="4" calcext:value-type="float">
            <text:p>4</text:p>
          </table:table-cell>
          <table:table-cell office:value-type="float" office:value="6724138" calcext:value-type="float">
            <text:p>6724138</text:p>
          </table:table-cell>
          <table:table-cell office:value-type="float" office:value="2.33529918630462" calcext:value-type="float">
            <text:p>2.3352991863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4" calcext:value-type="float">
            <text:p>4</text:p>
          </table:table-cell>
          <table:table-cell office:value-type="float" office:value="5751271" calcext:value-type="float">
            <text:p>5751271</text:p>
          </table:table-cell>
          <table:table-cell office:value-type="float" office:value="2.70079274650768" calcext:value-type="float">
            <text:p>2.7007927465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12312667" calcext:value-type="float">
            <text:p>12312667</text:p>
          </table:table-cell>
          <table:table-cell office:value-type="float" office:value="1.7412218652547" calcext:value-type="float">
            <text:p>1.7412218653</text:p>
          </table:table-cell>
          <table:table-cell table:number-columns-repeated="8"/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office:value-type="float" office:value="10557685" calcext:value-type="float">
            <text:p>10557685</text:p>
          </table:table-cell>
          <table:table-cell office:value-type="float" office:value="2.11434258551946" calcext:value-type="float">
            <text:p>2.1143425855</text:p>
          </table:table-cell>
        </table:table-row>
        <table:table-row table:style-name="ro1">
          <table:table-cell table:number-columns-repeated="3"/>
          <table:table-cell office:value-type="float" office:value="510000" calcext:value-type="float">
            <text:p>510000</text:p>
          </table:table-cell>
          <table:table-cell office:value-type="float" office:value="256" calcext:value-type="float">
            <text:p>256</text:p>
          </table:table-cell>
          <table:table-cell office:value-type="float" office:value="6591167" calcext:value-type="float">
            <text:p>6591167</text:p>
          </table:table-cell>
          <table:table-cell office:value-type="float" office:value="2.41286800956492" calcext:value-type="float">
            <text:p>2.4128680096</text:p>
          </table:table-cell>
          <table:table-cell table:number-columns-repeated="2"/>
          <table:table-cell office:value-type="float" office:value="510000" calcext:value-type="float">
            <text:p>510000</text:p>
          </table:table-cell>
          <table:table-cell office:value-type="float" office:value="4" calcext:value-type="float">
            <text:p>4</text:p>
          </table:table-cell>
          <table:table-cell office:value-type="float" office:value="5914601" calcext:value-type="float">
            <text:p>5914601</text:p>
          </table:table-cell>
          <table:table-cell office:value-type="float" office:value="2.68345540130264" calcext:value-type="float">
            <text:p>2.6834554013</text:p>
          </table:table-cell>
          <table:table-cell table:number-columns-repeated="4"/>
          <table:table-cell office:value-type="float" office:value="510000" calcext:value-type="float">
            <text:p>510000</text:p>
          </table:table-cell>
          <table:table-cell office:value-type="float" office:value="2" calcext:value-type="float">
            <text:p>2</text:p>
          </table:table-cell>
          <table:table-cell office:value-type="float" office:value="12314805" calcext:value-type="float">
            <text:p>12314805</text:p>
          </table:table-cell>
          <table:table-cell office:value-type="float" office:value="1.7598792672722" calcext:value-type="float">
            <text:p>1.7598792673</text:p>
          </table:table-cell>
          <table:table-cell table:number-columns-repeated="8"/>
          <table:table-cell office:value-type="float" office:value="510000" calcext:value-type="float">
            <text:p>510000</text:p>
          </table:table-cell>
          <table:table-cell office:value-type="float" office:value="16" calcext:value-type="float">
            <text:p>16</text:p>
          </table:table-cell>
          <table:table-cell office:value-type="float" office:value="10763374" calcext:value-type="float">
            <text:p>10763374</text:p>
          </table:table-cell>
          <table:table-cell office:value-type="float" office:value="2.12081852772188" calcext:value-type="float">
            <text:p>2.1208185277</text:p>
          </table:table-cell>
        </table:table-row>
        <table:table-row table:style-name="ro1">
          <table:table-cell table:number-columns-repeated="3"/>
          <table:table-cell office:value-type="float" office:value="520000" calcext:value-type="float">
            <text:p>520000</text:p>
          </table:table-cell>
          <table:table-cell office:value-type="float" office:value="16" calcext:value-type="float">
            <text:p>16</text:p>
          </table:table-cell>
          <table:table-cell office:value-type="float" office:value="7178886" calcext:value-type="float">
            <text:p>7178886</text:p>
          </table:table-cell>
          <table:table-cell office:value-type="float" office:value="2.24913628660491" calcext:value-type="float">
            <text:p>2.2491362866</text:p>
          </table:table-cell>
          <table:table-cell table:number-columns-repeated="2"/>
          <table:table-cell office:value-type="float" office:value="520000" calcext:value-type="float">
            <text:p>520000</text:p>
          </table:table-cell>
          <table:table-cell office:value-type="float" office:value="4" calcext:value-type="float">
            <text:p>4</text:p>
          </table:table-cell>
          <table:table-cell office:value-type="float" office:value="5909151" calcext:value-type="float">
            <text:p>5909151</text:p>
          </table:table-cell>
          <table:table-cell office:value-type="float" office:value="2.72079440853686" calcext:value-type="float">
            <text:p>2.7207944085</text:p>
          </table:table-cell>
          <table:table-cell table:number-columns-repeated="4"/>
          <table:table-cell office:value-type="float" office:value="520000" calcext:value-type="float">
            <text:p>520000</text:p>
          </table:table-cell>
          <table:table-cell office:value-type="float" office:value="2" calcext:value-type="float">
            <text:p>2</text:p>
          </table:table-cell>
          <table:table-cell office:value-type="float" office:value="12715919" calcext:value-type="float">
            <text:p>12715919</text:p>
          </table:table-cell>
          <table:table-cell office:value-type="float" office:value="1.72605605619224" calcext:value-type="float">
            <text:p>1.7260560562</text:p>
          </table:table-cell>
          <table:table-cell table:number-columns-repeated="8"/>
          <table:table-cell office:value-type="float" office:value="520000" calcext:value-type="float">
            <text:p>520000</text:p>
          </table:table-cell>
          <table:table-cell office:value-type="float" office:value="8" calcext:value-type="float">
            <text:p>8</text:p>
          </table:table-cell>
          <table:table-cell office:value-type="float" office:value="11486920" calcext:value-type="float">
            <text:p>11486920</text:p>
          </table:table-cell>
          <table:table-cell office:value-type="float" office:value="2.02475607038266" calcext:value-type="float">
            <text:p>2.0247560704</text:p>
          </table:table-cell>
        </table:table-row>
        <table:table-row table:style-name="ro1">
          <table:table-cell table:number-columns-repeated="3"/>
          <table:table-cell office:value-type="float" office:value="530000" calcext:value-type="float">
            <text:p>530000</text:p>
          </table:table-cell>
          <table:table-cell office:value-type="float" office:value="8" calcext:value-type="float">
            <text:p>8</text:p>
          </table:table-cell>
          <table:table-cell office:value-type="float" office:value="7851584" calcext:value-type="float">
            <text:p>7851584</text:p>
          </table:table-cell>
          <table:table-cell office:value-type="float" office:value="2.25823642719737" calcext:value-type="float">
            <text:p>2.2582364272</text:p>
          </table:table-cell>
          <table:table-cell table:number-columns-repeated="2"/>
          <table:table-cell office:value-type="float" office:value="530000" calcext:value-type="float">
            <text:p>530000</text:p>
          </table:table-cell>
          <table:table-cell office:value-type="float" office:value="4" calcext:value-type="float">
            <text:p>4</text:p>
          </table:table-cell>
          <table:table-cell office:value-type="float" office:value="6203758" calcext:value-type="float">
            <text:p>6203758</text:p>
          </table:table-cell>
          <table:table-cell office:value-type="float" office:value="2.74424066831749" calcext:value-type="float">
            <text:p>2.7442406683</text:p>
          </table:table-cell>
          <table:table-cell table:number-columns-repeated="4"/>
          <table:table-cell office:value-type="float" office:value="530000" calcext:value-type="float">
            <text:p>530000</text:p>
          </table:table-cell>
          <table:table-cell office:value-type="float" office:value="4" calcext:value-type="float">
            <text:p>4</text:p>
          </table:table-cell>
          <table:table-cell office:value-type="float" office:value="10981891" calcext:value-type="float">
            <text:p>10981891</text:p>
          </table:table-cell>
          <table:table-cell office:value-type="float" office:value="2.00786585843913" calcext:value-type="float">
            <text:p>2.0078658584</text:p>
          </table:table-cell>
          <table:table-cell table:number-columns-repeated="8"/>
          <table:table-cell office:value-type="float" office:value="530000" calcext:value-type="float">
            <text:p>530000</text:p>
          </table:table-cell>
          <table:table-cell office:value-type="float" office:value="32" calcext:value-type="float">
            <text:p>32</text:p>
          </table:table-cell>
          <table:table-cell office:value-type="float" office:value="11796521" calcext:value-type="float">
            <text:p>11796521</text:p>
          </table:table-cell>
          <table:table-cell office:value-type="float" office:value="2.03987540055242" calcext:value-type="float">
            <text:p>2.0398754006</text:p>
          </table:table-cell>
        </table:table-row>
        <table:table-row table:style-name="ro1">
          <table:table-cell table:number-columns-repeated="3"/>
          <table:table-cell office:value-type="float" office:value="540000" calcext:value-type="float">
            <text:p>540000</text:p>
          </table:table-cell>
          <table:table-cell office:value-type="float" office:value="32" calcext:value-type="float">
            <text:p>32</text:p>
          </table:table-cell>
          <table:table-cell office:value-type="float" office:value="6886425" calcext:value-type="float">
            <text:p>6886425</text:p>
          </table:table-cell>
          <table:table-cell office:value-type="float" office:value="2.37581865772153" calcext:value-type="float">
            <text:p>2.3758186577</text:p>
          </table:table-cell>
          <table:table-cell table:number-columns-repeated="2"/>
          <table:table-cell office:value-type="float" office:value="540000" calcext:value-type="float">
            <text:p>540000</text:p>
          </table:table-cell>
          <table:table-cell office:value-type="float" office:value="4" calcext:value-type="float">
            <text:p>4</text:p>
          </table:table-cell>
          <table:table-cell office:value-type="float" office:value="6344332" calcext:value-type="float">
            <text:p>6344332</text:p>
          </table:table-cell>
          <table:table-cell office:value-type="float" office:value="2.65847783501872" calcext:value-type="float">
            <text:p>2.658477835</text:p>
          </table:table-cell>
          <table:table-cell table:number-columns-repeated="4"/>
          <table:table-cell office:value-type="float" office:value="540000" calcext:value-type="float">
            <text:p>540000</text:p>
          </table:table-cell>
          <table:table-cell office:value-type="float" office:value="2" calcext:value-type="float">
            <text:p>2</text:p>
          </table:table-cell>
          <table:table-cell office:value-type="float" office:value="13261144" calcext:value-type="float">
            <text:p>13261144</text:p>
          </table:table-cell>
          <table:table-cell office:value-type="float" office:value="1.70855500852717" calcext:value-type="float">
            <text:p>1.7085550085</text:p>
          </table:table-cell>
          <table:table-cell table:number-columns-repeated="8"/>
          <table:table-cell office:value-type="float" office:value="540000" calcext:value-type="float">
            <text:p>540000</text:p>
          </table:table-cell>
          <table:table-cell office:value-type="float" office:value="8" calcext:value-type="float">
            <text:p>8</text:p>
          </table:table-cell>
          <table:table-cell office:value-type="float" office:value="11410374" calcext:value-type="float">
            <text:p>11410374</text:p>
          </table:table-cell>
          <table:table-cell office:value-type="float" office:value="2.0959037801916" calcext:value-type="float">
            <text:p>2.0959037802</text:p>
          </table:table-cell>
        </table:table-row>
        <table:table-row table:style-name="ro1">
          <table:table-cell table:number-columns-repeated="3"/>
          <table:table-cell office:value-type="float" office:value="550000" calcext:value-type="float">
            <text:p>550000</text:p>
          </table:table-cell>
          <table:table-cell office:value-type="float" office:value="32" calcext:value-type="float">
            <text:p>32</text:p>
          </table:table-cell>
          <table:table-cell office:value-type="float" office:value="6861784" calcext:value-type="float">
            <text:p>6861784</text:p>
          </table:table-cell>
          <table:table-cell office:value-type="float" office:value="2.61352033232174" calcext:value-type="float">
            <text:p>2.6135203323</text:p>
          </table:table-cell>
          <table:table-cell table:number-columns-repeated="2"/>
          <table:table-cell office:value-type="float" office:value="550000" calcext:value-type="float">
            <text:p>550000</text:p>
          </table:table-cell>
          <table:table-cell office:value-type="float" office:value="4" calcext:value-type="float">
            <text:p>4</text:p>
          </table:table-cell>
          <table:table-cell office:value-type="float" office:value="6411225" calcext:value-type="float">
            <text:p>6411225</text:p>
          </table:table-cell>
          <table:table-cell office:value-type="float" office:value="2.67635623457296" calcext:value-type="float">
            <text:p>2.6763562346</text:p>
          </table:table-cell>
          <table:table-cell table:number-columns-repeated="4"/>
          <table:table-cell office:value-type="float" office:value="550000" calcext:value-type="float">
            <text:p>550000</text:p>
          </table:table-cell>
          <table:table-cell office:value-type="float" office:value="2" calcext:value-type="float">
            <text:p>2</text:p>
          </table:table-cell>
          <table:table-cell office:value-type="float" office:value="13417656" calcext:value-type="float">
            <text:p>13417656</text:p>
          </table:table-cell>
          <table:table-cell office:value-type="float" office:value="1.71925290080473" calcext:value-type="float">
            <text:p>1.7192529008</text:p>
          </table:table-cell>
          <table:table-cell table:number-columns-repeated="8"/>
          <table:table-cell office:value-type="float" office:value="550000" calcext:value-type="float">
            <text:p>550000</text:p>
          </table:table-cell>
          <table:table-cell office:value-type="float" office:value="64" calcext:value-type="float">
            <text:p>64</text:p>
          </table:table-cell>
          <table:table-cell office:value-type="float" office:value="11178600" calcext:value-type="float">
            <text:p>11178600</text:p>
          </table:table-cell>
          <table:table-cell office:value-type="float" office:value="2.23032785858694" calcext:value-type="float">
            <text:p>2.2303278586</text:p>
          </table:table-cell>
        </table:table-row>
        <table:table-row table:style-name="ro1">
          <table:table-cell table:number-columns-repeated="3"/>
          <table:table-cell office:value-type="float" office:value="560000" calcext:value-type="float">
            <text:p>560000</text:p>
          </table:table-cell>
          <table:table-cell office:value-type="float" office:value="32" calcext:value-type="float">
            <text:p>32</text:p>
          </table:table-cell>
          <table:table-cell office:value-type="float" office:value="7142762" calcext:value-type="float">
            <text:p>7142762</text:p>
          </table:table-cell>
          <table:table-cell office:value-type="float" office:value="2.45284625191208" calcext:value-type="float">
            <text:p>2.4528462519</text:p>
          </table:table-cell>
          <table:table-cell table:number-columns-repeated="2"/>
          <table:table-cell office:value-type="float" office:value="560000" calcext:value-type="float">
            <text:p>560000</text:p>
          </table:table-cell>
          <table:table-cell office:value-type="float" office:value="4" calcext:value-type="float">
            <text:p>4</text:p>
          </table:table-cell>
          <table:table-cell office:value-type="float" office:value="6567017" calcext:value-type="float">
            <text:p>6567017</text:p>
          </table:table-cell>
          <table:table-cell office:value-type="float" office:value="2.67346818197669" calcext:value-type="float">
            <text:p>2.673468182</text:p>
          </table:table-cell>
          <table:table-cell table:number-columns-repeated="4"/>
          <table:table-cell office:value-type="float" office:value="560000" calcext:value-type="float">
            <text:p>560000</text:p>
          </table:table-cell>
          <table:table-cell office:value-type="float" office:value="4" calcext:value-type="float">
            <text:p>4</text:p>
          </table:table-cell>
          <table:table-cell office:value-type="float" office:value="11288500" calcext:value-type="float">
            <text:p>11288500</text:p>
          </table:table-cell>
          <table:table-cell office:value-type="float" office:value="2.14580652876822" calcext:value-type="float">
            <text:p>2.1458065288</text:p>
          </table:table-cell>
          <table:table-cell table:number-columns-repeated="8"/>
          <table:table-cell office:value-type="float" office:value="560000" calcext:value-type="float">
            <text:p>560000</text:p>
          </table:table-cell>
          <table:table-cell office:value-type="float" office:value="16" calcext:value-type="float">
            <text:p>16</text:p>
          </table:table-cell>
          <table:table-cell office:value-type="float" office:value="11472807" calcext:value-type="float">
            <text:p>11472807</text:p>
          </table:table-cell>
          <table:table-cell office:value-type="float" office:value="2.18267560850627" calcext:value-type="float">
            <text:p>2.1826756085</text:p>
          </table:table-cell>
        </table:table-row>
        <table:table-row table:style-name="ro1">
          <table:table-cell table:number-columns-repeated="3"/>
          <table:table-cell office:value-type="float" office:value="570000" calcext:value-type="float">
            <text:p>570000</text:p>
          </table:table-cell>
          <table:table-cell office:value-type="float" office:value="8" calcext:value-type="float">
            <text:p>8</text:p>
          </table:table-cell>
          <table:table-cell office:value-type="float" office:value="7010248" calcext:value-type="float">
            <text:p>7010248</text:p>
          </table:table-cell>
          <table:table-cell office:value-type="float" office:value="2.58757935525248" calcext:value-type="float">
            <text:p>2.5875793553</text:p>
          </table:table-cell>
          <table:table-cell table:number-columns-repeated="2"/>
          <table:table-cell office:value-type="float" office:value="570000" calcext:value-type="float">
            <text:p>570000</text:p>
          </table:table-cell>
          <table:table-cell office:value-type="float" office:value="4" calcext:value-type="float">
            <text:p>4</text:p>
          </table:table-cell>
          <table:table-cell office:value-type="float" office:value="6659903" calcext:value-type="float">
            <text:p>6659903</text:p>
          </table:table-cell>
          <table:table-cell office:value-type="float" office:value="2.88631966561675" calcext:value-type="float">
            <text:p>2.8863196656</text:p>
          </table:table-cell>
          <table:table-cell table:number-columns-repeated="4"/>
          <table:table-cell office:value-type="float" office:value="570000" calcext:value-type="float">
            <text:p>570000</text:p>
          </table:table-cell>
          <table:table-cell office:value-type="float" office:value="4" calcext:value-type="float">
            <text:p>4</text:p>
          </table:table-cell>
          <table:table-cell office:value-type="float" office:value="14101431" calcext:value-type="float">
            <text:p>14101431</text:p>
          </table:table-cell>
          <table:table-cell office:value-type="float" office:value="1.68195050559053" calcext:value-type="float">
            <text:p>1.6819505056</text:p>
          </table:table-cell>
          <table:table-cell table:number-columns-repeated="8"/>
          <table:table-cell office:value-type="float" office:value="570000" calcext:value-type="float">
            <text:p>570000</text:p>
          </table:table-cell>
          <table:table-cell office:value-type="float" office:value="16" calcext:value-type="float">
            <text:p>16</text:p>
          </table:table-cell>
          <table:table-cell office:value-type="float" office:value="11433894" calcext:value-type="float">
            <text:p>11433894</text:p>
          </table:table-cell>
          <table:table-cell office:value-type="float" office:value="2.19698555890058" calcext:value-type="float">
            <text:p>2.1969855589</text:p>
          </table:table-cell>
        </table:table-row>
        <table:table-row table:style-name="ro1">
          <table:table-cell table:number-columns-repeated="3"/>
          <table:table-cell office:value-type="float" office:value="580000" calcext:value-type="float">
            <text:p>580000</text:p>
          </table:table-cell>
          <table:table-cell office:value-type="float" office:value="32" calcext:value-type="float">
            <text:p>32</text:p>
          </table:table-cell>
          <table:table-cell office:value-type="float" office:value="7419230" calcext:value-type="float">
            <text:p>7419230</text:p>
          </table:table-cell>
          <table:table-cell office:value-type="float" office:value="2.43257736988879" calcext:value-type="float">
            <text:p>2.4325773699</text:p>
          </table:table-cell>
          <table:table-cell table:number-columns-repeated="2"/>
          <table:table-cell office:value-type="float" office:value="580000" calcext:value-type="float">
            <text:p>580000</text:p>
          </table:table-cell>
          <table:table-cell office:value-type="float" office:value="4" calcext:value-type="float">
            <text:p>4</text:p>
          </table:table-cell>
          <table:table-cell office:value-type="float" office:value="6893712" calcext:value-type="float">
            <text:p>6893712</text:p>
          </table:table-cell>
          <table:table-cell office:value-type="float" office:value="2.63921106654876" calcext:value-type="float">
            <text:p>2.6392110665</text:p>
          </table:table-cell>
          <table:table-cell table:number-columns-repeated="4"/>
          <table:table-cell office:value-type="float" office:value="580000" calcext:value-type="float">
            <text:p>580000</text:p>
          </table:table-cell>
          <table:table-cell office:value-type="float" office:value="2" calcext:value-type="float">
            <text:p>2</text:p>
          </table:table-cell>
          <table:table-cell office:value-type="float" office:value="14165575" calcext:value-type="float">
            <text:p>14165575</text:p>
          </table:table-cell>
          <table:table-cell office:value-type="float" office:value="1.7368533222266" calcext:value-type="float">
            <text:p>1.7368533222</text:p>
          </table:table-cell>
          <table:table-cell table:number-columns-repeated="8"/>
          <table:table-cell office:value-type="float" office:value="580000" calcext:value-type="float">
            <text:p>580000</text:p>
          </table:table-cell>
          <table:table-cell office:value-type="float" office:value="32" calcext:value-type="float">
            <text:p>32</text:p>
          </table:table-cell>
          <table:table-cell office:value-type="float" office:value="11300902" calcext:value-type="float">
            <text:p>11300902</text:p>
          </table:table-cell>
          <table:table-cell office:value-type="float" office:value="2.27721636733068" calcext:value-type="float">
            <text:p>2.2772163673</text:p>
          </table:table-cell>
        </table:table-row>
        <table:table-row table:style-name="ro1">
          <table:table-cell table:number-columns-repeated="3"/>
          <table:table-cell office:value-type="float" office:value="590000" calcext:value-type="float">
            <text:p>590000</text:p>
          </table:table-cell>
          <table:table-cell office:value-type="float" office:value="16" calcext:value-type="float">
            <text:p>16</text:p>
          </table:table-cell>
          <table:table-cell office:value-type="float" office:value="7353706" calcext:value-type="float">
            <text:p>7353706</text:p>
          </table:table-cell>
          <table:table-cell office:value-type="float" office:value="2.5660222206327" calcext:value-type="float">
            <text:p>2.5660222206</text:p>
          </table:table-cell>
          <table:table-cell table:number-columns-repeated="2"/>
          <table:table-cell office:value-type="float" office:value="590000" calcext:value-type="float">
            <text:p>590000</text:p>
          </table:table-cell>
          <table:table-cell office:value-type="float" office:value="4" calcext:value-type="float">
            <text:p>4</text:p>
          </table:table-cell>
          <table:table-cell office:value-type="float" office:value="6751082" calcext:value-type="float">
            <text:p>6751082</text:p>
          </table:table-cell>
          <table:table-cell office:value-type="float" office:value="2.8057532111149" calcext:value-type="float">
            <text:p>2.8057532111</text:p>
          </table:table-cell>
          <table:table-cell table:number-columns-repeated="4"/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float" office:value="14481164" calcext:value-type="float">
            <text:p>14481164</text:p>
          </table:table-cell>
          <table:table-cell office:value-type="float" office:value="1.70517370012521" calcext:value-type="float">
            <text:p>1.7051737001</text:p>
          </table:table-cell>
          <table:table-cell table:number-columns-repeated="8"/>
          <table:table-cell office:value-type="float" office:value="590000" calcext:value-type="float">
            <text:p>590000</text:p>
          </table:table-cell>
          <table:table-cell office:value-type="float" office:value="32" calcext:value-type="float">
            <text:p>32</text:p>
          </table:table-cell>
          <table:table-cell office:value-type="float" office:value="11695174" calcext:value-type="float">
            <text:p>11695174</text:p>
          </table:table-cell>
          <table:table-cell office:value-type="float" office:value="2.27145410577047" calcext:value-type="float">
            <text:p>2.2714541058</text:p>
          </table:table-cell>
        </table:table-row>
        <table:table-row table:style-name="ro1">
          <table:table-cell table:number-columns-repeated="3"/>
          <table:table-cell office:value-type="float" office:value="600000" calcext:value-type="float">
            <text:p>600000</text:p>
          </table:table-cell>
          <table:table-cell office:value-type="float" office:value="4" calcext:value-type="float">
            <text:p>4</text:p>
          </table:table-cell>
          <table:table-cell office:value-type="float" office:value="8649064" calcext:value-type="float">
            <text:p>8649064</text:p>
          </table:table-cell>
          <table:table-cell office:value-type="float" office:value="2.18781766443167" calcext:value-type="float">
            <text:p>2.1878176644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  <table:table-cell office:value-type="float" office:value="4" calcext:value-type="float">
            <text:p>4</text:p>
          </table:table-cell>
          <table:table-cell office:value-type="float" office:value="7071274" calcext:value-type="float">
            <text:p>7071274</text:p>
          </table:table-cell>
          <table:table-cell office:value-type="float" office:value="2.68251336322139" calcext:value-type="float">
            <text:p>2.6825133632</text:p>
          </table:table-cell>
          <table:table-cell table:number-columns-repeated="4"/>
          <table:table-cell office:value-type="float" office:value="600000" calcext:value-type="float">
            <text:p>600000</text:p>
          </table:table-cell>
          <table:table-cell office:value-type="float" office:value="2" calcext:value-type="float">
            <text:p>2</text:p>
          </table:table-cell>
          <table:table-cell office:value-type="float" office:value="14743300" calcext:value-type="float">
            <text:p>14743300</text:p>
          </table:table-cell>
          <table:table-cell office:value-type="float" office:value="1.71618762420896" calcext:value-type="float">
            <text:p>1.7161876242</text:p>
          </table:table-cell>
          <table:table-cell table:number-columns-repeated="8"/>
          <table:table-cell office:value-type="float" office:value="600000" calcext:value-type="float">
            <text:p>600000</text:p>
          </table:table-cell>
          <table:table-cell office:value-type="float" office:value="8" calcext:value-type="float">
            <text:p>8</text:p>
          </table:table-cell>
          <table:table-cell office:value-type="float" office:value="13161079" calcext:value-type="float">
            <text:p>13161079</text:p>
          </table:table-cell>
          <table:table-cell office:value-type="float" office:value="2.09448617396795" calcext:value-type="float">
            <text:p>2.094486174</text:p>
          </table:table-cell>
        </table:table-row>
        <table:table-row table:style-name="ro1">
          <table:table-cell table:number-columns-repeated="3"/>
          <table:table-cell office:value-type="float" office:value="610000" calcext:value-type="float">
            <text:p>610000</text:p>
          </table:table-cell>
          <table:table-cell office:value-type="float" office:value="4" calcext:value-type="float">
            <text:p>4</text:p>
          </table:table-cell>
          <table:table-cell office:value-type="float" office:value="7497881" calcext:value-type="float">
            <text:p>7497881</text:p>
          </table:table-cell>
          <table:table-cell office:value-type="float" office:value="2.51673519491707" calcext:value-type="float">
            <text:p>2.5167351949</text:p>
          </table:table-cell>
          <table:table-cell table:number-columns-repeated="2"/>
          <table:table-cell office:value-type="float" office:value="610000" calcext:value-type="float">
            <text:p>610000</text:p>
          </table:table-cell>
          <table:table-cell office:value-type="float" office:value="4" calcext:value-type="float">
            <text:p>4</text:p>
          </table:table-cell>
          <table:table-cell office:value-type="float" office:value="6995984" calcext:value-type="float">
            <text:p>6995984</text:p>
          </table:table-cell>
          <table:table-cell office:value-type="float" office:value="2.72138143826515" calcext:value-type="float">
            <text:p>2.7213814383</text:p>
          </table:table-cell>
          <table:table-cell table:number-columns-repeated="4"/>
          <table:table-cell office:value-type="float" office:value="610000" calcext:value-type="float">
            <text:p>610000</text:p>
          </table:table-cell>
          <table:table-cell office:value-type="float" office:value="2" calcext:value-type="float">
            <text:p>2</text:p>
          </table:table-cell>
          <table:table-cell office:value-type="float" office:value="15047343" calcext:value-type="float">
            <text:p>15047343</text:p>
          </table:table-cell>
          <table:table-cell office:value-type="float" office:value="1.72976577991211" calcext:value-type="float">
            <text:p>1.7297657799</text:p>
          </table:table-cell>
          <table:table-cell table:number-columns-repeated="8"/>
          <table:table-cell office:value-type="float" office:value="610000" calcext:value-type="float">
            <text:p>610000</text:p>
          </table:table-cell>
          <table:table-cell office:value-type="float" office:value="32" calcext:value-type="float">
            <text:p>32</text:p>
          </table:table-cell>
          <table:table-cell office:value-type="float" office:value="13283381" calcext:value-type="float">
            <text:p>13283381</text:p>
          </table:table-cell>
          <table:table-cell office:value-type="float" office:value="2.05321438871625" calcext:value-type="float">
            <text:p>2.0532143887</text:p>
          </table:table-cell>
        </table:table-row>
        <table:table-row table:style-name="ro1">
          <table:table-cell table:number-columns-repeated="3"/>
          <table:table-cell office:value-type="float" office:value="620000" calcext:value-type="float">
            <text:p>620000</text:p>
          </table:table-cell>
          <table:table-cell office:value-type="float" office:value="4" calcext:value-type="float">
            <text:p>4</text:p>
          </table:table-cell>
          <table:table-cell office:value-type="float" office:value="8263571" calcext:value-type="float">
            <text:p>8263571</text:p>
          </table:table-cell>
          <table:table-cell office:value-type="float" office:value="2.3688706734655" calcext:value-type="float">
            <text:p>2.3688706735</text:p>
          </table:table-cell>
          <table:table-cell table:number-columns-repeated="2"/>
          <table:table-cell office:value-type="float" office:value="620000" calcext:value-type="float">
            <text:p>620000</text:p>
          </table:table-cell>
          <table:table-cell office:value-type="float" office:value="4" calcext:value-type="float">
            <text:p>4</text:p>
          </table:table-cell>
          <table:table-cell office:value-type="float" office:value="7979406" calcext:value-type="float">
            <text:p>7979406</text:p>
          </table:table-cell>
          <table:table-cell office:value-type="float" office:value="2.41595314237676" calcext:value-type="float">
            <text:p>2.4159531424</text:p>
          </table:table-cell>
          <table:table-cell table:number-columns-repeated="4"/>
          <table:table-cell office:value-type="float" office:value="620000" calcext:value-type="float">
            <text:p>620000</text:p>
          </table:table-cell>
          <table:table-cell office:value-type="float" office:value="2" calcext:value-type="float">
            <text:p>2</text:p>
          </table:table-cell>
          <table:table-cell office:value-type="float" office:value="15223952" calcext:value-type="float">
            <text:p>15223952</text:p>
          </table:table-cell>
          <table:table-cell office:value-type="float" office:value="1.66270617511143" calcext:value-type="float">
            <text:p>1.6627061751</text:p>
          </table:table-cell>
          <table:table-cell table:number-columns-repeated="8"/>
          <table:table-cell office:value-type="float" office:value="620000" calcext:value-type="float">
            <text:p>620000</text:p>
          </table:table-cell>
          <table:table-cell office:value-type="float" office:value="32" calcext:value-type="float">
            <text:p>32</text:p>
          </table:table-cell>
          <table:table-cell office:value-type="float" office:value="13111047" calcext:value-type="float">
            <text:p>13111047</text:p>
          </table:table-cell>
          <table:table-cell office:value-type="float" office:value="2.1458577640672" calcext:value-type="float">
            <text:p>2.1458577641</text:p>
          </table:table-cell>
        </table:table-row>
        <table:table-row table:style-name="ro1">
          <table:table-cell table:number-columns-repeated="3"/>
          <table:table-cell office:value-type="float" office:value="630000" calcext:value-type="float">
            <text:p>630000</text:p>
          </table:table-cell>
          <table:table-cell office:value-type="float" office:value="8" calcext:value-type="float">
            <text:p>8</text:p>
          </table:table-cell>
          <table:table-cell office:value-type="float" office:value="8316125" calcext:value-type="float">
            <text:p>8316125</text:p>
          </table:table-cell>
          <table:table-cell office:value-type="float" office:value="2.32819732748125" calcext:value-type="float">
            <text:p>2.3281973275</text:p>
          </table:table-cell>
          <table:table-cell table:number-columns-repeated="2"/>
          <table:table-cell office:value-type="float" office:value="630000" calcext:value-type="float">
            <text:p>630000</text:p>
          </table:table-cell>
          <table:table-cell office:value-type="float" office:value="4" calcext:value-type="float">
            <text:p>4</text:p>
          </table:table-cell>
          <table:table-cell office:value-type="float" office:value="7294648" calcext:value-type="float">
            <text:p>7294648</text:p>
          </table:table-cell>
          <table:table-cell office:value-type="float" office:value="2.66787376169488" calcext:value-type="float">
            <text:p>2.6678737617</text:p>
          </table:table-cell>
          <table:table-cell table:number-columns-repeated="4"/>
          <table:table-cell office:value-type="float" office:value="630000" calcext:value-type="float">
            <text:p>630000</text:p>
          </table:table-cell>
          <table:table-cell office:value-type="float" office:value="2" calcext:value-type="float">
            <text:p>2</text:p>
          </table:table-cell>
          <table:table-cell office:value-type="float" office:value="15484805" calcext:value-type="float">
            <text:p>15484805</text:p>
          </table:table-cell>
          <table:table-cell office:value-type="float" office:value="1.67117726054671" calcext:value-type="float">
            <text:p>1.6711772605</text:p>
          </table:table-cell>
          <table:table-cell table:number-columns-repeated="8"/>
          <table:table-cell office:value-type="float" office:value="630000" calcext:value-type="float">
            <text:p>630000</text:p>
          </table:table-cell>
          <table:table-cell office:value-type="float" office:value="16" calcext:value-type="float">
            <text:p>16</text:p>
          </table:table-cell>
          <table:table-cell office:value-type="float" office:value="14487579" calcext:value-type="float">
            <text:p>14487579</text:p>
          </table:table-cell>
          <table:table-cell office:value-type="float" office:value="1.95749572789215" calcext:value-type="float">
            <text:p>1.9574957279</text:p>
          </table:table-cell>
        </table:table-row>
        <table:table-row table:style-name="ro1">
          <table:table-cell table:number-columns-repeated="3"/>
          <table:table-cell office:value-type="float" office:value="640000" calcext:value-type="float">
            <text:p>640000</text:p>
          </table:table-cell>
          <table:table-cell office:value-type="float" office:value="64" calcext:value-type="float">
            <text:p>64</text:p>
          </table:table-cell>
          <table:table-cell office:value-type="float" office:value="8802488" calcext:value-type="float">
            <text:p>8802488</text:p>
          </table:table-cell>
          <table:table-cell office:value-type="float" office:value="2.23893608261664" calcext:value-type="float">
            <text:p>2.2389360826</text:p>
          </table:table-cell>
          <table:table-cell table:number-columns-repeated="2"/>
          <table:table-cell office:value-type="float" office:value="640000" calcext:value-type="float">
            <text:p>640000</text:p>
          </table:table-cell>
          <table:table-cell office:value-type="float" office:value="4" calcext:value-type="float">
            <text:p>4</text:p>
          </table:table-cell>
          <table:table-cell office:value-type="float" office:value="7393830" calcext:value-type="float">
            <text:p>7393830</text:p>
          </table:table-cell>
          <table:table-cell office:value-type="float" office:value="2.75786608564168" calcext:value-type="float">
            <text:p>2.7578660856</text:p>
          </table:table-cell>
          <table:table-cell table:number-columns-repeated="4"/>
          <table:table-cell office:value-type="float" office:value="640000" calcext:value-type="float">
            <text:p>640000</text:p>
          </table:table-cell>
          <table:table-cell office:value-type="float" office:value="2" calcext:value-type="float">
            <text:p>2</text:p>
          </table:table-cell>
          <table:table-cell office:value-type="float" office:value="15783289" calcext:value-type="float">
            <text:p>15783289</text:p>
          </table:table-cell>
          <table:table-cell office:value-type="float" office:value="1.74773090703718" calcext:value-type="float">
            <text:p>1.747730907</text:p>
          </table:table-cell>
          <table:table-cell table:number-columns-repeated="8"/>
          <table:table-cell office:value-type="float" office:value="640000" calcext:value-type="float">
            <text:p>640000</text:p>
          </table:table-cell>
          <table:table-cell office:value-type="float" office:value="32" calcext:value-type="float">
            <text:p>32</text:p>
          </table:table-cell>
          <table:table-cell office:value-type="float" office:value="13682785" calcext:value-type="float">
            <text:p>13682785</text:p>
          </table:table-cell>
          <table:table-cell office:value-type="float" office:value="2.08850822402018" calcext:value-type="float">
            <text:p>2.088508224</text:p>
          </table:table-cell>
        </table:table-row>
        <table:table-row table:style-name="ro1">
          <table:table-cell table:number-columns-repeated="3"/>
          <table:table-cell office:value-type="float" office:value="650000" calcext:value-type="float">
            <text:p>650000</text:p>
          </table:table-cell>
          <table:table-cell office:value-type="float" office:value="4" calcext:value-type="float">
            <text:p>4</text:p>
          </table:table-cell>
          <table:table-cell office:value-type="float" office:value="9322393" calcext:value-type="float">
            <text:p>9322393</text:p>
          </table:table-cell>
          <table:table-cell office:value-type="float" office:value="2.16633293618924" calcext:value-type="float">
            <text:p>2.1663329362</text:p>
          </table:table-cell>
          <table:table-cell table:number-columns-repeated="2"/>
          <table:table-cell office:value-type="float" office:value="650000" calcext:value-type="float">
            <text:p>650000</text:p>
          </table:table-cell>
          <table:table-cell office:value-type="float" office:value="4" calcext:value-type="float">
            <text:p>4</text:p>
          </table:table-cell>
          <table:table-cell office:value-type="float" office:value="8280549" calcext:value-type="float">
            <text:p>8280549</text:p>
          </table:table-cell>
          <table:table-cell office:value-type="float" office:value="2.3321133659133" calcext:value-type="float">
            <text:p>2.3321133659</text:p>
          </table:table-cell>
          <table:table-cell table:number-columns-repeated="4"/>
          <table:table-cell office:value-type="float" office:value="650000" calcext:value-type="float">
            <text:p>650000</text:p>
          </table:table-cell>
          <table:table-cell office:value-type="float" office:value="2" calcext:value-type="float">
            <text:p>2</text:p>
          </table:table-cell>
          <table:table-cell office:value-type="float" office:value="15988978" calcext:value-type="float">
            <text:p>15988978</text:p>
          </table:table-cell>
          <table:table-cell office:value-type="float" office:value="1.69588118765314" calcext:value-type="float">
            <text:p>1.6958811877</text:p>
          </table:table-cell>
          <table:table-cell table:number-columns-repeated="8"/>
          <table:table-cell office:value-type="float" office:value="650000" calcext:value-type="float">
            <text:p>650000</text:p>
          </table:table-cell>
          <table:table-cell office:value-type="float" office:value="16" calcext:value-type="float">
            <text:p>16</text:p>
          </table:table-cell>
          <table:table-cell office:value-type="float" office:value="14029590" calcext:value-type="float">
            <text:p>14029590</text:p>
          </table:table-cell>
          <table:table-cell office:value-type="float" office:value="2.05474272591002" calcext:value-type="float">
            <text:p>2.0547427259</text:p>
          </table:table-cell>
        </table:table-row>
        <table:table-row table:style-name="ro1">
          <table:table-cell table:number-columns-repeated="3"/>
          <table:table-cell office:value-type="float" office:value="660000" calcext:value-type="float">
            <text:p>660000</text:p>
          </table:table-cell>
          <table:table-cell office:value-type="float" office:value="2" calcext:value-type="float">
            <text:p>2</text:p>
          </table:table-cell>
          <table:table-cell office:value-type="float" office:value="8934716" calcext:value-type="float">
            <text:p>8934716</text:p>
          </table:table-cell>
          <table:table-cell office:value-type="float" office:value="2.29997931663413" calcext:value-type="float">
            <text:p>2.2999793166</text:p>
          </table:table-cell>
          <table:table-cell table:number-columns-repeated="2"/>
          <table:table-cell office:value-type="float" office:value="660000" calcext:value-type="float">
            <text:p>660000</text:p>
          </table:table-cell>
          <table:table-cell office:value-type="float" office:value="4" calcext:value-type="float">
            <text:p>4</text:p>
          </table:table-cell>
          <table:table-cell office:value-type="float" office:value="7802088" calcext:value-type="float">
            <text:p>7802088</text:p>
          </table:table-cell>
          <table:table-cell office:value-type="float" office:value="2.63568918986815" calcext:value-type="float">
            <text:p>2.6356891899</text:p>
          </table:table-cell>
          <table:table-cell table:number-columns-repeated="4"/>
          <table:table-cell office:value-type="float" office:value="660000" calcext:value-type="float">
            <text:p>660000</text:p>
          </table:table-cell>
          <table:table-cell office:value-type="float" office:value="2" calcext:value-type="float">
            <text:p>2</text:p>
          </table:table-cell>
          <table:table-cell office:value-type="float" office:value="16074503" calcext:value-type="float">
            <text:p>16074503</text:p>
          </table:table-cell>
          <table:table-cell office:value-type="float" office:value="1.71532320470499" calcext:value-type="float">
            <text:p>1.7153232047</text:p>
          </table:table-cell>
          <table:table-cell table:number-columns-repeated="8"/>
          <table:table-cell office:value-type="float" office:value="660000" calcext:value-type="float">
            <text:p>660000</text:p>
          </table:table-cell>
          <table:table-cell office:value-type="float" office:value="64" calcext:value-type="float">
            <text:p>64</text:p>
          </table:table-cell>
          <table:table-cell office:value-type="float" office:value="14240411" calcext:value-type="float">
            <text:p>14240411</text:p>
          </table:table-cell>
          <table:table-cell office:value-type="float" office:value="2.09921609706349" calcext:value-type="float">
            <text:p>2.0992160971</text:p>
          </table:table-cell>
        </table:table-row>
        <table:table-row table:style-name="ro1">
          <table:table-cell table:number-columns-repeated="3"/>
          <table:table-cell office:value-type="float" office:value="670000" calcext:value-type="float">
            <text:p>670000</text:p>
          </table:table-cell>
          <table:table-cell office:value-type="float" office:value="8" calcext:value-type="float">
            <text:p>8</text:p>
          </table:table-cell>
          <table:table-cell office:value-type="float" office:value="8405267" calcext:value-type="float">
            <text:p>8405267</text:p>
          </table:table-cell>
          <table:table-cell office:value-type="float" office:value="2.40932346349021" calcext:value-type="float">
            <text:p>2.4093234635</text:p>
          </table:table-cell>
          <table:table-cell table:number-columns-repeated="2"/>
          <table:table-cell office:value-type="float" office:value="670000" calcext:value-type="float">
            <text:p>670000</text:p>
          </table:table-cell>
          <table:table-cell office:value-type="float" office:value="4" calcext:value-type="float">
            <text:p>4</text:p>
          </table:table-cell>
          <table:table-cell office:value-type="float" office:value="7840518" calcext:value-type="float">
            <text:p>7840518</text:p>
          </table:table-cell>
          <table:table-cell office:value-type="float" office:value="2.68049368676917" calcext:value-type="float">
            <text:p>2.6804936868</text:p>
          </table:table-cell>
          <table:table-cell table:number-columns-repeated="4"/>
          <table:table-cell office:value-type="float" office:value="670000" calcext:value-type="float">
            <text:p>670000</text:p>
          </table:table-cell>
          <table:table-cell office:value-type="float" office:value="2" calcext:value-type="float">
            <text:p>2</text:p>
          </table:table-cell>
          <table:table-cell office:value-type="float" office:value="16667622" calcext:value-type="float">
            <text:p>16667622</text:p>
          </table:table-cell>
          <table:table-cell office:value-type="float" office:value="2.62683117003733" calcext:value-type="float">
            <text:p>2.62683117</text:p>
          </table:table-cell>
          <table:table-cell table:number-columns-repeated="8"/>
          <table:table-cell office:value-type="float" office:value="670000" calcext:value-type="float">
            <text:p>670000</text:p>
          </table:table-cell>
          <table:table-cell office:value-type="float" office:value="16" calcext:value-type="float">
            <text:p>16</text:p>
          </table:table-cell>
          <table:table-cell office:value-type="float" office:value="14041563" calcext:value-type="float">
            <text:p>14041563</text:p>
          </table:table-cell>
          <table:table-cell office:value-type="float" office:value="2.16354012726361" calcext:value-type="float">
            <text:p>2.1635401273</text:p>
          </table:table-cell>
        </table:table-row>
        <table:table-row table:style-name="ro1">
          <table:table-cell table:number-columns-repeated="3"/>
          <table:table-cell office:value-type="float" office:value="680000" calcext:value-type="float">
            <text:p>680000</text:p>
          </table:table-cell>
          <table:table-cell office:value-type="float" office:value="4" calcext:value-type="float">
            <text:p>4</text:p>
          </table:table-cell>
          <table:table-cell office:value-type="float" office:value="8687294" calcext:value-type="float">
            <text:p>8687294</text:p>
          </table:table-cell>
          <table:table-cell office:value-type="float" office:value="2.58440430357255" calcext:value-type="float">
            <text:p>2.5844043036</text:p>
          </table:table-cell>
          <table:table-cell table:number-columns-repeated="2"/>
          <table:table-cell office:value-type="float" office:value="680000" calcext:value-type="float">
            <text:p>680000</text:p>
          </table:table-cell>
          <table:table-cell office:value-type="float" office:value="4" calcext:value-type="float">
            <text:p>4</text:p>
          </table:table-cell>
          <table:table-cell office:value-type="float" office:value="8052196" calcext:value-type="float">
            <text:p>8052196</text:p>
          </table:table-cell>
          <table:table-cell office:value-type="float" office:value="2.46169380377726" calcext:value-type="float">
            <text:p>2.4616938038</text:p>
          </table:table-cell>
          <table:table-cell table:number-columns-repeated="4"/>
          <table:table-cell office:value-type="float" office:value="680000" calcext:value-type="float">
            <text:p>680000</text:p>
          </table:table-cell>
          <table:table-cell office:value-type="float" office:value="2" calcext:value-type="float">
            <text:p>2</text:p>
          </table:table-cell>
          <table:table-cell office:value-type="float" office:value="23288573" calcext:value-type="float">
            <text:p>23288573</text:p>
          </table:table-cell>
          <table:table-cell office:value-type="float" office:value="1.19654789496978" calcext:value-type="float">
            <text:p>1.196547895</text:p>
          </table:table-cell>
          <table:table-cell table:number-columns-repeated="8"/>
          <table:table-cell office:value-type="float" office:value="680000" calcext:value-type="float">
            <text:p>680000</text:p>
          </table:table-cell>
          <table:table-cell office:value-type="float" office:value="2" calcext:value-type="float">
            <text:p>2</text:p>
          </table:table-cell>
          <table:table-cell office:value-type="float" office:value="18490169" calcext:value-type="float">
            <text:p>18490169</text:p>
          </table:table-cell>
          <table:table-cell office:value-type="float" office:value="3.29880424565076" calcext:value-type="float">
            <text:p>3.2988042457</text:p>
          </table:table-cell>
        </table:table-row>
        <table:table-row table:style-name="ro1">
          <table:table-cell table:number-columns-repeated="3"/>
          <table:table-cell office:value-type="float" office:value="690000" calcext:value-type="float">
            <text:p>690000</text:p>
          </table:table-cell>
          <table:table-cell office:value-type="float" office:value="32" calcext:value-type="float">
            <text:p>32</text:p>
          </table:table-cell>
          <table:table-cell office:value-type="float" office:value="8469568" calcext:value-type="float">
            <text:p>8469568</text:p>
          </table:table-cell>
          <table:table-cell office:value-type="float" office:value="2.59514286915224" calcext:value-type="float">
            <text:p>2.5951428692</text:p>
          </table:table-cell>
          <table:table-cell table:number-columns-repeated="2"/>
          <table:table-cell office:value-type="float" office:value="690000" calcext:value-type="float">
            <text:p>690000</text:p>
          </table:table-cell>
          <table:table-cell office:value-type="float" office:value="4" calcext:value-type="float">
            <text:p>4</text:p>
          </table:table-cell>
          <table:table-cell office:value-type="float" office:value="8143795" calcext:value-type="float">
            <text:p>8143795</text:p>
          </table:table-cell>
          <table:table-cell office:value-type="float" office:value="2.55995712072811" calcext:value-type="float">
            <text:p>2.5599571207</text:p>
          </table:table-cell>
          <table:table-cell table:number-columns-repeated="4"/>
          <table:table-cell office:value-type="float" office:value="690000" calcext:value-type="float">
            <text:p>690000</text:p>
          </table:table-cell>
          <table:table-cell office:value-type="float" office:value="2" calcext:value-type="float">
            <text:p>2</text:p>
          </table:table-cell>
          <table:table-cell office:value-type="float" office:value="17019558" calcext:value-type="float">
            <text:p>17019558</text:p>
          </table:table-cell>
          <table:table-cell office:value-type="float" office:value="1.68708546955215" calcext:value-type="float">
            <text:p>1.6870854696</text:p>
          </table:table-cell>
          <table:table-cell table:number-columns-repeated="8"/>
          <table:table-cell office:value-type="float" office:value="690000" calcext:value-type="float">
            <text:p>690000</text:p>
          </table:table-cell>
          <table:table-cell office:value-type="float" office:value="128" calcext:value-type="float">
            <text:p>128</text:p>
          </table:table-cell>
          <table:table-cell office:value-type="float" office:value="27104717" calcext:value-type="float">
            <text:p>27104717</text:p>
          </table:table-cell>
          <table:table-cell office:value-type="float" office:value="1.63164201271683" calcext:value-type="float">
            <text:p>1.6316420127</text:p>
          </table:table-cell>
        </table:table-row>
        <table:table-row table:style-name="ro1">
          <table:table-cell table:number-columns-repeated="3"/>
          <table:table-cell office:value-type="float" office:value="700000" calcext:value-type="float">
            <text:p>700000</text:p>
          </table:table-cell>
          <table:table-cell office:value-type="float" office:value="16" calcext:value-type="float">
            <text:p>16</text:p>
          </table:table-cell>
          <table:table-cell office:value-type="float" office:value="10576016" calcext:value-type="float">
            <text:p>10576016</text:p>
          </table:table-cell>
          <table:table-cell office:value-type="float" office:value="2.04476950488728" calcext:value-type="float">
            <text:p>2.0447695049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  <table:table-cell office:value-type="float" office:value="4" calcext:value-type="float">
            <text:p>4</text:p>
          </table:table-cell>
          <table:table-cell office:value-type="float" office:value="8143974" calcext:value-type="float">
            <text:p>8143974</text:p>
          </table:table-cell>
          <table:table-cell office:value-type="float" office:value="2.7595635742452" calcext:value-type="float">
            <text:p>2.7595635742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  <table:table-cell office:value-type="float" office:value="4" calcext:value-type="float">
            <text:p>4</text:p>
          </table:table-cell>
          <table:table-cell office:value-type="float" office:value="14278469" calcext:value-type="float">
            <text:p>14278469</text:p>
          </table:table-cell>
          <table:table-cell office:value-type="float" office:value="2.04231812248218" calcext:value-type="float">
            <text:p>2.0423181225</text:p>
          </table:table-cell>
          <table:table-cell table:number-columns-repeated="8"/>
          <table:table-cell office:value-type="float" office:value="700000" calcext:value-type="float">
            <text:p>700000</text:p>
          </table:table-cell>
          <table:table-cell office:value-type="float" office:value="64" calcext:value-type="float">
            <text:p>64</text:p>
          </table:table-cell>
          <table:table-cell office:value-type="float" office:value="17974878" calcext:value-type="float">
            <text:p>17974878</text:p>
          </table:table-cell>
          <table:table-cell office:value-type="float" office:value="1.78534046239424" calcext:value-type="float">
            <text:p>1.7853404624</text:p>
          </table:table-cell>
        </table:table-row>
        <table:table-row table:style-name="ro1">
          <table:table-cell table:number-columns-repeated="3"/>
          <table:table-cell office:value-type="float" office:value="710000" calcext:value-type="float">
            <text:p>710000</text:p>
          </table:table-cell>
          <table:table-cell office:value-type="float" office:value="16" calcext:value-type="float">
            <text:p>16</text:p>
          </table:table-cell>
          <table:table-cell office:value-type="float" office:value="8860883" calcext:value-type="float">
            <text:p>8860883</text:p>
          </table:table-cell>
          <table:table-cell office:value-type="float" office:value="2.45366065661853" calcext:value-type="float">
            <text:p>2.4536606566</text:p>
          </table:table-cell>
          <table:table-cell table:number-columns-repeated="2"/>
          <table:table-cell office:value-type="float" office:value="710000" calcext:value-type="float">
            <text:p>710000</text:p>
          </table:table-cell>
          <table:table-cell office:value-type="float" office:value="4" calcext:value-type="float">
            <text:p>4</text:p>
          </table:table-cell>
          <table:table-cell office:value-type="float" office:value="8390454" calcext:value-type="float">
            <text:p>8390454</text:p>
          </table:table-cell>
          <table:table-cell office:value-type="float" office:value="2.63054037361983" calcext:value-type="float">
            <text:p>2.6305403736</text:p>
          </table:table-cell>
          <table:table-cell table:number-columns-repeated="4"/>
          <table:table-cell office:value-type="float" office:value="710000" calcext:value-type="float">
            <text:p>710000</text:p>
          </table:table-cell>
          <table:table-cell office:value-type="float" office:value="2" calcext:value-type="float">
            <text:p>2</text:p>
          </table:table-cell>
          <table:table-cell office:value-type="float" office:value="17306924" calcext:value-type="float">
            <text:p>17306924</text:p>
          </table:table-cell>
          <table:table-cell office:value-type="float" office:value="1.72336430205622" calcext:value-type="float">
            <text:p>1.7233643021</text:p>
          </table:table-cell>
          <table:table-cell table:number-columns-repeated="8"/>
          <table:table-cell office:value-type="float" office:value="710000" calcext:value-type="float">
            <text:p>710000</text:p>
          </table:table-cell>
          <table:table-cell office:value-type="float" office:value="32" calcext:value-type="float">
            <text:p>32</text:p>
          </table:table-cell>
          <table:table-cell office:value-type="float" office:value="17780308" calcext:value-type="float">
            <text:p>17780308</text:p>
          </table:table-cell>
          <table:table-cell office:value-type="float" office:value="1.80110142074029" calcext:value-type="float">
            <text:p>1.8011014207</text:p>
          </table:table-cell>
        </table:table-row>
        <table:table-row table:style-name="ro1">
          <table:table-cell table:number-columns-repeated="3"/>
          <table:table-cell office:value-type="float" office:value="720000" calcext:value-type="float">
            <text:p>720000</text:p>
          </table:table-cell>
          <table:table-cell office:value-type="float" office:value="8" calcext:value-type="float">
            <text:p>8</text:p>
          </table:table-cell>
          <table:table-cell office:value-type="float" office:value="9750016" calcext:value-type="float">
            <text:p>9750016</text:p>
          </table:table-cell>
          <table:table-cell office:value-type="float" office:value="2.28418199518852" calcext:value-type="float">
            <text:p>2.2841819952</text:p>
          </table:table-cell>
          <table:table-cell table:number-columns-repeated="2"/>
          <table:table-cell office:value-type="float" office:value="720000" calcext:value-type="float">
            <text:p>720000</text:p>
          </table:table-cell>
          <table:table-cell office:value-type="float" office:value="4" calcext:value-type="float">
            <text:p>4</text:p>
          </table:table-cell>
          <table:table-cell office:value-type="float" office:value="8380962" calcext:value-type="float">
            <text:p>8380962</text:p>
          </table:table-cell>
          <table:table-cell office:value-type="float" office:value="2.63142739461174" calcext:value-type="float">
            <text:p>2.6314273946</text:p>
          </table:table-cell>
          <table:table-cell table:number-columns-repeated="4"/>
          <table:table-cell office:value-type="float" office:value="720000" calcext:value-type="float">
            <text:p>720000</text:p>
          </table:table-cell>
          <table:table-cell office:value-type="float" office:value="2" calcext:value-type="float">
            <text:p>2</text:p>
          </table:table-cell>
          <table:table-cell office:value-type="float" office:value="17788005" calcext:value-type="float">
            <text:p>17788005</text:p>
          </table:table-cell>
          <table:table-cell office:value-type="float" office:value="1.72642255272584" calcext:value-type="float">
            <text:p>1.7264225527</text:p>
          </table:table-cell>
          <table:table-cell table:number-columns-repeated="8"/>
          <table:table-cell office:value-type="float" office:value="720000" calcext:value-type="float">
            <text:p>720000</text:p>
          </table:table-cell>
          <table:table-cell office:value-type="float" office:value="8" calcext:value-type="float">
            <text:p>8</text:p>
          </table:table-cell>
          <table:table-cell office:value-type="float" office:value="16977224" calcext:value-type="float">
            <text:p>16977224</text:p>
          </table:table-cell>
          <table:table-cell office:value-type="float" office:value="1.90521642407498" calcext:value-type="float">
            <text:p>1.9052164241</text:p>
          </table:table-cell>
        </table:table-row>
        <table:table-row table:style-name="ro1">
          <table:table-cell table:number-columns-repeated="3"/>
          <table:table-cell office:value-type="float" office:value="730000" calcext:value-type="float">
            <text:p>730000</text:p>
          </table:table-cell>
          <table:table-cell office:value-type="float" office:value="8" calcext:value-type="float">
            <text:p>8</text:p>
          </table:table-cell>
          <table:table-cell office:value-type="float" office:value="10259646" calcext:value-type="float">
            <text:p>10259646</text:p>
          </table:table-cell>
          <table:table-cell office:value-type="float" office:value="2.27333136055572" calcext:value-type="float">
            <text:p>2.2733313606</text:p>
          </table:table-cell>
          <table:table-cell table:number-columns-repeated="2"/>
          <table:table-cell office:value-type="float" office:value="730000" calcext:value-type="float">
            <text:p>730000</text:p>
          </table:table-cell>
          <table:table-cell office:value-type="float" office:value="4" calcext:value-type="float">
            <text:p>4</text:p>
          </table:table-cell>
          <table:table-cell office:value-type="float" office:value="8416967" calcext:value-type="float">
            <text:p>8416967</text:p>
          </table:table-cell>
          <table:table-cell office:value-type="float" office:value="2.7011083683707" calcext:value-type="float">
            <text:p>2.7011083684</text:p>
          </table:table-cell>
          <table:table-cell table:number-columns-repeated="4"/>
          <table:table-cell office:value-type="float" office:value="730000" calcext:value-type="float">
            <text:p>730000</text:p>
          </table:table-cell>
          <table:table-cell office:value-type="float" office:value="2" calcext:value-type="float">
            <text:p>2</text:p>
          </table:table-cell>
          <table:table-cell office:value-type="float" office:value="17956062" calcext:value-type="float">
            <text:p>17956062</text:p>
          </table:table-cell>
          <table:table-cell office:value-type="float" office:value="1.71347938094667" calcext:value-type="float">
            <text:p>1.7134793809</text:p>
          </table:table-cell>
          <table:table-cell table:number-columns-repeated="8"/>
          <table:table-cell office:value-type="float" office:value="730000" calcext:value-type="float">
            <text:p>730000</text:p>
          </table:table-cell>
          <table:table-cell office:value-type="float" office:value="16" calcext:value-type="float">
            <text:p>16</text:p>
          </table:table-cell>
          <table:table-cell office:value-type="float" office:value="19360818" calcext:value-type="float">
            <text:p>19360818</text:p>
          </table:table-cell>
          <table:table-cell office:value-type="float" office:value="1.68057418854926" calcext:value-type="float">
            <text:p>1.6805741885</text:p>
          </table:table-cell>
        </table:table-row>
        <table:table-row table:style-name="ro1">
          <table:table-cell table:number-columns-repeated="3"/>
          <table:table-cell office:value-type="float" office:value="740000" calcext:value-type="float">
            <text:p>740000</text:p>
          </table:table-cell>
          <table:table-cell office:value-type="float" office:value="16" calcext:value-type="float">
            <text:p>16</text:p>
          </table:table-cell>
          <table:table-cell office:value-type="float" office:value="9845133" calcext:value-type="float">
            <text:p>9845133</text:p>
          </table:table-cell>
          <table:table-cell office:value-type="float" office:value="2.39147708822217" calcext:value-type="float">
            <text:p>2.3914770882</text:p>
          </table:table-cell>
          <table:table-cell table:number-columns-repeated="2"/>
          <table:table-cell office:value-type="float" office:value="740000" calcext:value-type="float">
            <text:p>740000</text:p>
          </table:table-cell>
          <table:table-cell office:value-type="float" office:value="4" calcext:value-type="float">
            <text:p>4</text:p>
          </table:table-cell>
          <table:table-cell office:value-type="float" office:value="8692695" calcext:value-type="float">
            <text:p>8692695</text:p>
          </table:table-cell>
          <table:table-cell office:value-type="float" office:value="2.68053681855857" calcext:value-type="float">
            <text:p>2.6805368186</text:p>
          </table:table-cell>
          <table:table-cell table:number-columns-repeated="4"/>
          <table:table-cell office:value-type="float" office:value="740000" calcext:value-type="float">
            <text:p>740000</text:p>
          </table:table-cell>
          <table:table-cell office:value-type="float" office:value="2" calcext:value-type="float">
            <text:p>2</text:p>
          </table:table-cell>
          <table:table-cell office:value-type="float" office:value="18263953" calcext:value-type="float">
            <text:p>18263953</text:p>
          </table:table-cell>
          <table:table-cell office:value-type="float" office:value="1.71055964719138" calcext:value-type="float">
            <text:p>1.7105596472</text:p>
          </table:table-cell>
          <table:table-cell table:number-columns-repeated="8"/>
          <table:table-cell office:value-type="float" office:value="740000" calcext:value-type="float">
            <text:p>740000</text:p>
          </table:table-cell>
          <table:table-cell office:value-type="float" office:value="32" calcext:value-type="float">
            <text:p>32</text:p>
          </table:table-cell>
          <table:table-cell office:value-type="float" office:value="18334940" calcext:value-type="float">
            <text:p>18334940</text:p>
          </table:table-cell>
          <table:table-cell office:value-type="float" office:value="1.83979380352485" calcext:value-type="float">
            <text:p>1.8397938035</text:p>
          </table:table-cell>
        </table:table-row>
        <table:table-row table:style-name="ro1">
          <table:table-cell table:number-columns-repeated="3"/>
          <table:table-cell office:value-type="float" office:value="750000" calcext:value-type="float">
            <text:p>750000</text:p>
          </table:table-cell>
          <table:table-cell office:value-type="float" office:value="8" calcext:value-type="float">
            <text:p>8</text:p>
          </table:table-cell>
          <table:table-cell office:value-type="float" office:value="10098032" calcext:value-type="float">
            <text:p>10098032</text:p>
          </table:table-cell>
          <table:table-cell office:value-type="float" office:value="2.44719882052265" calcext:value-type="float">
            <text:p>2.4471988205</text:p>
          </table:table-cell>
          <table:table-cell table:number-columns-repeated="2"/>
          <table:table-cell office:value-type="float" office:value="750000" calcext:value-type="float">
            <text:p>750000</text:p>
          </table:table-cell>
          <table:table-cell office:value-type="float" office:value="4" calcext:value-type="float">
            <text:p>4</text:p>
          </table:table-cell>
          <table:table-cell office:value-type="float" office:value="8690297" calcext:value-type="float">
            <text:p>8690297</text:p>
          </table:table-cell>
          <table:table-cell office:value-type="float" office:value="2.64122986820819" calcext:value-type="float">
            <text:p>2.6412298682</text:p>
          </table:table-cell>
          <table:table-cell table:number-columns-repeated="4"/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office:value-type="float" office:value="18371715" calcext:value-type="float">
            <text:p>18371715</text:p>
          </table:table-cell>
          <table:table-cell office:value-type="float" office:value="1.73641829301184" calcext:value-type="float">
            <text:p>1.736418293</text:p>
          </table:table-cell>
          <table:table-cell table:number-columns-repeated="8"/>
          <table:table-cell office:value-type="float" office:value="750000" calcext:value-type="float">
            <text:p>750000</text:p>
          </table:table-cell>
          <table:table-cell office:value-type="float" office:value="64" calcext:value-type="float">
            <text:p>64</text:p>
          </table:table-cell>
          <table:table-cell office:value-type="float" office:value="18122836" calcext:value-type="float">
            <text:p>18122836</text:p>
          </table:table-cell>
          <table:table-cell office:value-type="float" office:value="1.82899961131911" calcext:value-type="float">
            <text:p>1.8289996113</text:p>
          </table:table-cell>
        </table:table-row>
        <table:table-row table:style-name="ro1">
          <table:table-cell table:number-columns-repeated="3"/>
          <table:table-cell office:value-type="float" office:value="760000" calcext:value-type="float">
            <text:p>760000</text:p>
          </table:table-cell>
          <table:table-cell office:value-type="float" office:value="8" calcext:value-type="float">
            <text:p>8</text:p>
          </table:table-cell>
          <table:table-cell office:value-type="float" office:value="9697054" calcext:value-type="float">
            <text:p>9697054</text:p>
          </table:table-cell>
          <table:table-cell office:value-type="float" office:value="2.53714818954293" calcext:value-type="float">
            <text:p>2.5371481895</text:p>
          </table:table-cell>
          <table:table-cell table:number-columns-repeated="2"/>
          <table:table-cell office:value-type="float" office:value="760000" calcext:value-type="float">
            <text:p>760000</text:p>
          </table:table-cell>
          <table:table-cell office:value-type="float" office:value="4" calcext:value-type="float">
            <text:p>4</text:p>
          </table:table-cell>
          <table:table-cell office:value-type="float" office:value="8779175" calcext:value-type="float">
            <text:p>8779175</text:p>
          </table:table-cell>
          <table:table-cell office:value-type="float" office:value="2.63335882927496" calcext:value-type="float">
            <text:p>2.6333588293</text:p>
          </table:table-cell>
          <table:table-cell table:number-columns-repeated="4"/>
          <table:table-cell office:value-type="float" office:value="760000" calcext:value-type="float">
            <text:p>760000</text:p>
          </table:table-cell>
          <table:table-cell office:value-type="float" office:value="2" calcext:value-type="float">
            <text:p>2</text:p>
          </table:table-cell>
          <table:table-cell office:value-type="float" office:value="18583391" calcext:value-type="float">
            <text:p>18583391</text:p>
          </table:table-cell>
          <table:table-cell office:value-type="float" office:value="1.72876634840218" calcext:value-type="float">
            <text:p>1.7287663484</text:p>
          </table:table-cell>
          <table:table-cell table:number-columns-repeated="8"/>
          <table:table-cell office:value-type="float" office:value="760000" calcext:value-type="float">
            <text:p>760000</text:p>
          </table:table-cell>
          <table:table-cell office:value-type="float" office:value="16" calcext:value-type="float">
            <text:p>16</text:p>
          </table:table-cell>
          <table:table-cell office:value-type="float" office:value="17972312" calcext:value-type="float">
            <text:p>17972312</text:p>
          </table:table-cell>
          <table:table-cell office:value-type="float" office:value="2.14678306274674" calcext:value-type="float">
            <text:p>2.1467830627</text:p>
          </table:table-cell>
        </table:table-row>
        <table:table-row table:style-name="ro1">
          <table:table-cell table:number-columns-repeated="3"/>
          <table:table-cell office:value-type="float" office:value="770000" calcext:value-type="float">
            <text:p>770000</text:p>
          </table:table-cell>
          <table:table-cell office:value-type="float" office:value="4" calcext:value-type="float">
            <text:p>4</text:p>
          </table:table-cell>
          <table:table-cell office:value-type="float" office:value="9524062" calcext:value-type="float">
            <text:p>9524062</text:p>
          </table:table-cell>
          <table:table-cell office:value-type="float" office:value="2.54483423144452" calcext:value-type="float">
            <text:p>2.5448342314</text:p>
          </table:table-cell>
          <table:table-cell table:number-columns-repeated="2"/>
          <table:table-cell office:value-type="float" office:value="770000" calcext:value-type="float">
            <text:p>770000</text:p>
          </table:table-cell>
          <table:table-cell office:value-type="float" office:value="4" calcext:value-type="float">
            <text:p>4</text:p>
          </table:table-cell>
          <table:table-cell office:value-type="float" office:value="8969202" calcext:value-type="float">
            <text:p>8969202</text:p>
          </table:table-cell>
          <table:table-cell office:value-type="float" office:value="2.59319803478615" calcext:value-type="float">
            <text:p>2.5931980348</text:p>
          </table:table-cell>
          <table:table-cell table:number-columns-repeated="4"/>
          <table:table-cell office:value-type="float" office:value="770000" calcext:value-type="float">
            <text:p>770000</text:p>
          </table:table-cell>
          <table:table-cell office:value-type="float" office:value="2" calcext:value-type="float">
            <text:p>2</text:p>
          </table:table-cell>
          <table:table-cell office:value-type="float" office:value="19006315" calcext:value-type="float">
            <text:p>19006315</text:p>
          </table:table-cell>
          <table:table-cell office:value-type="float" office:value="1.77847268131671" calcext:value-type="float">
            <text:p>1.7784726813</text:p>
          </table:table-cell>
          <table:table-cell table:number-columns-repeated="8"/>
          <table:table-cell office:value-type="float" office:value="770000" calcext:value-type="float">
            <text:p>770000</text:p>
          </table:table-cell>
          <table:table-cell office:value-type="float" office:value="64" calcext:value-type="float">
            <text:p>64</text:p>
          </table:table-cell>
          <table:table-cell office:value-type="float" office:value="15661415" calcext:value-type="float">
            <text:p>15661415</text:p>
          </table:table-cell>
          <table:table-cell office:value-type="float" office:value="2.23334424124512" calcext:value-type="float">
            <text:p>2.2333442412</text:p>
          </table:table-cell>
        </table:table-row>
        <table:table-row table:style-name="ro1">
          <table:table-cell table:number-columns-repeated="3"/>
          <table:table-cell office:value-type="float" office:value="780000" calcext:value-type="float">
            <text:p>780000</text:p>
          </table:table-cell>
          <table:table-cell office:value-type="float" office:value="16" calcext:value-type="float">
            <text:p>16</text:p>
          </table:table-cell>
          <table:table-cell office:value-type="float" office:value="9927660" calcext:value-type="float">
            <text:p>9927660</text:p>
          </table:table-cell>
          <table:table-cell office:value-type="float" office:value="2.41552581373657" calcext:value-type="float">
            <text:p>2.4155258137</text:p>
          </table:table-cell>
          <table:table-cell table:number-columns-repeated="2"/>
          <table:table-cell office:value-type="float" office:value="780000" calcext:value-type="float">
            <text:p>780000</text:p>
          </table:table-cell>
          <table:table-cell office:value-type="float" office:value="4" calcext:value-type="float">
            <text:p>4</text:p>
          </table:table-cell>
          <table:table-cell office:value-type="float" office:value="9111986" calcext:value-type="float">
            <text:p>9111986</text:p>
          </table:table-cell>
          <table:table-cell office:value-type="float" office:value="2.60635979906027" calcext:value-type="float">
            <text:p>2.6063597991</text:p>
          </table:table-cell>
          <table:table-cell table:number-columns-repeated="4"/>
          <table:table-cell office:value-type="float" office:value="780000" calcext:value-type="float">
            <text:p>780000</text:p>
          </table:table-cell>
          <table:table-cell office:value-type="float" office:value="2" calcext:value-type="float">
            <text:p>2</text:p>
          </table:table-cell>
          <table:table-cell office:value-type="float" office:value="19024275" calcext:value-type="float">
            <text:p>19024275</text:p>
          </table:table-cell>
          <table:table-cell office:value-type="float" office:value="1.66725854204694" calcext:value-type="float">
            <text:p>1.667258542</text:p>
          </table:table-cell>
          <table:table-cell table:number-columns-repeated="8"/>
          <table:table-cell office:value-type="float" office:value="780000" calcext:value-type="float">
            <text:p>780000</text:p>
          </table:table-cell>
          <table:table-cell office:value-type="float" office:value="32" calcext:value-type="float">
            <text:p>32</text:p>
          </table:table-cell>
          <table:table-cell office:value-type="float" office:value="18261388" calcext:value-type="float">
            <text:p>18261388</text:p>
          </table:table-cell>
          <table:table-cell office:value-type="float" office:value="1.88570156879641" calcext:value-type="float">
            <text:p>1.8857015688</text:p>
          </table:table-cell>
        </table:table-row>
        <table:table-row table:style-name="ro1">
          <table:table-cell table:number-columns-repeated="3"/>
          <table:table-cell office:value-type="float" office:value="790000" calcext:value-type="float">
            <text:p>790000</text:p>
          </table:table-cell>
          <table:table-cell office:value-type="float" office:value="512" calcext:value-type="float">
            <text:p>512</text:p>
          </table:table-cell>
          <table:table-cell office:value-type="float" office:value="10219889" calcext:value-type="float">
            <text:p>10219889</text:p>
          </table:table-cell>
          <table:table-cell office:value-type="float" office:value="2.40381759527917" calcext:value-type="float">
            <text:p>2.4038175953</text:p>
          </table:table-cell>
          <table:table-cell table:number-columns-repeated="2"/>
          <table:table-cell office:value-type="float" office:value="790000" calcext:value-type="float">
            <text:p>790000</text:p>
          </table:table-cell>
          <table:table-cell office:value-type="float" office:value="4" calcext:value-type="float">
            <text:p>4</text:p>
          </table:table-cell>
          <table:table-cell office:value-type="float" office:value="9388239" calcext:value-type="float">
            <text:p>9388239</text:p>
          </table:table-cell>
          <table:table-cell office:value-type="float" office:value="2.6244590705456" calcext:value-type="float">
            <text:p>2.6244590705</text:p>
          </table:table-cell>
          <table:table-cell table:number-columns-repeated="4"/>
          <table:table-cell office:value-type="float" office:value="790000" calcext:value-type="float">
            <text:p>790000</text:p>
          </table:table-cell>
          <table:table-cell office:value-type="float" office:value="2" calcext:value-type="float">
            <text:p>2</text:p>
          </table:table-cell>
          <table:table-cell office:value-type="float" office:value="19383910" calcext:value-type="float">
            <text:p>19383910</text:p>
          </table:table-cell>
          <table:table-cell office:value-type="float" office:value="1.69414715606913" calcext:value-type="float">
            <text:p>1.6941471561</text:p>
          </table:table-cell>
          <table:table-cell table:number-columns-repeated="8"/>
          <table:table-cell office:value-type="float" office:value="790000" calcext:value-type="float">
            <text:p>790000</text:p>
          </table:table-cell>
          <table:table-cell office:value-type="float" office:value="32" calcext:value-type="float">
            <text:p>32</text:p>
          </table:table-cell>
          <table:table-cell office:value-type="float" office:value="18789080" calcext:value-type="float">
            <text:p>18789080</text:p>
          </table:table-cell>
          <table:table-cell office:value-type="float" office:value="1.90035957055907" calcext:value-type="float">
            <text:p>1.9003595706</text:p>
          </table:table-cell>
        </table:table-row>
        <table:table-row table:style-name="ro1">
          <table:table-cell table:number-columns-repeated="3"/>
          <table:table-cell office:value-type="float" office:value="800000" calcext:value-type="float">
            <text:p>800000</text:p>
          </table:table-cell>
          <table:table-cell office:value-type="float" office:value="32" calcext:value-type="float">
            <text:p>32</text:p>
          </table:table-cell>
          <table:table-cell office:value-type="float" office:value="9938539" calcext:value-type="float">
            <text:p>9938539</text:p>
          </table:table-cell>
          <table:table-cell office:value-type="float" office:value="2.53070788372416" calcext:value-type="float">
            <text:p>2.5307078837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office:value-type="float" office:value="4" calcext:value-type="float">
            <text:p>4</text:p>
          </table:table-cell>
          <table:table-cell office:value-type="float" office:value="9366002" calcext:value-type="float">
            <text:p>9366002</text:p>
          </table:table-cell>
          <table:table-cell office:value-type="float" office:value="2.69624873024798" calcext:value-type="float">
            <text:p>2.6962487302</text:p>
          </table:table-cell>
          <table:table-cell table:number-columns-repeated="4"/>
          <table:table-cell office:value-type="float" office:value="800000" calcext:value-type="float">
            <text:p>800000</text:p>
          </table:table-cell>
          <table:table-cell office:value-type="float" office:value="2" calcext:value-type="float">
            <text:p>2</text:p>
          </table:table-cell>
          <table:table-cell office:value-type="float" office:value="19974890" calcext:value-type="float">
            <text:p>19974890</text:p>
          </table:table-cell>
          <table:table-cell office:value-type="float" office:value="1.66046541432769" calcext:value-type="float">
            <text:p>1.6604654143</text:p>
          </table:table-cell>
          <table:table-cell table:number-columns-repeated="8"/>
          <table:table-cell office:value-type="float" office:value="800000" calcext:value-type="float">
            <text:p>800000</text:p>
          </table:table-cell>
          <table:table-cell office:value-type="float" office:value="32" calcext:value-type="float">
            <text:p>32</text:p>
          </table:table-cell>
          <table:table-cell office:value-type="float" office:value="16678312" calcext:value-type="float">
            <text:p>16678312</text:p>
          </table:table-cell>
          <table:table-cell office:value-type="float" office:value="2.14863344683803" calcext:value-type="float">
            <text:p>2.1486334468</text:p>
          </table:table-cell>
        </table:table-row>
        <table:table-row table:style-name="ro1">
          <table:table-cell table:number-columns-repeated="3"/>
          <table:table-cell office:value-type="float" office:value="810000" calcext:value-type="float">
            <text:p>810000</text:p>
          </table:table-cell>
          <table:table-cell office:value-type="float" office:value="4" calcext:value-type="float">
            <text:p>4</text:p>
          </table:table-cell>
          <table:table-cell office:value-type="float" office:value="10792714" calcext:value-type="float">
            <text:p>10792714</text:p>
          </table:table-cell>
          <table:table-cell office:value-type="float" office:value="2.32744877701753" calcext:value-type="float">
            <text:p>2.327448777</text:p>
          </table:table-cell>
          <table:table-cell table:number-columns-repeated="2"/>
          <table:table-cell office:value-type="float" office:value="810000" calcext:value-type="float">
            <text:p>810000</text:p>
          </table:table-cell>
          <table:table-cell office:value-type="float" office:value="4" calcext:value-type="float">
            <text:p>4</text:p>
          </table:table-cell>
          <table:table-cell office:value-type="float" office:value="9459256" calcext:value-type="float">
            <text:p>9459256</text:p>
          </table:table-cell>
          <table:table-cell office:value-type="float" office:value="2.69275236868523" calcext:value-type="float">
            <text:p>2.6927523687</text:p>
          </table:table-cell>
          <table:table-cell table:number-columns-repeated="4"/>
          <table:table-cell office:value-type="float" office:value="810000" calcext:value-type="float">
            <text:p>810000</text:p>
          </table:table-cell>
          <table:table-cell office:value-type="float" office:value="2" calcext:value-type="float">
            <text:p>2</text:p>
          </table:table-cell>
          <table:table-cell office:value-type="float" office:value="19951370" calcext:value-type="float">
            <text:p>19951370</text:p>
          </table:table-cell>
          <table:table-cell office:value-type="float" office:value="1.71566358600938" calcext:value-type="float">
            <text:p>1.715663586</text:p>
          </table:table-cell>
          <table:table-cell table:number-columns-repeated="8"/>
          <table:table-cell office:value-type="float" office:value="810000" calcext:value-type="float">
            <text:p>810000</text:p>
          </table:table-cell>
          <table:table-cell office:value-type="float" office:value="32" calcext:value-type="float">
            <text:p>32</text:p>
          </table:table-cell>
          <table:table-cell office:value-type="float" office:value="16274205" calcext:value-type="float">
            <text:p>16274205</text:p>
          </table:table-cell>
          <table:table-cell office:value-type="float" office:value="2.25903249959061" calcext:value-type="float">
            <text:p>2.2590324996</text:p>
          </table:table-cell>
        </table:table-row>
        <table:table-row table:style-name="ro1">
          <table:table-cell table:number-columns-repeated="3"/>
          <table:table-cell office:value-type="float" office:value="820000" calcext:value-type="float">
            <text:p>820000</text:p>
          </table:table-cell>
          <table:table-cell office:value-type="float" office:value="32" calcext:value-type="float">
            <text:p>32</text:p>
          </table:table-cell>
          <table:table-cell office:value-type="float" office:value="10202833" calcext:value-type="float">
            <text:p>10202833</text:p>
          </table:table-cell>
          <table:table-cell office:value-type="float" office:value="2.46808410958015" calcext:value-type="float">
            <text:p>2.4680841096</text:p>
          </table:table-cell>
          <table:table-cell table:number-columns-repeated="2"/>
          <table:table-cell office:value-type="float" office:value="820000" calcext:value-type="float">
            <text:p>820000</text:p>
          </table:table-cell>
          <table:table-cell office:value-type="float" office:value="4" calcext:value-type="float">
            <text:p>4</text:p>
          </table:table-cell>
          <table:table-cell office:value-type="float" office:value="9608800" calcext:value-type="float">
            <text:p>9608800</text:p>
          </table:table-cell>
          <table:table-cell office:value-type="float" office:value="2.67548018483057" calcext:value-type="float">
            <text:p>2.6754801848</text:p>
          </table:table-cell>
          <table:table-cell table:number-columns-repeated="4"/>
          <table:table-cell office:value-type="float" office:value="820000" calcext:value-type="float">
            <text:p>820000</text:p>
          </table:table-cell>
          <table:table-cell office:value-type="float" office:value="2" calcext:value-type="float">
            <text:p>2</text:p>
          </table:table-cell>
          <table:table-cell office:value-type="float" office:value="20328965" calcext:value-type="float">
            <text:p>20328965</text:p>
          </table:table-cell>
          <table:table-cell office:value-type="float" office:value="1.66913480346884" calcext:value-type="float">
            <text:p>1.6691348035</text:p>
          </table:table-cell>
          <table:table-cell table:number-columns-repeated="8"/>
          <table:table-cell office:value-type="float" office:value="820000" calcext:value-type="float">
            <text:p>820000</text:p>
          </table:table-cell>
          <table:table-cell office:value-type="float" office:value="32" calcext:value-type="float">
            <text:p>32</text:p>
          </table:table-cell>
          <table:table-cell office:value-type="float" office:value="17571198" calcext:value-type="float">
            <text:p>17571198</text:p>
          </table:table-cell>
          <table:table-cell office:value-type="float" office:value="2.08488681306761" calcext:value-type="float">
            <text:p>2.0848868131</text:p>
          </table:table-cell>
        </table:table-row>
        <table:table-row table:style-name="ro1">
          <table:table-cell table:number-columns-repeated="3"/>
          <table:table-cell office:value-type="float" office:value="830000" calcext:value-type="float">
            <text:p>830000</text:p>
          </table:table-cell>
          <table:table-cell office:value-type="float" office:value="32" calcext:value-type="float">
            <text:p>32</text:p>
          </table:table-cell>
          <table:table-cell office:value-type="float" office:value="13223389" calcext:value-type="float">
            <text:p>13223389</text:p>
          </table:table-cell>
          <table:table-cell office:value-type="float" office:value="1.94418087526579" calcext:value-type="float">
            <text:p>1.9441808753</text:p>
          </table:table-cell>
          <table:table-cell table:number-columns-repeated="2"/>
          <table:table-cell office:value-type="float" office:value="830000" calcext:value-type="float">
            <text:p>830000</text:p>
          </table:table-cell>
          <table:table-cell office:value-type="float" office:value="4" calcext:value-type="float">
            <text:p>4</text:p>
          </table:table-cell>
          <table:table-cell office:value-type="float" office:value="9783508" calcext:value-type="float">
            <text:p>9783508</text:p>
          </table:table-cell>
          <table:table-cell office:value-type="float" office:value="2.57576689261153" calcext:value-type="float">
            <text:p>2.5757668926</text:p>
          </table:table-cell>
          <table:table-cell table:number-columns-repeated="4"/>
          <table:table-cell office:value-type="float" office:value="830000" calcext:value-type="float">
            <text:p>830000</text:p>
          </table:table-cell>
          <table:table-cell office:value-type="float" office:value="2" calcext:value-type="float">
            <text:p>2</text:p>
          </table:table-cell>
          <table:table-cell office:value-type="float" office:value="20068112" calcext:value-type="float">
            <text:p>20068112</text:p>
          </table:table-cell>
          <table:table-cell office:value-type="float" office:value="1.72925061410859" calcext:value-type="float">
            <text:p>1.7292506141</text:p>
          </table:table-cell>
          <table:table-cell table:number-columns-repeated="8"/>
          <table:table-cell office:value-type="float" office:value="830000" calcext:value-type="float">
            <text:p>830000</text:p>
          </table:table-cell>
          <table:table-cell office:value-type="float" office:value="32" calcext:value-type="float">
            <text:p>32</text:p>
          </table:table-cell>
          <table:table-cell office:value-type="float" office:value="19759366" calcext:value-type="float">
            <text:p>19759366</text:p>
          </table:table-cell>
          <table:table-cell office:value-type="float" office:value="1.89553526160708" calcext:value-type="float">
            <text:p>1.8955352616</text:p>
          </table:table-cell>
        </table:table-row>
        <table:table-row table:style-name="ro1">
          <table:table-cell table:number-columns-repeated="3"/>
          <table:table-cell office:value-type="float" office:value="840000" calcext:value-type="float">
            <text:p>840000</text:p>
          </table:table-cell>
          <table:table-cell office:value-type="float" office:value="16" calcext:value-type="float">
            <text:p>16</text:p>
          </table:table-cell>
          <table:table-cell office:value-type="float" office:value="11294502" calcext:value-type="float">
            <text:p>11294502</text:p>
          </table:table-cell>
          <table:table-cell office:value-type="float" office:value="2.26507968213207" calcext:value-type="float">
            <text:p>2.2650796821</text:p>
          </table:table-cell>
          <table:table-cell table:number-columns-repeated="2"/>
          <table:table-cell office:value-type="float" office:value="840000" calcext:value-type="float">
            <text:p>840000</text:p>
          </table:table-cell>
          <table:table-cell office:value-type="float" office:value="4" calcext:value-type="float">
            <text:p>4</text:p>
          </table:table-cell>
          <table:table-cell office:value-type="float" office:value="9819170" calcext:value-type="float">
            <text:p>9819170</text:p>
          </table:table-cell>
          <table:table-cell office:value-type="float" office:value="2.51884191841062" calcext:value-type="float">
            <text:p>2.5188419184</text:p>
          </table:table-cell>
          <table:table-cell table:number-columns-repeated="4"/>
          <table:table-cell office:value-type="float" office:value="840000" calcext:value-type="float">
            <text:p>840000</text:p>
          </table:table-cell>
          <table:table-cell office:value-type="float" office:value="2" calcext:value-type="float">
            <text:p>2</text:p>
          </table:table-cell>
          <table:table-cell office:value-type="float" office:value="20691593" calcext:value-type="float">
            <text:p>20691593</text:p>
          </table:table-cell>
          <table:table-cell office:value-type="float" office:value="1.72641410451095" calcext:value-type="float">
            <text:p>1.7264141045</text:p>
          </table:table-cell>
          <table:table-cell table:number-columns-repeated="8"/>
          <table:table-cell office:value-type="float" office:value="840000" calcext:value-type="float">
            <text:p>840000</text:p>
          </table:table-cell>
          <table:table-cell office:value-type="float" office:value="8" calcext:value-type="float">
            <text:p>8</text:p>
          </table:table-cell>
          <table:table-cell office:value-type="float" office:value="19939396" calcext:value-type="float">
            <text:p>19939396</text:p>
          </table:table-cell>
          <table:table-cell office:value-type="float" office:value="1.88922974397018" calcext:value-type="float">
            <text:p>1.889229744</text:p>
          </table:table-cell>
        </table:table-row>
        <table:table-row table:style-name="ro1">
          <table:table-cell table:number-columns-repeated="3"/>
          <table:table-cell office:value-type="float" office:value="850000" calcext:value-type="float">
            <text:p>850000</text:p>
          </table:table-cell>
          <table:table-cell office:value-type="float" office:value="32" calcext:value-type="float">
            <text:p>32</text:p>
          </table:table-cell>
          <table:table-cell office:value-type="float" office:value="11456760" calcext:value-type="float">
            <text:p>11456760</text:p>
          </table:table-cell>
          <table:table-cell office:value-type="float" office:value="2.28451106595582" calcext:value-type="float">
            <text:p>2.284511066</text:p>
          </table:table-cell>
          <table:table-cell table:number-columns-repeated="2"/>
          <table:table-cell office:value-type="float" office:value="850000" calcext:value-type="float">
            <text:p>850000</text:p>
          </table:table-cell>
          <table:table-cell office:value-type="float" office:value="4" calcext:value-type="float">
            <text:p>4</text:p>
          </table:table-cell>
          <table:table-cell office:value-type="float" office:value="10011800" calcext:value-type="float">
            <text:p>10011800</text:p>
          </table:table-cell>
          <table:table-cell office:value-type="float" office:value="2.65750853992289" calcext:value-type="float">
            <text:p>2.6575085399</text:p>
          </table:table-cell>
          <table:table-cell table:number-columns-repeated="4"/>
          <table:table-cell office:value-type="float" office:value="850000" calcext:value-type="float">
            <text:p>850000</text:p>
          </table:table-cell>
          <table:table-cell office:value-type="float" office:value="2" calcext:value-type="float">
            <text:p>2</text:p>
          </table:table-cell>
          <table:table-cell office:value-type="float" office:value="21027280" calcext:value-type="float">
            <text:p>21027280</text:p>
          </table:table-cell>
          <table:table-cell office:value-type="float" office:value="1.66592773768172" calcext:value-type="float">
            <text:p>1.6659277377</text:p>
          </table:table-cell>
          <table:table-cell table:number-columns-repeated="8"/>
          <table:table-cell office:value-type="float" office:value="850000" calcext:value-type="float">
            <text:p>850000</text:p>
          </table:table-cell>
          <table:table-cell office:value-type="float" office:value="32" calcext:value-type="float">
            <text:p>32</text:p>
          </table:table-cell>
          <table:table-cell office:value-type="float" office:value="19335160" calcext:value-type="float">
            <text:p>19335160</text:p>
          </table:table-cell>
          <table:table-cell office:value-type="float" office:value="1.93853803123429" calcext:value-type="float">
            <text:p>1.9385380312</text:p>
          </table:table-cell>
        </table:table-row>
        <table:table-row table:style-name="ro1">
          <table:table-cell table:number-columns-repeated="3"/>
          <table:table-cell office:value-type="float" office:value="860000" calcext:value-type="float">
            <text:p>860000</text:p>
          </table:table-cell>
          <table:table-cell office:value-type="float" office:value="32" calcext:value-type="float">
            <text:p>32</text:p>
          </table:table-cell>
          <table:table-cell office:value-type="float" office:value="10955821" calcext:value-type="float">
            <text:p>10955821</text:p>
          </table:table-cell>
          <table:table-cell office:value-type="float" office:value="2.47854204627841" calcext:value-type="float">
            <text:p>2.4785420463</text:p>
          </table:table-cell>
          <table:table-cell table:number-columns-repeated="2"/>
          <table:table-cell office:value-type="float" office:value="860000" calcext:value-type="float">
            <text:p>860000</text:p>
          </table:table-cell>
          <table:table-cell office:value-type="float" office:value="4" calcext:value-type="float">
            <text:p>4</text:p>
          </table:table-cell>
          <table:table-cell office:value-type="float" office:value="10022706" calcext:value-type="float">
            <text:p>10022706</text:p>
          </table:table-cell>
          <table:table-cell office:value-type="float" office:value="2.64677533193132" calcext:value-type="float">
            <text:p>2.6467753319</text:p>
          </table:table-cell>
          <table:table-cell table:number-columns-repeated="4"/>
          <table:table-cell office:value-type="float" office:value="860000" calcext:value-type="float">
            <text:p>860000</text:p>
          </table:table-cell>
          <table:table-cell office:value-type="float" office:value="2" calcext:value-type="float">
            <text:p>2</text:p>
          </table:table-cell>
          <table:table-cell office:value-type="float" office:value="21191916" calcext:value-type="float">
            <text:p>21191916</text:p>
          </table:table-cell>
          <table:table-cell office:value-type="float" office:value="1.74669576832977" calcext:value-type="float">
            <text:p>1.7466957683</text:p>
          </table:table-cell>
          <table:table-cell table:number-columns-repeated="8"/>
          <table:table-cell office:value-type="float" office:value="860000" calcext:value-type="float">
            <text:p>860000</text:p>
          </table:table-cell>
          <table:table-cell office:value-type="float" office:value="512" calcext:value-type="float">
            <text:p>512</text:p>
          </table:table-cell>
          <table:table-cell office:value-type="float" office:value="19740123" calcext:value-type="float">
            <text:p>19740123</text:p>
          </table:table-cell>
          <table:table-cell office:value-type="float" office:value="1.92279354085078" calcext:value-type="float">
            <text:p>1.9227935409</text:p>
          </table:table-cell>
        </table:table-row>
        <table:table-row table:style-name="ro1">
          <table:table-cell table:number-columns-repeated="3"/>
          <table:table-cell office:value-type="float" office:value="870000" calcext:value-type="float">
            <text:p>870000</text:p>
          </table:table-cell>
          <table:table-cell office:value-type="float" office:value="16" calcext:value-type="float">
            <text:p>16</text:p>
          </table:table-cell>
          <table:table-cell office:value-type="float" office:value="11154952" calcext:value-type="float">
            <text:p>11154952</text:p>
          </table:table-cell>
          <table:table-cell office:value-type="float" office:value="2.3029324554691" calcext:value-type="float">
            <text:p>2.3029324555</text:p>
          </table:table-cell>
          <table:table-cell table:number-columns-repeated="2"/>
          <table:table-cell office:value-type="float" office:value="870000" calcext:value-type="float">
            <text:p>870000</text:p>
          </table:table-cell>
          <table:table-cell office:value-type="float" office:value="4" calcext:value-type="float">
            <text:p>4</text:p>
          </table:table-cell>
          <table:table-cell office:value-type="float" office:value="10018608" calcext:value-type="float">
            <text:p>10018608</text:p>
          </table:table-cell>
          <table:table-cell office:value-type="float" office:value="2.72833211959186" calcext:value-type="float">
            <text:p>2.7283321196</text:p>
          </table:table-cell>
          <table:table-cell table:number-columns-repeated="4"/>
          <table:table-cell office:value-type="float" office:value="870000" calcext:value-type="float">
            <text:p>870000</text:p>
          </table:table-cell>
          <table:table-cell office:value-type="float" office:value="2" calcext:value-type="float">
            <text:p>2</text:p>
          </table:table-cell>
          <table:table-cell office:value-type="float" office:value="21636221" calcext:value-type="float">
            <text:p>21636221</text:p>
          </table:table-cell>
          <table:table-cell office:value-type="float" office:value="1.65655388711365" calcext:value-type="float">
            <text:p>1.6565538871</text:p>
          </table:table-cell>
          <table:table-cell table:number-columns-repeated="8"/>
          <table:table-cell office:value-type="float" office:value="870000" calcext:value-type="float">
            <text:p>870000</text:p>
          </table:table-cell>
          <table:table-cell office:value-type="float" office:value="32" calcext:value-type="float">
            <text:p>32</text:p>
          </table:table-cell>
          <table:table-cell office:value-type="float" office:value="20333669" calcext:value-type="float">
            <text:p>20333669</text:p>
          </table:table-cell>
          <table:table-cell office:value-type="float" office:value="1.92086224084793" calcext:value-type="float">
            <text:p>1.9208622408</text:p>
          </table:table-cell>
        </table:table-row>
        <table:table-row table:style-name="ro1">
          <table:table-cell table:number-columns-repeated="3"/>
          <table:table-cell office:value-type="float" office:value="880000" calcext:value-type="float">
            <text:p>880000</text:p>
          </table:table-cell>
          <table:table-cell office:value-type="float" office:value="8" calcext:value-type="float">
            <text:p>8</text:p>
          </table:table-cell>
          <table:table-cell office:value-type="float" office:value="12291707" calcext:value-type="float">
            <text:p>12291707</text:p>
          </table:table-cell>
          <table:table-cell office:value-type="float" office:value="2.14423505213718" calcext:value-type="float">
            <text:p>2.1442350521</text:p>
          </table:table-cell>
          <table:table-cell table:number-columns-repeated="2"/>
          <table:table-cell office:value-type="float" office:value="880000" calcext:value-type="float">
            <text:p>880000</text:p>
          </table:table-cell>
          <table:table-cell office:value-type="float" office:value="4" calcext:value-type="float">
            <text:p>4</text:p>
          </table:table-cell>
          <table:table-cell office:value-type="float" office:value="10234131" calcext:value-type="float">
            <text:p>10234131</text:p>
          </table:table-cell>
          <table:table-cell office:value-type="float" office:value="2.69277323106378" calcext:value-type="float">
            <text:p>2.6927732311</text:p>
          </table:table-cell>
          <table:table-cell table:number-columns-repeated="4"/>
          <table:table-cell office:value-type="float" office:value="880000" calcext:value-type="float">
            <text:p>880000</text:p>
          </table:table-cell>
          <table:table-cell office:value-type="float" office:value="2" calcext:value-type="float">
            <text:p>2</text:p>
          </table:table-cell>
          <table:table-cell office:value-type="float" office:value="21927863" calcext:value-type="float">
            <text:p>21927863</text:p>
          </table:table-cell>
          <table:table-cell office:value-type="float" office:value="1.68922343230619" calcext:value-type="float">
            <text:p>1.6892234323</text:p>
          </table:table-cell>
          <table:table-cell table:number-columns-repeated="8"/>
          <table:table-cell office:value-type="float" office:value="880000" calcext:value-type="float">
            <text:p>880000</text:p>
          </table:table-cell>
          <table:table-cell office:value-type="float" office:value="4096" calcext:value-type="float">
            <text:p>4096</text:p>
          </table:table-cell>
          <table:table-cell office:value-type="float" office:value="38408184" calcext:value-type="float">
            <text:p>38408184</text:p>
          </table:table-cell>
          <table:table-cell office:value-type="float" office:value="1.6114209929842" calcext:value-type="float">
            <text:p>1.611420993</text:p>
          </table:table-cell>
        </table:table-row>
        <table:table-row table:style-name="ro1">
          <table:table-cell table:number-columns-repeated="3"/>
          <table:table-cell office:value-type="float" office:value="890000" calcext:value-type="float">
            <text:p>890000</text:p>
          </table:table-cell>
          <table:table-cell office:value-type="float" office:value="32" calcext:value-type="float">
            <text:p>32</text:p>
          </table:table-cell>
          <table:table-cell office:value-type="float" office:value="12346670" calcext:value-type="float">
            <text:p>12346670</text:p>
          </table:table-cell>
          <table:table-cell office:value-type="float" office:value="2.23039443023908" calcext:value-type="float">
            <text:p>2.2303944302</text:p>
          </table:table-cell>
          <table:table-cell table:number-columns-repeated="2"/>
          <table:table-cell office:value-type="float" office:value="890000" calcext:value-type="float">
            <text:p>890000</text:p>
          </table:table-cell>
          <table:table-cell office:value-type="float" office:value="4" calcext:value-type="float">
            <text:p>4</text:p>
          </table:table-cell>
          <table:table-cell office:value-type="float" office:value="10812024" calcext:value-type="float">
            <text:p>10812024</text:p>
          </table:table-cell>
          <table:table-cell office:value-type="float" office:value="2.52449088163326" calcext:value-type="float">
            <text:p>2.5244908816</text:p>
          </table:table-cell>
          <table:table-cell table:number-columns-repeated="4"/>
          <table:table-cell office:value-type="float" office:value="890000" calcext:value-type="float">
            <text:p>890000</text:p>
          </table:table-cell>
          <table:table-cell office:value-type="float" office:value="2" calcext:value-type="float">
            <text:p>2</text:p>
          </table:table-cell>
          <table:table-cell office:value-type="float" office:value="22158354" calcext:value-type="float">
            <text:p>22158354</text:p>
          </table:table-cell>
          <table:table-cell office:value-type="float" office:value="1.69014029652203" calcext:value-type="float">
            <text:p>1.6901402965</text:p>
          </table:table-cell>
          <table:table-cell table:number-columns-repeated="8"/>
          <table:table-cell office:value-type="float" office:value="890000" calcext:value-type="float">
            <text:p>890000</text:p>
          </table:table-cell>
          <table:table-cell office:value-type="float" office:value="4096" calcext:value-type="float">
            <text:p>4096</text:p>
          </table:table-cell>
          <table:table-cell office:value-type="float" office:value="36403040" calcext:value-type="float">
            <text:p>36403040</text:p>
          </table:table-cell>
          <table:table-cell office:value-type="float" office:value="1.5530730400538" calcext:value-type="float">
            <text:p>1.5530730401</text:p>
          </table:table-cell>
        </table:table-row>
        <table:table-row table:style-name="ro1">
          <table:table-cell table:number-columns-repeated="3"/>
          <table:table-cell office:value-type="float" office:value="900000" calcext:value-type="float">
            <text:p>900000</text:p>
          </table:table-cell>
          <table:table-cell office:value-type="float" office:value="64" calcext:value-type="float">
            <text:p>64</text:p>
          </table:table-cell>
          <table:table-cell office:value-type="float" office:value="11310623" calcext:value-type="float">
            <text:p>11310623</text:p>
          </table:table-cell>
          <table:table-cell office:value-type="float" office:value="2.50129935371376" calcext:value-type="float">
            <text:p>2.5012993537</text:p>
          </table:table-cell>
          <table:table-cell table:number-columns-repeated="2"/>
          <table:table-cell office:value-type="float" office:value="900000" calcext:value-type="float">
            <text:p>900000</text:p>
          </table:table-cell>
          <table:table-cell office:value-type="float" office:value="4" calcext:value-type="float">
            <text:p>4</text:p>
          </table:table-cell>
          <table:table-cell office:value-type="float" office:value="10525312" calcext:value-type="float">
            <text:p>10525312</text:p>
          </table:table-cell>
          <table:table-cell office:value-type="float" office:value="2.57854094966496" calcext:value-type="float">
            <text:p>2.5785409497</text:p>
          </table:table-cell>
          <table:table-cell table:number-columns-repeated="4"/>
          <table:table-cell office:value-type="float" office:value="900000" calcext:value-type="float">
            <text:p>900000</text:p>
          </table:table-cell>
          <table:table-cell office:value-type="float" office:value="2" calcext:value-type="float">
            <text:p>2</text:p>
          </table:table-cell>
          <table:table-cell office:value-type="float" office:value="22857524" calcext:value-type="float">
            <text:p>22857524</text:p>
          </table:table-cell>
          <table:table-cell office:value-type="float" office:value="1.65288484439522" calcext:value-type="float">
            <text:p>1.6528848444</text:p>
          </table:table-cell>
          <table:table-cell table:number-columns-repeated="8"/>
          <table:table-cell office:value-type="float" office:value="900000" calcext:value-type="float">
            <text:p>900000</text:p>
          </table:table-cell>
          <table:table-cell office:value-type="float" office:value="64" calcext:value-type="float">
            <text:p>64</text:p>
          </table:table-cell>
          <table:table-cell office:value-type="float" office:value="21971908" calcext:value-type="float">
            <text:p>21971908</text:p>
          </table:table-cell>
          <table:table-cell office:value-type="float" office:value="1.84272399101616" calcext:value-type="float">
            <text:p>1.842723991</text:p>
          </table:table-cell>
        </table:table-row>
        <table:table-row table:style-name="ro1">
          <table:table-cell table:number-columns-repeated="3"/>
          <table:table-cell office:value-type="float" office:value="910000" calcext:value-type="float">
            <text:p>910000</text:p>
          </table:table-cell>
          <table:table-cell office:value-type="float" office:value="32" calcext:value-type="float">
            <text:p>32</text:p>
          </table:table-cell>
          <table:table-cell office:value-type="float" office:value="10964645" calcext:value-type="float">
            <text:p>10964645</text:p>
          </table:table-cell>
          <table:table-cell office:value-type="float" office:value="2.57785555300696" calcext:value-type="float">
            <text:p>2.577855553</text:p>
          </table:table-cell>
          <table:table-cell table:number-columns-repeated="2"/>
          <table:table-cell office:value-type="float" office:value="910000" calcext:value-type="float">
            <text:p>910000</text:p>
          </table:table-cell>
          <table:table-cell office:value-type="float" office:value="4" calcext:value-type="float">
            <text:p>4</text:p>
          </table:table-cell>
          <table:table-cell office:value-type="float" office:value="10765822" calcext:value-type="float">
            <text:p>10765822</text:p>
          </table:table-cell>
          <table:table-cell office:value-type="float" office:value="2.60606537986602" calcext:value-type="float">
            <text:p>2.6060653799</text:p>
          </table:table-cell>
          <table:table-cell table:number-columns-repeated="4"/>
          <table:table-cell office:value-type="float" office:value="910000" calcext:value-type="float">
            <text:p>910000</text:p>
          </table:table-cell>
          <table:table-cell office:value-type="float" office:value="2" calcext:value-type="float">
            <text:p>2</text:p>
          </table:table-cell>
          <table:table-cell office:value-type="float" office:value="22426904" calcext:value-type="float">
            <text:p>22426904</text:p>
          </table:table-cell>
          <table:table-cell office:value-type="float" office:value="1.70927636734879" calcext:value-type="float">
            <text:p>1.7092763673</text:p>
          </table:table-cell>
          <table:table-cell table:number-columns-repeated="8"/>
          <table:table-cell office:value-type="float" office:value="910000" calcext:value-type="float">
            <text:p>910000</text:p>
          </table:table-cell>
          <table:table-cell office:value-type="float" office:value="16" calcext:value-type="float">
            <text:p>16</text:p>
          </table:table-cell>
          <table:table-cell office:value-type="float" office:value="21622537" calcext:value-type="float">
            <text:p>21622537</text:p>
          </table:table-cell>
          <table:table-cell office:value-type="float" office:value="1.88920967044709" calcext:value-type="float">
            <text:p>1.8892096704</text:p>
          </table:table-cell>
        </table:table-row>
        <table:table-row table:style-name="ro1">
          <table:table-cell table:number-columns-repeated="3"/>
          <table:table-cell office:value-type="float" office:value="920000" calcext:value-type="float">
            <text:p>920000</text:p>
          </table:table-cell>
          <table:table-cell office:value-type="float" office:value="16" calcext:value-type="float">
            <text:p>16</text:p>
          </table:table-cell>
          <table:table-cell office:value-type="float" office:value="11728470" calcext:value-type="float">
            <text:p>11728470</text:p>
          </table:table-cell>
          <table:table-cell office:value-type="float" office:value="2.44866730272576" calcext:value-type="float">
            <text:p>2.4486673027</text:p>
          </table:table-cell>
          <table:table-cell table:number-columns-repeated="2"/>
          <table:table-cell office:value-type="float" office:value="920000" calcext:value-type="float">
            <text:p>920000</text:p>
          </table:table-cell>
          <table:table-cell office:value-type="float" office:value="4" calcext:value-type="float">
            <text:p>4</text:p>
          </table:table-cell>
          <table:table-cell office:value-type="float" office:value="10876404" calcext:value-type="float">
            <text:p>10876404</text:p>
          </table:table-cell>
          <table:table-cell office:value-type="float" office:value="2.59946109026476" calcext:value-type="float">
            <text:p>2.5994610903</text:p>
          </table:table-cell>
          <table:table-cell table:number-columns-repeated="4"/>
          <table:table-cell office:value-type="float" office:value="920000" calcext:value-type="float">
            <text:p>920000</text:p>
          </table:table-cell>
          <table:table-cell office:value-type="float" office:value="2" calcext:value-type="float">
            <text:p>2</text:p>
          </table:table-cell>
          <table:table-cell office:value-type="float" office:value="22438022" calcext:value-type="float">
            <text:p>22438022</text:p>
          </table:table-cell>
          <table:table-cell office:value-type="float" office:value="1.70719063382681" calcext:value-type="float">
            <text:p>1.7071906338</text:p>
          </table:table-cell>
          <table:table-cell table:number-columns-repeated="8"/>
          <table:table-cell office:value-type="float" office:value="920000" calcext:value-type="float">
            <text:p>920000</text:p>
          </table:table-cell>
          <table:table-cell office:value-type="float" office:value="32" calcext:value-type="float">
            <text:p>32</text:p>
          </table:table-cell>
          <table:table-cell office:value-type="float" office:value="21622537" calcext:value-type="float">
            <text:p>21622537</text:p>
          </table:table-cell>
          <table:table-cell office:value-type="float" office:value="1.91946837690693" calcext:value-type="float">
            <text:p>1.9194683769</text:p>
          </table:table-cell>
        </table:table-row>
        <table:table-row table:style-name="ro1">
          <table:table-cell table:number-columns-repeated="3"/>
          <table:table-cell office:value-type="float" office:value="930000" calcext:value-type="float">
            <text:p>930000</text:p>
          </table:table-cell>
          <table:table-cell office:value-type="float" office:value="8" calcext:value-type="float">
            <text:p>8</text:p>
          </table:table-cell>
          <table:table-cell office:value-type="float" office:value="10820453" calcext:value-type="float">
            <text:p>10820453</text:p>
          </table:table-cell>
          <table:table-cell office:value-type="float" office:value="2.7686746571516" calcext:value-type="float">
            <text:p>2.7686746572</text:p>
          </table:table-cell>
          <table:table-cell table:number-columns-repeated="2"/>
          <table:table-cell office:value-type="float" office:value="930000" calcext:value-type="float">
            <text:p>930000</text:p>
          </table:table-cell>
          <table:table-cell office:value-type="float" office:value="4" calcext:value-type="float">
            <text:p>4</text:p>
          </table:table-cell>
          <table:table-cell office:value-type="float" office:value="10835002" calcext:value-type="float">
            <text:p>10835002</text:p>
          </table:table-cell>
          <table:table-cell office:value-type="float" office:value="2.69863881889454" calcext:value-type="float">
            <text:p>2.6986388189</text:p>
          </table:table-cell>
          <table:table-cell table:number-columns-repeated="4"/>
          <table:table-cell office:value-type="float" office:value="930000" calcext:value-type="float">
            <text:p>930000</text:p>
          </table:table-cell>
          <table:table-cell office:value-type="float" office:value="2" calcext:value-type="float">
            <text:p>2</text:p>
          </table:table-cell>
          <table:table-cell office:value-type="float" office:value="22594534" calcext:value-type="float">
            <text:p>22594534</text:p>
          </table:table-cell>
          <table:table-cell office:value-type="float" office:value="1.67026888007515" calcext:value-type="float">
            <text:p>1.6702688801</text:p>
          </table:table-cell>
          <table:table-cell table:number-columns-repeated="8"/>
          <table:table-cell office:value-type="float" office:value="930000" calcext:value-type="float">
            <text:p>930000</text:p>
          </table:table-cell>
          <table:table-cell office:value-type="float" office:value="32" calcext:value-type="float">
            <text:p>32</text:p>
          </table:table-cell>
          <table:table-cell office:value-type="float" office:value="23171402" calcext:value-type="float">
            <text:p>23171402</text:p>
          </table:table-cell>
          <table:table-cell office:value-type="float" office:value="1.83966339196912" calcext:value-type="float">
            <text:p>1.839663392</text:p>
          </table:table-cell>
        </table:table-row>
        <table:table-row table:style-name="ro1">
          <table:table-cell table:number-columns-repeated="3"/>
          <table:table-cell office:value-type="float" office:value="940000" calcext:value-type="float">
            <text:p>940000</text:p>
          </table:table-cell>
          <table:table-cell office:value-type="float" office:value="8" calcext:value-type="float">
            <text:p>8</text:p>
          </table:table-cell>
          <table:table-cell office:value-type="float" office:value="11650925" calcext:value-type="float">
            <text:p>11650925</text:p>
          </table:table-cell>
          <table:table-cell office:value-type="float" office:value="2.43474694069355" calcext:value-type="float">
            <text:p>2.4347469407</text:p>
          </table:table-cell>
          <table:table-cell table:number-columns-repeated="2"/>
          <table:table-cell office:value-type="float" office:value="940000" calcext:value-type="float">
            <text:p>940000</text:p>
          </table:table-cell>
          <table:table-cell office:value-type="float" office:value="4" calcext:value-type="float">
            <text:p>4</text:p>
          </table:table-cell>
          <table:table-cell office:value-type="float" office:value="11064581" calcext:value-type="float">
            <text:p>11064581</text:p>
          </table:table-cell>
          <table:table-cell office:value-type="float" office:value="2.62749804985837" calcext:value-type="float">
            <text:p>2.6274980499</text:p>
          </table:table-cell>
          <table:table-cell table:number-columns-repeated="4"/>
          <table:table-cell office:value-type="float" office:value="940000" calcext:value-type="float">
            <text:p>940000</text:p>
          </table:table-cell>
          <table:table-cell office:value-type="float" office:value="2" calcext:value-type="float">
            <text:p>2</text:p>
          </table:table-cell>
          <table:table-cell office:value-type="float" office:value="23112390" calcext:value-type="float">
            <text:p>23112390</text:p>
          </table:table-cell>
          <table:table-cell office:value-type="float" office:value="1.69900823757301" calcext:value-type="float">
            <text:p>1.6990082376</text:p>
          </table:table-cell>
          <table:table-cell table:number-columns-repeated="8"/>
          <table:table-cell office:value-type="float" office:value="940000" calcext:value-type="float">
            <text:p>940000</text:p>
          </table:table-cell>
          <table:table-cell office:value-type="float" office:value="32" calcext:value-type="float">
            <text:p>32</text:p>
          </table:table-cell>
          <table:table-cell office:value-type="float" office:value="22600521" calcext:value-type="float">
            <text:p>22600521</text:p>
          </table:table-cell>
          <table:table-cell office:value-type="float" office:value="1.86776026092496" calcext:value-type="float">
            <text:p>1.8677602609</text:p>
          </table:table-cell>
        </table:table-row>
        <table:table-row table:style-name="ro1">
          <table:table-cell table:number-columns-repeated="3"/>
          <table:table-cell office:value-type="float" office:value="950000" calcext:value-type="float">
            <text:p>950000</text:p>
          </table:table-cell>
          <table:table-cell office:value-type="float" office:value="32" calcext:value-type="float">
            <text:p>32</text:p>
          </table:table-cell>
          <table:table-cell office:value-type="float" office:value="11398982" calcext:value-type="float">
            <text:p>11398982</text:p>
          </table:table-cell>
          <table:table-cell office:value-type="float" office:value="2.58194003639974" calcext:value-type="float">
            <text:p>2.5819400364</text:p>
          </table:table-cell>
          <table:table-cell table:number-columns-repeated="2"/>
          <table:table-cell office:value-type="float" office:value="950000" calcext:value-type="float">
            <text:p>950000</text:p>
          </table:table-cell>
          <table:table-cell office:value-type="float" office:value="4" calcext:value-type="float">
            <text:p>4</text:p>
          </table:table-cell>
          <table:table-cell office:value-type="float" office:value="11319068" calcext:value-type="float">
            <text:p>11319068</text:p>
          </table:table-cell>
          <table:table-cell office:value-type="float" office:value="2.68625703105591" calcext:value-type="float">
            <text:p>2.6862570311</text:p>
          </table:table-cell>
          <table:table-cell table:number-columns-repeated="4"/>
          <table:table-cell office:value-type="float" office:value="950000" calcext:value-type="float">
            <text:p>950000</text:p>
          </table:table-cell>
          <table:table-cell office:value-type="float" office:value="2" calcext:value-type="float">
            <text:p>2</text:p>
          </table:table-cell>
          <table:table-cell office:value-type="float" office:value="23279164" calcext:value-type="float">
            <text:p>23279164</text:p>
          </table:table-cell>
          <table:table-cell office:value-type="float" office:value="1.6926044680986" calcext:value-type="float">
            <text:p>1.6926044681</text:p>
          </table:table-cell>
          <table:table-cell table:number-columns-repeated="8"/>
          <table:table-cell office:value-type="float" office:value="950000" calcext:value-type="float">
            <text:p>950000</text:p>
          </table:table-cell>
          <table:table-cell office:value-type="float" office:value="32" calcext:value-type="float">
            <text:p>32</text:p>
          </table:table-cell>
          <table:table-cell office:value-type="float" office:value="23127785" calcext:value-type="float">
            <text:p>23127785</text:p>
          </table:table-cell>
          <table:table-cell office:value-type="float" office:value="1.85010350104863" calcext:value-type="float">
            <text:p>1.850103501</text:p>
          </table:table-cell>
        </table:table-row>
        <table:table-row table:style-name="ro1">
          <table:table-cell table:number-columns-repeated="3"/>
          <table:table-cell office:value-type="float" office:value="960000" calcext:value-type="float">
            <text:p>960000</text:p>
          </table:table-cell>
          <table:table-cell office:value-type="float" office:value="8" calcext:value-type="float">
            <text:p>8</text:p>
          </table:table-cell>
          <table:table-cell office:value-type="float" office:value="12287277" calcext:value-type="float">
            <text:p>12287277</text:p>
          </table:table-cell>
          <table:table-cell office:value-type="float" office:value="2.44659439190636" calcext:value-type="float">
            <text:p>2.4465943919</text:p>
          </table:table-cell>
          <table:table-cell table:number-columns-repeated="2"/>
          <table:table-cell office:value-type="float" office:value="960000" calcext:value-type="float">
            <text:p>960000</text:p>
          </table:table-cell>
          <table:table-cell office:value-type="float" office:value="4" calcext:value-type="float">
            <text:p>4</text:p>
          </table:table-cell>
          <table:table-cell office:value-type="float" office:value="11230330" calcext:value-type="float">
            <text:p>11230330</text:p>
          </table:table-cell>
          <table:table-cell office:value-type="float" office:value="2.69680089543228" calcext:value-type="float">
            <text:p>2.6968008954</text:p>
          </table:table-cell>
          <table:table-cell table:number-columns-repeated="4"/>
          <table:table-cell office:value-type="float" office:value="960000" calcext:value-type="float">
            <text:p>960000</text:p>
          </table:table-cell>
          <table:table-cell office:value-type="float" office:value="2" calcext:value-type="float">
            <text:p>2</text:p>
          </table:table-cell>
          <table:table-cell office:value-type="float" office:value="23368967" calcext:value-type="float">
            <text:p>23368967</text:p>
          </table:table-cell>
          <table:table-cell office:value-type="float" office:value="1.73107882774622" calcext:value-type="float">
            <text:p>1.7310788277</text:p>
          </table:table-cell>
          <table:table-cell table:number-columns-repeated="8"/>
          <table:table-cell office:value-type="float" office:value="960000" calcext:value-type="float">
            <text:p>960000</text:p>
          </table:table-cell>
          <table:table-cell office:value-type="float" office:value="32" calcext:value-type="float">
            <text:p>32</text:p>
          </table:table-cell>
          <table:table-cell office:value-type="float" office:value="23182948" calcext:value-type="float">
            <text:p>23182948</text:p>
          </table:table-cell>
          <table:table-cell office:value-type="float" office:value="1.88984196487867" calcext:value-type="float">
            <text:p>1.8898419649</text:p>
          </table:table-cell>
        </table:table-row>
        <table:table-row table:style-name="ro1">
          <table:table-cell table:number-columns-repeated="3"/>
          <table:table-cell office:value-type="float" office:value="970000" calcext:value-type="float">
            <text:p>970000</text:p>
          </table:table-cell>
          <table:table-cell office:value-type="float" office:value="16" calcext:value-type="float">
            <text:p>16</text:p>
          </table:table-cell>
          <table:table-cell office:value-type="float" office:value="13594275" calcext:value-type="float">
            <text:p>13594275</text:p>
          </table:table-cell>
          <table:table-cell office:value-type="float" office:value="2.19516671540042" calcext:value-type="float">
            <text:p>2.1951667154</text:p>
          </table:table-cell>
          <table:table-cell table:number-columns-repeated="2"/>
          <table:table-cell office:value-type="float" office:value="970000" calcext:value-type="float">
            <text:p>970000</text:p>
          </table:table-cell>
          <table:table-cell office:value-type="float" office:value="4" calcext:value-type="float">
            <text:p>4</text:p>
          </table:table-cell>
          <table:table-cell office:value-type="float" office:value="11373930" calcext:value-type="float">
            <text:p>11373930</text:p>
          </table:table-cell>
          <table:table-cell office:value-type="float" office:value="2.55571381220036" calcext:value-type="float">
            <text:p>2.5557138122</text:p>
          </table:table-cell>
          <table:table-cell table:number-columns-repeated="4"/>
          <table:table-cell office:value-type="float" office:value="970000" calcext:value-type="float">
            <text:p>970000</text:p>
          </table:table-cell>
          <table:table-cell office:value-type="float" office:value="2" calcext:value-type="float">
            <text:p>2</text:p>
          </table:table-cell>
          <table:table-cell office:value-type="float" office:value="23755969" calcext:value-type="float">
            <text:p>23755969</text:p>
          </table:table-cell>
          <table:table-cell office:value-type="float" office:value="1.71223872198183" calcext:value-type="float">
            <text:p>1.712238722</text:p>
          </table:table-cell>
          <table:table-cell table:number-columns-repeated="8"/>
          <table:table-cell office:value-type="float" office:value="970000" calcext:value-type="float">
            <text:p>970000</text:p>
          </table:table-cell>
          <table:table-cell office:value-type="float" office:value="16" calcext:value-type="float">
            <text:p>16</text:p>
          </table:table-cell>
          <table:table-cell office:value-type="float" office:value="23176106" calcext:value-type="float">
            <text:p>23176106</text:p>
          </table:table-cell>
          <table:table-cell office:value-type="float" office:value="1.88814881153892" calcext:value-type="float">
            <text:p>1.8881488115</text:p>
          </table:table-cell>
        </table:table-row>
        <table:table-row table:style-name="ro1">
          <table:table-cell table:number-columns-repeated="3"/>
          <table:table-cell office:value-type="float" office:value="980000" calcext:value-type="float">
            <text:p>980000</text:p>
          </table:table-cell>
          <table:table-cell office:value-type="float" office:value="16" calcext:value-type="float">
            <text:p>16</text:p>
          </table:table-cell>
          <table:table-cell office:value-type="float" office:value="13841398" calcext:value-type="float">
            <text:p>13841398</text:p>
          </table:table-cell>
          <table:table-cell office:value-type="float" office:value="2.15136982550462" calcext:value-type="float">
            <text:p>2.1513698255</text:p>
          </table:table-cell>
          <table:table-cell table:number-columns-repeated="2"/>
          <table:table-cell office:value-type="float" office:value="980000" calcext:value-type="float">
            <text:p>980000</text:p>
          </table:table-cell>
          <table:table-cell office:value-type="float" office:value="4" calcext:value-type="float">
            <text:p>4</text:p>
          </table:table-cell>
          <table:table-cell office:value-type="float" office:value="11638149" calcext:value-type="float">
            <text:p>11638149</text:p>
          </table:table-cell>
          <table:table-cell office:value-type="float" office:value="2.64338418420317" calcext:value-type="float">
            <text:p>2.6433841842</text:p>
          </table:table-cell>
          <table:table-cell table:number-columns-repeated="4"/>
          <table:table-cell office:value-type="float" office:value="980000" calcext:value-type="float">
            <text:p>980000</text:p>
          </table:table-cell>
          <table:table-cell office:value-type="float" office:value="2" calcext:value-type="float">
            <text:p>2</text:p>
          </table:table-cell>
          <table:table-cell office:value-type="float" office:value="23953532" calcext:value-type="float">
            <text:p>23953532</text:p>
          </table:table-cell>
          <table:table-cell office:value-type="float" office:value="1.71580829916857" calcext:value-type="float">
            <text:p>1.7158082992</text:p>
          </table:table-cell>
          <table:table-cell table:number-columns-repeated="8"/>
          <table:table-cell office:value-type="float" office:value="980000" calcext:value-type="float">
            <text:p>980000</text:p>
          </table:table-cell>
          <table:table-cell office:value-type="float" office:value="32" calcext:value-type="float">
            <text:p>32</text:p>
          </table:table-cell>
          <table:table-cell office:value-type="float" office:value="24553920" calcext:value-type="float">
            <text:p>24553920</text:p>
          </table:table-cell>
          <table:table-cell office:value-type="float" office:value="1.80450730473994" calcext:value-type="float">
            <text:p>1.8045073047</text:p>
          </table:table-cell>
        </table:table-row>
        <table:table-row table:style-name="ro1">
          <table:table-cell table:number-columns-repeated="3"/>
          <table:table-cell office:value-type="float" office:value="990000" calcext:value-type="float">
            <text:p>990000</text:p>
          </table:table-cell>
          <table:table-cell office:value-type="float" office:value="32" calcext:value-type="float">
            <text:p>32</text:p>
          </table:table-cell>
          <table:table-cell office:value-type="float" office:value="14343982" calcext:value-type="float">
            <text:p>14343982</text:p>
          </table:table-cell>
          <table:table-cell office:value-type="float" office:value="2.1287088899024" calcext:value-type="float">
            <text:p>2.1287088899</text:p>
          </table:table-cell>
          <table:table-cell table:number-columns-repeated="2"/>
          <table:table-cell office:value-type="float" office:value="990000" calcext:value-type="float">
            <text:p>990000</text:p>
          </table:table-cell>
          <table:table-cell office:value-type="float" office:value="4" calcext:value-type="float">
            <text:p>4</text:p>
          </table:table-cell>
          <table:table-cell office:value-type="float" office:value="11677930" calcext:value-type="float">
            <text:p>11677930</text:p>
          </table:table-cell>
          <table:table-cell office:value-type="float" office:value="2.64226151381281" calcext:value-type="float">
            <text:p>2.6422615138</text:p>
          </table:table-cell>
          <table:table-cell table:number-columns-repeated="4"/>
          <table:table-cell office:value-type="float" office:value="990000" calcext:value-type="float">
            <text:p>990000</text:p>
          </table:table-cell>
          <table:table-cell office:value-type="float" office:value="16" calcext:value-type="float">
            <text:p>16</text:p>
          </table:table-cell>
          <table:table-cell office:value-type="float" office:value="23897513" calcext:value-type="float">
            <text:p>23897513</text:p>
          </table:table-cell>
          <table:table-cell office:value-type="float" office:value="1.74502543423661" calcext:value-type="float">
            <text:p>1.7450254342</text:p>
          </table:table-cell>
          <table:table-cell table:number-columns-repeated="8"/>
          <table:table-cell office:value-type="float" office:value="990000" calcext:value-type="float">
            <text:p>990000</text:p>
          </table:table-cell>
          <table:table-cell office:value-type="float" office:value="64" calcext:value-type="float">
            <text:p>64</text:p>
          </table:table-cell>
          <table:table-cell office:value-type="float" office:value="25010199" calcext:value-type="float">
            <text:p>25010199</text:p>
          </table:table-cell>
          <table:table-cell office:value-type="float" office:value="1.81409224292857" calcext:value-type="float">
            <text:p>1.8140922429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2749150" calcext:value-type="float">
            <text:p>12749150</text:p>
          </table:table-cell>
          <table:table-cell office:value-type="float" office:value="2.34177878525235" calcext:value-type="float">
            <text:p>2.3417787853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1714632" calcext:value-type="float">
            <text:p>11714632</text:p>
          </table:table-cell>
          <table:table-cell office:value-type="float" office:value="2.57213150186877" calcext:value-type="float">
            <text:p>2.5721315019</text:p>
          </table:table-cell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512" calcext:value-type="float">
            <text:p>512</text:p>
          </table:table-cell>
          <table:table-cell office:value-type="float" office:value="40197376" calcext:value-type="float">
            <text:p>40197376</text:p>
          </table:table-cell>
          <table:table-cell office:value-type="float" office:value="1.05666959455264" calcext:value-type="float">
            <text:p>1.0566695946</text:p>
          </table:table-cell>
          <table:table-cell table:number-columns-repeated="8"/>
          <table:table-cell office:value-type="float" office:value="1000000" calcext:value-type="float">
            <text:p>1000000</text:p>
          </table:table-cell>
          <table:table-cell office:value-type="float" office:value="256" calcext:value-type="float">
            <text:p>256</text:p>
          </table:table-cell>
          <table:table-cell office:value-type="float" office:value="27299714" calcext:value-type="float">
            <text:p>27299714</text:p>
          </table:table-cell>
          <table:table-cell office:value-type="float" office:value="1.5259398688206" calcext:value-type="float">
            <text:p>1.5259398688</text:p>
          </table:table-cell>
        </table:table-row>
        <table:table-row table:style-name="ro1">
          <table:table-cell table:number-columns-repeated="3"/>
          <table:table-cell office:value-type="float" office:value="2000000" calcext:value-type="float">
            <text:p>2000000</text:p>
          </table:table-cell>
          <table:table-cell office:value-type="float" office:value="32" calcext:value-type="float">
            <text:p>32</text:p>
          </table:table-cell>
          <table:table-cell office:value-type="float" office:value="26918338" calcext:value-type="float">
            <text:p>26918338</text:p>
          </table:table-cell>
          <table:table-cell office:value-type="float" office:value="2.21226358774453" calcext:value-type="float">
            <text:p>2.2122635877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4" calcext:value-type="float">
            <text:p>4</text:p>
          </table:table-cell>
          <table:table-cell office:value-type="float" office:value="27363461" calcext:value-type="float">
            <text:p>27363461</text:p>
          </table:table-cell>
          <table:table-cell office:value-type="float" office:value="2.28340632787643" calcext:value-type="float">
            <text:p>2.2834063279</text:p>
          </table:table-cell>
          <table:table-cell table:number-columns-repeated="4"/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  <table:table-cell office:value-type="float" office:value="49833097" calcext:value-type="float">
            <text:p>49833097</text:p>
          </table:table-cell>
          <table:table-cell office:value-type="float" office:value="1.6564522168871" calcext:value-type="float">
            <text:p>1.6564522169</text:p>
          </table:table-cell>
          <table:table-cell table:number-columns-repeated="8"/>
          <table:table-cell office:value-type="float" office:value="2000000" calcext:value-type="float">
            <text:p>2000000</text:p>
          </table:table-cell>
          <table:table-cell office:value-type="float" office:value="32" calcext:value-type="float">
            <text:p>32</text:p>
          </table:table-cell>
          <table:table-cell office:value-type="float" office:value="44356049" calcext:value-type="float">
            <text:p>44356049</text:p>
          </table:table-cell>
          <table:table-cell office:value-type="float" office:value="1.85261169226321" calcext:value-type="float">
            <text:p>1.8526116923</text:p>
          </table:table-cell>
        </table:table-row>
        <table:table-row table:style-name="ro1">
          <table:table-cell table:number-columns-repeated="3"/>
          <table:table-cell office:value-type="float" office:value="3000000" calcext:value-type="float">
            <text:p>3000000</text:p>
          </table:table-cell>
          <table:table-cell office:value-type="float" office:value="16" calcext:value-type="float">
            <text:p>16</text:p>
          </table:table-cell>
          <table:table-cell office:value-type="float" office:value="39656646" calcext:value-type="float">
            <text:p>39656646</text:p>
          </table:table-cell>
          <table:table-cell office:value-type="float" office:value="2.18940119141694" calcext:value-type="float">
            <text:p>2.1894011914</text:p>
          </table:table-cell>
          <table:table-cell table:number-columns-repeated="2"/>
          <table:table-cell office:value-type="float" office:value="3000000" calcext:value-type="float">
            <text:p>3000000</text:p>
          </table:table-cell>
          <table:table-cell office:value-type="float" office:value="4" calcext:value-type="float">
            <text:p>4</text:p>
          </table:table-cell>
          <table:table-cell office:value-type="float" office:value="34730343" calcext:value-type="float">
            <text:p>34730343</text:p>
          </table:table-cell>
          <table:table-cell office:value-type="float" office:value="2.69110719695455" calcext:value-type="float">
            <text:p>2.691107197</text:p>
          </table:table-cell>
          <table:table-cell table:number-columns-repeated="4"/>
          <table:table-cell office:value-type="float" office:value="3000000" calcext:value-type="float">
            <text:p>3000000</text:p>
          </table:table-cell>
          <table:table-cell office:value-type="float" office:value="2" calcext:value-type="float">
            <text:p>2</text:p>
          </table:table-cell>
          <table:table-cell office:value-type="float" office:value="73752847" calcext:value-type="float">
            <text:p>73752847</text:p>
          </table:table-cell>
          <table:table-cell office:value-type="float" office:value="1.6807560798297" calcext:value-type="float">
            <text:p>1.6807560798</text:p>
          </table:table-cell>
          <table:table-cell table:number-columns-repeated="8"/>
          <table:table-cell office:value-type="float" office:value="3000000" calcext:value-type="float">
            <text:p>3000000</text:p>
          </table:table-cell>
          <table:table-cell office:value-type="float" office:value="16" calcext:value-type="float">
            <text:p>16</text:p>
          </table:table-cell>
          <table:table-cell office:value-type="float" office:value="61533830" calcext:value-type="float">
            <text:p>61533830</text:p>
          </table:table-cell>
          <table:table-cell office:value-type="float" office:value="1.99917302400972" calcext:value-type="float">
            <text:p>1.999173024</text:p>
          </table:table-cell>
        </table:table-row>
        <table:table-row table:style-name="ro1">
          <table:table-cell table:number-columns-repeated="3"/>
          <table:table-cell office:value-type="float" office:value="4000000" calcext:value-type="float">
            <text:p>4000000</text:p>
          </table:table-cell>
          <table:table-cell office:value-type="float" office:value="32" calcext:value-type="float">
            <text:p>32</text:p>
          </table:table-cell>
          <table:table-cell office:value-type="float" office:value="50578536" calcext:value-type="float">
            <text:p>50578536</text:p>
          </table:table-cell>
          <table:table-cell office:value-type="float" office:value="2.31584283103805" calcext:value-type="float">
            <text:p>2.315842831</text:p>
          </table:table-cell>
          <table:table-cell table:number-columns-repeated="2"/>
          <table:table-cell office:value-type="float" office:value="4000000" calcext:value-type="float">
            <text:p>4000000</text:p>
          </table:table-cell>
          <table:table-cell office:value-type="float" office:value="4" calcext:value-type="float">
            <text:p>4</text:p>
          </table:table-cell>
          <table:table-cell office:value-type="float" office:value="46290512" calcext:value-type="float">
            <text:p>46290512</text:p>
          </table:table-cell>
          <table:table-cell office:value-type="float" office:value="2.63813716296765" calcext:value-type="float">
            <text:p>2.638137163</text:p>
          </table:table-cell>
          <table:table-cell table:number-columns-repeated="4"/>
          <table:table-cell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  <table:table-cell office:value-type="float" office:value="98537259" calcext:value-type="float">
            <text:p>98537259</text:p>
          </table:table-cell>
          <table:table-cell office:value-type="float" office:value="1.69650389808387" calcext:value-type="float">
            <text:p>1.6965038981</text:p>
          </table:table-cell>
          <table:table-cell table:number-columns-repeated="8"/>
          <table:table-cell office:value-type="float" office:value="4000000" calcext:value-type="float">
            <text:p>4000000</text:p>
          </table:table-cell>
          <table:table-cell office:value-type="float" office:value="4" calcext:value-type="float">
            <text:p>4</text:p>
          </table:table-cell>
          <table:table-cell office:value-type="float" office:value="88358879" calcext:value-type="float">
            <text:p>88358879</text:p>
          </table:table-cell>
          <table:table-cell office:value-type="float" office:value="1.85007693454327" calcext:value-type="float">
            <text:p>1.8500769345</text:p>
          </table:table-cell>
        </table:table-row>
        <table:table-row table:style-name="ro1">
          <table:table-cell table:number-columns-repeated="3"/>
          <table:table-cell office:value-type="float" office:value="5000000" calcext:value-type="float">
            <text:p>5000000</text:p>
          </table:table-cell>
          <table:table-cell office:value-type="float" office:value="4" calcext:value-type="float">
            <text:p>4</text:p>
          </table:table-cell>
          <table:table-cell office:value-type="float" office:value="57767972" calcext:value-type="float">
            <text:p>57767972</text:p>
          </table:table-cell>
          <table:table-cell office:value-type="float" office:value="2.55675792115396" calcext:value-type="float">
            <text:p>2.5567579212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office:value-type="float" office:value="4" calcext:value-type="float">
            <text:p>4</text:p>
          </table:table-cell>
          <table:table-cell office:value-type="float" office:value="58800438" calcext:value-type="float">
            <text:p>58800438</text:p>
          </table:table-cell>
          <table:table-cell office:value-type="float" office:value="2.59463106380262" calcext:value-type="float">
            <text:p>2.5946310638</text:p>
          </table:table-cell>
          <table:table-cell table:number-columns-repeated="4"/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office:value-type="float" office:value="120155520" calcext:value-type="float">
            <text:p>120155520</text:p>
          </table:table-cell>
          <table:table-cell office:value-type="float" office:value="1.74584136459149" calcext:value-type="float">
            <text:p>1.7458413646</text:p>
          </table:table-cell>
          <table:table-cell table:number-columns-repeated="8"/>
          <table:table-cell office:value-type="float" office:value="5000000" calcext:value-type="float">
            <text:p>5000000</text:p>
          </table:table-cell>
          <table:table-cell office:value-type="float" office:value="32" calcext:value-type="float">
            <text:p>32</text:p>
          </table:table-cell>
          <table:table-cell office:value-type="float" office:value="107468678" calcext:value-type="float">
            <text:p>107468678</text:p>
          </table:table-cell>
          <table:table-cell office:value-type="float" office:value="1.87631807474174" calcext:value-type="float">
            <text:p>1.8763180747</text:p>
          </table:table-cell>
        </table:table-row>
        <table:table-row table:style-name="ro1">
          <table:table-cell table:number-columns-repeated="3"/>
          <table:table-cell office:value-type="float" office:value="6000000" calcext:value-type="float">
            <text:p>6000000</text:p>
          </table:table-cell>
          <table:table-cell office:value-type="float" office:value="32" calcext:value-type="float">
            <text:p>32</text:p>
          </table:table-cell>
          <table:table-cell office:value-type="float" office:value="75965846" calcext:value-type="float">
            <text:p>75965846</text:p>
          </table:table-cell>
          <table:table-cell office:value-type="float" office:value="2.31299629046453" calcext:value-type="float">
            <text:p>2.3129962905</text:p>
          </table:table-cell>
          <table:table-cell table:number-columns-repeated="2"/>
          <table:table-cell office:value-type="float" office:value="6000000" calcext:value-type="float">
            <text:p>6000000</text:p>
          </table:table-cell>
          <table:table-cell office:value-type="float" office:value="4" calcext:value-type="float">
            <text:p>4</text:p>
          </table:table-cell>
          <table:table-cell office:value-type="float" office:value="70781367" calcext:value-type="float">
            <text:p>70781367</text:p>
          </table:table-cell>
          <table:table-cell office:value-type="float" office:value="2.54938556075076" calcext:value-type="float">
            <text:p>2.5493855608</text:p>
          </table:table-cell>
          <table:table-cell table:number-columns-repeated="4"/>
          <table:table-cell office:value-type="float" office:value="6000000" calcext:value-type="float">
            <text:p>6000000</text:p>
          </table:table-cell>
          <table:table-cell office:value-type="float" office:value="8" calcext:value-type="float">
            <text:p>8</text:p>
          </table:table-cell>
          <table:table-cell office:value-type="float" office:value="134209484" calcext:value-type="float">
            <text:p>134209484</text:p>
          </table:table-cell>
          <table:table-cell office:value-type="float" office:value="1.86675673382367" calcext:value-type="float">
            <text:p>1.8667567338</text:p>
          </table:table-cell>
          <table:table-cell table:number-columns-repeated="8"/>
          <table:table-cell office:value-type="float" office:value="6000000" calcext:value-type="float">
            <text:p>6000000</text:p>
          </table:table-cell>
          <table:table-cell office:value-type="float" office:value="16" calcext:value-type="float">
            <text:p>16</text:p>
          </table:table-cell>
          <table:table-cell office:value-type="float" office:value="121077056" calcext:value-type="float">
            <text:p>121077056</text:p>
          </table:table-cell>
          <table:table-cell office:value-type="float" office:value="1.97543238084679" calcext:value-type="float">
            <text:p>1.9754323808</text:p>
          </table:table-cell>
        </table:table-row>
        <table:table-row table:style-name="ro1">
          <table:table-cell table:number-columns-repeated="3"/>
          <table:table-cell office:value-type="float" office:value="7000000" calcext:value-type="float">
            <text:p>7000000</text:p>
          </table:table-cell>
          <table:table-cell office:value-type="float" office:value="32" calcext:value-type="float">
            <text:p>32</text:p>
          </table:table-cell>
          <table:table-cell office:value-type="float" office:value="103701380" calcext:value-type="float">
            <text:p>103701380</text:p>
          </table:table-cell>
          <table:table-cell office:value-type="float" office:value="1.99827525921063" calcext:value-type="float">
            <text:p>1.9982752592</text:p>
          </table:table-cell>
          <table:table-cell table:number-columns-repeated="2"/>
          <table:table-cell office:value-type="float" office:value="7000000" calcext:value-type="float">
            <text:p>7000000</text:p>
          </table:table-cell>
          <table:table-cell office:value-type="float" office:value="4" calcext:value-type="float">
            <text:p>4</text:p>
          </table:table-cell>
          <table:table-cell office:value-type="float" office:value="83694207" calcext:value-type="float">
            <text:p>83694207</text:p>
          </table:table-cell>
          <table:table-cell office:value-type="float" office:value="2.49452149059731" calcext:value-type="float">
            <text:p>2.4945214906</text:p>
          </table:table-cell>
          <table:table-cell table:number-columns-repeated="4"/>
          <table:table-cell office:value-type="float" office:value="7000000" calcext:value-type="float">
            <text:p>7000000</text:p>
          </table:table-cell>
          <table:table-cell office:value-type="float" office:value="4" calcext:value-type="float">
            <text:p>4</text:p>
          </table:table-cell>
          <table:table-cell office:value-type="float" office:value="168903299" calcext:value-type="float">
            <text:p>168903299</text:p>
          </table:table-cell>
          <table:table-cell office:value-type="float" office:value="1.70354045008914" calcext:value-type="float">
            <text:p>1.7035404501</text:p>
          </table:table-cell>
          <table:table-cell table:number-columns-repeated="8"/>
          <table:table-cell office:value-type="float" office:value="7000000" calcext:value-type="float">
            <text:p>7000000</text:p>
          </table:table-cell>
          <table:table-cell office:value-type="float" office:value="4" calcext:value-type="float">
            <text:p>4</text:p>
          </table:table-cell>
          <table:table-cell office:value-type="float" office:value="149933333" calcext:value-type="float">
            <text:p>149933333</text:p>
          </table:table-cell>
          <table:table-cell office:value-type="float" office:value="1.92840906164609" calcext:value-type="float">
            <text:p>1.9284090616</text:p>
          </table:table-cell>
        </table:table-row>
        <table:table-row table:style-name="ro1">
          <table:table-cell table:number-columns-repeated="3"/>
          <table:table-cell office:value-type="float" office:value="8000000" calcext:value-type="float">
            <text:p>8000000</text:p>
          </table:table-cell>
          <table:table-cell office:value-type="float" office:value="16" calcext:value-type="float">
            <text:p>16</text:p>
          </table:table-cell>
          <table:table-cell office:value-type="float" office:value="107316142" calcext:value-type="float">
            <text:p>107316142</text:p>
          </table:table-cell>
          <table:table-cell office:value-type="float" office:value="2.18565798796606" calcext:value-type="float">
            <text:p>2.185657988</text:p>
          </table:table-cell>
          <table:table-cell table:number-columns-repeated="2"/>
          <table:table-cell office:value-type="float" office:value="8000000" calcext:value-type="float">
            <text:p>8000000</text:p>
          </table:table-cell>
          <table:table-cell office:value-type="float" office:value="4" calcext:value-type="float">
            <text:p>4</text:p>
          </table:table-cell>
          <table:table-cell office:value-type="float" office:value="89900949" calcext:value-type="float">
            <text:p>89900949</text:p>
          </table:table-cell>
          <table:table-cell office:value-type="float" office:value="2.64816854158013" calcext:value-type="float">
            <text:p>2.6481685416</text:p>
          </table:table-cell>
          <table:table-cell table:number-columns-repeated="4"/>
          <table:table-cell office:value-type="float" office:value="8000000" calcext:value-type="float">
            <text:p>8000000</text:p>
          </table:table-cell>
          <table:table-cell office:value-type="float" office:value="4" calcext:value-type="float">
            <text:p>4</text:p>
          </table:table-cell>
          <table:table-cell office:value-type="float" office:value="193800177" calcext:value-type="float">
            <text:p>193800177</text:p>
          </table:table-cell>
          <table:table-cell office:value-type="float" office:value="1.7410717999499" calcext:value-type="float">
            <text:p>1.7410717999</text:p>
          </table:table-cell>
          <table:table-cell table:number-columns-repeated="8"/>
          <table:table-cell office:value-type="float" office:value="8000000" calcext:value-type="float">
            <text:p>8000000</text:p>
          </table:table-cell>
          <table:table-cell office:value-type="float" office:value="8" calcext:value-type="float">
            <text:p>8</text:p>
          </table:table-cell>
          <table:table-cell office:value-type="float" office:value="155462979" calcext:value-type="float">
            <text:p>155462979</text:p>
          </table:table-cell>
          <table:table-cell office:value-type="float" office:value="2.10521031505514" calcext:value-type="float">
            <text:p>2.1052103151</text:p>
          </table:table-cell>
        </table:table-row>
        <table:table-row table:style-name="ro1">
          <table:table-cell table:number-columns-repeated="3"/>
          <table:table-cell office:value-type="float" office:value="9000000" calcext:value-type="float">
            <text:p>9000000</text:p>
          </table:table-cell>
          <table:table-cell office:value-type="float" office:value="4" calcext:value-type="float">
            <text:p>4</text:p>
          </table:table-cell>
          <table:table-cell office:value-type="float" office:value="120366524" calcext:value-type="float">
            <text:p>120366524</text:p>
          </table:table-cell>
          <table:table-cell office:value-type="float" office:value="2.1636840655131" calcext:value-type="float">
            <text:p>2.1636840655</text:p>
          </table:table-cell>
          <table:table-cell table:number-columns-repeated="2"/>
          <table:table-cell office:value-type="float" office:value="9000000" calcext:value-type="float">
            <text:p>9000000</text:p>
          </table:table-cell>
          <table:table-cell office:value-type="float" office:value="4" calcext:value-type="float">
            <text:p>4</text:p>
          </table:table-cell>
          <table:table-cell office:value-type="float" office:value="102680735" calcext:value-type="float">
            <text:p>102680735</text:p>
          </table:table-cell>
          <table:table-cell office:value-type="float" office:value="2.61947656490772" calcext:value-type="float">
            <text:p>2.6194765649</text:p>
          </table:table-cell>
          <table:table-cell table:number-columns-repeated="4"/>
          <table:table-cell office:value-type="float" office:value="9000000" calcext:value-type="float">
            <text:p>9000000</text:p>
          </table:table-cell>
          <table:table-cell office:value-type="float" office:value="4" calcext:value-type="float">
            <text:p>4</text:p>
          </table:table-cell>
          <table:table-cell office:value-type="float" office:value="219763129" calcext:value-type="float">
            <text:p>219763129</text:p>
          </table:table-cell>
          <table:table-cell office:value-type="float" office:value="1.69802670583563" calcext:value-type="float">
            <text:p>1.6980267058</text:p>
          </table:table-cell>
          <table:table-cell table:number-columns-repeated="8"/>
          <table:table-cell office:value-type="float" office:value="9000000" calcext:value-type="float">
            <text:p>9000000</text:p>
          </table:table-cell>
          <table:table-cell office:value-type="float" office:value="8" calcext:value-type="float">
            <text:p>8</text:p>
          </table:table-cell>
          <table:table-cell office:value-type="float" office:value="230536339" calcext:value-type="float">
            <text:p>230536339</text:p>
          </table:table-cell>
          <table:table-cell office:value-type="float" office:value="1.61064057671186" calcext:value-type="float">
            <text:p>1.6106405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3:34:00.259538630</meta:creation-date>
    <dc:date>2016-08-06T18:02:46.569973516</dc:date>
    <meta:editing-duration>PT42M37S</meta:editing-duration>
    <meta:editing-cycles>2</meta:editing-cycles>
    <meta:generator>LibreOffice/5.0.6.2$Linux_X86_64 LibreOffice_project/00m0$Build-2</meta:generator>
    <meta:document-statistic meta:table-count="1" meta:cell-count="33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96cm" chart:style-name="ch2">
          <text:p>i5 UCT 4 Core Quicksort</text:p>
        </chart:title>
        <chart:plot-area chart:style-name="ch3" table:cell-range-address="Sheet1.D14:Sheet1.D220 Sheet1.G14:Sheet1.G220" svg:x="1.331cm" svg:y="1.143cm" svg:width="14.348cm" svg:height="6.536cm">
          <chartooo:coordinate-region svg:x="2.058cm" svg:y="1.342cm" svg:width="12.878cm" svg:height="5.69cm"/>
          <chart:axis chart:dimension="x" chart:name="primary-x" chart:style-name="ch4">
            <chart:title svg:x="7.852cm" svg:y="7.859cm" chart:style-name="ch5">
              <text:p>Threads</text:p>
            </chart:title>
          </chart:axis>
          <chart:axis chart:dimension="y" chart:name="primary-y" chart:style-name="ch6">
            <chart:title svg:x="0.451cm" svg:y="5.13cm" chart:style-name="ch7">
              <text:p>Speedup</text:p>
            </chart:title>
            <chart:grid chart:style-name="ch8" chart:class="major"/>
          </chart:axis>
          <chart:series chart:style-name="ch9" chart:values-cell-range-address="Sheet1.G14:Sheet1.G220" chart:class="chart:scatter">
            <chart:domain table:cell-range-address="Sheet1.D14:Sheet1.D220"/>
            <chart:data-point chart:repeated="20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D14:Sheet1.D220</svg:desc>
                </draw:g>
              </table:table-cell>
              <table:table-cell office:value-type="float" office:value="0.10418436102146">
                <text:p>0.10418436102146</text:p>
                <draw:g>
                  <svg:desc>Sheet1.G14:Sheet1.G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601379660586567">
                <text:p>0.601379660586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571633494710418">
                <text:p>0.571633494710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01390301797219">
                <text:p>1.01390301797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943434860506783">
                <text:p>0.943434860506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44701754385965">
                <text:p>1.44701754385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.54182776801406">
                <text:p>1.54182776801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863996386086433">
                <text:p>0.863996386086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.43841345307272">
                <text:p>1.43841345307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.65491556985061">
                <text:p>1.654915569850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.39536812767511">
                <text:p>1.39536812767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.49326009301072">
                <text:p>1.49326009301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.47660464270562">
                <text:p>1.47660464270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.5623001285155">
                <text:p>1.5623001285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.46757454430513">
                <text:p>1.46757454430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.53690803208439">
                <text:p>1.53690803208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.28651269828224">
                <text:p>1.28651269828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.92171461418444">
                <text:p>1.92171461418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.59083586149179">
                <text:p>1.59083586149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.67416217153008">
                <text:p>1.67416217153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.62070527974783">
                <text:p>1.62070527974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.06371711238957">
                <text:p>2.06371711238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.84735549639902">
                <text:p>1.84735549639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.90753170770803">
                <text:p>1.90753170770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.84454098979977">
                <text:p>1.84454098979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.87211992058722">
                <text:p>1.872119920587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.94043611883507">
                <text:p>1.94043611883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.85393333111768">
                <text:p>1.853933331117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.11323263286184">
                <text:p>2.11323263286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.05834186284545">
                <text:p>2.05834186284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.0435053036798">
                <text:p>2.0435053036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.05044360362711">
                <text:p>2.05044360362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.765872156013">
                <text:p>1.765872156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.98109483743638">
                <text:p>1.98109483743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.14798936676962">
                <text:p>2.14798936676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.94377135330196">
                <text:p>1.94377135330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.91436334046188">
                <text:p>1.914363340461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.98308346329929">
                <text:p>1.98308346329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.25642275702108">
                <text:p>2.25642275702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.17002686310892">
                <text:p>2.17002686310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2.07201857896058">
                <text:p>2.07201857896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2.37631096337899">
                <text:p>2.37631096337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2.08586559224097">
                <text:p>2.08586559224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.93336773897586">
                <text:p>1.93336773897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2.11530094271211">
                <text:p>2.115300942712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2.27612118036535">
                <text:p>2.276121180365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2.41820379830753">
                <text:p>2.41820379830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2.31927992883562">
                <text:p>2.319279928835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.29843432532568">
                <text:p>2.29843432532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2.05322326961038">
                <text:p>2.05322326961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2.20426526311192">
                <text:p>2.20426526311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2.12635941016849">
                <text:p>2.126359410168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2.25702806763015">
                <text:p>2.25702806763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.22808871243169">
                <text:p>2.22808871243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.13720440411663">
                <text:p>2.13720440411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.16543006047104">
                <text:p>2.16543006047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.21491560592155">
                <text:p>2.21491560592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.97558972448478">
                <text:p>1.97558972448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.0019159845282">
                <text:p>2.00191598452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.37297241874295">
                <text:p>2.37297241874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.85432550332914">
                <text:p>1.85432550332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.76647043356316">
                <text:p>1.76647043356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.97817753839364">
                <text:p>1.97817753839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.00741465802031">
                <text:p>2.00741465802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.2496779811687">
                <text:p>2.2496779811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.20202588632527">
                <text:p>2.202025886325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.05618250212353">
                <text:p>2.05618250212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.14609469514924">
                <text:p>2.14609469514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.45610773935107">
                <text:p>2.45610773935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.10594532564099">
                <text:p>2.10594532564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.81581474618225">
                <text:p>1.815814746182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.50370978781656">
                <text:p>2.50370978781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.0815339410834">
                <text:p>2.08153394108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.27268542447345">
                <text:p>2.27268542447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.21297657473395">
                <text:p>2.21297657473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.14713845228247">
                <text:p>2.147138452282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.32968888888889">
                <text:p>2.3296888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2.23176395592387">
                <text:p>2.231763955923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2.35321079426555">
                <text:p>2.35321079426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2.4355855293285">
                <text:p>2.4355855293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2.5041472033795">
                <text:p>2.50414720337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.98991382945083">
                <text:p>1.989913829450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2.63824952138776">
                <text:p>2.638249521387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2.55942761459998">
                <text:p>2.55942761459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2.61044798113764">
                <text:p>2.61044798113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2.32428639697795">
                <text:p>2.32428639697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2.31484136119369">
                <text:p>2.31484136119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2.31576840419704">
                <text:p>2.31576840419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2.34185435486274">
                <text:p>2.34185435486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.30621066727726">
                <text:p>2.30621066727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.39169998919269">
                <text:p>2.39169998919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.28343616127247">
                <text:p>2.283436161272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.34394814330667">
                <text:p>2.34394814330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.16590493314138">
                <text:p>2.16590493314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.34058459005911">
                <text:p>2.340584590059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.11098124539226">
                <text:p>2.11098124539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2.31972471022129">
                <text:p>2.31972471022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.24252155022263">
                <text:p>2.242521550222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.33682007117012">
                <text:p>2.33682007117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.70993161896594">
                <text:p>1.709931618965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0">
                <text:p>20000</text:p>
              </table:table-cell>
              <table:table-cell office:value-type="float" office:value="2.4411586593275">
                <text:p>2.44115865932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0">
                <text:p>30000</text:p>
              </table:table-cell>
              <table:table-cell office:value-type="float" office:value="2.49502081573922">
                <text:p>2.495020815739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0">
                <text:p>40000</text:p>
              </table:table-cell>
              <table:table-cell office:value-type="float" office:value="2.47312576653507">
                <text:p>2.47312576653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000">
                <text:p>50000</text:p>
              </table:table-cell>
              <table:table-cell office:value-type="float" office:value="2.29316736559755">
                <text:p>2.293167365597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000">
                <text:p>60000</text:p>
              </table:table-cell>
              <table:table-cell office:value-type="float" office:value="2.35257939026823">
                <text:p>2.352579390268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000">
                <text:p>70000</text:p>
              </table:table-cell>
              <table:table-cell office:value-type="float" office:value="2.25192318058261">
                <text:p>2.251923180582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000">
                <text:p>80000</text:p>
              </table:table-cell>
              <table:table-cell office:value-type="float" office:value="2.42557033087125">
                <text:p>2.42557033087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000">
                <text:p>90000</text:p>
              </table:table-cell>
              <table:table-cell office:value-type="float" office:value="1.90574784804384">
                <text:p>1.90574784804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000">
                <text:p>100000</text:p>
              </table:table-cell>
              <table:table-cell office:value-type="float" office:value="2.59035403226813">
                <text:p>2.590354032268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">
                <text:p>110000</text:p>
              </table:table-cell>
              <table:table-cell office:value-type="float" office:value="2.28012102993355">
                <text:p>2.280121029933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00">
                <text:p>120000</text:p>
              </table:table-cell>
              <table:table-cell office:value-type="float" office:value="2.55881605099171">
                <text:p>2.55881605099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000">
                <text:p>130000</text:p>
              </table:table-cell>
              <table:table-cell office:value-type="float" office:value="1.96150922228701">
                <text:p>1.961509222287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0000">
                <text:p>140000</text:p>
              </table:table-cell>
              <table:table-cell office:value-type="float" office:value="2.36517592400717">
                <text:p>2.365175924007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000">
                <text:p>150000</text:p>
              </table:table-cell>
              <table:table-cell office:value-type="float" office:value="2.21102952878992">
                <text:p>2.21102952878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000">
                <text:p>160000</text:p>
              </table:table-cell>
              <table:table-cell office:value-type="float" office:value="2.5366991159748">
                <text:p>2.5366991159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000">
                <text:p>170000</text:p>
              </table:table-cell>
              <table:table-cell office:value-type="float" office:value="2.29268622136609">
                <text:p>2.292686221366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0000">
                <text:p>180000</text:p>
              </table:table-cell>
              <table:table-cell office:value-type="float" office:value="2.09886718168981">
                <text:p>2.098867181689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000">
                <text:p>190000</text:p>
              </table:table-cell>
              <table:table-cell office:value-type="float" office:value="2.56723115199065">
                <text:p>2.567231151990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00">
                <text:p>200000</text:p>
              </table:table-cell>
              <table:table-cell office:value-type="float" office:value="2.27730714015551">
                <text:p>2.277307140155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0000">
                <text:p>210000</text:p>
              </table:table-cell>
              <table:table-cell office:value-type="float" office:value="2.30275025316987">
                <text:p>2.302750253169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0000">
                <text:p>220000</text:p>
              </table:table-cell>
              <table:table-cell office:value-type="float" office:value="2.37553564472146">
                <text:p>2.37553564472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0000">
                <text:p>230000</text:p>
              </table:table-cell>
              <table:table-cell office:value-type="float" office:value="2.22143973559507">
                <text:p>2.221439735595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000">
                <text:p>240000</text:p>
              </table:table-cell>
              <table:table-cell office:value-type="float" office:value="2.53309153191605">
                <text:p>2.533091531916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0000">
                <text:p>250000</text:p>
              </table:table-cell>
              <table:table-cell office:value-type="float" office:value="2.5651656953785">
                <text:p>2.56516569537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000">
                <text:p>260000</text:p>
              </table:table-cell>
              <table:table-cell office:value-type="float" office:value="2.01628850359835">
                <text:p>2.016288503598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0000">
                <text:p>270000</text:p>
              </table:table-cell>
              <table:table-cell office:value-type="float" office:value="2.20873465806712">
                <text:p>2.208734658067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0000">
                <text:p>280000</text:p>
              </table:table-cell>
              <table:table-cell office:value-type="float" office:value="2.45721606217443">
                <text:p>2.457216062174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0000">
                <text:p>290000</text:p>
              </table:table-cell>
              <table:table-cell office:value-type="float" office:value="2.2167625614263">
                <text:p>2.21676256142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0000">
                <text:p>300000</text:p>
              </table:table-cell>
              <table:table-cell office:value-type="float" office:value="2.51938411797054">
                <text:p>2.51938411797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000">
                <text:p>310000</text:p>
              </table:table-cell>
              <table:table-cell office:value-type="float" office:value="2.32087289763786">
                <text:p>2.32087289763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0000">
                <text:p>320000</text:p>
              </table:table-cell>
              <table:table-cell office:value-type="float" office:value="2.29054885280932">
                <text:p>2.290548852809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0000">
                <text:p>330000</text:p>
              </table:table-cell>
              <table:table-cell office:value-type="float" office:value="2.30535512352998">
                <text:p>2.305355123529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0000">
                <text:p>340000</text:p>
              </table:table-cell>
              <table:table-cell office:value-type="float" office:value="2.49737539246468">
                <text:p>2.49737539246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0000">
                <text:p>350000</text:p>
              </table:table-cell>
              <table:table-cell office:value-type="float" office:value="2.43653079328274">
                <text:p>2.436530793282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0000">
                <text:p>360000</text:p>
              </table:table-cell>
              <table:table-cell office:value-type="float" office:value="2.00468005658425">
                <text:p>2.004680056584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000">
                <text:p>370000</text:p>
              </table:table-cell>
              <table:table-cell office:value-type="float" office:value="2.16600623687121">
                <text:p>2.166006236871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0000">
                <text:p>380000</text:p>
              </table:table-cell>
              <table:table-cell office:value-type="float" office:value="2.34213094534009">
                <text:p>2.342130945340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0000">
                <text:p>390000</text:p>
              </table:table-cell>
              <table:table-cell office:value-type="float" office:value="2.44961285406426">
                <text:p>2.44961285406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0000">
                <text:p>400000</text:p>
              </table:table-cell>
              <table:table-cell office:value-type="float" office:value="2.82096144792276">
                <text:p>2.820961447922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0000">
                <text:p>410000</text:p>
              </table:table-cell>
              <table:table-cell office:value-type="float" office:value="2.14083619410529">
                <text:p>2.140836194105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0000">
                <text:p>420000</text:p>
              </table:table-cell>
              <table:table-cell office:value-type="float" office:value="2.29621848522786">
                <text:p>2.296218485227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0000">
                <text:p>430000</text:p>
              </table:table-cell>
              <table:table-cell office:value-type="float" office:value="2.53705050160919">
                <text:p>2.537050501609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0000">
                <text:p>440000</text:p>
              </table:table-cell>
              <table:table-cell office:value-type="float" office:value="2.17840034340133">
                <text:p>2.178400343401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0000">
                <text:p>450000</text:p>
              </table:table-cell>
              <table:table-cell office:value-type="float" office:value="2.41004602196443">
                <text:p>2.410046021964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000">
                <text:p>460000</text:p>
              </table:table-cell>
              <table:table-cell office:value-type="float" office:value="2.51519964876645">
                <text:p>2.51519964876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0000">
                <text:p>470000</text:p>
              </table:table-cell>
              <table:table-cell office:value-type="float" office:value="2.27684737685897">
                <text:p>2.276847376858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0000">
                <text:p>480000</text:p>
              </table:table-cell>
              <table:table-cell office:value-type="float" office:value="2.24500950613413">
                <text:p>2.245009506134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0000">
                <text:p>490000</text:p>
              </table:table-cell>
              <table:table-cell office:value-type="float" office:value="2.44404962795309">
                <text:p>2.444049627953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0000">
                <text:p>500000</text:p>
              </table:table-cell>
              <table:table-cell office:value-type="float" office:value="2.33529918630462">
                <text:p>2.335299186304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0000">
                <text:p>510000</text:p>
              </table:table-cell>
              <table:table-cell office:value-type="float" office:value="2.41286800956492">
                <text:p>2.412868009564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0000">
                <text:p>520000</text:p>
              </table:table-cell>
              <table:table-cell office:value-type="float" office:value="2.24913628660491">
                <text:p>2.24913628660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0000">
                <text:p>530000</text:p>
              </table:table-cell>
              <table:table-cell office:value-type="float" office:value="2.25823642719737">
                <text:p>2.258236427197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0000">
                <text:p>540000</text:p>
              </table:table-cell>
              <table:table-cell office:value-type="float" office:value="2.37581865772153">
                <text:p>2.37581865772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0000">
                <text:p>550000</text:p>
              </table:table-cell>
              <table:table-cell office:value-type="float" office:value="2.61352033232174">
                <text:p>2.613520332321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0000">
                <text:p>560000</text:p>
              </table:table-cell>
              <table:table-cell office:value-type="float" office:value="2.45284625191208">
                <text:p>2.452846251912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0000">
                <text:p>570000</text:p>
              </table:table-cell>
              <table:table-cell office:value-type="float" office:value="2.58757935525248">
                <text:p>2.587579355252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0000">
                <text:p>580000</text:p>
              </table:table-cell>
              <table:table-cell office:value-type="float" office:value="2.43257736988879">
                <text:p>2.432577369888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0000">
                <text:p>590000</text:p>
              </table:table-cell>
              <table:table-cell office:value-type="float" office:value="2.5660222206327">
                <text:p>2.56602222063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0000">
                <text:p>600000</text:p>
              </table:table-cell>
              <table:table-cell office:value-type="float" office:value="2.18781766443167">
                <text:p>2.187817664431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0000">
                <text:p>610000</text:p>
              </table:table-cell>
              <table:table-cell office:value-type="float" office:value="2.51673519491707">
                <text:p>2.516735194917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0000">
                <text:p>620000</text:p>
              </table:table-cell>
              <table:table-cell office:value-type="float" office:value="2.3688706734655">
                <text:p>2.36887067346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0000">
                <text:p>630000</text:p>
              </table:table-cell>
              <table:table-cell office:value-type="float" office:value="2.32819732748125">
                <text:p>2.32819732748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0000">
                <text:p>640000</text:p>
              </table:table-cell>
              <table:table-cell office:value-type="float" office:value="2.23893608261664">
                <text:p>2.238936082616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0000">
                <text:p>650000</text:p>
              </table:table-cell>
              <table:table-cell office:value-type="float" office:value="2.16633293618924">
                <text:p>2.166332936189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0000">
                <text:p>660000</text:p>
              </table:table-cell>
              <table:table-cell office:value-type="float" office:value="2.29997931663413">
                <text:p>2.29997931663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0000">
                <text:p>670000</text:p>
              </table:table-cell>
              <table:table-cell office:value-type="float" office:value="2.40932346349021">
                <text:p>2.40932346349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0000">
                <text:p>680000</text:p>
              </table:table-cell>
              <table:table-cell office:value-type="float" office:value="2.58440430357255">
                <text:p>2.584404303572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0000">
                <text:p>690000</text:p>
              </table:table-cell>
              <table:table-cell office:value-type="float" office:value="2.59514286915224">
                <text:p>2.59514286915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0000">
                <text:p>700000</text:p>
              </table:table-cell>
              <table:table-cell office:value-type="float" office:value="2.04476950488728">
                <text:p>2.044769504887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0000">
                <text:p>710000</text:p>
              </table:table-cell>
              <table:table-cell office:value-type="float" office:value="2.45366065661853">
                <text:p>2.453660656618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0000">
                <text:p>720000</text:p>
              </table:table-cell>
              <table:table-cell office:value-type="float" office:value="2.28418199518852">
                <text:p>2.284181995188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0000">
                <text:p>730000</text:p>
              </table:table-cell>
              <table:table-cell office:value-type="float" office:value="2.27333136055572">
                <text:p>2.273331360555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0000">
                <text:p>740000</text:p>
              </table:table-cell>
              <table:table-cell office:value-type="float" office:value="2.39147708822217">
                <text:p>2.391477088222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0000">
                <text:p>750000</text:p>
              </table:table-cell>
              <table:table-cell office:value-type="float" office:value="2.44719882052265">
                <text:p>2.447198820522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0000">
                <text:p>760000</text:p>
              </table:table-cell>
              <table:table-cell office:value-type="float" office:value="2.53714818954293">
                <text:p>2.537148189542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0000">
                <text:p>770000</text:p>
              </table:table-cell>
              <table:table-cell office:value-type="float" office:value="2.54483423144452">
                <text:p>2.544834231444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0000">
                <text:p>780000</text:p>
              </table:table-cell>
              <table:table-cell office:value-type="float" office:value="2.41552581373657">
                <text:p>2.415525813736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0000">
                <text:p>790000</text:p>
              </table:table-cell>
              <table:table-cell office:value-type="float" office:value="2.40381759527917">
                <text:p>2.403817595279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0000">
                <text:p>800000</text:p>
              </table:table-cell>
              <table:table-cell office:value-type="float" office:value="2.53070788372416">
                <text:p>2.53070788372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0000">
                <text:p>810000</text:p>
              </table:table-cell>
              <table:table-cell office:value-type="float" office:value="2.32744877701753">
                <text:p>2.327448777017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0000">
                <text:p>820000</text:p>
              </table:table-cell>
              <table:table-cell office:value-type="float" office:value="2.46808410958015">
                <text:p>2.468084109580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0000">
                <text:p>830000</text:p>
              </table:table-cell>
              <table:table-cell office:value-type="float" office:value="1.94418087526579">
                <text:p>1.944180875265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0000">
                <text:p>840000</text:p>
              </table:table-cell>
              <table:table-cell office:value-type="float" office:value="2.26507968213207">
                <text:p>2.26507968213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0000">
                <text:p>850000</text:p>
              </table:table-cell>
              <table:table-cell office:value-type="float" office:value="2.28451106595582">
                <text:p>2.284511065955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0000">
                <text:p>860000</text:p>
              </table:table-cell>
              <table:table-cell office:value-type="float" office:value="2.47854204627841">
                <text:p>2.478542046278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0000">
                <text:p>870000</text:p>
              </table:table-cell>
              <table:table-cell office:value-type="float" office:value="2.3029324554691">
                <text:p>2.30293245546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0000">
                <text:p>880000</text:p>
              </table:table-cell>
              <table:table-cell office:value-type="float" office:value="2.14423505213718">
                <text:p>2.144235052137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0000">
                <text:p>890000</text:p>
              </table:table-cell>
              <table:table-cell office:value-type="float" office:value="2.23039443023908">
                <text:p>2.23039443023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000">
                <text:p>900000</text:p>
              </table:table-cell>
              <table:table-cell office:value-type="float" office:value="2.50129935371376">
                <text:p>2.50129935371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10000">
                <text:p>910000</text:p>
              </table:table-cell>
              <table:table-cell office:value-type="float" office:value="2.57785555300696">
                <text:p>2.57785555300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0000">
                <text:p>920000</text:p>
              </table:table-cell>
              <table:table-cell office:value-type="float" office:value="2.44866730272576">
                <text:p>2.448667302725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30000">
                <text:p>930000</text:p>
              </table:table-cell>
              <table:table-cell office:value-type="float" office:value="2.7686746571516">
                <text:p>2.76867465715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000">
                <text:p>940000</text:p>
              </table:table-cell>
              <table:table-cell office:value-type="float" office:value="2.43474694069355">
                <text:p>2.434746940693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0000">
                <text:p>950000</text:p>
              </table:table-cell>
              <table:table-cell office:value-type="float" office:value="2.58194003639974">
                <text:p>2.58194003639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0000">
                <text:p>960000</text:p>
              </table:table-cell>
              <table:table-cell office:value-type="float" office:value="2.44659439190636">
                <text:p>2.44659439190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0000">
                <text:p>970000</text:p>
              </table:table-cell>
              <table:table-cell office:value-type="float" office:value="2.19516671540042">
                <text:p>2.195166715400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00">
                <text:p>980000</text:p>
              </table:table-cell>
              <table:table-cell office:value-type="float" office:value="2.15136982550462">
                <text:p>2.151369825504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00">
                <text:p>990000</text:p>
              </table:table-cell>
              <table:table-cell office:value-type="float" office:value="2.1287088899024">
                <text:p>2.12870888990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00">
                <text:p>1000000</text:p>
              </table:table-cell>
              <table:table-cell office:value-type="float" office:value="2.34177878525235">
                <text:p>2.341778785252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0">
                <text:p>2000000</text:p>
              </table:table-cell>
              <table:table-cell office:value-type="float" office:value="2.21226358774453">
                <text:p>2.212263587744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00000">
                <text:p>3000000</text:p>
              </table:table-cell>
              <table:table-cell office:value-type="float" office:value="2.18940119141694">
                <text:p>2.189401191416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0000">
                <text:p>4000000</text:p>
              </table:table-cell>
              <table:table-cell office:value-type="float" office:value="2.31584283103805">
                <text:p>2.315842831038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00000">
                <text:p>5000000</text:p>
              </table:table-cell>
              <table:table-cell office:value-type="float" office:value="2.55675792115396">
                <text:p>2.55675792115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00000">
                <text:p>6000000</text:p>
              </table:table-cell>
              <table:table-cell office:value-type="float" office:value="2.31299629046453">
                <text:p>2.312996290464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00000">
                <text:p>7000000</text:p>
              </table:table-cell>
              <table:table-cell office:value-type="float" office:value="1.99827525921063">
                <text:p>1.998275259210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00000">
                <text:p>8000000</text:p>
              </table:table-cell>
              <table:table-cell office:value-type="float" office:value="2.18565798796606">
                <text:p>2.185657987966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00000">
                <text:p>9000000</text:p>
              </table:table-cell>
              <table:table-cell office:value-type="float" office:value="2.1636840655131">
                <text:p>2.1636840655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6cm" chart:style-name="ch2">
          <text:p>Laptop Merge</text:p>
        </chart:title>
        <chart:legend chart:legend-position="end" svg:x="13.148cm" svg:y="4.201cm" style:legend-expansion="high" chart:style-name="ch3"/>
        <chart:plot-area chart:style-name="ch4" table:cell-range-address="Sheet1.R14:Sheet1.R220 Sheet1.U14:Sheet1.U220" svg:x="1.331cm" svg:y="1.301cm" svg:width="11.497cm" svg:height="6.538cm">
          <chartooo:coordinate-region svg:x="2.058cm" svg:y="1.501cm" svg:width="10.027cm" svg:height="5.691cm"/>
          <chart:axis chart:dimension="x" chart:name="primary-x" chart:style-name="ch5">
            <chart:title svg:x="6.281cm" svg:y="8.019cm" chart:style-name="ch6">
              <text:p>Array Size</text:p>
            </chart:title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Sheet1.U14:Sheet1.U220" chart:class="chart:scatter">
            <chart:domain table:cell-range-address="Sheet1.R14:Sheet1.R220"/>
            <chart:data-point chart:repeated="2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R14:Sheet1.R220</svg:desc>
                </draw:g>
              </table:table-cell>
              <table:table-cell office:value-type="float" office:value="0.153843386410897">
                <text:p>0.153843386410897</text:p>
                <draw:g>
                  <svg:desc>Sheet1.U14:Sheet1.U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651419790205118">
                <text:p>0.651419790205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40187079290148">
                <text:p>1.40187079290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53658154026037">
                <text:p>0.53658154026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546963824289406">
                <text:p>0.546963824289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13178884779929">
                <text:p>1.13178884779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85093248896119">
                <text:p>0.85093248896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.01169230769231">
                <text:p>1.01169230769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.10842983123433">
                <text:p>1.10842983123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.12995111639583">
                <text:p>1.12995111639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.14210636438602">
                <text:p>1.14210636438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.24243533719145">
                <text:p>1.24243533719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.23334929455129">
                <text:p>1.23334929455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.29222325442334">
                <text:p>1.29222325442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.23430819056192">
                <text:p>1.23430819056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.23622453207141">
                <text:p>1.23622453207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.35600101022384">
                <text:p>1.35600101022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.3822491083924">
                <text:p>1.3822491083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.48162731915333">
                <text:p>1.48162731915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.47686891971738">
                <text:p>1.47686891971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.49140147862424">
                <text:p>1.49140147862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.61539183481933">
                <text:p>1.61539183481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.53896089105528">
                <text:p>1.53896089105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.60128428777671">
                <text:p>1.60128428777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.60061599446746">
                <text:p>1.60061599446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.6279726898798">
                <text:p>1.62797268987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.60881466910602">
                <text:p>1.60881466910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.62783590765654">
                <text:p>1.627835907656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.67598144882096">
                <text:p>1.67598144882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.69106556649809">
                <text:p>1.69106556649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.50819016741787">
                <text:p>1.50819016741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.56705659671402">
                <text:p>1.567056596714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.59122822177337">
                <text:p>1.59122822177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.68235565997766">
                <text:p>1.682355659977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.61453155663609">
                <text:p>1.614531556636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.7368426685503">
                <text:p>1.7368426685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.59533789139913">
                <text:p>1.595337891399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.6590054059343">
                <text:p>1.6590054059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.64876721859584">
                <text:p>1.64876721859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.68623608270848">
                <text:p>1.68623608270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.68136147638552">
                <text:p>1.68136147638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.67969124666012">
                <text:p>1.67969124666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.734737321266">
                <text:p>1.734737321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.8208705819531">
                <text:p>1.8208705819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.36686546098604">
                <text:p>1.36686546098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.70545292204341">
                <text:p>1.705452922043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.70744500004146">
                <text:p>1.70744500004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.77677974878065">
                <text:p>1.776779748780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.82051446780079">
                <text:p>1.820514467800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.84643234462628">
                <text:p>1.846432344626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.78634176307976">
                <text:p>1.78634176307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.77272244115412">
                <text:p>1.77272244115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.74757542389877">
                <text:p>1.747575423898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.85690212216702">
                <text:p>1.856902122167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.85619697350366">
                <text:p>1.85619697350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.83987818438177">
                <text:p>1.83987818438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.82927107494582">
                <text:p>1.829271074945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.87936749503536">
                <text:p>1.87936749503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.86271519723905">
                <text:p>1.862715197239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.79850965062302">
                <text:p>1.798509650623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.79706038117378">
                <text:p>1.797060381173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.70936715873696">
                <text:p>1.70936715873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.80673744902746">
                <text:p>1.80673744902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.8157497459241">
                <text:p>1.81574974592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.87970704561399">
                <text:p>1.87970704561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.77466949363931">
                <text:p>1.774669493639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.75235343549651">
                <text:p>1.752353435496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.77556730837911">
                <text:p>1.775567308379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.91872974766313">
                <text:p>1.918729747663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.87669088593075">
                <text:p>1.876690885930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.79001248588975">
                <text:p>1.790012485889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.77301626620428">
                <text:p>1.773016266204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.75062857879653">
                <text:p>1.750628578796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.89294802318458">
                <text:p>1.89294802318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.7349098506967">
                <text:p>1.7349098506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.90597041091332">
                <text:p>1.90597041091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.86358048900414">
                <text:p>1.86358048900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.82662052503241">
                <text:p>1.826620525032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.75169051779201">
                <text:p>1.75169051779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.85495564312641">
                <text:p>1.85495564312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.87816993980288">
                <text:p>1.87816993980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.95266296752411">
                <text:p>1.952662967524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.85518719885662">
                <text:p>1.855187198856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.91482116154946">
                <text:p>1.914821161549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.81608354687923">
                <text:p>1.81608354687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.86373846887155">
                <text:p>1.86373846887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.86651909155466">
                <text:p>1.866519091554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.73196109913741">
                <text:p>1.731961099137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.90233476075219">
                <text:p>1.90233476075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.8585364991338">
                <text:p>1.85853649913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.83738020510516">
                <text:p>1.83738020510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.9007635145129">
                <text:p>1.9007635145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.65773460817072">
                <text:p>1.65773460817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.83104735158915">
                <text:p>1.83104735158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.81510921290255">
                <text:p>1.81510921290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.77813452438242">
                <text:p>1.778134524382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.85458240801048">
                <text:p>1.854582408010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.89026858154133">
                <text:p>1.890268581541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789804886652013">
                <text:p>0.7898048866520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0">
                <text:p>20000</text:p>
              </table:table-cell>
              <table:table-cell office:value-type="float" office:value="1.55589782423497">
                <text:p>1.55589782423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0">
                <text:p>30000</text:p>
              </table:table-cell>
              <table:table-cell office:value-type="float" office:value="1.92821025960743">
                <text:p>1.928210259607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0">
                <text:p>40000</text:p>
              </table:table-cell>
              <table:table-cell office:value-type="float" office:value="1.9923288857151">
                <text:p>1.99232888571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000">
                <text:p>50000</text:p>
              </table:table-cell>
              <table:table-cell office:value-type="float" office:value="1.83903624654553">
                <text:p>1.83903624654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000">
                <text:p>60000</text:p>
              </table:table-cell>
              <table:table-cell office:value-type="float" office:value="2.13489990266176">
                <text:p>2.13489990266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000">
                <text:p>70000</text:p>
              </table:table-cell>
              <table:table-cell office:value-type="float" office:value="2.24861887197111">
                <text:p>2.24861887197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000">
                <text:p>80000</text:p>
              </table:table-cell>
              <table:table-cell office:value-type="float" office:value="2.10861260080727">
                <text:p>2.10861260080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000">
                <text:p>90000</text:p>
              </table:table-cell>
              <table:table-cell office:value-type="float" office:value="2.18795474008112">
                <text:p>2.18795474008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000">
                <text:p>100000</text:p>
              </table:table-cell>
              <table:table-cell office:value-type="float" office:value="1.70590178255285">
                <text:p>1.70590178255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">
                <text:p>110000</text:p>
              </table:table-cell>
              <table:table-cell office:value-type="float" office:value="1.79525892141564">
                <text:p>1.79525892141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00">
                <text:p>120000</text:p>
              </table:table-cell>
              <table:table-cell office:value-type="float" office:value="1.58719499416902">
                <text:p>1.587194994169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000">
                <text:p>130000</text:p>
              </table:table-cell>
              <table:table-cell office:value-type="float" office:value="1.44675965921855">
                <text:p>1.44675965921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0000">
                <text:p>140000</text:p>
              </table:table-cell>
              <table:table-cell office:value-type="float" office:value="2.0936681764015">
                <text:p>2.09366817640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000">
                <text:p>150000</text:p>
              </table:table-cell>
              <table:table-cell office:value-type="float" office:value="1.46134000937251">
                <text:p>1.46134000937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000">
                <text:p>160000</text:p>
              </table:table-cell>
              <table:table-cell office:value-type="float" office:value="2.18492483867829">
                <text:p>2.184924838678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000">
                <text:p>170000</text:p>
              </table:table-cell>
              <table:table-cell office:value-type="float" office:value="2.20549129602207">
                <text:p>2.205491296022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0000">
                <text:p>180000</text:p>
              </table:table-cell>
              <table:table-cell office:value-type="float" office:value="2.16588346222096">
                <text:p>2.165883462220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000">
                <text:p>190000</text:p>
              </table:table-cell>
              <table:table-cell office:value-type="float" office:value="1.76142951960931">
                <text:p>1.761429519609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00">
                <text:p>200000</text:p>
              </table:table-cell>
              <table:table-cell office:value-type="float" office:value="1.75377336382914">
                <text:p>1.753773363829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0000">
                <text:p>210000</text:p>
              </table:table-cell>
              <table:table-cell office:value-type="float" office:value="1.72110468329451">
                <text:p>1.721104683294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0000">
                <text:p>220000</text:p>
              </table:table-cell>
              <table:table-cell office:value-type="float" office:value="1.71316241315259">
                <text:p>1.713162413152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0000">
                <text:p>230000</text:p>
              </table:table-cell>
              <table:table-cell office:value-type="float" office:value="1.71049663989917">
                <text:p>1.710496639899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000">
                <text:p>240000</text:p>
              </table:table-cell>
              <table:table-cell office:value-type="float" office:value="1.80247359927995">
                <text:p>1.80247359927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0000">
                <text:p>250000</text:p>
              </table:table-cell>
              <table:table-cell office:value-type="float" office:value="1.73780277197192">
                <text:p>1.73780277197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000">
                <text:p>260000</text:p>
              </table:table-cell>
              <table:table-cell office:value-type="float" office:value="1.72898943217666">
                <text:p>1.728989432176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0000">
                <text:p>270000</text:p>
              </table:table-cell>
              <table:table-cell office:value-type="float" office:value="1.71130222337606">
                <text:p>1.711302223376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0000">
                <text:p>280000</text:p>
              </table:table-cell>
              <table:table-cell office:value-type="float" office:value="2.16547949650658">
                <text:p>2.165479496506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0000">
                <text:p>290000</text:p>
              </table:table-cell>
              <table:table-cell office:value-type="float" office:value="1.74076080599646">
                <text:p>1.740760805996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0000">
                <text:p>300000</text:p>
              </table:table-cell>
              <table:table-cell office:value-type="float" office:value="1.73958516365576">
                <text:p>1.739585163655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000">
                <text:p>310000</text:p>
              </table:table-cell>
              <table:table-cell office:value-type="float" office:value="1.74801808023019">
                <text:p>1.74801808023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0000">
                <text:p>320000</text:p>
              </table:table-cell>
              <table:table-cell office:value-type="float" office:value="1.69584417542164">
                <text:p>1.69584417542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0000">
                <text:p>330000</text:p>
              </table:table-cell>
              <table:table-cell office:value-type="float" office:value="1.73299837203659">
                <text:p>1.732998372036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0000">
                <text:p>340000</text:p>
              </table:table-cell>
              <table:table-cell office:value-type="float" office:value="1.69194445558895">
                <text:p>1.691944455588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0000">
                <text:p>350000</text:p>
              </table:table-cell>
              <table:table-cell office:value-type="float" office:value="1.74962459822267">
                <text:p>1.749624598222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0000">
                <text:p>360000</text:p>
              </table:table-cell>
              <table:table-cell office:value-type="float" office:value="1.67824688216692">
                <text:p>1.678246882166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000">
                <text:p>370000</text:p>
              </table:table-cell>
              <table:table-cell office:value-type="float" office:value="1.77247055212966">
                <text:p>1.77247055212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0000">
                <text:p>380000</text:p>
              </table:table-cell>
              <table:table-cell office:value-type="float" office:value="1.73490179653975">
                <text:p>1.734901796539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0000">
                <text:p>390000</text:p>
              </table:table-cell>
              <table:table-cell office:value-type="float" office:value="1.71562948298004">
                <text:p>1.715629482980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0000">
                <text:p>400000</text:p>
              </table:table-cell>
              <table:table-cell office:value-type="float" office:value="1.73989514693283">
                <text:p>1.739895146932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0000">
                <text:p>410000</text:p>
              </table:table-cell>
              <table:table-cell office:value-type="float" office:value="1.70470422139361">
                <text:p>1.70470422139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0000">
                <text:p>420000</text:p>
              </table:table-cell>
              <table:table-cell office:value-type="float" office:value="1.7199221687009">
                <text:p>1.71992216870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0000">
                <text:p>430000</text:p>
              </table:table-cell>
              <table:table-cell office:value-type="float" office:value="1.67094529496376">
                <text:p>1.670945294963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0000">
                <text:p>440000</text:p>
              </table:table-cell>
              <table:table-cell office:value-type="float" office:value="1.81890766220464">
                <text:p>1.81890766220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0000">
                <text:p>450000</text:p>
              </table:table-cell>
              <table:table-cell office:value-type="float" office:value="1.72976565630066">
                <text:p>1.729765656300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000">
                <text:p>460000</text:p>
              </table:table-cell>
              <table:table-cell office:value-type="float" office:value="1.77181411706354">
                <text:p>1.771814117063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0000">
                <text:p>470000</text:p>
              </table:table-cell>
              <table:table-cell office:value-type="float" office:value="1.96094155619615">
                <text:p>1.960941556196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0000">
                <text:p>480000</text:p>
              </table:table-cell>
              <table:table-cell office:value-type="float" office:value="2.1475912120096">
                <text:p>2.14759121200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0000">
                <text:p>490000</text:p>
              </table:table-cell>
              <table:table-cell office:value-type="float" office:value="1.72677749010254">
                <text:p>1.726777490102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0000">
                <text:p>500000</text:p>
              </table:table-cell>
              <table:table-cell office:value-type="float" office:value="1.7412218652547">
                <text:p>1.74122186525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0000">
                <text:p>510000</text:p>
              </table:table-cell>
              <table:table-cell office:value-type="float" office:value="1.7598792672722">
                <text:p>1.75987926727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0000">
                <text:p>520000</text:p>
              </table:table-cell>
              <table:table-cell office:value-type="float" office:value="1.72605605619224">
                <text:p>1.72605605619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0000">
                <text:p>530000</text:p>
              </table:table-cell>
              <table:table-cell office:value-type="float" office:value="2.00786585843913">
                <text:p>2.00786585843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0000">
                <text:p>540000</text:p>
              </table:table-cell>
              <table:table-cell office:value-type="float" office:value="1.70855500852717">
                <text:p>1.708555008527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0000">
                <text:p>550000</text:p>
              </table:table-cell>
              <table:table-cell office:value-type="float" office:value="1.71925290080473">
                <text:p>1.71925290080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0000">
                <text:p>560000</text:p>
              </table:table-cell>
              <table:table-cell office:value-type="float" office:value="2.14580652876822">
                <text:p>2.145806528768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0000">
                <text:p>570000</text:p>
              </table:table-cell>
              <table:table-cell office:value-type="float" office:value="1.68195050559053">
                <text:p>1.681950505590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0000">
                <text:p>580000</text:p>
              </table:table-cell>
              <table:table-cell office:value-type="float" office:value="1.7368533222266">
                <text:p>1.73685332222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0000">
                <text:p>590000</text:p>
              </table:table-cell>
              <table:table-cell office:value-type="float" office:value="1.70517370012521">
                <text:p>1.705173700125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0000">
                <text:p>600000</text:p>
              </table:table-cell>
              <table:table-cell office:value-type="float" office:value="1.71618762420896">
                <text:p>1.71618762420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0000">
                <text:p>610000</text:p>
              </table:table-cell>
              <table:table-cell office:value-type="float" office:value="1.72976577991211">
                <text:p>1.729765779912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0000">
                <text:p>620000</text:p>
              </table:table-cell>
              <table:table-cell office:value-type="float" office:value="1.66270617511143">
                <text:p>1.66270617511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0000">
                <text:p>630000</text:p>
              </table:table-cell>
              <table:table-cell office:value-type="float" office:value="1.67117726054671">
                <text:p>1.671177260546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0000">
                <text:p>640000</text:p>
              </table:table-cell>
              <table:table-cell office:value-type="float" office:value="1.74773090703718">
                <text:p>1.747730907037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0000">
                <text:p>650000</text:p>
              </table:table-cell>
              <table:table-cell office:value-type="float" office:value="1.69588118765314">
                <text:p>1.695881187653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0000">
                <text:p>660000</text:p>
              </table:table-cell>
              <table:table-cell office:value-type="float" office:value="1.71532320470499">
                <text:p>1.715323204704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0000">
                <text:p>670000</text:p>
              </table:table-cell>
              <table:table-cell office:value-type="float" office:value="2.62683117003733">
                <text:p>2.626831170037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0000">
                <text:p>680000</text:p>
              </table:table-cell>
              <table:table-cell office:value-type="float" office:value="1.19654789496978">
                <text:p>1.196547894969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0000">
                <text:p>690000</text:p>
              </table:table-cell>
              <table:table-cell office:value-type="float" office:value="1.68708546955215">
                <text:p>1.687085469552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0000">
                <text:p>700000</text:p>
              </table:table-cell>
              <table:table-cell office:value-type="float" office:value="2.04231812248218">
                <text:p>2.042318122482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0000">
                <text:p>710000</text:p>
              </table:table-cell>
              <table:table-cell office:value-type="float" office:value="1.72336430205622">
                <text:p>1.723364302056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0000">
                <text:p>720000</text:p>
              </table:table-cell>
              <table:table-cell office:value-type="float" office:value="1.72642255272584">
                <text:p>1.726422552725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0000">
                <text:p>730000</text:p>
              </table:table-cell>
              <table:table-cell office:value-type="float" office:value="1.71347938094667">
                <text:p>1.71347938094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0000">
                <text:p>740000</text:p>
              </table:table-cell>
              <table:table-cell office:value-type="float" office:value="1.71055964719138">
                <text:p>1.710559647191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0000">
                <text:p>750000</text:p>
              </table:table-cell>
              <table:table-cell office:value-type="float" office:value="1.73641829301184">
                <text:p>1.73641829301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0000">
                <text:p>760000</text:p>
              </table:table-cell>
              <table:table-cell office:value-type="float" office:value="1.72876634840218">
                <text:p>1.728766348402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0000">
                <text:p>770000</text:p>
              </table:table-cell>
              <table:table-cell office:value-type="float" office:value="1.77847268131671">
                <text:p>1.778472681316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0000">
                <text:p>780000</text:p>
              </table:table-cell>
              <table:table-cell office:value-type="float" office:value="1.66725854204694">
                <text:p>1.667258542046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0000">
                <text:p>790000</text:p>
              </table:table-cell>
              <table:table-cell office:value-type="float" office:value="1.69414715606913">
                <text:p>1.694147156069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0000">
                <text:p>800000</text:p>
              </table:table-cell>
              <table:table-cell office:value-type="float" office:value="1.66046541432769">
                <text:p>1.660465414327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0000">
                <text:p>810000</text:p>
              </table:table-cell>
              <table:table-cell office:value-type="float" office:value="1.71566358600938">
                <text:p>1.71566358600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0000">
                <text:p>820000</text:p>
              </table:table-cell>
              <table:table-cell office:value-type="float" office:value="1.66913480346884">
                <text:p>1.669134803468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0000">
                <text:p>830000</text:p>
              </table:table-cell>
              <table:table-cell office:value-type="float" office:value="1.72925061410859">
                <text:p>1.729250614108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0000">
                <text:p>840000</text:p>
              </table:table-cell>
              <table:table-cell office:value-type="float" office:value="1.72641410451095">
                <text:p>1.726414104510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0000">
                <text:p>850000</text:p>
              </table:table-cell>
              <table:table-cell office:value-type="float" office:value="1.66592773768172">
                <text:p>1.665927737681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0000">
                <text:p>860000</text:p>
              </table:table-cell>
              <table:table-cell office:value-type="float" office:value="1.74669576832977">
                <text:p>1.74669576832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0000">
                <text:p>870000</text:p>
              </table:table-cell>
              <table:table-cell office:value-type="float" office:value="1.65655388711365">
                <text:p>1.656553887113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0000">
                <text:p>880000</text:p>
              </table:table-cell>
              <table:table-cell office:value-type="float" office:value="1.68922343230619">
                <text:p>1.689223432306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0000">
                <text:p>890000</text:p>
              </table:table-cell>
              <table:table-cell office:value-type="float" office:value="1.69014029652203">
                <text:p>1.690140296522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000">
                <text:p>900000</text:p>
              </table:table-cell>
              <table:table-cell office:value-type="float" office:value="1.65288484439522">
                <text:p>1.652884844395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10000">
                <text:p>910000</text:p>
              </table:table-cell>
              <table:table-cell office:value-type="float" office:value="1.70927636734879">
                <text:p>1.709276367348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0000">
                <text:p>920000</text:p>
              </table:table-cell>
              <table:table-cell office:value-type="float" office:value="1.70719063382681">
                <text:p>1.707190633826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30000">
                <text:p>930000</text:p>
              </table:table-cell>
              <table:table-cell office:value-type="float" office:value="1.67026888007515">
                <text:p>1.670268880075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000">
                <text:p>940000</text:p>
              </table:table-cell>
              <table:table-cell office:value-type="float" office:value="1.69900823757301">
                <text:p>1.69900823757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0000">
                <text:p>950000</text:p>
              </table:table-cell>
              <table:table-cell office:value-type="float" office:value="1.6926044680986">
                <text:p>1.69260446809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0000">
                <text:p>960000</text:p>
              </table:table-cell>
              <table:table-cell office:value-type="float" office:value="1.73107882774622">
                <text:p>1.731078827746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0000">
                <text:p>970000</text:p>
              </table:table-cell>
              <table:table-cell office:value-type="float" office:value="1.71223872198183">
                <text:p>1.712238721981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00">
                <text:p>980000</text:p>
              </table:table-cell>
              <table:table-cell office:value-type="float" office:value="1.71580829916857">
                <text:p>1.715808299168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00">
                <text:p>990000</text:p>
              </table:table-cell>
              <table:table-cell office:value-type="float" office:value="1.74502543423661">
                <text:p>1.745025434236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00">
                <text:p>1000000</text:p>
              </table:table-cell>
              <table:table-cell office:value-type="float" office:value="1.05666959455264">
                <text:p>1.056669594552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0">
                <text:p>2000000</text:p>
              </table:table-cell>
              <table:table-cell office:value-type="float" office:value="1.6564522168871">
                <text:p>1.65645221688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00000">
                <text:p>3000000</text:p>
              </table:table-cell>
              <table:table-cell office:value-type="float" office:value="1.6807560798297">
                <text:p>1.68075607982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0000">
                <text:p>4000000</text:p>
              </table:table-cell>
              <table:table-cell office:value-type="float" office:value="1.69650389808387">
                <text:p>1.696503898083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00000">
                <text:p>5000000</text:p>
              </table:table-cell>
              <table:table-cell office:value-type="float" office:value="1.74584136459149">
                <text:p>1.745841364591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00000">
                <text:p>6000000</text:p>
              </table:table-cell>
              <table:table-cell office:value-type="float" office:value="1.86675673382367">
                <text:p>1.866756733823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00000">
                <text:p>7000000</text:p>
              </table:table-cell>
              <table:table-cell office:value-type="float" office:value="1.70354045008914">
                <text:p>1.703540450089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00000">
                <text:p>8000000</text:p>
              </table:table-cell>
              <table:table-cell office:value-type="float" office:value="1.7410717999499">
                <text:p>1.74107179994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00000">
                <text:p>9000000</text:p>
              </table:table-cell>
              <table:table-cell office:value-type="float" office:value="1.69802670583563">
                <text:p>1.69802670583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23cm" svg:y="0.369cm" chart:style-name="ch2">
          <text:p>Laptop Quicksort</text:p>
        </chart:title>
        <chart:legend chart:legend-position="end" svg:x="12.91cm" svg:y="4.201cm" style:legend-expansion="high" chart:style-name="ch3"/>
        <chart:plot-area chart:style-name="ch4" table:cell-range-address="Sheet1.AD14:Sheet1.AD220 Sheet1.AG14:Sheet1.AG220" svg:x="1.331cm" svg:y="1.301cm" svg:width="11.259cm" svg:height="6.538cm">
          <chartooo:coordinate-region svg:x="2.058cm" svg:y="1.5cm" svg:width="9.79cm" svg:height="5.692cm"/>
          <chart:axis chart:dimension="x" chart:name="primary-x" chart:style-name="ch5">
            <chart:title svg:x="6.188cm" svg:y="8.019cm" chart:style-name="ch6">
              <text:p>Array size</text:p>
            </chart:title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Sheet1.AG14:Sheet1.AG220" chart:class="chart:scatter">
            <chart:domain table:cell-range-address="Sheet1.AD14:Sheet1.AD220"/>
            <chart:data-point chart:repeated="2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D14:Sheet1.AD220</svg:desc>
                </draw:g>
              </table:table-cell>
              <table:table-cell office:value-type="float" office:value="0.203634415551285">
                <text:p>0.203634415551285</text:p>
                <draw:g>
                  <svg:desc>Sheet1.AG14:Sheet1.AG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376343680458643">
                <text:p>0.376343680458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664294781853411">
                <text:p>0.664294781853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750005314738834">
                <text:p>0.750005314738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520833079593204">
                <text:p>0.520833079593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876924737372284">
                <text:p>0.876924737372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.19130894523863">
                <text:p>1.19130894523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36521137930333">
                <text:p>1.36521137930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.29105441345852">
                <text:p>1.29105441345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.02732058883664">
                <text:p>1.02732058883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.15189817213054">
                <text:p>1.15189817213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.24847290919656">
                <text:p>1.24847290919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.14464724309855">
                <text:p>1.14464724309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.3112494579694">
                <text:p>1.3112494579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.51094990185201">
                <text:p>1.51094990185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.31394115727648">
                <text:p>1.31394115727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.31110909020046">
                <text:p>1.31110909020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.37911805519864">
                <text:p>1.37911805519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.21145129388495">
                <text:p>1.21145129388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.22510173918325">
                <text:p>1.22510173918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.76313846153846">
                <text:p>1.763138461538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.4070816605273">
                <text:p>1.4070816605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.52252641336522">
                <text:p>1.5225264133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.40495332702008">
                <text:p>1.40495332702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.66820410582467">
                <text:p>1.66820410582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.44061069249447">
                <text:p>1.44061069249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.53174588444906">
                <text:p>1.53174588444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.58461275554716">
                <text:p>1.58461275554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.70613164324985">
                <text:p>1.70613164324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.50172373612774">
                <text:p>1.50172373612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.58595762837028">
                <text:p>1.58595762837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.60563542644468">
                <text:p>1.60563542644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.54722658094788">
                <text:p>1.54722658094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.52795288171043">
                <text:p>1.527952881710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.53949917165796">
                <text:p>1.53949917165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.52353276980322">
                <text:p>1.52353276980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.60724151329966">
                <text:p>1.60724151329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.79430178346777">
                <text:p>1.79430178346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4.37241790899347">
                <text:p>4.372417908993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.45237924794687">
                <text:p>1.452379247946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.64736869096093">
                <text:p>1.647368690960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.68560634580379">
                <text:p>1.685606345803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.6036438199467">
                <text:p>1.60364381994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.40904949041285">
                <text:p>1.40904949041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.60020824123128">
                <text:p>1.60020824123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.44201129839428">
                <text:p>1.44201129839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.71447300222568">
                <text:p>1.71447300222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.84544072854433">
                <text:p>1.84544072854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.814522855557">
                <text:p>1.8145228555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.78960300761454">
                <text:p>1.78960300761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.57142495596364">
                <text:p>1.57142495596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.64705729680346">
                <text:p>1.647057296803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.64214338040727">
                <text:p>1.64214338040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.74108200038751">
                <text:p>1.741082000387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.75743954450349">
                <text:p>1.75743954450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.69999950768746">
                <text:p>1.69999950768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.6910222204864">
                <text:p>1.69102222048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.60564743278845">
                <text:p>1.605647432788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.57236090823142">
                <text:p>1.57236090823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.70070911253349">
                <text:p>1.700709112533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.92800681816388">
                <text:p>1.92800681816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.45804936452385">
                <text:p>1.45804936452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.84100271029226">
                <text:p>1.841002710292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.71618831693797">
                <text:p>1.716188316937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.50453430805534">
                <text:p>1.504534308055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.7036016583175">
                <text:p>1.70360165831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.7256888351108">
                <text:p>1.7256888351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.73164035253237">
                <text:p>1.73164035253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.72400937114779">
                <text:p>1.72400937114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.83239545790946">
                <text:p>1.832395457909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.56379453421477">
                <text:p>1.56379453421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.56250159857644">
                <text:p>1.562501598576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.5624058999612">
                <text:p>1.5624058999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.9922179430893">
                <text:p>1.99221794308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.82601026837023">
                <text:p>1.826010268370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.76515873158516">
                <text:p>1.76515873158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.88407119753155">
                <text:p>1.88407119753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.80590402554372">
                <text:p>1.805904025543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.7177049999627">
                <text:p>1.71770499996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.73912896125683">
                <text:p>1.73912896125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.78183076820953">
                <text:p>1.781830768209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.97175857222173">
                <text:p>1.971758572221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.80257045960854">
                <text:p>1.80257045960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.96760604936943">
                <text:p>1.96760604936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.72014747023784">
                <text:p>1.72014747023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.88461769081731">
                <text:p>1.884617690817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2.08105980452649">
                <text:p>2.081059804526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.82517497765083">
                <text:p>1.825174977650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.81221584596338">
                <text:p>1.812215845963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.90136352299386">
                <text:p>1.901363522993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.99526127880558">
                <text:p>1.995261278805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.7455707992615">
                <text:p>1.7455707992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.04715569573806">
                <text:p>2.04715569573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.79154494043232">
                <text:p>1.79154494043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.74293497247637">
                <text:p>1.742934972476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.70230993046284">
                <text:p>1.702309930462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.96736657726999">
                <text:p>1.96736657726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.75245491935008">
                <text:p>2.75245491935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.9484680473245">
                <text:p>1.9484680473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.34243869877612">
                <text:p>1.342438698776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0">
                <text:p>20000</text:p>
              </table:table-cell>
              <table:table-cell office:value-type="float" office:value="2.79607067572217">
                <text:p>2.796070675722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0">
                <text:p>30000</text:p>
              </table:table-cell>
              <table:table-cell office:value-type="float" office:value="2.07136502593415">
                <text:p>2.07136502593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0">
                <text:p>40000</text:p>
              </table:table-cell>
              <table:table-cell office:value-type="float" office:value="2.5489992441104">
                <text:p>2.5489992441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000">
                <text:p>50000</text:p>
              </table:table-cell>
              <table:table-cell office:value-type="float" office:value="1.91973522537364">
                <text:p>1.919735225373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000">
                <text:p>60000</text:p>
              </table:table-cell>
              <table:table-cell office:value-type="float" office:value="2.1488505401096">
                <text:p>2.14885054010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000">
                <text:p>70000</text:p>
              </table:table-cell>
              <table:table-cell office:value-type="float" office:value="2.05042737845646">
                <text:p>2.050427378456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000">
                <text:p>80000</text:p>
              </table:table-cell>
              <table:table-cell office:value-type="float" office:value="1.90631456181582">
                <text:p>1.906314561815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000">
                <text:p>90000</text:p>
              </table:table-cell>
              <table:table-cell office:value-type="float" office:value="2.50494865012913">
                <text:p>2.504948650129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000">
                <text:p>100000</text:p>
              </table:table-cell>
              <table:table-cell office:value-type="float" office:value="2.03454589943473">
                <text:p>2.034545899434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">
                <text:p>110000</text:p>
              </table:table-cell>
              <table:table-cell office:value-type="float" office:value="2.01101700715956">
                <text:p>2.011017007159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00">
                <text:p>120000</text:p>
              </table:table-cell>
              <table:table-cell office:value-type="float" office:value="1.93821256348944">
                <text:p>1.93821256348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000">
                <text:p>130000</text:p>
              </table:table-cell>
              <table:table-cell office:value-type="float" office:value="2.29169199074227">
                <text:p>2.29169199074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0000">
                <text:p>140000</text:p>
              </table:table-cell>
              <table:table-cell office:value-type="float" office:value="2.05622217462196">
                <text:p>2.05622217462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000">
                <text:p>150000</text:p>
              </table:table-cell>
              <table:table-cell office:value-type="float" office:value="1.87654230112642">
                <text:p>1.876542301126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000">
                <text:p>160000</text:p>
              </table:table-cell>
              <table:table-cell office:value-type="float" office:value="1.87582712225951">
                <text:p>1.875827122259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000">
                <text:p>170000</text:p>
              </table:table-cell>
              <table:table-cell office:value-type="float" office:value="1.83451584669754">
                <text:p>1.83451584669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0000">
                <text:p>180000</text:p>
              </table:table-cell>
              <table:table-cell office:value-type="float" office:value="1.87057934203081">
                <text:p>1.870579342030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000">
                <text:p>190000</text:p>
              </table:table-cell>
              <table:table-cell office:value-type="float" office:value="1.78974758938443">
                <text:p>1.789747589384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00">
                <text:p>200000</text:p>
              </table:table-cell>
              <table:table-cell office:value-type="float" office:value="1.78844354720614">
                <text:p>1.788443547206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0000">
                <text:p>210000</text:p>
              </table:table-cell>
              <table:table-cell office:value-type="float" office:value="1.70613453820337">
                <text:p>1.706134538203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0000">
                <text:p>220000</text:p>
              </table:table-cell>
              <table:table-cell office:value-type="float" office:value="2.06984615705559">
                <text:p>2.069846157055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0000">
                <text:p>230000</text:p>
              </table:table-cell>
              <table:table-cell office:value-type="float" office:value="1.72840949424939">
                <text:p>1.728409494249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000">
                <text:p>240000</text:p>
              </table:table-cell>
              <table:table-cell office:value-type="float" office:value="1.80159401964106">
                <text:p>1.80159401964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0000">
                <text:p>250000</text:p>
              </table:table-cell>
              <table:table-cell office:value-type="float" office:value="1.90907421290838">
                <text:p>1.909074212908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000">
                <text:p>260000</text:p>
              </table:table-cell>
              <table:table-cell office:value-type="float" office:value="1.81714599496092">
                <text:p>1.81714599496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0000">
                <text:p>270000</text:p>
              </table:table-cell>
              <table:table-cell office:value-type="float" office:value="1.40571337778554">
                <text:p>1.405713377785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0000">
                <text:p>280000</text:p>
              </table:table-cell>
              <table:table-cell office:value-type="float" office:value="1.84595707785597">
                <text:p>1.84595707785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0000">
                <text:p>290000</text:p>
              </table:table-cell>
              <table:table-cell office:value-type="float" office:value="1.73987837566836">
                <text:p>1.739878375668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0000">
                <text:p>300000</text:p>
              </table:table-cell>
              <table:table-cell office:value-type="float" office:value="1.82515202354924">
                <text:p>1.825152023549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000">
                <text:p>310000</text:p>
              </table:table-cell>
              <table:table-cell office:value-type="float" office:value="1.79520216346526">
                <text:p>1.795202163465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0000">
                <text:p>320000</text:p>
              </table:table-cell>
              <table:table-cell office:value-type="float" office:value="1.86387099835772">
                <text:p>1.863870998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0000">
                <text:p>330000</text:p>
              </table:table-cell>
              <table:table-cell office:value-type="float" office:value="1.72109816373713">
                <text:p>1.72109816373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0000">
                <text:p>340000</text:p>
              </table:table-cell>
              <table:table-cell office:value-type="float" office:value="2.08972121110267">
                <text:p>2.089721211102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0000">
                <text:p>350000</text:p>
              </table:table-cell>
              <table:table-cell office:value-type="float" office:value="2.24162279034753">
                <text:p>2.241622790347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0000">
                <text:p>360000</text:p>
              </table:table-cell>
              <table:table-cell office:value-type="float" office:value="2.16968903091837">
                <text:p>2.169689030918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000">
                <text:p>370000</text:p>
              </table:table-cell>
              <table:table-cell office:value-type="float" office:value="2.07335021075005">
                <text:p>2.07335021075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0000">
                <text:p>380000</text:p>
              </table:table-cell>
              <table:table-cell office:value-type="float" office:value="2.21428156469589">
                <text:p>2.214281564695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0000">
                <text:p>390000</text:p>
              </table:table-cell>
              <table:table-cell office:value-type="float" office:value="2.11567796700901">
                <text:p>2.115677967009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0000">
                <text:p>400000</text:p>
              </table:table-cell>
              <table:table-cell office:value-type="float" office:value="2.05113335376674">
                <text:p>2.051133353766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0000">
                <text:p>410000</text:p>
              </table:table-cell>
              <table:table-cell office:value-type="float" office:value="2.14326184318145">
                <text:p>2.143261843181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0000">
                <text:p>420000</text:p>
              </table:table-cell>
              <table:table-cell office:value-type="float" office:value="2.14905236709527">
                <text:p>2.149052367095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0000">
                <text:p>430000</text:p>
              </table:table-cell>
              <table:table-cell office:value-type="float" office:value="2.00961085540881">
                <text:p>2.009610855408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0000">
                <text:p>440000</text:p>
              </table:table-cell>
              <table:table-cell office:value-type="float" office:value="2.20430983571307">
                <text:p>2.20430983571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0000">
                <text:p>450000</text:p>
              </table:table-cell>
              <table:table-cell office:value-type="float" office:value="1.99609091795839">
                <text:p>1.996090917958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000">
                <text:p>460000</text:p>
              </table:table-cell>
              <table:table-cell office:value-type="float" office:value="2.05265968799823">
                <text:p>2.052659687998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0000">
                <text:p>470000</text:p>
              </table:table-cell>
              <table:table-cell office:value-type="float" office:value="2.19226159001693">
                <text:p>2.19226159001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0000">
                <text:p>480000</text:p>
              </table:table-cell>
              <table:table-cell office:value-type="float" office:value="2.00234136272303">
                <text:p>2.002341362723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0000">
                <text:p>490000</text:p>
              </table:table-cell>
              <table:table-cell office:value-type="float" office:value="1.73232442239428">
                <text:p>1.732324422394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0000">
                <text:p>500000</text:p>
              </table:table-cell>
              <table:table-cell office:value-type="float" office:value="2.11434258551946">
                <text:p>2.114342585519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0000">
                <text:p>510000</text:p>
              </table:table-cell>
              <table:table-cell office:value-type="float" office:value="2.12081852772188">
                <text:p>2.12081852772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0000">
                <text:p>520000</text:p>
              </table:table-cell>
              <table:table-cell office:value-type="float" office:value="2.02475607038266">
                <text:p>2.024756070382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0000">
                <text:p>530000</text:p>
              </table:table-cell>
              <table:table-cell office:value-type="float" office:value="2.03987540055242">
                <text:p>2.03987540055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0000">
                <text:p>540000</text:p>
              </table:table-cell>
              <table:table-cell office:value-type="float" office:value="2.0959037801916">
                <text:p>2.09590378019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0000">
                <text:p>550000</text:p>
              </table:table-cell>
              <table:table-cell office:value-type="float" office:value="2.23032785858694">
                <text:p>2.230327858586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0000">
                <text:p>560000</text:p>
              </table:table-cell>
              <table:table-cell office:value-type="float" office:value="2.18267560850627">
                <text:p>2.182675608506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0000">
                <text:p>570000</text:p>
              </table:table-cell>
              <table:table-cell office:value-type="float" office:value="2.19698555890058">
                <text:p>2.196985558900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0000">
                <text:p>580000</text:p>
              </table:table-cell>
              <table:table-cell office:value-type="float" office:value="2.27721636733068">
                <text:p>2.277216367330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0000">
                <text:p>590000</text:p>
              </table:table-cell>
              <table:table-cell office:value-type="float" office:value="2.27145410577047">
                <text:p>2.271454105770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0000">
                <text:p>600000</text:p>
              </table:table-cell>
              <table:table-cell office:value-type="float" office:value="2.09448617396795">
                <text:p>2.094486173967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0000">
                <text:p>610000</text:p>
              </table:table-cell>
              <table:table-cell office:value-type="float" office:value="2.05321438871625">
                <text:p>2.05321438871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0000">
                <text:p>620000</text:p>
              </table:table-cell>
              <table:table-cell office:value-type="float" office:value="2.1458577640672">
                <text:p>2.14585776406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0000">
                <text:p>630000</text:p>
              </table:table-cell>
              <table:table-cell office:value-type="float" office:value="1.95749572789215">
                <text:p>1.957495727892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0000">
                <text:p>640000</text:p>
              </table:table-cell>
              <table:table-cell office:value-type="float" office:value="2.08850822402018">
                <text:p>2.08850822402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0000">
                <text:p>650000</text:p>
              </table:table-cell>
              <table:table-cell office:value-type="float" office:value="2.05474272591002">
                <text:p>2.054742725910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0000">
                <text:p>660000</text:p>
              </table:table-cell>
              <table:table-cell office:value-type="float" office:value="2.09921609706349">
                <text:p>2.099216097063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0000">
                <text:p>670000</text:p>
              </table:table-cell>
              <table:table-cell office:value-type="float" office:value="2.16354012726361">
                <text:p>2.163540127263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0000">
                <text:p>680000</text:p>
              </table:table-cell>
              <table:table-cell office:value-type="float" office:value="3.29880424565076">
                <text:p>3.298804245650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0000">
                <text:p>690000</text:p>
              </table:table-cell>
              <table:table-cell office:value-type="float" office:value="1.63164201271683">
                <text:p>1.631642012716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0000">
                <text:p>700000</text:p>
              </table:table-cell>
              <table:table-cell office:value-type="float" office:value="1.78534046239424">
                <text:p>1.785340462394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0000">
                <text:p>710000</text:p>
              </table:table-cell>
              <table:table-cell office:value-type="float" office:value="1.80110142074029">
                <text:p>1.80110142074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0000">
                <text:p>720000</text:p>
              </table:table-cell>
              <table:table-cell office:value-type="float" office:value="1.90521642407498">
                <text:p>1.905216424074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0000">
                <text:p>730000</text:p>
              </table:table-cell>
              <table:table-cell office:value-type="float" office:value="1.68057418854926">
                <text:p>1.680574188549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0000">
                <text:p>740000</text:p>
              </table:table-cell>
              <table:table-cell office:value-type="float" office:value="1.83979380352485">
                <text:p>1.839793803524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0000">
                <text:p>750000</text:p>
              </table:table-cell>
              <table:table-cell office:value-type="float" office:value="1.82899961131911">
                <text:p>1.82899961131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0000">
                <text:p>760000</text:p>
              </table:table-cell>
              <table:table-cell office:value-type="float" office:value="2.14678306274674">
                <text:p>2.146783062746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0000">
                <text:p>770000</text:p>
              </table:table-cell>
              <table:table-cell office:value-type="float" office:value="2.23334424124512">
                <text:p>2.233344241245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0000">
                <text:p>780000</text:p>
              </table:table-cell>
              <table:table-cell office:value-type="float" office:value="1.88570156879641">
                <text:p>1.88570156879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0000">
                <text:p>790000</text:p>
              </table:table-cell>
              <table:table-cell office:value-type="float" office:value="1.90035957055907">
                <text:p>1.900359570559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0000">
                <text:p>800000</text:p>
              </table:table-cell>
              <table:table-cell office:value-type="float" office:value="2.14863344683803">
                <text:p>2.148633446838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0000">
                <text:p>810000</text:p>
              </table:table-cell>
              <table:table-cell office:value-type="float" office:value="2.25903249959061">
                <text:p>2.25903249959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0000">
                <text:p>820000</text:p>
              </table:table-cell>
              <table:table-cell office:value-type="float" office:value="2.08488681306761">
                <text:p>2.084886813067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0000">
                <text:p>830000</text:p>
              </table:table-cell>
              <table:table-cell office:value-type="float" office:value="1.89553526160708">
                <text:p>1.895535261607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0000">
                <text:p>840000</text:p>
              </table:table-cell>
              <table:table-cell office:value-type="float" office:value="1.88922974397018">
                <text:p>1.889229743970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0000">
                <text:p>850000</text:p>
              </table:table-cell>
              <table:table-cell office:value-type="float" office:value="1.93853803123429">
                <text:p>1.938538031234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0000">
                <text:p>860000</text:p>
              </table:table-cell>
              <table:table-cell office:value-type="float" office:value="1.92279354085078">
                <text:p>1.922793540850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0000">
                <text:p>870000</text:p>
              </table:table-cell>
              <table:table-cell office:value-type="float" office:value="1.92086224084793">
                <text:p>1.920862240847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0000">
                <text:p>880000</text:p>
              </table:table-cell>
              <table:table-cell office:value-type="float" office:value="1.6114209929842">
                <text:p>1.61142099298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0000">
                <text:p>890000</text:p>
              </table:table-cell>
              <table:table-cell office:value-type="float" office:value="1.5530730400538">
                <text:p>1.55307304005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000">
                <text:p>900000</text:p>
              </table:table-cell>
              <table:table-cell office:value-type="float" office:value="1.84272399101616">
                <text:p>1.842723991016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10000">
                <text:p>910000</text:p>
              </table:table-cell>
              <table:table-cell office:value-type="float" office:value="1.88920967044709">
                <text:p>1.889209670447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0000">
                <text:p>920000</text:p>
              </table:table-cell>
              <table:table-cell office:value-type="float" office:value="1.91946837690693">
                <text:p>1.91946837690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30000">
                <text:p>930000</text:p>
              </table:table-cell>
              <table:table-cell office:value-type="float" office:value="1.83966339196912">
                <text:p>1.83966339196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000">
                <text:p>940000</text:p>
              </table:table-cell>
              <table:table-cell office:value-type="float" office:value="1.86776026092496">
                <text:p>1.867760260924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0000">
                <text:p>950000</text:p>
              </table:table-cell>
              <table:table-cell office:value-type="float" office:value="1.85010350104863">
                <text:p>1.850103501048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0000">
                <text:p>960000</text:p>
              </table:table-cell>
              <table:table-cell office:value-type="float" office:value="1.88984196487867">
                <text:p>1.889841964878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0000">
                <text:p>970000</text:p>
              </table:table-cell>
              <table:table-cell office:value-type="float" office:value="1.88814881153892">
                <text:p>1.888148811538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00">
                <text:p>980000</text:p>
              </table:table-cell>
              <table:table-cell office:value-type="float" office:value="1.80450730473994">
                <text:p>1.804507304739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00">
                <text:p>990000</text:p>
              </table:table-cell>
              <table:table-cell office:value-type="float" office:value="1.81409224292857">
                <text:p>1.814092242928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00">
                <text:p>1000000</text:p>
              </table:table-cell>
              <table:table-cell office:value-type="float" office:value="1.5259398688206">
                <text:p>1.5259398688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0">
                <text:p>2000000</text:p>
              </table:table-cell>
              <table:table-cell office:value-type="float" office:value="1.85261169226321">
                <text:p>1.852611692263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00000">
                <text:p>3000000</text:p>
              </table:table-cell>
              <table:table-cell office:value-type="float" office:value="1.99917302400972">
                <text:p>1.999173024009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0000">
                <text:p>4000000</text:p>
              </table:table-cell>
              <table:table-cell office:value-type="float" office:value="1.85007693454327">
                <text:p>1.850076934543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00000">
                <text:p>5000000</text:p>
              </table:table-cell>
              <table:table-cell office:value-type="float" office:value="1.87631807474174">
                <text:p>1.876318074741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00000">
                <text:p>6000000</text:p>
              </table:table-cell>
              <table:table-cell office:value-type="float" office:value="1.97543238084679">
                <text:p>1.975432380846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00000">
                <text:p>7000000</text:p>
              </table:table-cell>
              <table:table-cell office:value-type="float" office:value="1.92840906164609">
                <text:p>1.928409061646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00000">
                <text:p>8000000</text:p>
              </table:table-cell>
              <table:table-cell office:value-type="float" office:value="2.10521031505514">
                <text:p>2.105210315055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00000">
                <text:p>9000000</text:p>
              </table:table-cell>
              <table:table-cell office:value-type="float" office:value="1.61064057671186">
                <text:p>1.610640576711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i5 Merge</text:p>
        </chart:title>
        <chart:legend chart:legend-position="end" svg:x="13.095cm" svg:y="4.201cm" style:legend-expansion="high" chart:style-name="ch3"/>
        <chart:plot-area chart:style-name="ch4" table:cell-range-address="Sheet1.J14:Sheet1.J220 Sheet1.M14:Sheet1.M220" svg:x="1.331cm" svg:y="1.301cm" svg:width="11.444cm" svg:height="6.538cm">
          <chartooo:coordinate-region svg:x="2.058cm" svg:y="1.5cm" svg:width="9.974cm" svg:height="5.692cm"/>
          <chart:axis chart:dimension="x" chart:name="primary-x" chart:style-name="ch5">
            <chart:title svg:x="6.255cm" svg:y="8.019cm" chart:style-name="ch6">
              <text:p>Array Size</text:p>
            </chart:title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Sheet1.M14:Sheet1.M220" chart:class="chart:scatter">
            <chart:domain table:cell-range-address="Sheet1.J14:Sheet1.J220"/>
            <chart:data-point chart:repeated="2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J14:Sheet1.J220</svg:desc>
                </draw:g>
              </table:table-cell>
              <table:table-cell office:value-type="float" office:value="0.0940717838419143">
                <text:p>0.0940717838419143</text:p>
                <draw:g>
                  <svg:desc>Sheet1.M14:Sheet1.M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559895942600596">
                <text:p>0.559895942600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444143294838558">
                <text:p>0.444143294838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628507443024634">
                <text:p>0.628507443024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642948083180082">
                <text:p>0.642948083180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988696717962685">
                <text:p>0.988696717962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97857939162287">
                <text:p>0.97857939162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10881969047175">
                <text:p>1.10881969047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.04498554153523">
                <text:p>1.04498554153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.2644317022549">
                <text:p>1.264431702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.15999202460978">
                <text:p>1.15999202460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.18604526296008">
                <text:p>1.18604526296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.28893748666524">
                <text:p>1.28893748666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.37313941874345">
                <text:p>1.37313941874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.39321592611697">
                <text:p>1.39321592611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.43621389409726">
                <text:p>1.436213894097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.44674415980138">
                <text:p>1.44674415980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.50881163751428">
                <text:p>1.50881163751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.45076846802181">
                <text:p>1.45076846802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.53640104293979">
                <text:p>1.53640104293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.4946626459216">
                <text:p>1.4946626459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.55275931595848">
                <text:p>1.5527593159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.63208687405865">
                <text:p>1.63208687405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.53943558853872">
                <text:p>1.53943558853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.68130220230518">
                <text:p>1.681302202305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.77623026926648">
                <text:p>1.77623026926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.73799540780673">
                <text:p>1.73799540780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.79406902935731">
                <text:p>1.79406902935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.76836806920959">
                <text:p>1.768368069209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.7971570784378">
                <text:p>1.7971570784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.80868718640006">
                <text:p>1.80868718640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.84300650488609">
                <text:p>1.843006504886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.91474329479168">
                <text:p>1.91474329479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.86408044802355">
                <text:p>1.86408044802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.87158132287357">
                <text:p>1.87158132287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.83842474316465">
                <text:p>1.83842474316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.85447087353594">
                <text:p>1.854470873535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.05674316881593">
                <text:p>2.05674316881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.96759998952304">
                <text:p>1.96759998952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.05001580278129">
                <text:p>2.05001580278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.92670573764561">
                <text:p>1.926705737645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2.06926162008574">
                <text:p>2.06926162008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2.03227818853974">
                <text:p>2.032278188539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2.02020213905002">
                <text:p>2.02020213905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.71226043839282">
                <text:p>1.71226043839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2.01709149510861">
                <text:p>2.01709149510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2.06805558704178">
                <text:p>2.06805558704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2.03644889694128">
                <text:p>2.03644889694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.08690864558356">
                <text:p>2.08690864558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2.00531074763878">
                <text:p>2.005310747638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.93473358043576">
                <text:p>1.934733580435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2.14129845270378">
                <text:p>2.141298452703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2.00001979237796">
                <text:p>2.00001979237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.11150478726128">
                <text:p>2.11150478726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.15747414284551">
                <text:p>2.157474142845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.15959230938168">
                <text:p>2.159592309381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.16300128081655">
                <text:p>2.16300128081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.05467494319127">
                <text:p>2.054674943191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.14095439963336">
                <text:p>2.14095439963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.07219909502262">
                <text:p>2.07219909502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.10629917670335">
                <text:p>2.10629917670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.99476368582115">
                <text:p>1.99476368582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.0952951858741">
                <text:p>2.09529518587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.15566067317082">
                <text:p>2.15566067317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.16223557566335">
                <text:p>2.16223557566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.11950486475472">
                <text:p>2.11950486475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.07866563356578">
                <text:p>2.07866563356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.18993785143534">
                <text:p>2.18993785143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.20689655172414">
                <text:p>2.206896551724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.2180689781906">
                <text:p>2.21806897819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.14805085295453">
                <text:p>2.148050852954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.13153485799798">
                <text:p>2.131534857997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.16107762160822">
                <text:p>2.16107762160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.2048705735523">
                <text:p>2.20487057355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.12215331938368">
                <text:p>2.122153319383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.19261637239165">
                <text:p>2.19261637239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.14884823219525">
                <text:p>2.14884823219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2.33545770121843">
                <text:p>2.33545770121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2.18193830963958">
                <text:p>2.181938309639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2.20549687592978">
                <text:p>2.205496875929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2.1806475029036">
                <text:p>2.18064750290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2.25519373852546">
                <text:p>2.255193738525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2.22649793200701">
                <text:p>2.22649793200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2.21983296880978">
                <text:p>2.219832968809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2.34501305296284">
                <text:p>2.34501305296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2.12174716177224">
                <text:p>2.12174716177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2.16526969183974">
                <text:p>2.16526969183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2.00762570699298">
                <text:p>2.00762570699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2.19614349044032">
                <text:p>2.19614349044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.27479337437502">
                <text:p>2.274793374375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.21540069451468">
                <text:p>2.215400694514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.22351367894401">
                <text:p>2.223513678944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.25023947634506">
                <text:p>2.250239476345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.2485006553427">
                <text:p>2.24850065534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.22739291380222">
                <text:p>2.22739291380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.19482790930102">
                <text:p>2.194827909301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2.2090048557447">
                <text:p>2.20900485574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.29112927295473">
                <text:p>2.291129272954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.35307281694963">
                <text:p>2.353072816949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.80057058761483">
                <text:p>1.800570587614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0">
                <text:p>20000</text:p>
              </table:table-cell>
              <table:table-cell office:value-type="float" office:value="2.40677926569617">
                <text:p>2.406779265696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0">
                <text:p>30000</text:p>
              </table:table-cell>
              <table:table-cell office:value-type="float" office:value="2.53987754044928">
                <text:p>2.5398775404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0">
                <text:p>40000</text:p>
              </table:table-cell>
              <table:table-cell office:value-type="float" office:value="2.76010522337058">
                <text:p>2.76010522337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000">
                <text:p>50000</text:p>
              </table:table-cell>
              <table:table-cell office:value-type="float" office:value="2.72904372782716">
                <text:p>2.729043727827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000">
                <text:p>60000</text:p>
              </table:table-cell>
              <table:table-cell office:value-type="float" office:value="2.73306021080627">
                <text:p>2.73306021080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000">
                <text:p>70000</text:p>
              </table:table-cell>
              <table:table-cell office:value-type="float" office:value="2.8618973767282">
                <text:p>2.86189737672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000">
                <text:p>80000</text:p>
              </table:table-cell>
              <table:table-cell office:value-type="float" office:value="2.97617035157107">
                <text:p>2.97617035157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000">
                <text:p>90000</text:p>
              </table:table-cell>
              <table:table-cell office:value-type="float" office:value="2.90989026367039">
                <text:p>2.909890263670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000">
                <text:p>100000</text:p>
              </table:table-cell>
              <table:table-cell office:value-type="float" office:value="2.923817457948">
                <text:p>2.9238174579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">
                <text:p>110000</text:p>
              </table:table-cell>
              <table:table-cell office:value-type="float" office:value="2.84189655325586">
                <text:p>2.841896553255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00">
                <text:p>120000</text:p>
              </table:table-cell>
              <table:table-cell office:value-type="float" office:value="2.93113130533851">
                <text:p>2.93113130533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000">
                <text:p>130000</text:p>
              </table:table-cell>
              <table:table-cell office:value-type="float" office:value="2.86993312797597">
                <text:p>2.869933127975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0000">
                <text:p>140000</text:p>
              </table:table-cell>
              <table:table-cell office:value-type="float" office:value="2.85598587939542">
                <text:p>2.855985879395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000">
                <text:p>150000</text:p>
              </table:table-cell>
              <table:table-cell office:value-type="float" office:value="2.87153302689015">
                <text:p>2.8715330268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000">
                <text:p>160000</text:p>
              </table:table-cell>
              <table:table-cell office:value-type="float" office:value="2.85480713720209">
                <text:p>2.854807137202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000">
                <text:p>170000</text:p>
              </table:table-cell>
              <table:table-cell office:value-type="float" office:value="2.72038859010171">
                <text:p>2.720388590101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0000">
                <text:p>180000</text:p>
              </table:table-cell>
              <table:table-cell office:value-type="float" office:value="2.91848764812211">
                <text:p>2.91848764812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000">
                <text:p>190000</text:p>
              </table:table-cell>
              <table:table-cell office:value-type="float" office:value="2.92151078583239">
                <text:p>2.921510785832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00">
                <text:p>200000</text:p>
              </table:table-cell>
              <table:table-cell office:value-type="float" office:value="2.87725147529761">
                <text:p>2.877251475297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0000">
                <text:p>210000</text:p>
              </table:table-cell>
              <table:table-cell office:value-type="float" office:value="2.83698087987248">
                <text:p>2.83698087987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0000">
                <text:p>220000</text:p>
              </table:table-cell>
              <table:table-cell office:value-type="float" office:value="2.88097068888778">
                <text:p>2.880970688887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0000">
                <text:p>230000</text:p>
              </table:table-cell>
              <table:table-cell office:value-type="float" office:value="2.88015986163105">
                <text:p>2.88015986163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000">
                <text:p>240000</text:p>
              </table:table-cell>
              <table:table-cell office:value-type="float" office:value="2.96504769915711">
                <text:p>2.965047699157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0000">
                <text:p>250000</text:p>
              </table:table-cell>
              <table:table-cell office:value-type="float" office:value="2.85176200318334">
                <text:p>2.851762003183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000">
                <text:p>260000</text:p>
              </table:table-cell>
              <table:table-cell office:value-type="float" office:value="2.89974023523182">
                <text:p>2.89974023523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0000">
                <text:p>270000</text:p>
              </table:table-cell>
              <table:table-cell office:value-type="float" office:value="2.89292487442202">
                <text:p>2.89292487442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0000">
                <text:p>280000</text:p>
              </table:table-cell>
              <table:table-cell office:value-type="float" office:value="2.88441182468979">
                <text:p>2.884411824689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0000">
                <text:p>290000</text:p>
              </table:table-cell>
              <table:table-cell office:value-type="float" office:value="2.88862996768397">
                <text:p>2.888629967683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0000">
                <text:p>300000</text:p>
              </table:table-cell>
              <table:table-cell office:value-type="float" office:value="2.84657729168871">
                <text:p>2.846577291688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000">
                <text:p>310000</text:p>
              </table:table-cell>
              <table:table-cell office:value-type="float" office:value="2.92154637660204">
                <text:p>2.921546376602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0000">
                <text:p>320000</text:p>
              </table:table-cell>
              <table:table-cell office:value-type="float" office:value="2.98063601661055">
                <text:p>2.98063601661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0000">
                <text:p>330000</text:p>
              </table:table-cell>
              <table:table-cell office:value-type="float" office:value="2.86091872717633">
                <text:p>2.860918727176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0000">
                <text:p>340000</text:p>
              </table:table-cell>
              <table:table-cell office:value-type="float" office:value="2.85410013153581">
                <text:p>2.854100131535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0000">
                <text:p>350000</text:p>
              </table:table-cell>
              <table:table-cell office:value-type="float" office:value="2.89688437905673">
                <text:p>2.896884379056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0000">
                <text:p>360000</text:p>
              </table:table-cell>
              <table:table-cell office:value-type="float" office:value="2.93163465022112">
                <text:p>2.93163465022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000">
                <text:p>370000</text:p>
              </table:table-cell>
              <table:table-cell office:value-type="float" office:value="2.76138981250495">
                <text:p>2.76138981250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0000">
                <text:p>380000</text:p>
              </table:table-cell>
              <table:table-cell office:value-type="float" office:value="2.70717424506101">
                <text:p>2.70717424506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0000">
                <text:p>390000</text:p>
              </table:table-cell>
              <table:table-cell office:value-type="float" office:value="2.83168313712146">
                <text:p>2.831683137121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0000">
                <text:p>400000</text:p>
              </table:table-cell>
              <table:table-cell office:value-type="float" office:value="2.74460945102954">
                <text:p>2.744609451029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0000">
                <text:p>410000</text:p>
              </table:table-cell>
              <table:table-cell office:value-type="float" office:value="2.72280696438083">
                <text:p>2.722806964380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0000">
                <text:p>420000</text:p>
              </table:table-cell>
              <table:table-cell office:value-type="float" office:value="2.72707448673115">
                <text:p>2.72707448673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0000">
                <text:p>430000</text:p>
              </table:table-cell>
              <table:table-cell office:value-type="float" office:value="2.68356864664626">
                <text:p>2.683568646646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0000">
                <text:p>440000</text:p>
              </table:table-cell>
              <table:table-cell office:value-type="float" office:value="2.68021244027378">
                <text:p>2.680212440273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0000">
                <text:p>450000</text:p>
              </table:table-cell>
              <table:table-cell office:value-type="float" office:value="2.7601500005805">
                <text:p>2.7601500005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000">
                <text:p>460000</text:p>
              </table:table-cell>
              <table:table-cell office:value-type="float" office:value="2.7680578506295">
                <text:p>2.76805785062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0000">
                <text:p>470000</text:p>
              </table:table-cell>
              <table:table-cell office:value-type="float" office:value="2.63640140356344">
                <text:p>2.636401403563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0000">
                <text:p>480000</text:p>
              </table:table-cell>
              <table:table-cell office:value-type="float" office:value="2.68222091885064">
                <text:p>2.682220918850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0000">
                <text:p>490000</text:p>
              </table:table-cell>
              <table:table-cell office:value-type="float" office:value="3.02897990862251">
                <text:p>3.028979908622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0000">
                <text:p>500000</text:p>
              </table:table-cell>
              <table:table-cell office:value-type="float" office:value="2.70079274650768">
                <text:p>2.70079274650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0000">
                <text:p>510000</text:p>
              </table:table-cell>
              <table:table-cell office:value-type="float" office:value="2.68345540130264">
                <text:p>2.683455401302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0000">
                <text:p>520000</text:p>
              </table:table-cell>
              <table:table-cell office:value-type="float" office:value="2.72079440853686">
                <text:p>2.720794408536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0000">
                <text:p>530000</text:p>
              </table:table-cell>
              <table:table-cell office:value-type="float" office:value="2.74424066831749">
                <text:p>2.74424066831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0000">
                <text:p>540000</text:p>
              </table:table-cell>
              <table:table-cell office:value-type="float" office:value="2.65847783501872">
                <text:p>2.658477835018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0000">
                <text:p>550000</text:p>
              </table:table-cell>
              <table:table-cell office:value-type="float" office:value="2.67635623457296">
                <text:p>2.676356234572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0000">
                <text:p>560000</text:p>
              </table:table-cell>
              <table:table-cell office:value-type="float" office:value="2.67346818197669">
                <text:p>2.673468181976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0000">
                <text:p>570000</text:p>
              </table:table-cell>
              <table:table-cell office:value-type="float" office:value="2.88631966561675">
                <text:p>2.88631966561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0000">
                <text:p>580000</text:p>
              </table:table-cell>
              <table:table-cell office:value-type="float" office:value="2.63921106654876">
                <text:p>2.63921106654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0000">
                <text:p>590000</text:p>
              </table:table-cell>
              <table:table-cell office:value-type="float" office:value="2.8057532111149">
                <text:p>2.80575321111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0000">
                <text:p>600000</text:p>
              </table:table-cell>
              <table:table-cell office:value-type="float" office:value="2.68251336322139">
                <text:p>2.682513363221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0000">
                <text:p>610000</text:p>
              </table:table-cell>
              <table:table-cell office:value-type="float" office:value="2.72138143826515">
                <text:p>2.721381438265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0000">
                <text:p>620000</text:p>
              </table:table-cell>
              <table:table-cell office:value-type="float" office:value="2.41595314237676">
                <text:p>2.415953142376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0000">
                <text:p>630000</text:p>
              </table:table-cell>
              <table:table-cell office:value-type="float" office:value="2.66787376169488">
                <text:p>2.667873761694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0000">
                <text:p>640000</text:p>
              </table:table-cell>
              <table:table-cell office:value-type="float" office:value="2.75786608564168">
                <text:p>2.757866085641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0000">
                <text:p>650000</text:p>
              </table:table-cell>
              <table:table-cell office:value-type="float" office:value="2.3321133659133">
                <text:p>2.3321133659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0000">
                <text:p>660000</text:p>
              </table:table-cell>
              <table:table-cell office:value-type="float" office:value="2.63568918986815">
                <text:p>2.63568918986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0000">
                <text:p>670000</text:p>
              </table:table-cell>
              <table:table-cell office:value-type="float" office:value="2.68049368676917">
                <text:p>2.68049368676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0000">
                <text:p>680000</text:p>
              </table:table-cell>
              <table:table-cell office:value-type="float" office:value="2.46169380377726">
                <text:p>2.461693803777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0000">
                <text:p>690000</text:p>
              </table:table-cell>
              <table:table-cell office:value-type="float" office:value="2.55995712072811">
                <text:p>2.559957120728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0000">
                <text:p>700000</text:p>
              </table:table-cell>
              <table:table-cell office:value-type="float" office:value="2.7595635742452">
                <text:p>2.7595635742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0000">
                <text:p>710000</text:p>
              </table:table-cell>
              <table:table-cell office:value-type="float" office:value="2.63054037361983">
                <text:p>2.630540373619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0000">
                <text:p>720000</text:p>
              </table:table-cell>
              <table:table-cell office:value-type="float" office:value="2.63142739461174">
                <text:p>2.631427394611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0000">
                <text:p>730000</text:p>
              </table:table-cell>
              <table:table-cell office:value-type="float" office:value="2.7011083683707">
                <text:p>2.70110836837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0000">
                <text:p>740000</text:p>
              </table:table-cell>
              <table:table-cell office:value-type="float" office:value="2.68053681855857">
                <text:p>2.680536818558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0000">
                <text:p>750000</text:p>
              </table:table-cell>
              <table:table-cell office:value-type="float" office:value="2.64122986820819">
                <text:p>2.641229868208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0000">
                <text:p>760000</text:p>
              </table:table-cell>
              <table:table-cell office:value-type="float" office:value="2.63335882927496">
                <text:p>2.633358829274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0000">
                <text:p>770000</text:p>
              </table:table-cell>
              <table:table-cell office:value-type="float" office:value="2.59319803478615">
                <text:p>2.593198034786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0000">
                <text:p>780000</text:p>
              </table:table-cell>
              <table:table-cell office:value-type="float" office:value="2.60635979906027">
                <text:p>2.606359799060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0000">
                <text:p>790000</text:p>
              </table:table-cell>
              <table:table-cell office:value-type="float" office:value="2.6244590705456">
                <text:p>2.62445907054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0000">
                <text:p>800000</text:p>
              </table:table-cell>
              <table:table-cell office:value-type="float" office:value="2.69624873024798">
                <text:p>2.696248730247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0000">
                <text:p>810000</text:p>
              </table:table-cell>
              <table:table-cell office:value-type="float" office:value="2.69275236868523">
                <text:p>2.692752368685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0000">
                <text:p>820000</text:p>
              </table:table-cell>
              <table:table-cell office:value-type="float" office:value="2.67548018483057">
                <text:p>2.675480184830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0000">
                <text:p>830000</text:p>
              </table:table-cell>
              <table:table-cell office:value-type="float" office:value="2.57576689261153">
                <text:p>2.575766892611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0000">
                <text:p>840000</text:p>
              </table:table-cell>
              <table:table-cell office:value-type="float" office:value="2.51884191841062">
                <text:p>2.518841918410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0000">
                <text:p>850000</text:p>
              </table:table-cell>
              <table:table-cell office:value-type="float" office:value="2.65750853992289">
                <text:p>2.65750853992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0000">
                <text:p>860000</text:p>
              </table:table-cell>
              <table:table-cell office:value-type="float" office:value="2.64677533193132">
                <text:p>2.646775331931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0000">
                <text:p>870000</text:p>
              </table:table-cell>
              <table:table-cell office:value-type="float" office:value="2.72833211959186">
                <text:p>2.72833211959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0000">
                <text:p>880000</text:p>
              </table:table-cell>
              <table:table-cell office:value-type="float" office:value="2.69277323106378">
                <text:p>2.692773231063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0000">
                <text:p>890000</text:p>
              </table:table-cell>
              <table:table-cell office:value-type="float" office:value="2.52449088163326">
                <text:p>2.524490881633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000">
                <text:p>900000</text:p>
              </table:table-cell>
              <table:table-cell office:value-type="float" office:value="2.57854094966496">
                <text:p>2.57854094966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10000">
                <text:p>910000</text:p>
              </table:table-cell>
              <table:table-cell office:value-type="float" office:value="2.60606537986602">
                <text:p>2.606065379866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0000">
                <text:p>920000</text:p>
              </table:table-cell>
              <table:table-cell office:value-type="float" office:value="2.59946109026476">
                <text:p>2.599461090264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30000">
                <text:p>930000</text:p>
              </table:table-cell>
              <table:table-cell office:value-type="float" office:value="2.69863881889454">
                <text:p>2.69863881889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000">
                <text:p>940000</text:p>
              </table:table-cell>
              <table:table-cell office:value-type="float" office:value="2.62749804985837">
                <text:p>2.627498049858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0000">
                <text:p>950000</text:p>
              </table:table-cell>
              <table:table-cell office:value-type="float" office:value="2.68625703105591">
                <text:p>2.686257031055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0000">
                <text:p>960000</text:p>
              </table:table-cell>
              <table:table-cell office:value-type="float" office:value="2.69680089543228">
                <text:p>2.696800895432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0000">
                <text:p>970000</text:p>
              </table:table-cell>
              <table:table-cell office:value-type="float" office:value="2.55571381220036">
                <text:p>2.555713812200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00">
                <text:p>980000</text:p>
              </table:table-cell>
              <table:table-cell office:value-type="float" office:value="2.64338418420317">
                <text:p>2.643384184203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00">
                <text:p>990000</text:p>
              </table:table-cell>
              <table:table-cell office:value-type="float" office:value="2.64226151381281">
                <text:p>2.642261513812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00">
                <text:p>1000000</text:p>
              </table:table-cell>
              <table:table-cell office:value-type="float" office:value="2.57213150186877">
                <text:p>2.57213150186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0">
                <text:p>2000000</text:p>
              </table:table-cell>
              <table:table-cell office:value-type="float" office:value="2.28340632787643">
                <text:p>2.283406327876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00000">
                <text:p>3000000</text:p>
              </table:table-cell>
              <table:table-cell office:value-type="float" office:value="2.69110719695455">
                <text:p>2.69110719695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0000">
                <text:p>4000000</text:p>
              </table:table-cell>
              <table:table-cell office:value-type="float" office:value="2.63813716296765">
                <text:p>2.638137162967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00000">
                <text:p>5000000</text:p>
              </table:table-cell>
              <table:table-cell office:value-type="float" office:value="2.59463106380262">
                <text:p>2.594631063802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00000">
                <text:p>6000000</text:p>
              </table:table-cell>
              <table:table-cell office:value-type="float" office:value="2.54938556075076">
                <text:p>2.549385560750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00000">
                <text:p>7000000</text:p>
              </table:table-cell>
              <table:table-cell office:value-type="float" office:value="2.49452149059731">
                <text:p>2.494521490597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00000">
                <text:p>8000000</text:p>
              </table:table-cell>
              <table:table-cell office:value-type="float" office:value="2.64816854158013">
                <text:p>2.648168541580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00000">
                <text:p>9000000</text:p>
              </table:table-cell>
              <table:table-cell office:value-type="float" office:value="2.61947656490772">
                <text:p>2.619476564907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